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7071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1.5898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9146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nVars</text:p>
          </table:table-cell>
          <table:table-cell office:value-type="string">
            <text:p>maxVars</text:p>
          </table:table-cell>
          <table:table-cell office:value-type="string">
            <text:p>nAPIs</text:p>
          </table:table-cell>
          <table:table-cell office:value-type="string">
            <text:p>time</text:p>
          </table:table-cell>
          <table:table-cell office:value-type="string">
            <text:p>iaTime</text:p>
          </table:table-cell>
          <table:table-cell office:value-type="string">
            <text:p>testingTime</text:p>
          </table:table-cell>
          <table:table-cell office:value-type="string">
            <text:p>usCoreTime</text:p>
          </table:table-cell>
          <table:table-cell office:value-type="string">
            <text:p>parsingTime</text:p>
          </table:table-cell>
          <table:table-cell office:value-type="string">
            <text:p>decompositionTime</text:p>
          </table:table-cell>
          <table:table-cell office:value-type="string">
            <text:p>miniSATTime</text:p>
          </table:table-cell>
          <table:table-cell office:value-type="string">
            <text:p>miniSATVars</text:p>
          </table:table-cell>
          <table:table-cell office:value-type="string">
            <text:p>miniSATClauses</text:p>
          </table:table-cell>
          <table:table-cell office:value-type="string">
            <text:p>miniSATCalls</text:p>
          </table:table-cell>
          <table:table-cell office:value-type="string">
            <text:p>raSATClauses</text:p>
          </table:table-cell>
          <table:table-cell office:value-type="string">
            <text:p>decomposedLearnedClauses</text:p>
          </table:table-cell>
          <table:table-cell office:value-type="string">
            <text:p>UNSATLearnedClauses</text:p>
          </table:table-cell>
          <table:table-cell office:value-type="string">
            <text:p>unknownLearnedClauses</text:p>
          </table:table-cell>
          <table:table-cell office:value-type="string">
            <text:p>result</text:p>
          </table:table-cell>
          <table:table-cell office:value-type="string">
            <text:p>raSATResult</text:p>
          </table:table-cell>
        </table:table-row>
        <table:table-row table:style-name="ro1" table:visibility="filter">
          <table:table-cell office:value-type="string">
            <text:p>QF_NRA/meti-tarski/Arthan/1A/Arthan1A-chunk-0023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14238">
            <text:p>500.014238</text:p>
          </table:table-cell>
          <table:table-cell office:value-type="float" office:value="30.182344">
            <text:p>30.182344</text:p>
          </table:table-cell>
          <table:table-cell office:value-type="float" office:value="259.163286">
            <text:p>259.163286</text:p>
          </table:table-cell>
          <table:table-cell office:value-type="float" office:value="0.700904">
            <text:p>0.700904</text:p>
          </table:table-cell>
          <table:table-cell office:value-type="float" office:value="3.776526">
            <text:p>3.776526</text:p>
          </table:table-cell>
          <table:table-cell office:value-type="float" office:value="18.305512">
            <text:p>18.305512</text:p>
          </table:table-cell>
          <table:table-cell office:value-type="float" office:value="197.511132">
            <text:p>197.511132</text:p>
          </table:table-cell>
          <table:table-cell office:value-type="float" office:value="1012674">
            <text:p>1012674</text:p>
          </table:table-cell>
          <table:table-cell office:value-type="float" office:value="849691">
            <text:p>849691</text:p>
          </table:table-cell>
          <table:table-cell office:value-type="float" office:value="511907">
            <text:p>511907</text:p>
          </table:table-cell>
          <table:table-cell office:value-type="float" office:value="1450722">
            <text:p>1450722</text:p>
          </table:table-cell>
          <table:table-cell office:value-type="float" office:value="1250676">
            <text:p>1250676</text:p>
          </table:table-cell>
          <table:table-cell office:value-type="float" office:value="164163">
            <text:p>164163</text:p>
          </table:table-cell>
          <table:table-cell office:value-type="float" office:value="35883">
            <text:p>3588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rthan/1A/Arthan1A-chunk-0020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0.00898">
            <text:p>500.00898</text:p>
          </table:table-cell>
          <table:table-cell office:value-type="float" office:value="21.0497">
            <text:p>21.0497</text:p>
          </table:table-cell>
          <table:table-cell office:value-type="float" office:value="339.20788">
            <text:p>339.20788</text:p>
          </table:table-cell>
          <table:table-cell office:value-type="float" office:value="0.632934">
            <text:p>0.632934</text:p>
          </table:table-cell>
          <table:table-cell office:value-type="float" office:value="3.898538">
            <text:p>3.898538</text:p>
          </table:table-cell>
          <table:table-cell office:value-type="float" office:value="25.994917">
            <text:p>25.994917</text:p>
          </table:table-cell>
          <table:table-cell office:value-type="float" office:value="114.138472">
            <text:p>114.138472</text:p>
          </table:table-cell>
          <table:table-cell office:value-type="float" office:value="1478037">
            <text:p>1478037</text:p>
          </table:table-cell>
          <table:table-cell office:value-type="float" office:value="1061731">
            <text:p>1061731</text:p>
          </table:table-cell>
          <table:table-cell office:value-type="float" office:value="647432">
            <text:p>647432</text:p>
          </table:table-cell>
          <table:table-cell office:value-type="float" office:value="1768474">
            <text:p>1768474</text:p>
          </table:table-cell>
          <table:table-cell office:value-type="float" office:value="1542464">
            <text:p>1542464</text:p>
          </table:table-cell>
          <table:table-cell office:value-type="float" office:value="157988">
            <text:p>157988</text:p>
          </table:table-cell>
          <table:table-cell office:value-type="float" office:value="68022">
            <text:p>6802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rthan/1A/Arthan1A-chunk-0021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A/Arthan1A-chunk-0019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A/Arthan1A-chunk-0018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A/Arthan1A-chunk-002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A/Arthan1A-chunk-0017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72989">
            <text:p>0.072989</text:p>
          </table:table-cell>
          <table:table-cell office:value-type="float" office:value="0.006999">
            <text:p>0.006999</text:p>
          </table:table-cell>
          <table:table-cell office:value-type="float" office:value="0.030998">
            <text:p>0.030998</text:p>
          </table:table-cell>
          <table:table-cell table:number-columns-repeated="3" office:value-type="float" office:value="0.001">
            <text:p>0.001</text:p>
          </table:table-cell>
          <table:table-cell office:value-type="float" office:value="0.033993">
            <text:p>0.033993</text:p>
          </table:table-cell>
          <table:table-cell office:value-type="float" office:value="85">
            <text:p>85</text:p>
          </table:table-cell>
          <table:table-cell office:value-type="float" office:value="171">
            <text:p>171</text:p>
          </table:table-cell>
          <table:table-cell office:value-type="float" office:value="147">
            <text:p>147</text:p>
          </table:table-cell>
          <table:table-cell office:value-type="float" office:value="267">
            <text:p>267</text:p>
          </table:table-cell>
          <table:table-cell office:value-type="float" office:value="148">
            <text:p>148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C/Arthan1C-chunk-000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C/Arthan1C-chunk-0008.smt2</text:p>
          </table:table-cell>
          <table:table-cell table:number-columns-repeated="3" office:value-type="float" office:value="3">
            <text:p>3</text:p>
          </table:table-cell>
          <table:table-cell office:value-type="float" office:value="500.137983">
            <text:p>500.137983</text:p>
          </table:table-cell>
          <table:table-cell office:value-type="float" office:value="0.909867">
            <text:p>0.909867</text:p>
          </table:table-cell>
          <table:table-cell office:value-type="float" office:value="4.937244">
            <text:p>4.937244</text:p>
          </table:table-cell>
          <table:table-cell office:value-type="float" office:value="0.079988">
            <text:p>0.079988</text:p>
          </table:table-cell>
          <table:table-cell office:value-type="float" office:value="596.165">
            <text:p>596.165</text:p>
          </table:table-cell>
          <table:table-cell office:value-type="float" office:value="0.123977">
            <text:p>0.123977</text:p>
          </table:table-cell>
          <table:table-cell office:value-type="float" office:value="12.456093">
            <text:p>12.456093</text:p>
          </table:table-cell>
          <table:table-cell office:value-type="float" office:value="17280">
            <text:p>17280</text:p>
          </table:table-cell>
          <table:table-cell office:value-type="float" office:value="43156">
            <text:p>43156</text:p>
          </table:table-cell>
          <table:table-cell office:value-type="float" office:value="17550">
            <text:p>17550</text:p>
          </table:table-cell>
          <table:table-cell office:value-type="float" office:value="43496">
            <text:p>43496</text:p>
          </table:table-cell>
          <table:table-cell office:value-type="float" office:value="34536">
            <text:p>34536</text:p>
          </table:table-cell>
          <table:table-cell office:value-type="float" office:value="8945">
            <text:p>8945</text:p>
          </table:table-cell>
          <table:table-cell office:value-type="float" office:value="15">
            <text:p>1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rthan/1C/Arthan1C-chunk-00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C/Arthan1C-chunk-0005.smt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C/Arthan1C-chunk-0007.smt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1C/Arthan1C-chunk-000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KM2/ArthanKM2-chunk-000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KM2/ArthanKM2-chunk-0008.smt2</text:p>
          </table:table-cell>
          <table:table-cell table:number-columns-repeated="3" office:value-type="float" office:value="3">
            <text:p>3</text:p>
          </table:table-cell>
          <table:table-cell office:value-type="float" office:value="500.237975">
            <text:p>500.237975</text:p>
          </table:table-cell>
          <table:table-cell office:value-type="float" office:value="0.91386">
            <text:p>0.91386</text:p>
          </table:table-cell>
          <table:table-cell office:value-type="float" office:value="4.881264">
            <text:p>4.881264</text:p>
          </table:table-cell>
          <table:table-cell office:value-type="float" office:value="0.062996">
            <text:p>0.062996</text:p>
          </table:table-cell>
          <table:table-cell office:value-type="float" office:value="719.559998">
            <text:p>719.559998</text:p>
          </table:table-cell>
          <table:table-cell office:value-type="float" office:value="0.10699">
            <text:p>0.10699</text:p>
          </table:table-cell>
          <table:table-cell office:value-type="float" office:value="10.559389">
            <text:p>10.559389</text:p>
          </table:table-cell>
          <table:table-cell office:value-type="float" office:value="17602">
            <text:p>17602</text:p>
          </table:table-cell>
          <table:table-cell office:value-type="float" office:value="44184">
            <text:p>44184</text:p>
          </table:table-cell>
          <table:table-cell office:value-type="float" office:value="18131">
            <text:p>18131</text:p>
          </table:table-cell>
          <table:table-cell office:value-type="float" office:value="44601">
            <text:p>44601</text:p>
          </table:table-cell>
          <table:table-cell office:value-type="float" office:value="35180">
            <text:p>35180</text:p>
          </table:table-cell>
          <table:table-cell office:value-type="float" office:value="9411">
            <text:p>9411</text:p>
          </table:table-cell>
          <table:table-cell office:value-type="float" office:value="10">
            <text:p>1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rthan/KM2/ArthanKM2-chunk-000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KM2/ArthanKM2-chunk-0005.smt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KM2/ArthanKM2-chunk-0007.smt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.000999">
            <text:p>0.00099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KM2/ArthanKM2-chunk-00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M2/ArthanM2-chunk-001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1.63776">
            <text:p>501.63776</text:p>
          </table:table-cell>
          <table:table-cell office:value-type="float" office:value="2.321617">
            <text:p>2.321617</text:p>
          </table:table-cell>
          <table:table-cell office:value-type="float" office:value="3.114498">
            <text:p>3.114498</text:p>
          </table:table-cell>
          <table:table-cell office:value-type="float" office:value="0.128975">
            <text:p>0.128975</text:p>
          </table:table-cell>
          <table:table-cell office:value-type="float" office:value="600.262996">
            <text:p>600.262996</text:p>
          </table:table-cell>
          <table:table-cell office:value-type="float" office:value="0.100982">
            <text:p>0.100982</text:p>
          </table:table-cell>
          <table:table-cell office:value-type="float" office:value="12.475041">
            <text:p>12.475041</text:p>
          </table:table-cell>
          <table:table-cell office:value-type="float" office:value="17292">
            <text:p>17292</text:p>
          </table:table-cell>
          <table:table-cell office:value-type="float" office:value="45540">
            <text:p>45540</text:p>
          </table:table-cell>
          <table:table-cell office:value-type="float" office:value="21701">
            <text:p>21701</text:p>
          </table:table-cell>
          <table:table-cell office:value-type="float" office:value="47661">
            <text:p>47661</text:p>
          </table:table-cell>
          <table:table-cell office:value-type="float" office:value="34548">
            <text:p>34548</text:p>
          </table:table-cell>
          <table:table-cell office:value-type="float" office:value="13113">
            <text:p>1311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rthan/M2/ArthanM2-chunk-000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table:number-columns-repeated="2"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M2/ArthanM2-chunk-0005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M2/ArthanM2-chunk-0010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rthan/M2/ArthanM2-chunk-0013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4">
            <text:p>0.004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rthan/M2/ArthanM2-chunk-0007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rthan/M2/ArthanM2-chunk-001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999">
            <text:p>0.003999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rthan/M2/ArthanM2-chunk-0016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43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1999">
            <text:p>0.00199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35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00.001435">
            <text:p>500.001435</text:p>
          </table:table-cell>
          <table:table-cell office:value-type="float" office:value="22.906904">
            <text:p>22.906904</text:p>
          </table:table-cell>
          <table:table-cell office:value-type="float" office:value="313.252884">
            <text:p>313.252884</text:p>
          </table:table-cell>
          <table:table-cell office:value-type="float" office:value="0">
            <text:p>0</text:p>
          </table:table-cell>
          <table:table-cell office:value-type="float" office:value="3.035855">
            <text:p>3.035855</text:p>
          </table:table-cell>
          <table:table-cell office:value-type="float" office:value="24.317332">
            <text:p>24.317332</text:p>
          </table:table-cell>
          <table:table-cell office:value-type="float" office:value="52.88219">
            <text:p>52.88219</text:p>
          </table:table-cell>
          <table:table-cell office:value-type="float" office:value="2863680">
            <text:p>2863680</text:p>
          </table:table-cell>
          <table:table-cell office:value-type="float" office:value="1200056">
            <text:p>1200056</text:p>
          </table:table-cell>
          <table:table-cell office:value-type="float" office:value="649862">
            <text:p>649862</text:p>
          </table:table-cell>
          <table:table-cell office:value-type="float" office:value="1616482">
            <text:p>1616482</text:p>
          </table:table-cell>
          <table:table-cell office:value-type="float" office:value="1466368">
            <text:p>1466368</text:p>
          </table:table-cell>
          <table:table-cell office:value-type="float" office:value="0">
            <text:p>0</text:p>
          </table:table-cell>
          <table:table-cell office:value-type="float" office:value="150114">
            <text:p>15011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19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31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004999">
            <text:p>0.004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24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0.001339">
            <text:p>500.001339</text:p>
          </table:table-cell>
          <table:table-cell office:value-type="float" office:value="21.600932">
            <text:p>21.600932</text:p>
          </table:table-cell>
          <table:table-cell office:value-type="float" office:value="319.301151">
            <text:p>319.301151</text:p>
          </table:table-cell>
          <table:table-cell office:value-type="float" office:value="0">
            <text:p>0</text:p>
          </table:table-cell>
          <table:table-cell office:value-type="float" office:value="3.088878">
            <text:p>3.088878</text:p>
          </table:table-cell>
          <table:table-cell office:value-type="float" office:value="25.699136">
            <text:p>25.699136</text:p>
          </table:table-cell>
          <table:table-cell office:value-type="float" office:value="55.304067">
            <text:p>55.304067</text:p>
          </table:table-cell>
          <table:table-cell office:value-type="float" office:value="2800602">
            <text:p>2800602</text:p>
          </table:table-cell>
          <table:table-cell office:value-type="float" office:value="1230324">
            <text:p>1230324</text:p>
          </table:table-cell>
          <table:table-cell office:value-type="float" office:value="666162">
            <text:p>666162</text:p>
          </table:table-cell>
          <table:table-cell office:value-type="float" office:value="1657200">
            <text:p>1657200</text:p>
          </table:table-cell>
          <table:table-cell office:value-type="float" office:value="1503504">
            <text:p>1503504</text:p>
          </table:table-cell>
          <table:table-cell office:value-type="float" office:value="0">
            <text:p>0</text:p>
          </table:table-cell>
          <table:table-cell office:value-type="float" office:value="153696">
            <text:p>153696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47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36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42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28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00.000873">
            <text:p>500.000873</text:p>
          </table:table-cell>
          <table:table-cell office:value-type="float" office:value="23.811791">
            <text:p>23.811791</text:p>
          </table:table-cell>
          <table:table-cell office:value-type="float" office:value="317.253172">
            <text:p>317.253172</text:p>
          </table:table-cell>
          <table:table-cell office:value-type="float" office:value="0">
            <text:p>0</text:p>
          </table:table-cell>
          <table:table-cell office:value-type="float" office:value="3.096874">
            <text:p>3.096874</text:p>
          </table:table-cell>
          <table:table-cell office:value-type="float" office:value="24.897246">
            <text:p>24.897246</text:p>
          </table:table-cell>
          <table:table-cell office:value-type="float" office:value="55.070197">
            <text:p>55.070197</text:p>
          </table:table-cell>
          <table:table-cell office:value-type="float" office:value="2909156">
            <text:p>2909156</text:p>
          </table:table-cell>
          <table:table-cell office:value-type="float" office:value="1218384">
            <text:p>1218384</text:p>
          </table:table-cell>
          <table:table-cell office:value-type="float" office:value="659703">
            <text:p>659703</text:p>
          </table:table-cell>
          <table:table-cell office:value-type="float" office:value="1641137">
            <text:p>1641137</text:p>
          </table:table-cell>
          <table:table-cell office:value-type="float" office:value="1488968">
            <text:p>1488968</text:p>
          </table:table-cell>
          <table:table-cell office:value-type="float" office:value="0">
            <text:p>0</text:p>
          </table:table-cell>
          <table:table-cell office:value-type="float" office:value="152169">
            <text:p>152169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27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21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03366">
            <text:p>500.003366</text:p>
          </table:table-cell>
          <table:table-cell office:value-type="float" office:value="18.126133">
            <text:p>18.126133</text:p>
          </table:table-cell>
          <table:table-cell office:value-type="float" office:value="323.968514">
            <text:p>323.968514</text:p>
          </table:table-cell>
          <table:table-cell office:value-type="float" office:value="0">
            <text:p>0</text:p>
          </table:table-cell>
          <table:table-cell office:value-type="float" office:value="3.49284">
            <text:p>3.49284</text:p>
          </table:table-cell>
          <table:table-cell office:value-type="float" office:value="26.061075">
            <text:p>26.061075</text:p>
          </table:table-cell>
          <table:table-cell office:value-type="float" office:value="56.065048">
            <text:p>56.065048</text:p>
          </table:table-cell>
          <table:table-cell office:value-type="float" office:value="2695858">
            <text:p>2695858</text:p>
          </table:table-cell>
          <table:table-cell office:value-type="float" office:value="1242596">
            <text:p>1242596</text:p>
          </table:table-cell>
          <table:table-cell office:value-type="float" office:value="673744">
            <text:p>673744</text:p>
          </table:table-cell>
          <table:table-cell office:value-type="float" office:value="1674843">
            <text:p>1674843</text:p>
          </table:table-cell>
          <table:table-cell office:value-type="float" office:value="1519204">
            <text:p>1519204</text:p>
          </table:table-cell>
          <table:table-cell office:value-type="float" office:value="0">
            <text:p>0</text:p>
          </table:table-cell>
          <table:table-cell office:value-type="float" office:value="155639">
            <text:p>155639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53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2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33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00.005924">
            <text:p>500.005924</text:p>
          </table:table-cell>
          <table:table-cell office:value-type="float" office:value="23.894812">
            <text:p>23.894812</text:p>
          </table:table-cell>
          <table:table-cell office:value-type="float" office:value="320.215123">
            <text:p>320.215123</text:p>
          </table:table-cell>
          <table:table-cell office:value-type="float" office:value="0">
            <text:p>0</text:p>
          </table:table-cell>
          <table:table-cell office:value-type="float" office:value="3.247864">
            <text:p>3.247864</text:p>
          </table:table-cell>
          <table:table-cell office:value-type="float" office:value="24.816251">
            <text:p>24.816251</text:p>
          </table:table-cell>
          <table:table-cell office:value-type="float" office:value="55.100982">
            <text:p>55.100982</text:p>
          </table:table-cell>
          <table:table-cell office:value-type="float" office:value="2911866">
            <text:p>2911866</text:p>
          </table:table-cell>
          <table:table-cell office:value-type="float" office:value="1217922">
            <text:p>1217922</text:p>
          </table:table-cell>
          <table:table-cell office:value-type="float" office:value="660020">
            <text:p>660020</text:p>
          </table:table-cell>
          <table:table-cell office:value-type="float" office:value="1641194">
            <text:p>1641194</text:p>
          </table:table-cell>
          <table:table-cell office:value-type="float" office:value="1488852">
            <text:p>1488852</text:p>
          </table:table-cell>
          <table:table-cell office:value-type="float" office:value="0">
            <text:p>0</text:p>
          </table:table-cell>
          <table:table-cell office:value-type="float" office:value="152342">
            <text:p>15234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20.smt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40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12232">
            <text:p>500.012232</text:p>
          </table:table-cell>
          <table:table-cell office:value-type="float" office:value="21.383959">
            <text:p>21.383959</text:p>
          </table:table-cell>
          <table:table-cell office:value-type="float" office:value="398.908348">
            <text:p>398.908348</text:p>
          </table:table-cell>
          <table:table-cell office:value-type="float" office:value="0.603904">
            <text:p>0.603904</text:p>
          </table:table-cell>
          <table:table-cell office:value-type="float" office:value="3.022572">
            <text:p>3.022572</text:p>
          </table:table-cell>
          <table:table-cell office:value-type="float" office:value="12.716173">
            <text:p>12.716173</text:p>
          </table:table-cell>
          <table:table-cell office:value-type="float" office:value="116.731904">
            <text:p>116.731904</text:p>
          </table:table-cell>
          <table:table-cell office:value-type="float" office:value="704538">
            <text:p>704538</text:p>
          </table:table-cell>
          <table:table-cell office:value-type="float" office:value="552437">
            <text:p>552437</text:p>
          </table:table-cell>
          <table:table-cell office:value-type="float" office:value="371144">
            <text:p>371144</text:p>
          </table:table-cell>
          <table:table-cell office:value-type="float" office:value="954050">
            <text:p>954050</text:p>
          </table:table-cell>
          <table:table-cell office:value-type="float" office:value="770804">
            <text:p>770804</text:p>
          </table:table-cell>
          <table:table-cell office:value-type="float" office:value="161425">
            <text:p>161425</text:p>
          </table:table-cell>
          <table:table-cell office:value-type="float" office:value="21821">
            <text:p>2182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48.smt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29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38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00.008266">
            <text:p>500.008266</text:p>
          </table:table-cell>
          <table:table-cell office:value-type="float" office:value="33.391565">
            <text:p>33.391565</text:p>
          </table:table-cell>
          <table:table-cell office:value-type="float" office:value="83.026281">
            <text:p>83.026281</text:p>
          </table:table-cell>
          <table:table-cell office:value-type="float" office:value="1.425891">
            <text:p>1.425891</text:p>
          </table:table-cell>
          <table:table-cell office:value-type="float" office:value="5.60853">
            <text:p>5.60853</text:p>
          </table:table-cell>
          <table:table-cell office:value-type="float" office:value="23.062344">
            <text:p>23.062344</text:p>
          </table:table-cell>
          <table:table-cell office:value-type="float" office:value="262.359712">
            <text:p>262.359712</text:p>
          </table:table-cell>
          <table:table-cell office:value-type="float" office:value="2156064">
            <text:p>2156064</text:p>
          </table:table-cell>
          <table:table-cell office:value-type="float" office:value="808832">
            <text:p>808832</text:p>
          </table:table-cell>
          <table:table-cell office:value-type="float" office:value="898360">
            <text:p>898360</text:p>
          </table:table-cell>
          <table:table-cell office:value-type="float" office:value="1886556">
            <text:p>1886556</text:p>
          </table:table-cell>
          <table:table-cell office:value-type="float" office:value="1437376">
            <text:p>1437376</text:p>
          </table:table-cell>
          <table:table-cell office:value-type="float" office:value="359344">
            <text:p>359344</text:p>
          </table:table-cell>
          <table:table-cell office:value-type="float" office:value="89836">
            <text:p>8983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23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03607">
            <text:p>500.003607</text:p>
          </table:table-cell>
          <table:table-cell office:value-type="float" office:value="10.991181">
            <text:p>10.991181</text:p>
          </table:table-cell>
          <table:table-cell office:value-type="float" office:value="455.420565">
            <text:p>455.420565</text:p>
          </table:table-cell>
          <table:table-cell office:value-type="float" office:value="0">
            <text:p>0</text:p>
          </table:table-cell>
          <table:table-cell office:value-type="float" office:value="2.067858">
            <text:p>2.067858</text:p>
          </table:table-cell>
          <table:table-cell office:value-type="float" office:value="14.881743">
            <text:p>14.881743</text:p>
          </table:table-cell>
          <table:table-cell office:value-type="float" office:value="32.656926">
            <text:p>32.656926</text:p>
          </table:table-cell>
          <table:table-cell office:value-type="float" office:value="1523934">
            <text:p>1523934</text:p>
          </table:table-cell>
          <table:table-cell office:value-type="float" office:value="704388">
            <text:p>704388</text:p>
          </table:table-cell>
          <table:table-cell office:value-type="float" office:value="381194">
            <text:p>381194</text:p>
          </table:table-cell>
          <table:table-cell office:value-type="float" office:value="948543">
            <text:p>948543</text:p>
          </table:table-cell>
          <table:table-cell office:value-type="float" office:value="860620">
            <text:p>860620</text:p>
          </table:table-cell>
          <table:table-cell office:value-type="float" office:value="0">
            <text:p>0</text:p>
          </table:table-cell>
          <table:table-cell office:value-type="float" office:value="87923">
            <text:p>8792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46.smt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0.00394">
            <text:p>500.00394</text:p>
          </table:table-cell>
          <table:table-cell office:value-type="float" office:value="25.839732">
            <text:p>25.839732</text:p>
          </table:table-cell>
          <table:table-cell office:value-type="float" office:value="311.376228">
            <text:p>311.376228</text:p>
          </table:table-cell>
          <table:table-cell office:value-type="float" office:value="0">
            <text:p>0</text:p>
          </table:table-cell>
          <table:table-cell office:value-type="float" office:value="3.425823">
            <text:p>3.425823</text:p>
          </table:table-cell>
          <table:table-cell office:value-type="float" office:value="25.347205">
            <text:p>25.347205</text:p>
          </table:table-cell>
          <table:table-cell office:value-type="float" office:value="53.736258">
            <text:p>53.736258</text:p>
          </table:table-cell>
          <table:table-cell office:value-type="float" office:value="2878434">
            <text:p>2878434</text:p>
          </table:table-cell>
          <table:table-cell office:value-type="float" office:value="1205900">
            <text:p>1205900</text:p>
          </table:table-cell>
          <table:table-cell office:value-type="float" office:value="652854">
            <text:p>652854</text:p>
          </table:table-cell>
          <table:table-cell office:value-type="float" office:value="1624205">
            <text:p>1624205</text:p>
          </table:table-cell>
          <table:table-cell office:value-type="float" office:value="1473604">
            <text:p>1473604</text:p>
          </table:table-cell>
          <table:table-cell office:value-type="float" office:value="0">
            <text:p>0</text:p>
          </table:table-cell>
          <table:table-cell office:value-type="float" office:value="150601">
            <text:p>150601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39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02697">
            <text:p>500.002697</text:p>
          </table:table-cell>
          <table:table-cell office:value-type="float" office:value="21.598202">
            <text:p>21.598202</text:p>
          </table:table-cell>
          <table:table-cell office:value-type="float" office:value="481.223526">
            <text:p>481.223526</text:p>
          </table:table-cell>
          <table:table-cell office:value-type="float" office:value="0.428943">
            <text:p>0.428943</text:p>
          </table:table-cell>
          <table:table-cell office:value-type="float" office:value="2.479681">
            <text:p>2.479681</text:p>
          </table:table-cell>
          <table:table-cell office:value-type="float" office:value="15.372868">
            <text:p>15.372868</text:p>
          </table:table-cell>
          <table:table-cell office:value-type="float" office:value="43.567812">
            <text:p>43.567812</text:p>
          </table:table-cell>
          <table:table-cell office:value-type="float" office:value="917302">
            <text:p>917302</text:p>
          </table:table-cell>
          <table:table-cell office:value-type="float" office:value="549509">
            <text:p>549509</text:p>
          </table:table-cell>
          <table:table-cell office:value-type="float" office:value="381602">
            <text:p>381602</text:p>
          </table:table-cell>
          <table:table-cell office:value-type="float" office:value="987098">
            <text:p>987098</text:p>
          </table:table-cell>
          <table:table-cell office:value-type="float" office:value="843884">
            <text:p>843884</text:p>
          </table:table-cell>
          <table:table-cell office:value-type="float" office:value="108925">
            <text:p>108925</text:p>
          </table:table-cell>
          <table:table-cell office:value-type="float" office:value="34289">
            <text:p>34289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50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00.002853">
            <text:p>500.002853</text:p>
          </table:table-cell>
          <table:table-cell office:value-type="float" office:value="22.603938">
            <text:p>22.603938</text:p>
          </table:table-cell>
          <table:table-cell office:value-type="float" office:value="317.245012">
            <text:p>317.245012</text:p>
          </table:table-cell>
          <table:table-cell office:value-type="float" office:value="0">
            <text:p>0</text:p>
          </table:table-cell>
          <table:table-cell office:value-type="float" office:value="2.995878">
            <text:p>2.995878</text:p>
          </table:table-cell>
          <table:table-cell office:value-type="float" office:value="24.975279">
            <text:p>24.975279</text:p>
          </table:table-cell>
          <table:table-cell office:value-type="float" office:value="53.970236">
            <text:p>53.970236</text:p>
          </table:table-cell>
          <table:table-cell office:value-type="float" office:value="2914370">
            <text:p>2914370</text:p>
          </table:table-cell>
          <table:table-cell office:value-type="float" office:value="1217286">
            <text:p>1217286</text:p>
          </table:table-cell>
          <table:table-cell office:value-type="float" office:value="660260">
            <text:p>660260</text:p>
          </table:table-cell>
          <table:table-cell office:value-type="float" office:value="1641040">
            <text:p>1641040</text:p>
          </table:table-cell>
          <table:table-cell office:value-type="float" office:value="1488548">
            <text:p>1488548</text:p>
          </table:table-cell>
          <table:table-cell office:value-type="float" office:value="0">
            <text:p>0</text:p>
          </table:table-cell>
          <table:table-cell office:value-type="float" office:value="152492">
            <text:p>15249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41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asin-8-chunk-0044.smt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2999">
            <text:p>0.002999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asin-8-chunk-0018.smt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0.004968">
            <text:p>500.004968</text:p>
          </table:table-cell>
          <table:table-cell office:value-type="float" office:value="16.406148">
            <text:p>16.406148</text:p>
          </table:table-cell>
          <table:table-cell office:value-type="float" office:value="300.603606">
            <text:p>300.603606</text:p>
          </table:table-cell>
          <table:table-cell office:value-type="float" office:value="0">
            <text:p>0</text:p>
          </table:table-cell>
          <table:table-cell office:value-type="float" office:value="3.233855">
            <text:p>3.233855</text:p>
          </table:table-cell>
          <table:table-cell office:value-type="float" office:value="28.691921">
            <text:p>28.691921</text:p>
          </table:table-cell>
          <table:table-cell office:value-type="float" office:value="62.123908">
            <text:p>62.123908</text:p>
          </table:table-cell>
          <table:table-cell office:value-type="float" office:value="2823193">
            <text:p>2823193</text:p>
          </table:table-cell>
          <table:table-cell office:value-type="float" office:value="1374958">
            <text:p>1374958</text:p>
          </table:table-cell>
          <table:table-cell office:value-type="float" office:value="744349">
            <text:p>744349</text:p>
          </table:table-cell>
          <table:table-cell office:value-type="float" office:value="1851843">
            <text:p>1851843</text:p>
          </table:table-cell>
          <table:table-cell office:value-type="float" office:value="1680060">
            <text:p>1680060</text:p>
          </table:table-cell>
          <table:table-cell office:value-type="float" office:value="0">
            <text:p>0</text:p>
          </table:table-cell>
          <table:table-cell office:value-type="float" office:value="171783">
            <text:p>17178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26.smt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0.000998">
            <text:p>500.000998</text:p>
          </table:table-cell>
          <table:table-cell office:value-type="float" office:value="13.085992">
            <text:p>13.085992</text:p>
          </table:table-cell>
          <table:table-cell office:value-type="float" office:value="451.196122">
            <text:p>451.196122</text:p>
          </table:table-cell>
          <table:table-cell office:value-type="float" office:value="0">
            <text:p>0</text:p>
          </table:table-cell>
          <table:table-cell office:value-type="float" office:value="1.754849">
            <text:p>1.754849</text:p>
          </table:table-cell>
          <table:table-cell office:value-type="float" office:value="14.458766">
            <text:p>14.458766</text:p>
          </table:table-cell>
          <table:table-cell office:value-type="float" office:value="33.390916">
            <text:p>33.390916</text:p>
          </table:table-cell>
          <table:table-cell office:value-type="float" office:value="1607023">
            <text:p>1607023</text:p>
          </table:table-cell>
          <table:table-cell office:value-type="float" office:value="704574">
            <text:p>704574</text:p>
          </table:table-cell>
          <table:table-cell office:value-type="float" office:value="382072">
            <text:p>382072</text:p>
          </table:table-cell>
          <table:table-cell office:value-type="float" office:value="949713">
            <text:p>949713</text:p>
          </table:table-cell>
          <table:table-cell office:value-type="float" office:value="861416">
            <text:p>861416</text:p>
          </table:table-cell>
          <table:table-cell office:value-type="float" office:value="0">
            <text:p>0</text:p>
          </table:table-cell>
          <table:table-cell office:value-type="float" office:value="88297">
            <text:p>88297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45.smt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0.003577">
            <text:p>500.003577</text:p>
          </table:table-cell>
          <table:table-cell office:value-type="float" office:value="26.166669">
            <text:p>26.166669</text:p>
          </table:table-cell>
          <table:table-cell office:value-type="float" office:value="317.138633">
            <text:p>317.138633</text:p>
          </table:table-cell>
          <table:table-cell office:value-type="float" office:value="0">
            <text:p>0</text:p>
          </table:table-cell>
          <table:table-cell office:value-type="float" office:value="3.522835">
            <text:p>3.522835</text:p>
          </table:table-cell>
          <table:table-cell office:value-type="float" office:value="25.357181">
            <text:p>25.357181</text:p>
          </table:table-cell>
          <table:table-cell office:value-type="float" office:value="54.228196">
            <text:p>54.228196</text:p>
          </table:table-cell>
          <table:table-cell office:value-type="float" office:value="2905822">
            <text:p>2905822</text:p>
          </table:table-cell>
          <table:table-cell office:value-type="float" office:value="1215796">
            <text:p>1215796</text:p>
          </table:table-cell>
          <table:table-cell office:value-type="float" office:value="658531">
            <text:p>658531</text:p>
          </table:table-cell>
          <table:table-cell office:value-type="float" office:value="1637964">
            <text:p>1637964</text:p>
          </table:table-cell>
          <table:table-cell office:value-type="float" office:value="1486140">
            <text:p>1486140</text:p>
          </table:table-cell>
          <table:table-cell office:value-type="float" office:value="0">
            <text:p>0</text:p>
          </table:table-cell>
          <table:table-cell office:value-type="float" office:value="151824">
            <text:p>15182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asin-8-chunk-002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1999">
            <text:p>0.001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35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0111">
            <text:p>500.00111</text:p>
          </table:table-cell>
          <table:table-cell office:value-type="float" office:value="41.30967">
            <text:p>41.30967</text:p>
          </table:table-cell>
          <table:table-cell office:value-type="float" office:value="354.029059">
            <text:p>354.029059</text:p>
          </table:table-cell>
          <table:table-cell office:value-type="float" office:value="1.500803">
            <text:p>1.500803</text:p>
          </table:table-cell>
          <table:table-cell office:value-type="float" office:value="6.997989">
            <text:p>6.997989</text:p>
          </table:table-cell>
          <table:table-cell office:value-type="float" office:value="33.716469">
            <text:p>33.716469</text:p>
          </table:table-cell>
          <table:table-cell office:value-type="float" office:value="100.996033">
            <text:p>100.996033</text:p>
          </table:table-cell>
          <table:table-cell office:value-type="float" office:value="1462317">
            <text:p>1462317</text:p>
          </table:table-cell>
          <table:table-cell office:value-type="float" office:value="1465306">
            <text:p>1465306</text:p>
          </table:table-cell>
          <table:table-cell office:value-type="float" office:value="1009516">
            <text:p>1009516</text:p>
          </table:table-cell>
          <table:table-cell office:value-type="float" office:value="2596302">
            <text:p>2596302</text:p>
          </table:table-cell>
          <table:table-cell office:value-type="float" office:value="2147520">
            <text:p>2147520</text:p>
          </table:table-cell>
          <table:table-cell office:value-type="float" office:value="413903">
            <text:p>413903</text:p>
          </table:table-cell>
          <table:table-cell office:value-type="float" office:value="34879">
            <text:p>34879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26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07825">
            <text:p>500.007825</text:p>
          </table:table-cell>
          <table:table-cell office:value-type="float" office:value="40.758667">
            <text:p>40.758667</text:p>
          </table:table-cell>
          <table:table-cell office:value-type="float" office:value="338.940077">
            <text:p>338.940077</text:p>
          </table:table-cell>
          <table:table-cell office:value-type="float" office:value="1.713763">
            <text:p>1.713763</text:p>
          </table:table-cell>
          <table:table-cell office:value-type="float" office:value="7.904889">
            <text:p>7.904889</text:p>
          </table:table-cell>
          <table:table-cell office:value-type="float" office:value="38.39389">
            <text:p>38.39389</text:p>
          </table:table-cell>
          <table:table-cell office:value-type="float" office:value="108.077177">
            <text:p>108.077177</text:p>
          </table:table-cell>
          <table:table-cell office:value-type="float" office:value="1571166">
            <text:p>1571166</text:p>
          </table:table-cell>
          <table:table-cell office:value-type="float" office:value="1573930">
            <text:p>1573930</text:p>
          </table:table-cell>
          <table:table-cell office:value-type="float" office:value="1084103">
            <text:p>1084103</text:p>
          </table:table-cell>
          <table:table-cell office:value-type="float" office:value="2789400">
            <text:p>2789400</text:p>
          </table:table-cell>
          <table:table-cell office:value-type="float" office:value="2307992">
            <text:p>2307992</text:p>
          </table:table-cell>
          <table:table-cell office:value-type="float" office:value="443832">
            <text:p>443832</text:p>
          </table:table-cell>
          <table:table-cell office:value-type="float" office:value="37576">
            <text:p>37576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1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0.018675">
            <text:p>500.018675</text:p>
          </table:table-cell>
          <table:table-cell office:value-type="float" office:value="33.594021">
            <text:p>33.594021</text:p>
          </table:table-cell>
          <table:table-cell office:value-type="float" office:value="301.140933">
            <text:p>301.140933</text:p>
          </table:table-cell>
          <table:table-cell office:value-type="float" office:value="2.176668">
            <text:p>2.176668</text:p>
          </table:table-cell>
          <table:table-cell office:value-type="float" office:value="5.318181">
            <text:p>5.318181</text:p>
          </table:table-cell>
          <table:table-cell office:value-type="float" office:value="15.123762">
            <text:p>15.123762</text:p>
          </table:table-cell>
          <table:table-cell office:value-type="float" office:value="179.828954">
            <text:p>179.828954</text:p>
          </table:table-cell>
          <table:table-cell office:value-type="float" office:value="564786">
            <text:p>564786</text:p>
          </table:table-cell>
          <table:table-cell office:value-type="float" office:value="725887">
            <text:p>725887</text:p>
          </table:table-cell>
          <table:table-cell office:value-type="float" office:value="564044">
            <text:p>564044</text:p>
          </table:table-cell>
          <table:table-cell office:value-type="float" office:value="1501258">
            <text:p>1501258</text:p>
          </table:table-cell>
          <table:table-cell office:value-type="float" office:value="880032">
            <text:p>880032</text:p>
          </table:table-cell>
          <table:table-cell office:value-type="float" office:value="612908">
            <text:p>612908</text:p>
          </table:table-cell>
          <table:table-cell office:value-type="float" office:value="8318">
            <text:p>831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48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69729">
            <text:p>500.069729</text:p>
          </table:table-cell>
          <table:table-cell office:value-type="float" office:value="26.441114">
            <text:p>26.441114</text:p>
          </table:table-cell>
          <table:table-cell office:value-type="float" office:value="277.891593">
            <text:p>277.891593</text:p>
          </table:table-cell>
          <table:table-cell office:value-type="float" office:value="2.027688">
            <text:p>2.027688</text:p>
          </table:table-cell>
          <table:table-cell office:value-type="float" office:value="5.945086">
            <text:p>5.945086</text:p>
          </table:table-cell>
          <table:table-cell office:value-type="float" office:value="14.973853">
            <text:p>14.973853</text:p>
          </table:table-cell>
          <table:table-cell office:value-type="float" office:value="204.967127">
            <text:p>204.967127</text:p>
          </table:table-cell>
          <table:table-cell office:value-type="float" office:value="570540">
            <text:p>570540</text:p>
          </table:table-cell>
          <table:table-cell office:value-type="float" office:value="945109">
            <text:p>945109</text:p>
          </table:table-cell>
          <table:table-cell office:value-type="float" office:value="662090">
            <text:p>662090</text:p>
          </table:table-cell>
          <table:table-cell office:value-type="float" office:value="1493036">
            <text:p>1493036</text:p>
          </table:table-cell>
          <table:table-cell office:value-type="float" office:value="928192">
            <text:p>928192</text:p>
          </table:table-cell>
          <table:table-cell office:value-type="float" office:value="556180">
            <text:p>556180</text:p>
          </table:table-cell>
          <table:table-cell office:value-type="float" office:value="8664">
            <text:p>866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4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8768">
            <text:p>500.08768</text:p>
          </table:table-cell>
          <table:table-cell office:value-type="float" office:value="45.803326">
            <text:p>45.803326</text:p>
          </table:table-cell>
          <table:table-cell office:value-type="float" office:value="277.36645">
            <text:p>277.36645</text:p>
          </table:table-cell>
          <table:table-cell office:value-type="float" office:value="1.911713">
            <text:p>1.911713</text:p>
          </table:table-cell>
          <table:table-cell office:value-type="float" office:value="5.469187">
            <text:p>5.469187</text:p>
          </table:table-cell>
          <table:table-cell office:value-type="float" office:value="14.566852">
            <text:p>14.566852</text:p>
          </table:table-cell>
          <table:table-cell office:value-type="float" office:value="185.672087">
            <text:p>185.672087</text:p>
          </table:table-cell>
          <table:table-cell office:value-type="float" office:value="546306">
            <text:p>546306</text:p>
          </table:table-cell>
          <table:table-cell office:value-type="float" office:value="783661">
            <text:p>783661</text:p>
          </table:table-cell>
          <table:table-cell office:value-type="float" office:value="590202">
            <text:p>590202</text:p>
          </table:table-cell>
          <table:table-cell office:value-type="float" office:value="1402715">
            <text:p>1402715</text:p>
          </table:table-cell>
          <table:table-cell office:value-type="float" office:value="871188">
            <text:p>871188</text:p>
          </table:table-cell>
          <table:table-cell office:value-type="float" office:value="523619">
            <text:p>523619</text:p>
          </table:table-cell>
          <table:table-cell office:value-type="float" office:value="7908">
            <text:p>790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4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33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0.053078">
            <text:p>500.053078</text:p>
          </table:table-cell>
          <table:table-cell office:value-type="float" office:value="29.973608">
            <text:p>29.973608</text:p>
          </table:table-cell>
          <table:table-cell office:value-type="float" office:value="267.953282">
            <text:p>267.953282</text:p>
          </table:table-cell>
          <table:table-cell office:value-type="float" office:value="2.351603">
            <text:p>2.351603</text:p>
          </table:table-cell>
          <table:table-cell office:value-type="float" office:value="5.126223">
            <text:p>5.126223</text:p>
          </table:table-cell>
          <table:table-cell office:value-type="float" office:value="15.194764">
            <text:p>15.194764</text:p>
          </table:table-cell>
          <table:table-cell office:value-type="float" office:value="208.673624">
            <text:p>208.673624</text:p>
          </table:table-cell>
          <table:table-cell office:value-type="float" office:value="575214">
            <text:p>575214</text:p>
          </table:table-cell>
          <table:table-cell office:value-type="float" office:value="931822">
            <text:p>931822</text:p>
          </table:table-cell>
          <table:table-cell office:value-type="float" office:value="657256">
            <text:p>657256</text:p>
          </table:table-cell>
          <table:table-cell office:value-type="float" office:value="1501476">
            <text:p>1501476</text:p>
          </table:table-cell>
          <table:table-cell office:value-type="float" office:value="845284">
            <text:p>845284</text:p>
          </table:table-cell>
          <table:table-cell office:value-type="float" office:value="634396">
            <text:p>634396</text:p>
          </table:table-cell>
          <table:table-cell office:value-type="float" office:value="21796">
            <text:p>2179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6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15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00.000811">
            <text:p>500.000811</text:p>
          </table:table-cell>
          <table:table-cell office:value-type="float" office:value="35.322443">
            <text:p>35.322443</text:p>
          </table:table-cell>
          <table:table-cell office:value-type="float" office:value="345.775976">
            <text:p>345.775976</text:p>
          </table:table-cell>
          <table:table-cell office:value-type="float" office:value="1.54479">
            <text:p>1.54479</text:p>
          </table:table-cell>
          <table:table-cell office:value-type="float" office:value="7.607915">
            <text:p>7.607915</text:p>
          </table:table-cell>
          <table:table-cell office:value-type="float" office:value="37.108956">
            <text:p>37.108956</text:p>
          </table:table-cell>
          <table:table-cell office:value-type="float" office:value="110.781547">
            <text:p>110.781547</text:p>
          </table:table-cell>
          <table:table-cell office:value-type="float" office:value="1560196">
            <text:p>1560196</text:p>
          </table:table-cell>
          <table:table-cell office:value-type="float" office:value="1596099">
            <text:p>1596099</text:p>
          </table:table-cell>
          <table:table-cell office:value-type="float" office:value="1099573">
            <text:p>1099573</text:p>
          </table:table-cell>
          <table:table-cell office:value-type="float" office:value="2828019">
            <text:p>2828019</text:p>
          </table:table-cell>
          <table:table-cell office:value-type="float" office:value="2339264">
            <text:p>2339264</text:p>
          </table:table-cell>
          <table:table-cell office:value-type="float" office:value="450687">
            <text:p>450687</text:p>
          </table:table-cell>
          <table:table-cell office:value-type="float" office:value="38068">
            <text:p>38068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5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vars4/asin-8-vars4-chunk-0042.smt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vars4/asin-8-vars4-chunk-005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24293">
            <text:p>500.024293</text:p>
          </table:table-cell>
          <table:table-cell office:value-type="float" office:value="58.316678">
            <text:p>58.316678</text:p>
          </table:table-cell>
          <table:table-cell office:value-type="float" office:value="374.20794">
            <text:p>374.20794</text:p>
          </table:table-cell>
          <table:table-cell office:value-type="float" office:value="1.611743">
            <text:p>1.611743</text:p>
          </table:table-cell>
          <table:table-cell office:value-type="float" office:value="6.435055">
            <text:p>6.435055</text:p>
          </table:table-cell>
          <table:table-cell office:value-type="float" office:value="24.480378">
            <text:p>24.480378</text:p>
          </table:table-cell>
          <table:table-cell office:value-type="float" office:value="79.786985">
            <text:p>79.786985</text:p>
          </table:table-cell>
          <table:table-cell office:value-type="float" office:value="849056">
            <text:p>849056</text:p>
          </table:table-cell>
          <table:table-cell office:value-type="float" office:value="1199097">
            <text:p>1199097</text:p>
          </table:table-cell>
          <table:table-cell office:value-type="float" office:value="764967">
            <text:p>764967</text:p>
          </table:table-cell>
          <table:table-cell office:value-type="float" office:value="1856496">
            <text:p>1856496</text:p>
          </table:table-cell>
          <table:table-cell office:value-type="float" office:value="1355812">
            <text:p>1355812</text:p>
          </table:table-cell>
          <table:table-cell office:value-type="float" office:value="456448">
            <text:p>456448</text:p>
          </table:table-cell>
          <table:table-cell office:value-type="float" office:value="44236">
            <text:p>44236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1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vars4/asin-8-vars4-chunk-005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.055">
            <text:p>1000.055</text:p>
          </table:table-cell>
          <table:table-cell office:value-type="float" office:value="151.53576">
            <text:p>151.53576</text:p>
          </table:table-cell>
          <table:table-cell office:value-type="float" office:value="12.62507">
            <text:p>12.62507</text:p>
          </table:table-cell>
          <table:table-cell office:value-type="float" office:value="8.0118">
            <text:p>8.0118</text:p>
          </table:table-cell>
          <table:table-cell office:value-type="float" office:value="665.5033">
            <text:p>665.5033</text:p>
          </table:table-cell>
          <table:table-cell office:value-type="float" office:value="0.196964">
            <text:p>0.196964</text:p>
          </table:table-cell>
          <table:table-cell office:value-type="float" office:value="305.1892">
            <text:p>305.1892</text:p>
          </table:table-cell>
          <table:table-cell office:value-type="float" office:value="18508">
            <text:p>18508</text:p>
          </table:table-cell>
          <table:table-cell office:value-type="float" office:value="237500">
            <text:p>237500</text:p>
          </table:table-cell>
          <table:table-cell office:value-type="float" office:value="1745294">
            <text:p>1745294</text:p>
          </table:table-cell>
          <table:table-cell office:value-type="float" office:value="1854313">
            <text:p>1854313</text:p>
          </table:table-cell>
          <table:table-cell office:value-type="float" office:value="36968">
            <text:p>36968</text:p>
          </table:table-cell>
          <table:table-cell office:value-type="float" office:value="1812197">
            <text:p>1812197</text:p>
          </table:table-cell>
          <table:table-cell office:value-type="float" office:value="5150">
            <text:p>515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sin/8/vars4/asin-8-vars4-chunk-0037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05155">
            <text:p>500.005155</text:p>
          </table:table-cell>
          <table:table-cell office:value-type="float" office:value="41.684712">
            <text:p>41.684712</text:p>
          </table:table-cell>
          <table:table-cell office:value-type="float" office:value="352.334214">
            <text:p>352.334214</text:p>
          </table:table-cell>
          <table:table-cell office:value-type="float" office:value="1.476792">
            <text:p>1.476792</text:p>
          </table:table-cell>
          <table:table-cell office:value-type="float" office:value="6.960025">
            <text:p>6.960025</text:p>
          </table:table-cell>
          <table:table-cell office:value-type="float" office:value="34.264313">
            <text:p>34.264313</text:p>
          </table:table-cell>
          <table:table-cell office:value-type="float" office:value="101.803885">
            <text:p>101.803885</text:p>
          </table:table-cell>
          <table:table-cell office:value-type="float" office:value="1461023">
            <text:p>1461023</text:p>
          </table:table-cell>
          <table:table-cell office:value-type="float" office:value="1463445">
            <text:p>1463445</text:p>
          </table:table-cell>
          <table:table-cell office:value-type="float" office:value="1008592">
            <text:p>1008592</text:p>
          </table:table-cell>
          <table:table-cell office:value-type="float" office:value="2593866">
            <text:p>2593866</text:p>
          </table:table-cell>
          <table:table-cell office:value-type="float" office:value="2145712">
            <text:p>2145712</text:p>
          </table:table-cell>
          <table:table-cell office:value-type="float" office:value="413185">
            <text:p>413185</text:p>
          </table:table-cell>
          <table:table-cell office:value-type="float" office:value="34969">
            <text:p>34969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11.smt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1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15997">
            <text:p>0.015997</text:p>
          </table:table-cell>
          <table:table-cell office:value-type="float" office:value="0.001">
            <text:p>0.001</text:p>
          </table:table-cell>
          <table:table-cell office:value-type="float" office:value="0.012998">
            <text:p>0.012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17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14998">
            <text:p>0.014998</text:p>
          </table:table-cell>
          <table:table-cell office:value-type="float" office:value="0">
            <text:p>0</text:p>
          </table:table-cell>
          <table:table-cell office:value-type="float" office:value="0.014997">
            <text:p>0.014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21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5">
            <text:p>0.0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vars4/asin-8-vars4-chunk-005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16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2999">
            <text:p>0.00299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13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4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20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40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06748">
            <text:p>500.006748</text:p>
          </table:table-cell>
          <table:table-cell office:value-type="float" office:value="37.633073">
            <text:p>37.633073</text:p>
          </table:table-cell>
          <table:table-cell office:value-type="float" office:value="347.511152">
            <text:p>347.511152</text:p>
          </table:table-cell>
          <table:table-cell office:value-type="float" office:value="1.537767">
            <text:p>1.537767</text:p>
          </table:table-cell>
          <table:table-cell office:value-type="float" office:value="7.746941">
            <text:p>7.746941</text:p>
          </table:table-cell>
          <table:table-cell office:value-type="float" office:value="35.57711">
            <text:p>35.57711</text:p>
          </table:table-cell>
          <table:table-cell office:value-type="float" office:value="106.38209">
            <text:p>106.38209</text:p>
          </table:table-cell>
          <table:table-cell office:value-type="float" office:value="1532606">
            <text:p>1532606</text:p>
          </table:table-cell>
          <table:table-cell office:value-type="float" office:value="1534190">
            <text:p>1534190</text:p>
          </table:table-cell>
          <table:table-cell office:value-type="float" office:value="1057814">
            <text:p>1057814</text:p>
          </table:table-cell>
          <table:table-cell office:value-type="float" office:value="2720744">
            <text:p>2720744</text:p>
          </table:table-cell>
          <table:table-cell office:value-type="float" office:value="2250788">
            <text:p>2250788</text:p>
          </table:table-cell>
          <table:table-cell office:value-type="float" office:value="433402">
            <text:p>433402</text:p>
          </table:table-cell>
          <table:table-cell office:value-type="float" office:value="36554">
            <text:p>3655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29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7878">
            <text:p>500.07878</text:p>
          </table:table-cell>
          <table:table-cell office:value-type="float" office:value="25.959311">
            <text:p>25.959311</text:p>
          </table:table-cell>
          <table:table-cell office:value-type="float" office:value="274.129224">
            <text:p>274.129224</text:p>
          </table:table-cell>
          <table:table-cell office:value-type="float" office:value="1.946715">
            <text:p>1.946715</text:p>
          </table:table-cell>
          <table:table-cell office:value-type="float" office:value="5.817151">
            <text:p>5.817151</text:p>
          </table:table-cell>
          <table:table-cell office:value-type="float" office:value="14.880789">
            <text:p>14.880789</text:p>
          </table:table-cell>
          <table:table-cell office:value-type="float" office:value="206.506742">
            <text:p>206.506742</text:p>
          </table:table-cell>
          <table:table-cell office:value-type="float" office:value="571594">
            <text:p>571594</text:p>
          </table:table-cell>
          <table:table-cell office:value-type="float" office:value="945808">
            <text:p>945808</text:p>
          </table:table-cell>
          <table:table-cell office:value-type="float" office:value="662955">
            <text:p>662955</text:p>
          </table:table-cell>
          <table:table-cell office:value-type="float" office:value="1494658">
            <text:p>1494658</text:p>
          </table:table-cell>
          <table:table-cell office:value-type="float" office:value="929728">
            <text:p>929728</text:p>
          </table:table-cell>
          <table:table-cell office:value-type="float" office:value="556205">
            <text:p>556205</text:p>
          </table:table-cell>
          <table:table-cell office:value-type="float" office:value="8725">
            <text:p>872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4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2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10193">
            <text:p>500.010193</text:p>
          </table:table-cell>
          <table:table-cell office:value-type="float" office:value="40.421871">
            <text:p>40.421871</text:p>
          </table:table-cell>
          <table:table-cell office:value-type="float" office:value="337.779416">
            <text:p>337.779416</text:p>
          </table:table-cell>
          <table:table-cell office:value-type="float" office:value="1.649746">
            <text:p>1.649746</text:p>
          </table:table-cell>
          <table:table-cell office:value-type="float" office:value="7.757914">
            <text:p>7.757914</text:p>
          </table:table-cell>
          <table:table-cell office:value-type="float" office:value="37.967017">
            <text:p>37.967017</text:p>
          </table:table-cell>
          <table:table-cell office:value-type="float" office:value="108.704767">
            <text:p>108.704767</text:p>
          </table:table-cell>
          <table:table-cell office:value-type="float" office:value="1572845">
            <text:p>1572845</text:p>
          </table:table-cell>
          <table:table-cell office:value-type="float" office:value="1575200">
            <text:p>1575200</text:p>
          </table:table-cell>
          <table:table-cell office:value-type="float" office:value="1085741">
            <text:p>1085741</text:p>
          </table:table-cell>
          <table:table-cell office:value-type="float" office:value="2792429">
            <text:p>2792429</text:p>
          </table:table-cell>
          <table:table-cell office:value-type="float" office:value="2309972">
            <text:p>2309972</text:p>
          </table:table-cell>
          <table:table-cell office:value-type="float" office:value="444826">
            <text:p>444826</text:p>
          </table:table-cell>
          <table:table-cell office:value-type="float" office:value="37631">
            <text:p>37631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5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00.047824">
            <text:p>500.047824</text:p>
          </table:table-cell>
          <table:table-cell office:value-type="float" office:value="57.458557">
            <text:p>57.458557</text:p>
          </table:table-cell>
          <table:table-cell office:value-type="float" office:value="358.761982">
            <text:p>358.761982</text:p>
          </table:table-cell>
          <table:table-cell office:value-type="float" office:value="1.568779">
            <text:p>1.568779</text:p>
          </table:table-cell>
          <table:table-cell office:value-type="float" office:value="6.875942">
            <text:p>6.875942</text:p>
          </table:table-cell>
          <table:table-cell office:value-type="float" office:value="28.579855">
            <text:p>28.579855</text:p>
          </table:table-cell>
          <table:table-cell office:value-type="float" office:value="87.774626">
            <text:p>87.774626</text:p>
          </table:table-cell>
          <table:table-cell office:value-type="float" office:value="981712">
            <text:p>981712</text:p>
          </table:table-cell>
          <table:table-cell office:value-type="float" office:value="1366252">
            <text:p>1366252</text:p>
          </table:table-cell>
          <table:table-cell office:value-type="float" office:value="852663">
            <text:p>852663</text:p>
          </table:table-cell>
          <table:table-cell office:value-type="float" office:value="2081107">
            <text:p>2081107</text:p>
          </table:table-cell>
          <table:table-cell office:value-type="float" office:value="1576128">
            <text:p>1576128</text:p>
          </table:table-cell>
          <table:table-cell office:value-type="float" office:value="463690">
            <text:p>463690</text:p>
          </table:table-cell>
          <table:table-cell office:value-type="float" office:value="41289">
            <text:p>41289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9.smt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1999">
            <text:p>0.00199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10.smt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2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00898">
            <text:p>500.000898</text:p>
          </table:table-cell>
          <table:table-cell office:value-type="float" office:value="28.982962">
            <text:p>28.982962</text:p>
          </table:table-cell>
          <table:table-cell office:value-type="float" office:value="85.280075">
            <text:p>85.280075</text:p>
          </table:table-cell>
          <table:table-cell office:value-type="float" office:value="1.381873">
            <text:p>1.381873</text:p>
          </table:table-cell>
          <table:table-cell office:value-type="float" office:value="4.85659">
            <text:p>4.85659</text:p>
          </table:table-cell>
          <table:table-cell office:value-type="float" office:value="23.775263">
            <text:p>23.775263</text:p>
          </table:table-cell>
          <table:table-cell office:value-type="float" office:value="262.985552">
            <text:p>262.985552</text:p>
          </table:table-cell>
          <table:table-cell office:value-type="float" office:value="1966020">
            <text:p>1966020</text:p>
          </table:table-cell>
          <table:table-cell office:value-type="float" office:value="840226">
            <text:p>840226</text:p>
          </table:table-cell>
          <table:table-cell office:value-type="float" office:value="936200">
            <text:p>936200</text:p>
          </table:table-cell>
          <table:table-cell office:value-type="float" office:value="1966020">
            <text:p>1966020</text:p>
          </table:table-cell>
          <table:table-cell office:value-type="float" office:value="1497920">
            <text:p>1497920</text:p>
          </table:table-cell>
          <table:table-cell office:value-type="float" office:value="374480">
            <text:p>374480</text:p>
          </table:table-cell>
          <table:table-cell office:value-type="float" office:value="93620">
            <text:p>9362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0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16308">
            <text:p>500.016308</text:p>
          </table:table-cell>
          <table:table-cell office:value-type="float" office:value="26.460271">
            <text:p>26.460271</text:p>
          </table:table-cell>
          <table:table-cell office:value-type="float" office:value="434.316184">
            <text:p>434.316184</text:p>
          </table:table-cell>
          <table:table-cell office:value-type="float" office:value="0.928859">
            <text:p>0.928859</text:p>
          </table:table-cell>
          <table:table-cell office:value-type="float" office:value="4.737285">
            <text:p>4.737285</text:p>
          </table:table-cell>
          <table:table-cell office:value-type="float" office:value="21.769847">
            <text:p>21.769847</text:p>
          </table:table-cell>
          <table:table-cell office:value-type="float" office:value="65.307181">
            <text:p>65.307181</text:p>
          </table:table-cell>
          <table:table-cell office:value-type="float" office:value="913866">
            <text:p>913866</text:p>
          </table:table-cell>
          <table:table-cell office:value-type="float" office:value="963621">
            <text:p>963621</text:p>
          </table:table-cell>
          <table:table-cell office:value-type="float" office:value="639937">
            <text:p>639937</text:p>
          </table:table-cell>
          <table:table-cell office:value-type="float" office:value="1666067">
            <text:p>1666067</text:p>
          </table:table-cell>
          <table:table-cell office:value-type="float" office:value="1378816">
            <text:p>1378816</text:p>
          </table:table-cell>
          <table:table-cell office:value-type="float" office:value="266751">
            <text:p>266751</text:p>
          </table:table-cell>
          <table:table-cell office:value-type="float" office:value="20500">
            <text:p>20500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5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10988">
            <text:p>500.010988</text:p>
          </table:table-cell>
          <table:table-cell office:value-type="float" office:value="58.457564">
            <text:p>58.457564</text:p>
          </table:table-cell>
          <table:table-cell office:value-type="float" office:value="356.698016">
            <text:p>356.698016</text:p>
          </table:table-cell>
          <table:table-cell office:value-type="float" office:value="1.576762">
            <text:p>1.576762</text:p>
          </table:table-cell>
          <table:table-cell office:value-type="float" office:value="6.90499">
            <text:p>6.90499</text:p>
          </table:table-cell>
          <table:table-cell office:value-type="float" office:value="28.207743">
            <text:p>28.207743</text:p>
          </table:table-cell>
          <table:table-cell office:value-type="float" office:value="87.58161">
            <text:p>87.58161</text:p>
          </table:table-cell>
          <table:table-cell office:value-type="float" office:value="993512">
            <text:p>993512</text:p>
          </table:table-cell>
          <table:table-cell office:value-type="float" office:value="1361295">
            <text:p>1361295</text:p>
          </table:table-cell>
          <table:table-cell office:value-type="float" office:value="850524">
            <text:p>850524</text:p>
          </table:table-cell>
          <table:table-cell office:value-type="float" office:value="2075530">
            <text:p>2075530</text:p>
          </table:table-cell>
          <table:table-cell office:value-type="float" office:value="1571084">
            <text:p>1571084</text:p>
          </table:table-cell>
          <table:table-cell office:value-type="float" office:value="463074">
            <text:p>463074</text:p>
          </table:table-cell>
          <table:table-cell office:value-type="float" office:value="41372">
            <text:p>4137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4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0.075">
            <text:p>1000.075</text:p>
          </table:table-cell>
          <table:table-cell office:value-type="float" office:value="93.690742">
            <text:p>93.690742</text:p>
          </table:table-cell>
          <table:table-cell office:value-type="float" office:value="13.90088">
            <text:p>13.90088</text:p>
          </table:table-cell>
          <table:table-cell office:value-type="float" office:value="7.921806">
            <text:p>7.921806</text:p>
          </table:table-cell>
          <table:table-cell office:value-type="float" office:value="674.3131">
            <text:p>674.3131</text:p>
          </table:table-cell>
          <table:table-cell office:value-type="float" office:value="0.198972">
            <text:p>0.198972</text:p>
          </table:table-cell>
          <table:table-cell office:value-type="float" office:value="357.7191">
            <text:p>357.7191</text:p>
          </table:table-cell>
          <table:table-cell office:value-type="float" office:value="17874">
            <text:p>17874</text:p>
          </table:table-cell>
          <table:table-cell office:value-type="float" office:value="390858">
            <text:p>390858</text:p>
          </table:table-cell>
          <table:table-cell office:value-type="float" office:value="1913578">
            <text:p>1913578</text:p>
          </table:table-cell>
          <table:table-cell office:value-type="float" office:value="1953633">
            <text:p>1953633</text:p>
          </table:table-cell>
          <table:table-cell office:value-type="float" office:value="35704">
            <text:p>35704</text:p>
          </table:table-cell>
          <table:table-cell office:value-type="float" office:value="1911155">
            <text:p>1911155</text:p>
          </table:table-cell>
          <table:table-cell office:value-type="float" office:value="6769">
            <text:p>6769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sin/8/vars4/asin-8-vars4-chunk-001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13998">
            <text:p>0.013998</text:p>
          </table:table-cell>
          <table:table-cell office:value-type="float" office:value="0.002">
            <text:p>0.002</text:p>
          </table:table-cell>
          <table:table-cell office:value-type="float" office:value="0.011998">
            <text:p>0.011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47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064">
            <text:p>500.0064</text:p>
          </table:table-cell>
          <table:table-cell office:value-type="float" office:value="26.502331">
            <text:p>26.502331</text:p>
          </table:table-cell>
          <table:table-cell office:value-type="float" office:value="438.948442">
            <text:p>438.948442</text:p>
          </table:table-cell>
          <table:table-cell office:value-type="float" office:value="0.981849">
            <text:p>0.981849</text:p>
          </table:table-cell>
          <table:table-cell office:value-type="float" office:value="4.518314">
            <text:p>4.518314</text:p>
          </table:table-cell>
          <table:table-cell office:value-type="float" office:value="22.017849">
            <text:p>22.017849</text:p>
          </table:table-cell>
          <table:table-cell office:value-type="float" office:value="65.47118">
            <text:p>65.47118</text:p>
          </table:table-cell>
          <table:table-cell office:value-type="float" office:value="917278">
            <text:p>917278</text:p>
          </table:table-cell>
          <table:table-cell office:value-type="float" office:value="967422">
            <text:p>967422</text:p>
          </table:table-cell>
          <table:table-cell office:value-type="float" office:value="642075">
            <text:p>642075</text:p>
          </table:table-cell>
          <table:table-cell office:value-type="float" office:value="1671860">
            <text:p>1671860</text:p>
          </table:table-cell>
          <table:table-cell office:value-type="float" office:value="1383768">
            <text:p>1383768</text:p>
          </table:table-cell>
          <table:table-cell office:value-type="float" office:value="267529">
            <text:p>267529</text:p>
          </table:table-cell>
          <table:table-cell office:value-type="float" office:value="20563">
            <text:p>2056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41.smt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02998">
            <text:p>0.00299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sin/8/vars4/asin-8-vars4-chunk-005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00.0182">
            <text:p>500.0182</text:p>
          </table:table-cell>
          <table:table-cell office:value-type="float" office:value="90.027575">
            <text:p>90.027575</text:p>
          </table:table-cell>
          <table:table-cell office:value-type="float" office:value="232.101083">
            <text:p>232.101083</text:p>
          </table:table-cell>
          <table:table-cell office:value-type="float" office:value="5.627116">
            <text:p>5.627116</text:p>
          </table:table-cell>
          <table:table-cell office:value-type="float" office:value="14.340873">
            <text:p>14.340873</text:p>
          </table:table-cell>
          <table:table-cell office:value-type="float" office:value="25.313227">
            <text:p>25.313227</text:p>
          </table:table-cell>
          <table:table-cell office:value-type="float" office:value="154.000566">
            <text:p>154.000566</text:p>
          </table:table-cell>
          <table:table-cell office:value-type="float" office:value="629888">
            <text:p>629888</text:p>
          </table:table-cell>
          <table:table-cell office:value-type="float" office:value="1794891">
            <text:p>1794891</text:p>
          </table:table-cell>
          <table:table-cell office:value-type="float" office:value="1481190">
            <text:p>1481190</text:p>
          </table:table-cell>
          <table:table-cell office:value-type="float" office:value="2798302">
            <text:p>2798302</text:p>
          </table:table-cell>
          <table:table-cell office:value-type="float" office:value="1102476">
            <text:p>1102476</text:p>
          </table:table-cell>
          <table:table-cell office:value-type="float" office:value="1592565">
            <text:p>1592565</text:p>
          </table:table-cell>
          <table:table-cell office:value-type="float" office:value="103261">
            <text:p>103261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1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00908">
            <text:p>500.00908</text:p>
          </table:table-cell>
          <table:table-cell office:value-type="float" office:value="40.701751">
            <text:p>40.701751</text:p>
          </table:table-cell>
          <table:table-cell office:value-type="float" office:value="336.980292">
            <text:p>336.980292</text:p>
          </table:table-cell>
          <table:table-cell office:value-type="float" office:value="1.537789">
            <text:p>1.537789</text:p>
          </table:table-cell>
          <table:table-cell office:value-type="float" office:value="7.408999">
            <text:p>7.408999</text:p>
          </table:table-cell>
          <table:table-cell office:value-type="float" office:value="38.061018">
            <text:p>38.061018</text:p>
          </table:table-cell>
          <table:table-cell office:value-type="float" office:value="108.589998">
            <text:p>108.589998</text:p>
          </table:table-cell>
          <table:table-cell office:value-type="float" office:value="1570707">
            <text:p>1570707</text:p>
          </table:table-cell>
          <table:table-cell office:value-type="float" office:value="1573363">
            <text:p>1573363</text:p>
          </table:table-cell>
          <table:table-cell office:value-type="float" office:value="1083700">
            <text:p>1083700</text:p>
          </table:table-cell>
          <table:table-cell office:value-type="float" office:value="2787912">
            <text:p>2787912</text:p>
          </table:table-cell>
          <table:table-cell office:value-type="float" office:value="2306372">
            <text:p>2306372</text:p>
          </table:table-cell>
          <table:table-cell office:value-type="float" office:value="444152">
            <text:p>444152</text:p>
          </table:table-cell>
          <table:table-cell office:value-type="float" office:value="37388">
            <text:p>37388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8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60189">
            <text:p>500.060189</text:p>
          </table:table-cell>
          <table:table-cell office:value-type="float" office:value="24.773429">
            <text:p>24.773429</text:p>
          </table:table-cell>
          <table:table-cell office:value-type="float" office:value="269.503219">
            <text:p>269.503219</text:p>
          </table:table-cell>
          <table:table-cell office:value-type="float" office:value="2.23366">
            <text:p>2.23366</text:p>
          </table:table-cell>
          <table:table-cell office:value-type="float" office:value="5.059284">
            <text:p>5.059284</text:p>
          </table:table-cell>
          <table:table-cell office:value-type="float" office:value="15.231744">
            <text:p>15.231744</text:p>
          </table:table-cell>
          <table:table-cell office:value-type="float" office:value="211.40309">
            <text:p>211.40309</text:p>
          </table:table-cell>
          <table:table-cell office:value-type="float" office:value="571054">
            <text:p>571054</text:p>
          </table:table-cell>
          <table:table-cell office:value-type="float" office:value="941887">
            <text:p>941887</text:p>
          </table:table-cell>
          <table:table-cell office:value-type="float" office:value="666117">
            <text:p>666117</text:p>
          </table:table-cell>
          <table:table-cell office:value-type="float" office:value="1521540">
            <text:p>1521540</text:p>
          </table:table-cell>
          <table:table-cell office:value-type="float" office:value="855640">
            <text:p>855640</text:p>
          </table:table-cell>
          <table:table-cell office:value-type="float" office:value="643864">
            <text:p>643864</text:p>
          </table:table-cell>
          <table:table-cell office:value-type="float" office:value="22036">
            <text:p>2203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sin/8/vars4/asin-8-vars4-chunk-0032.smt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sin/8/vars4/asin-8-vars4-chunk-004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21419">
            <text:p>500.021419</text:p>
          </table:table-cell>
          <table:table-cell office:value-type="float" office:value="58.329677">
            <text:p>58.329677</text:p>
          </table:table-cell>
          <table:table-cell office:value-type="float" office:value="375.387509">
            <text:p>375.387509</text:p>
          </table:table-cell>
          <table:table-cell office:value-type="float" office:value="1.619731">
            <text:p>1.619731</text:p>
          </table:table-cell>
          <table:table-cell office:value-type="float" office:value="6.539034">
            <text:p>6.539034</text:p>
          </table:table-cell>
          <table:table-cell office:value-type="float" office:value="24.80635">
            <text:p>24.80635</text:p>
          </table:table-cell>
          <table:table-cell office:value-type="float" office:value="78.730101">
            <text:p>78.730101</text:p>
          </table:table-cell>
          <table:table-cell office:value-type="float" office:value="847534">
            <text:p>847534</text:p>
          </table:table-cell>
          <table:table-cell office:value-type="float" office:value="1198130">
            <text:p>1198130</text:p>
          </table:table-cell>
          <table:table-cell office:value-type="float" office:value="764163">
            <text:p>764163</text:p>
          </table:table-cell>
          <table:table-cell office:value-type="float" office:value="1854341">
            <text:p>1854341</text:p>
          </table:table-cell>
          <table:table-cell office:value-type="float" office:value="1353664">
            <text:p>1353664</text:p>
          </table:table-cell>
          <table:table-cell office:value-type="float" office:value="456470">
            <text:p>456470</text:p>
          </table:table-cell>
          <table:table-cell office:value-type="float" office:value="44207">
            <text:p>44207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>
          <table:table-cell office:value-type="string">
            <text:p>QF_NRA/meti-tarski/atan/problem/1/atan-problem-1-chunk-006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5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8999">
            <text:p>0.008999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2999">
            <text:p>0.002999</text:p>
          </table:table-cell>
          <table:table-cell office:value-type="float" office:value="34">
            <text:p>34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5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9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42248">
            <text:p>500.042248</text:p>
          </table:table-cell>
          <table:table-cell office:value-type="float" office:value="116.241671">
            <text:p>116.241671</text:p>
          </table:table-cell>
          <table:table-cell office:value-type="float" office:value="211.480408">
            <text:p>211.480408</text:p>
          </table:table-cell>
          <table:table-cell office:value-type="float" office:value="4.196373">
            <text:p>4.196373</text:p>
          </table:table-cell>
          <table:table-cell office:value-type="float" office:value="13.039005">
            <text:p>13.039005</text:p>
          </table:table-cell>
          <table:table-cell office:value-type="float" office:value="34.61281">
            <text:p>34.61281</text:p>
          </table:table-cell>
          <table:table-cell office:value-type="float" office:value="134.932701">
            <text:p>134.932701</text:p>
          </table:table-cell>
          <table:table-cell office:value-type="float" office:value="907361">
            <text:p>907361</text:p>
          </table:table-cell>
          <table:table-cell office:value-type="float" office:value="1899413">
            <text:p>1899413</text:p>
          </table:table-cell>
          <table:table-cell office:value-type="float" office:value="1740557">
            <text:p>1740557</text:p>
          </table:table-cell>
          <table:table-cell office:value-type="float" office:value="3035017">
            <text:p>3035017</text:p>
          </table:table-cell>
          <table:table-cell office:value-type="float" office:value="1595360">
            <text:p>1595360</text:p>
          </table:table-cell>
          <table:table-cell office:value-type="float" office:value="1199725">
            <text:p>1199725</text:p>
          </table:table-cell>
          <table:table-cell office:value-type="float" office:value="239932">
            <text:p>23993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0999">
            <text:p>0.010999</text:p>
          </table:table-cell>
          <table:table-cell office:value-type="float" office:value="0.000999">
            <text:p>0.000999</text:p>
          </table:table-cell>
          <table:table-cell office:value-type="float" office:value="0.007">
            <text:p>0.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7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12711">
            <text:p>500.012711</text:p>
          </table:table-cell>
          <table:table-cell office:value-type="float" office:value="128.378292">
            <text:p>128.378292</text:p>
          </table:table-cell>
          <table:table-cell office:value-type="float" office:value="218.144399">
            <text:p>218.144399</text:p>
          </table:table-cell>
          <table:table-cell office:value-type="float" office:value="4.519321">
            <text:p>4.519321</text:p>
          </table:table-cell>
          <table:table-cell office:value-type="float" office:value="11.246371">
            <text:p>11.246371</text:p>
          </table:table-cell>
          <table:table-cell office:value-type="float" office:value="29.99245">
            <text:p>29.99245</text:p>
          </table:table-cell>
          <table:table-cell office:value-type="float" office:value="121.472596">
            <text:p>121.472596</text:p>
          </table:table-cell>
          <table:table-cell office:value-type="float" office:value="867486">
            <text:p>867486</text:p>
          </table:table-cell>
          <table:table-cell office:value-type="float" office:value="1865448">
            <text:p>1865448</text:p>
          </table:table-cell>
          <table:table-cell office:value-type="float" office:value="1563274">
            <text:p>1563274</text:p>
          </table:table-cell>
          <table:table-cell office:value-type="float" office:value="2965428">
            <text:p>2965428</text:p>
          </table:table-cell>
          <table:table-cell office:value-type="float" office:value="1505512">
            <text:p>1505512</text:p>
          </table:table-cell>
          <table:table-cell office:value-type="float" office:value="1333713">
            <text:p>1333713</text:p>
          </table:table-cell>
          <table:table-cell office:value-type="float" office:value="126203">
            <text:p>12620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5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01891">
            <text:p>500.001891</text:p>
          </table:table-cell>
          <table:table-cell office:value-type="float" office:value="81.83574">
            <text:p>81.83574</text:p>
          </table:table-cell>
          <table:table-cell office:value-type="float" office:value="224.561177">
            <text:p>224.561177</text:p>
          </table:table-cell>
          <table:table-cell office:value-type="float" office:value="4.644335">
            <text:p>4.644335</text:p>
          </table:table-cell>
          <table:table-cell office:value-type="float" office:value="14.741799">
            <text:p>14.741799</text:p>
          </table:table-cell>
          <table:table-cell office:value-type="float" office:value="38.836156">
            <text:p>38.836156</text:p>
          </table:table-cell>
          <table:table-cell office:value-type="float" office:value="151.230273">
            <text:p>151.230273</text:p>
          </table:table-cell>
          <table:table-cell office:value-type="float" office:value="1015469">
            <text:p>1015469</text:p>
          </table:table-cell>
          <table:table-cell office:value-type="float" office:value="2150313">
            <text:p>2150313</text:p>
          </table:table-cell>
          <table:table-cell office:value-type="float" office:value="1952419">
            <text:p>1952419</text:p>
          </table:table-cell>
          <table:table-cell office:value-type="float" office:value="3425008">
            <text:p>3425008</text:p>
          </table:table-cell>
          <table:table-cell office:value-type="float" office:value="1785440">
            <text:p>1785440</text:p>
          </table:table-cell>
          <table:table-cell office:value-type="float" office:value="1371006">
            <text:p>1371006</text:p>
          </table:table-cell>
          <table:table-cell office:value-type="float" office:value="268562">
            <text:p>26856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>
          <table:table-cell office:value-type="string">
            <text:p>QF_NRA/meti-tarski/atan/problem/1/atan-problem-1-chunk-00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7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12998">
            <text:p>0.012998</text:p>
          </table:table-cell>
          <table:table-cell office:value-type="float" office:value="0.002999">
            <text:p>0.002999</text:p>
          </table:table-cell>
          <table:table-cell office:value-type="float" office:value="0.010999">
            <text:p>0.010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71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86987">
            <text:p>0.086987</text:p>
          </table:table-cell>
          <table:table-cell office:value-type="float" office:value="0.009998">
            <text:p>0.009998</text:p>
          </table:table-cell>
          <table:table-cell office:value-type="float" office:value="0.062994">
            <text:p>0.0629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11999">
            <text:p>0.011999</text:p>
          </table:table-cell>
          <table:table-cell office:value-type="float" office:value="248">
            <text:p>248</text:p>
          </table:table-cell>
          <table:table-cell office:value-type="float" office:value="194">
            <text:p>194</text:p>
          </table:table-cell>
          <table:table-cell office:value-type="float" office:value="173">
            <text:p>173</text:p>
          </table:table-cell>
          <table:table-cell office:value-type="float" office:value="433">
            <text:p>433</text:p>
          </table:table-cell>
          <table:table-cell office:value-type="float" office:value="356">
            <text:p>356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1/atan-problem-1-chunk-01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2998">
            <text:p>0.012998</text:p>
          </table:table-cell>
          <table:table-cell office:value-type="float" office:value="0.001">
            <text:p>0.001</text:p>
          </table:table-cell>
          <table:table-cell office:value-type="float" office:value="0.010998">
            <text:p>0.010998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9996">
            <text:p>0.029996</text:p>
          </table:table-cell>
          <table:table-cell office:value-type="float" office:value="0.001">
            <text:p>0.001</text:p>
          </table:table-cell>
          <table:table-cell office:value-type="float" office:value="0.028997">
            <text:p>0.02899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9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46394">
            <text:p>500.046394</text:p>
          </table:table-cell>
          <table:table-cell office:value-type="float" office:value="114.913025">
            <text:p>114.913025</text:p>
          </table:table-cell>
          <table:table-cell office:value-type="float" office:value="207.244142">
            <text:p>207.244142</text:p>
          </table:table-cell>
          <table:table-cell office:value-type="float" office:value="4.277356">
            <text:p>4.277356</text:p>
          </table:table-cell>
          <table:table-cell office:value-type="float" office:value="13.196955">
            <text:p>13.196955</text:p>
          </table:table-cell>
          <table:table-cell office:value-type="float" office:value="36.062544">
            <text:p>36.062544</text:p>
          </table:table-cell>
          <table:table-cell office:value-type="float" office:value="138.898047">
            <text:p>138.898047</text:p>
          </table:table-cell>
          <table:table-cell office:value-type="float" office:value="929019">
            <text:p>929019</text:p>
          </table:table-cell>
          <table:table-cell office:value-type="float" office:value="1942943">
            <text:p>1942943</text:p>
          </table:table-cell>
          <table:table-cell office:value-type="float" office:value="1781828">
            <text:p>1781828</text:p>
          </table:table-cell>
          <table:table-cell office:value-type="float" office:value="3105449">
            <text:p>3105449</text:p>
          </table:table-cell>
          <table:table-cell office:value-type="float" office:value="1633440">
            <text:p>1633440</text:p>
          </table:table-cell>
          <table:table-cell office:value-type="float" office:value="1226296">
            <text:p>1226296</text:p>
          </table:table-cell>
          <table:table-cell office:value-type="float" office:value="245713">
            <text:p>24571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10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0.004">
            <text:p>500.004</text:p>
          </table:table-cell>
          <table:table-cell office:value-type="float" office:value="39.2611">
            <text:p>39.2611</text:p>
          </table:table-cell>
          <table:table-cell office:value-type="float" office:value="1.79571">
            <text:p>1.79571</text:p>
          </table:table-cell>
          <table:table-cell office:value-type="float" office:value="2.76758">
            <text:p>2.76758</text:p>
          </table:table-cell>
          <table:table-cell office:value-type="float" office:value="11.6953">
            <text:p>11.6953</text:p>
          </table:table-cell>
          <table:table-cell office:value-type="float" office:value="0.557917">
            <text:p>0.557917</text:p>
          </table:table-cell>
          <table:table-cell office:value-type="float" office:value="435.359">
            <text:p>435.359</text:p>
          </table:table-cell>
          <table:table-cell office:value-type="float" office:value="10964">
            <text:p>10964</text:p>
          </table:table-cell>
          <table:table-cell office:value-type="float" office:value="584697">
            <text:p>584697</text:p>
          </table:table-cell>
          <table:table-cell office:value-type="float" office:value="381604">
            <text:p>381604</text:p>
          </table:table-cell>
          <table:table-cell office:value-type="float" office:value="751993">
            <text:p>751993</text:p>
          </table:table-cell>
          <table:table-cell office:value-type="float" office:value="21876">
            <text:p>21876</text:p>
          </table:table-cell>
          <table:table-cell office:value-type="float" office:value="725144">
            <text:p>725144</text:p>
          </table:table-cell>
          <table:table-cell office:value-type="float" office:value="4973">
            <text:p>497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1/atan-problem-1-chunk-00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4997">
            <text:p>0.024997</text:p>
          </table:table-cell>
          <table:table-cell office:value-type="float" office:value="0.001">
            <text:p>0.001</text:p>
          </table:table-cell>
          <table:table-cell office:value-type="float" office:value="0.015997">
            <text:p>0.0159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26996">
            <text:p>0.026996</text:p>
          </table:table-cell>
          <table:table-cell office:value-type="float" office:value="0.001999">
            <text:p>0.001999</text:p>
          </table:table-cell>
          <table:table-cell office:value-type="float" office:value="0.024997">
            <text:p>0.024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office:value-type="float" office:value="59">
            <text:p>59</text:p>
          </table:table-cell>
          <table:table-cell office:value-type="float" office:value="117">
            <text:p>117</text:p>
          </table:table-cell>
          <table:table-cell office:value-type="float" office:value="46">
            <text:p>46</text:p>
          </table:table-cell>
          <table:table-cell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89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1998">
            <text:p>0.001998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1/atan-problem-1-chunk-00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8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10028">
            <text:p>500.010028</text:p>
          </table:table-cell>
          <table:table-cell office:value-type="float" office:value="110.163451">
            <text:p>110.163451</text:p>
          </table:table-cell>
          <table:table-cell office:value-type="float" office:value="220.793455">
            <text:p>220.793455</text:p>
          </table:table-cell>
          <table:table-cell office:value-type="float" office:value="4.712347">
            <text:p>4.712347</text:p>
          </table:table-cell>
          <table:table-cell office:value-type="float" office:value="12.453151">
            <text:p>12.453151</text:p>
          </table:table-cell>
          <table:table-cell office:value-type="float" office:value="31.816247">
            <text:p>31.816247</text:p>
          </table:table-cell>
          <table:table-cell office:value-type="float" office:value="135.672705">
            <text:p>135.672705</text:p>
          </table:table-cell>
          <table:table-cell office:value-type="float" office:value="823320">
            <text:p>823320</text:p>
          </table:table-cell>
          <table:table-cell office:value-type="float" office:value="1981021">
            <text:p>1981021</text:p>
          </table:table-cell>
          <table:table-cell office:value-type="float" office:value="1733877">
            <text:p>1733877</text:p>
          </table:table-cell>
          <table:table-cell office:value-type="float" office:value="3065708">
            <text:p>3065708</text:p>
          </table:table-cell>
          <table:table-cell office:value-type="float" office:value="1463680">
            <text:p>1463680</text:p>
          </table:table-cell>
          <table:table-cell office:value-type="float" office:value="1376554">
            <text:p>1376554</text:p>
          </table:table-cell>
          <table:table-cell office:value-type="float" office:value="225474">
            <text:p>22547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91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1/atan-problem-1-chunk-00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6997">
            <text:p>0.016997</text:p>
          </table:table-cell>
          <table:table-cell office:value-type="float" office:value="0">
            <text:p>0</text:p>
          </table:table-cell>
          <table:table-cell office:value-type="float" office:value="0.013998">
            <text:p>0.013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5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3998">
            <text:p>0.023998</text:p>
          </table:table-cell>
          <table:table-cell office:value-type="float" office:value="0">
            <text:p>0</text:p>
          </table:table-cell>
          <table:table-cell office:value-type="float" office:value="0.016998">
            <text:p>0.016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66">
            <text:p>66</text:p>
          </table:table-cell>
          <table:table-cell table:number-columns-repeated="2"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7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1999">
            <text:p>0.001999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06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6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1998">
            <text:p>0.011998</text:p>
          </table:table-cell>
          <table:table-cell office:value-type="float" office:value="0.001">
            <text:p>0.001</text:p>
          </table:table-cell>
          <table:table-cell office:value-type="float" office:value="0.007999">
            <text:p>0.007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32282">
            <text:p>500.032282</text:p>
          </table:table-cell>
          <table:table-cell office:value-type="float" office:value="117.800342">
            <text:p>117.800342</text:p>
          </table:table-cell>
          <table:table-cell office:value-type="float" office:value="206.787169">
            <text:p>206.787169</text:p>
          </table:table-cell>
          <table:table-cell office:value-type="float" office:value="4.190348">
            <text:p>4.190348</text:p>
          </table:table-cell>
          <table:table-cell office:value-type="float" office:value="13.325927">
            <text:p>13.325927</text:p>
          </table:table-cell>
          <table:table-cell office:value-type="float" office:value="35.022796">
            <text:p>35.022796</text:p>
          </table:table-cell>
          <table:table-cell office:value-type="float" office:value="137.352167">
            <text:p>137.352167</text:p>
          </table:table-cell>
          <table:table-cell office:value-type="float" office:value="920738">
            <text:p>920738</text:p>
          </table:table-cell>
          <table:table-cell office:value-type="float" office:value="1938626">
            <text:p>1938626</text:p>
          </table:table-cell>
          <table:table-cell office:value-type="float" office:value="1768621">
            <text:p>1768621</text:p>
          </table:table-cell>
          <table:table-cell office:value-type="float" office:value="3082249">
            <text:p>3082249</text:p>
          </table:table-cell>
          <table:table-cell office:value-type="float" office:value="1618880">
            <text:p>1618880</text:p>
          </table:table-cell>
          <table:table-cell office:value-type="float" office:value="1219899">
            <text:p>1219899</text:p>
          </table:table-cell>
          <table:table-cell office:value-type="float" office:value="243470">
            <text:p>243470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9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43282">
            <text:p>500.043282</text:p>
          </table:table-cell>
          <table:table-cell office:value-type="float" office:value="123.356648">
            <text:p>123.356648</text:p>
          </table:table-cell>
          <table:table-cell office:value-type="float" office:value="201.329057">
            <text:p>201.329057</text:p>
          </table:table-cell>
          <table:table-cell office:value-type="float" office:value="4.204333">
            <text:p>4.204333</text:p>
          </table:table-cell>
          <table:table-cell office:value-type="float" office:value="13.015003">
            <text:p>13.015003</text:p>
          </table:table-cell>
          <table:table-cell office:value-type="float" office:value="34.580677">
            <text:p>34.580677</text:p>
          </table:table-cell>
          <table:table-cell office:value-type="float" office:value="136.075493">
            <text:p>136.075493</text:p>
          </table:table-cell>
          <table:table-cell office:value-type="float" office:value="910728">
            <text:p>910728</text:p>
          </table:table-cell>
          <table:table-cell office:value-type="float" office:value="1916034">
            <text:p>1916034</text:p>
          </table:table-cell>
          <table:table-cell office:value-type="float" office:value="1749548">
            <text:p>1749548</text:p>
          </table:table-cell>
          <table:table-cell office:value-type="float" office:value="3049956">
            <text:p>3049956</text:p>
          </table:table-cell>
          <table:table-cell office:value-type="float" office:value="1601280">
            <text:p>1601280</text:p>
          </table:table-cell>
          <table:table-cell office:value-type="float" office:value="1207824">
            <text:p>1207824</text:p>
          </table:table-cell>
          <table:table-cell office:value-type="float" office:value="240852">
            <text:p>24085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0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69992">
            <text:p>0.069992</text:p>
          </table:table-cell>
          <table:table-cell office:value-type="float" office:value="0.003998">
            <text:p>0.003998</text:p>
          </table:table-cell>
          <table:table-cell office:value-type="float" office:value="0.040997">
            <text:p>0.04099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8998">
            <text:p>0.008998</text:p>
          </table:table-cell>
          <table:table-cell office:value-type="float" office:value="0.018999">
            <text:p>0.018999</text:p>
          </table:table-cell>
          <table:table-cell office:value-type="float" office:value="238">
            <text:p>238</text:p>
          </table:table-cell>
          <table:table-cell office:value-type="float" office:value="184">
            <text:p>184</text:p>
          </table:table-cell>
          <table:table-cell office:value-type="float" office:value="179">
            <text:p>179</text:p>
          </table:table-cell>
          <table:table-cell office:value-type="float" office:value="445">
            <text:p>445</text:p>
          </table:table-cell>
          <table:table-cell office:value-type="float" office:value="364">
            <text:p>364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35996">
            <text:p>0.035996</text:p>
          </table:table-cell>
          <table:table-cell office:value-type="float" office:value="0.003">
            <text:p>0.003</text:p>
          </table:table-cell>
          <table:table-cell office:value-type="float" office:value="0.026998">
            <text:p>0.026998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998">
            <text:p>0.005998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43457">
            <text:p>500.043457</text:p>
          </table:table-cell>
          <table:table-cell office:value-type="float" office:value="113.092936">
            <text:p>113.092936</text:p>
          </table:table-cell>
          <table:table-cell office:value-type="float" office:value="207.273359">
            <text:p>207.273359</text:p>
          </table:table-cell>
          <table:table-cell office:value-type="float" office:value="4.193388">
            <text:p>4.193388</text:p>
          </table:table-cell>
          <table:table-cell office:value-type="float" office:value="13.334925">
            <text:p>13.334925</text:p>
          </table:table-cell>
          <table:table-cell office:value-type="float" office:value="35.928549">
            <text:p>35.928549</text:p>
          </table:table-cell>
          <table:table-cell office:value-type="float" office:value="139.3921">
            <text:p>139.3921</text:p>
          </table:table-cell>
          <table:table-cell office:value-type="float" office:value="925470">
            <text:p>925470</text:p>
          </table:table-cell>
          <table:table-cell office:value-type="float" office:value="1962147">
            <text:p>1962147</text:p>
          </table:table-cell>
          <table:table-cell office:value-type="float" office:value="1793350">
            <text:p>1793350</text:p>
          </table:table-cell>
          <table:table-cell office:value-type="float" office:value="3126947">
            <text:p>3126947</text:p>
          </table:table-cell>
          <table:table-cell office:value-type="float" office:value="1645280">
            <text:p>1645280</text:p>
          </table:table-cell>
          <table:table-cell office:value-type="float" office:value="1234242">
            <text:p>1234242</text:p>
          </table:table-cell>
          <table:table-cell office:value-type="float" office:value="247425">
            <text:p>247425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5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62993">
            <text:p>500.062993</text:p>
          </table:table-cell>
          <table:table-cell office:value-type="float" office:value="2.23264">
            <text:p>2.23264</text:p>
          </table:table-cell>
          <table:table-cell office:value-type="float" office:value="0.996834">
            <text:p>0.996834</text:p>
          </table:table-cell>
          <table:table-cell office:value-type="float" office:value="0.42694">
            <text:p>0.42694</text:p>
          </table:table-cell>
          <table:table-cell office:value-type="float" office:value="481.396">
            <text:p>481.396</text:p>
          </table:table-cell>
          <table:table-cell office:value-type="float" office:value="0.093991">
            <text:p>0.093991</text:p>
          </table:table-cell>
          <table:table-cell office:value-type="float" office:value="63.140199">
            <text:p>63.140199</text:p>
          </table:table-cell>
          <table:table-cell office:value-type="float" office:value="10412">
            <text:p>10412</text:p>
          </table:table-cell>
          <table:table-cell office:value-type="float" office:value="101615">
            <text:p>101615</text:p>
          </table:table-cell>
          <table:table-cell office:value-type="float" office:value="47165">
            <text:p>47165</text:p>
          </table:table-cell>
          <table:table-cell office:value-type="float" office:value="102285">
            <text:p>102285</text:p>
          </table:table-cell>
          <table:table-cell office:value-type="float" office:value="20784">
            <text:p>20784</text:p>
          </table:table-cell>
          <table:table-cell office:value-type="float" office:value="81462">
            <text:p>81462</text:p>
          </table:table-cell>
          <table:table-cell office:value-type="float" office:value="39">
            <text:p>39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QF_NRA/meti-tarski/atan/problem/1/atan-problem-1-chunk-007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6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1/atan-problem-1-chunk-002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10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54218">
            <text:p>500.054218</text:p>
          </table:table-cell>
          <table:table-cell office:value-type="float" office:value="130.810663">
            <text:p>130.810663</text:p>
          </table:table-cell>
          <table:table-cell office:value-type="float" office:value="198.389065">
            <text:p>198.389065</text:p>
          </table:table-cell>
          <table:table-cell office:value-type="float" office:value="4.436341">
            <text:p>4.436341</text:p>
          </table:table-cell>
          <table:table-cell office:value-type="float" office:value="12.984996">
            <text:p>12.984996</text:p>
          </table:table-cell>
          <table:table-cell office:value-type="float" office:value="34.115853">
            <text:p>34.115853</text:p>
          </table:table-cell>
          <table:table-cell office:value-type="float" office:value="132.858176">
            <text:p>132.858176</text:p>
          </table:table-cell>
          <table:table-cell office:value-type="float" office:value="899852">
            <text:p>899852</text:p>
          </table:table-cell>
          <table:table-cell office:value-type="float" office:value="1958164">
            <text:p>1958164</text:p>
          </table:table-cell>
          <table:table-cell office:value-type="float" office:value="1708975">
            <text:p>1708975</text:p>
          </table:table-cell>
          <table:table-cell office:value-type="float" office:value="3106192">
            <text:p>3106192</text:p>
          </table:table-cell>
          <table:table-cell office:value-type="float" office:value="1564960">
            <text:p>1564960</text:p>
          </table:table-cell>
          <table:table-cell office:value-type="float" office:value="1305848">
            <text:p>1305848</text:p>
          </table:table-cell>
          <table:table-cell office:value-type="float" office:value="235384">
            <text:p>23538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>
          <table:table-cell office:value-type="string">
            <text:p>QF_NRA/meti-tarski/atan/problem/1/atan-problem-1-chunk-002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1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3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1/atan-problem-1-chunk-010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1/atan-problem-1-chunk-00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31824">
            <text:p>500.031824</text:p>
          </table:table-cell>
          <table:table-cell office:value-type="float" office:value="82.976808">
            <text:p>82.976808</text:p>
          </table:table-cell>
          <table:table-cell office:value-type="float" office:value="222.60134">
            <text:p>222.60134</text:p>
          </table:table-cell>
          <table:table-cell office:value-type="float" office:value="4.561325">
            <text:p>4.561325</text:p>
          </table:table-cell>
          <table:table-cell office:value-type="float" office:value="14.884833">
            <text:p>14.884833</text:p>
          </table:table-cell>
          <table:table-cell office:value-type="float" office:value="38.138234">
            <text:p>38.138234</text:p>
          </table:table-cell>
          <table:table-cell office:value-type="float" office:value="151.574181">
            <text:p>151.574181</text:p>
          </table:table-cell>
          <table:table-cell office:value-type="float" office:value="1013649">
            <text:p>1013649</text:p>
          </table:table-cell>
          <table:table-cell office:value-type="float" office:value="2146366">
            <text:p>2146366</text:p>
          </table:table-cell>
          <table:table-cell office:value-type="float" office:value="1949547">
            <text:p>1949547</text:p>
          </table:table-cell>
          <table:table-cell office:value-type="float" office:value="3420762">
            <text:p>3420762</text:p>
          </table:table-cell>
          <table:table-cell office:value-type="float" office:value="1782240">
            <text:p>1782240</text:p>
          </table:table-cell>
          <table:table-cell office:value-type="float" office:value="1370470">
            <text:p>1370470</text:p>
          </table:table-cell>
          <table:table-cell office:value-type="float" office:value="268052">
            <text:p>26805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51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9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1027">
            <text:p>500.01027</text:p>
          </table:table-cell>
          <table:table-cell office:value-type="float" office:value="123.014824">
            <text:p>123.014824</text:p>
          </table:table-cell>
          <table:table-cell office:value-type="float" office:value="200.643169">
            <text:p>200.643169</text:p>
          </table:table-cell>
          <table:table-cell office:value-type="float" office:value="4.158354">
            <text:p>4.158354</text:p>
          </table:table-cell>
          <table:table-cell office:value-type="float" office:value="12.990053">
            <text:p>12.990053</text:p>
          </table:table-cell>
          <table:table-cell office:value-type="float" office:value="34.314649">
            <text:p>34.314649</text:p>
          </table:table-cell>
          <table:table-cell office:value-type="float" office:value="137.334269">
            <text:p>137.334269</text:p>
          </table:table-cell>
          <table:table-cell office:value-type="float" office:value="913003">
            <text:p>913003</text:p>
          </table:table-cell>
          <table:table-cell office:value-type="float" office:value="1910549">
            <text:p>1910549</text:p>
          </table:table-cell>
          <table:table-cell office:value-type="float" office:value="1752240">
            <text:p>1752240</text:p>
          </table:table-cell>
          <table:table-cell office:value-type="float" office:value="3055031">
            <text:p>3055031</text:p>
          </table:table-cell>
          <table:table-cell office:value-type="float" office:value="1605280">
            <text:p>1605280</text:p>
          </table:table-cell>
          <table:table-cell office:value-type="float" office:value="1208297">
            <text:p>1208297</text:p>
          </table:table-cell>
          <table:table-cell office:value-type="float" office:value="241454">
            <text:p>24145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50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1/atan-problem-1-chunk-00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0999">
            <text:p>0.000999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1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5999">
            <text:p>0.005999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2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30996">
            <text:p>0.030996</text:p>
          </table:table-cell>
          <table:table-cell office:value-type="float" office:value="0.000999">
            <text:p>0.00099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5998">
            <text:p>0.005998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174">
            <text:p>174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1/atan-problem-1-chunk-008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1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5">
            <text:p>0.005</text:p>
          </table:table-cell>
          <table:table-cell office:value-type="float" office:value="32">
            <text:p>32</text:p>
          </table:table-cell>
          <table:table-cell table:number-columns-repeated="2"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36996">
            <text:p>0.036996</text:p>
          </table:table-cell>
          <table:table-cell office:value-type="float" office:value="0">
            <text:p>0</text:p>
          </table:table-cell>
          <table:table-cell office:value-type="float" office:value="0.029998">
            <text:p>0.029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7998">
            <text:p>0.007998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182">
            <text:p>182</text:p>
          </table:table-cell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1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10999">
            <text:p>0.010999</text:p>
          </table:table-cell>
          <table:table-cell office:value-type="float" office:value="0.002">
            <text:p>0.002</text:p>
          </table:table-cell>
          <table:table-cell office:value-type="float" office:value="0.006999">
            <text:p>0.006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5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24882">
            <text:p>500.024882</text:p>
          </table:table-cell>
          <table:table-cell office:value-type="float" office:value="78.470595">
            <text:p>78.470595</text:p>
          </table:table-cell>
          <table:table-cell office:value-type="float" office:value="223.798082">
            <text:p>223.798082</text:p>
          </table:table-cell>
          <table:table-cell office:value-type="float" office:value="4.671311">
            <text:p>4.671311</text:p>
          </table:table-cell>
          <table:table-cell office:value-type="float" office:value="14.655716">
            <text:p>14.655716</text:p>
          </table:table-cell>
          <table:table-cell office:value-type="float" office:value="39.710956">
            <text:p>39.710956</text:p>
          </table:table-cell>
          <table:table-cell office:value-type="float" office:value="154.556851">
            <text:p>154.556851</text:p>
          </table:table-cell>
          <table:table-cell office:value-type="float" office:value="1014120">
            <text:p>1014120</text:p>
          </table:table-cell>
          <table:table-cell office:value-type="float" office:value="2176021">
            <text:p>2176021</text:p>
          </table:table-cell>
          <table:table-cell office:value-type="float" office:value="1970579">
            <text:p>1970579</text:p>
          </table:table-cell>
          <table:table-cell office:value-type="float" office:value="3458578">
            <text:p>3458578</text:p>
          </table:table-cell>
          <table:table-cell office:value-type="float" office:value="1802880">
            <text:p>1802880</text:p>
          </table:table-cell>
          <table:table-cell office:value-type="float" office:value="1384526">
            <text:p>1384526</text:p>
          </table:table-cell>
          <table:table-cell office:value-type="float" office:value="271172">
            <text:p>271172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0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1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9998">
            <text:p>0.009998</text:p>
          </table:table-cell>
          <table:table-cell office:value-type="float" office:value="0">
            <text:p>0</text:p>
          </table:table-cell>
          <table:table-cell office:value-type="float" office:value="0.008999">
            <text:p>0.008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6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6999">
            <text:p>0.00699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9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26243">
            <text:p>500.026243</text:p>
          </table:table-cell>
          <table:table-cell office:value-type="float" office:value="129.865635">
            <text:p>129.865635</text:p>
          </table:table-cell>
          <table:table-cell office:value-type="float" office:value="196.807423">
            <text:p>196.807423</text:p>
          </table:table-cell>
          <table:table-cell office:value-type="float" office:value="4.562317">
            <text:p>4.562317</text:p>
          </table:table-cell>
          <table:table-cell office:value-type="float" office:value="13.07607">
            <text:p>13.07607</text:p>
          </table:table-cell>
          <table:table-cell office:value-type="float" office:value="34.245834">
            <text:p>34.245834</text:p>
          </table:table-cell>
          <table:table-cell office:value-type="float" office:value="133.906761">
            <text:p>133.906761</text:p>
          </table:table-cell>
          <table:table-cell office:value-type="float" office:value="901140">
            <text:p>901140</text:p>
          </table:table-cell>
          <table:table-cell office:value-type="float" office:value="1961522">
            <text:p>1961522</text:p>
          </table:table-cell>
          <table:table-cell office:value-type="float" office:value="1713639">
            <text:p>1713639</text:p>
          </table:table-cell>
          <table:table-cell office:value-type="float" office:value="3112871">
            <text:p>3112871</text:p>
          </table:table-cell>
          <table:table-cell office:value-type="float" office:value="1567200">
            <text:p>1567200</text:p>
          </table:table-cell>
          <table:table-cell office:value-type="float" office:value="1309935">
            <text:p>1309935</text:p>
          </table:table-cell>
          <table:table-cell office:value-type="float" office:value="235736">
            <text:p>235736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3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34996">
            <text:p>0.034996</text:p>
          </table:table-cell>
          <table:table-cell office:value-type="float" office:value="0.001999">
            <text:p>0.001999</text:p>
          </table:table-cell>
          <table:table-cell office:value-type="float" office:value="0.024997">
            <text:p>0.0249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0.008">
            <text:p>0.008</text:p>
          </table:table-cell>
          <table:table-cell office:value-type="float" office:value="138">
            <text:p>138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float" office:value="248">
            <text:p>248</text:p>
          </table:table-cell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9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42203">
            <text:p>500.042203</text:p>
          </table:table-cell>
          <table:table-cell office:value-type="float" office:value="122.961771">
            <text:p>122.961771</text:p>
          </table:table-cell>
          <table:table-cell office:value-type="float" office:value="201.120702">
            <text:p>201.120702</text:p>
          </table:table-cell>
          <table:table-cell office:value-type="float" office:value="4.259373">
            <text:p>4.259373</text:p>
          </table:table-cell>
          <table:table-cell office:value-type="float" office:value="12.719087">
            <text:p>12.719087</text:p>
          </table:table-cell>
          <table:table-cell office:value-type="float" office:value="34.570702">
            <text:p>34.570702</text:p>
          </table:table-cell>
          <table:table-cell office:value-type="float" office:value="136.822293">
            <text:p>136.822293</text:p>
          </table:table-cell>
          <table:table-cell office:value-type="float" office:value="911001">
            <text:p>911001</text:p>
          </table:table-cell>
          <table:table-cell office:value-type="float" office:value="1914174">
            <text:p>1914174</text:p>
          </table:table-cell>
          <table:table-cell office:value-type="float" office:value="1749109">
            <text:p>1749109</text:p>
          </table:table-cell>
          <table:table-cell office:value-type="float" office:value="3050198">
            <text:p>3050198</text:p>
          </table:table-cell>
          <table:table-cell office:value-type="float" office:value="1601760">
            <text:p>1601760</text:p>
          </table:table-cell>
          <table:table-cell office:value-type="float" office:value="1207503">
            <text:p>1207503</text:p>
          </table:table-cell>
          <table:table-cell office:value-type="float" office:value="240935">
            <text:p>240935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>
          <table:table-cell office:value-type="string">
            <text:p>QF_NRA/meti-tarski/atan/problem/1/atan-problem-1-chunk-002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6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0998">
            <text:p>0.020998</text:p>
          </table:table-cell>
          <table:table-cell office:value-type="float" office:value="0">
            <text:p>0</text:p>
          </table:table-cell>
          <table:table-cell office:value-type="float" office:value="0.019999">
            <text:p>0.01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999">
            <text:p>0.003999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7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34597">
            <text:p>500.034597</text:p>
          </table:table-cell>
          <table:table-cell office:value-type="float" office:value="69.600488">
            <text:p>69.600488</text:p>
          </table:table-cell>
          <table:table-cell office:value-type="float" office:value="65.794546">
            <text:p>65.794546</text:p>
          </table:table-cell>
          <table:table-cell office:value-type="float" office:value="2.956565">
            <text:p>2.956565</text:p>
          </table:table-cell>
          <table:table-cell office:value-type="float" office:value="6.971959">
            <text:p>6.971959</text:p>
          </table:table-cell>
          <table:table-cell office:value-type="float" office:value="13.083073">
            <text:p>13.083073</text:p>
          </table:table-cell>
          <table:table-cell office:value-type="float" office:value="338.646534">
            <text:p>338.646534</text:p>
          </table:table-cell>
          <table:table-cell office:value-type="float" office:value="330114">
            <text:p>330114</text:p>
          </table:table-cell>
          <table:table-cell office:value-type="float" office:value="1018223">
            <text:p>1018223</text:p>
          </table:table-cell>
          <table:table-cell office:value-type="float" office:value="842972">
            <text:p>842972</text:p>
          </table:table-cell>
          <table:table-cell office:value-type="float" office:value="1489875">
            <text:p>1489875</text:p>
          </table:table-cell>
          <table:table-cell office:value-type="float" office:value="594360">
            <text:p>594360</text:p>
          </table:table-cell>
          <table:table-cell office:value-type="float" office:value="813180">
            <text:p>813180</text:p>
          </table:table-cell>
          <table:table-cell office:value-type="float" office:value="82335">
            <text:p>8233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9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10397">
            <text:p>500.010397</text:p>
          </table:table-cell>
          <table:table-cell office:value-type="float" office:value="112.873079">
            <text:p>112.873079</text:p>
          </table:table-cell>
          <table:table-cell office:value-type="float" office:value="205.865392">
            <text:p>205.865392</text:p>
          </table:table-cell>
          <table:table-cell office:value-type="float" office:value="4.313334">
            <text:p>4.313334</text:p>
          </table:table-cell>
          <table:table-cell office:value-type="float" office:value="13.067044">
            <text:p>13.067044</text:p>
          </table:table-cell>
          <table:table-cell office:value-type="float" office:value="36.24763">
            <text:p>36.24763</text:p>
          </table:table-cell>
          <table:table-cell office:value-type="float" office:value="140.35591">
            <text:p>140.35591</text:p>
          </table:table-cell>
          <table:table-cell office:value-type="float" office:value="925920">
            <text:p>925920</text:p>
          </table:table-cell>
          <table:table-cell office:value-type="float" office:value="1968273">
            <text:p>1968273</text:p>
          </table:table-cell>
          <table:table-cell office:value-type="float" office:value="1799796">
            <text:p>1799796</text:p>
          </table:table-cell>
          <table:table-cell office:value-type="float" office:value="3135429">
            <text:p>3135429</text:p>
          </table:table-cell>
          <table:table-cell office:value-type="float" office:value="1646080">
            <text:p>1646080</text:p>
          </table:table-cell>
          <table:table-cell office:value-type="float" office:value="1241741">
            <text:p>1241741</text:p>
          </table:table-cell>
          <table:table-cell office:value-type="float" office:value="247608">
            <text:p>247608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8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6">
            <text:p>0.006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1/atan-problem-1-chunk-00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9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5">
            <text:p>0.0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70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04999">
            <text:p>0.004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7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6499">
            <text:p>0.06499</text:p>
          </table:table-cell>
          <table:table-cell office:value-type="float" office:value="0.013999">
            <text:p>0.013999</text:p>
          </table:table-cell>
          <table:table-cell office:value-type="float" office:value="0.037995">
            <text:p>0.0379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0.015997">
            <text:p>0.015997</text:p>
          </table:table-cell>
          <table:table-cell office:value-type="float" office:value="176">
            <text:p>176</text:p>
          </table:table-cell>
          <table:table-cell office:value-type="float" office:value="237">
            <text:p>237</text:p>
          </table:table-cell>
          <table:table-cell office:value-type="float" office:value="177">
            <text:p>177</text:p>
          </table:table-cell>
          <table:table-cell office:value-type="float" office:value="393">
            <text:p>393</text:p>
          </table:table-cell>
          <table:table-cell office:value-type="float" office:value="292">
            <text:p>292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1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37575">
            <text:p>500.037575</text:p>
          </table:table-cell>
          <table:table-cell office:value-type="float" office:value="58.314268">
            <text:p>58.314268</text:p>
          </table:table-cell>
          <table:table-cell office:value-type="float" office:value="63.351885">
            <text:p>63.351885</text:p>
          </table:table-cell>
          <table:table-cell office:value-type="float" office:value="3.000512">
            <text:p>3.000512</text:p>
          </table:table-cell>
          <table:table-cell office:value-type="float" office:value="7.883835">
            <text:p>7.883835</text:p>
          </table:table-cell>
          <table:table-cell office:value-type="float" office:value="13.619959">
            <text:p>13.619959</text:p>
          </table:table-cell>
          <table:table-cell office:value-type="float" office:value="350.775715">
            <text:p>350.775715</text:p>
          </table:table-cell>
          <table:table-cell office:value-type="float" office:value="322784">
            <text:p>322784</text:p>
          </table:table-cell>
          <table:table-cell office:value-type="float" office:value="1095600">
            <text:p>1095600</text:p>
          </table:table-cell>
          <table:table-cell office:value-type="float" office:value="918899">
            <text:p>918899</text:p>
          </table:table-cell>
          <table:table-cell office:value-type="float" office:value="1574193">
            <text:p>1574193</text:p>
          </table:table-cell>
          <table:table-cell office:value-type="float" office:value="591360">
            <text:p>591360</text:p>
          </table:table-cell>
          <table:table-cell office:value-type="float" office:value="872882">
            <text:p>872882</text:p>
          </table:table-cell>
          <table:table-cell office:value-type="float" office:value="109951">
            <text:p>10995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atan-problem-1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1999">
            <text:p>0.011999</text:p>
          </table:table-cell>
          <table:table-cell office:value-type="float" office:value="0.002">
            <text:p>0.002</text:p>
          </table:table-cell>
          <table:table-cell office:value-type="float" office:value="0.008999">
            <text:p>0.008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8999">
            <text:p>0.008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30">
            <text:p>30</text:p>
          </table:table-cell>
          <table:table-cell table:number-columns-repeated="2"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17998">
            <text:p>500.017998</text:p>
          </table:table-cell>
          <table:table-cell office:value-type="float" office:value="15.8186">
            <text:p>15.8186</text:p>
          </table:table-cell>
          <table:table-cell office:value-type="float" office:value="1.99768">
            <text:p>1.99768</text:p>
          </table:table-cell>
          <table:table-cell office:value-type="float" office:value="2.8476">
            <text:p>2.8476</text:p>
          </table:table-cell>
          <table:table-cell office:value-type="float" office:value="10.3835">
            <text:p>10.3835</text:p>
          </table:table-cell>
          <table:table-cell office:value-type="float" office:value="0.62091">
            <text:p>0.62091</text:p>
          </table:table-cell>
          <table:table-cell office:value-type="float" office:value="459.993998">
            <text:p>459.993998</text:p>
          </table:table-cell>
          <table:table-cell office:value-type="float" office:value="11788">
            <text:p>11788</text:p>
          </table:table-cell>
          <table:table-cell office:value-type="float" office:value="523871">
            <text:p>523871</text:p>
          </table:table-cell>
          <table:table-cell office:value-type="float" office:value="392116">
            <text:p>392116</text:p>
          </table:table-cell>
          <table:table-cell office:value-type="float" office:value="759408">
            <text:p>759408</text:p>
          </table:table-cell>
          <table:table-cell office:value-type="float" office:value="23536">
            <text:p>23536</text:p>
          </table:table-cell>
          <table:table-cell office:value-type="float" office:value="730477">
            <text:p>730477</text:p>
          </table:table-cell>
          <table:table-cell office:value-type="float" office:value="5395">
            <text:p>539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1/atan-problem-1-chunk-00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20997">
            <text:p>0.020997</text:p>
          </table:table-cell>
          <table:table-cell office:value-type="float" office:value="0.003999">
            <text:p>0.003999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2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9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7199">
            <text:p>500.07199</text:p>
          </table:table-cell>
          <table:table-cell office:value-type="float" office:value="4.145367">
            <text:p>4.145367</text:p>
          </table:table-cell>
          <table:table-cell office:value-type="float" office:value="1.116829">
            <text:p>1.116829</text:p>
          </table:table-cell>
          <table:table-cell office:value-type="float" office:value="0.41094">
            <text:p>0.41094</text:p>
          </table:table-cell>
          <table:table-cell office:value-type="float" office:value="505.053999">
            <text:p>505.053999</text:p>
          </table:table-cell>
          <table:table-cell office:value-type="float" office:value="0.11098">
            <text:p>0.11098</text:p>
          </table:table-cell>
          <table:table-cell office:value-type="float" office:value="57.415196">
            <text:p>57.415196</text:p>
          </table:table-cell>
          <table:table-cell office:value-type="float" office:value="10738">
            <text:p>10738</text:p>
          </table:table-cell>
          <table:table-cell office:value-type="float" office:value="83184">
            <text:p>83184</text:p>
          </table:table-cell>
          <table:table-cell office:value-type="float" office:value="46444">
            <text:p>46444</text:p>
          </table:table-cell>
          <table:table-cell office:value-type="float" office:value="98421">
            <text:p>98421</text:p>
          </table:table-cell>
          <table:table-cell office:value-type="float" office:value="21432">
            <text:p>21432</text:p>
          </table:table-cell>
          <table:table-cell office:value-type="float" office:value="76697">
            <text:p>76697</text:p>
          </table:table-cell>
          <table:table-cell office:value-type="float" office:value="292">
            <text:p>29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1/atan-problem-1-chunk-0007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34995">
            <text:p>0.034995</text:p>
          </table:table-cell>
          <table:table-cell office:value-type="float" office:value="0.001999">
            <text:p>0.001999</text:p>
          </table:table-cell>
          <table:table-cell office:value-type="float" office:value="0.016998">
            <text:p>0.016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4998">
            <text:p>0.014998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67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2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1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atan-problem-1-chunk-002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.001999">
            <text:p>0.001999</text:p>
          </table:table-cell>
          <table:table-cell office:value-type="float" office:value="0.007">
            <text:p>0.007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atan-problem-1-chunk-001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18998">
            <text:p>0.018998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7998">
            <text:p>0.007998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10999">
            <text:p>0.010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260534">
            <text:p>500.260534</text:p>
          </table:table-cell>
          <table:table-cell office:value-type="float" office:value="51.596207">
            <text:p>51.596207</text:p>
          </table:table-cell>
          <table:table-cell office:value-type="float" office:value="57.355697">
            <text:p>57.355697</text:p>
          </table:table-cell>
          <table:table-cell office:value-type="float" office:value="2.991546">
            <text:p>2.991546</text:p>
          </table:table-cell>
          <table:table-cell office:value-type="float" office:value="8.161721">
            <text:p>8.161721</text:p>
          </table:table-cell>
          <table:table-cell office:value-type="float" office:value="14.521838">
            <text:p>14.521838</text:p>
          </table:table-cell>
          <table:table-cell office:value-type="float" office:value="361.269299">
            <text:p>361.269299</text:p>
          </table:table-cell>
          <table:table-cell office:value-type="float" office:value="341386">
            <text:p>341386</text:p>
          </table:table-cell>
          <table:table-cell office:value-type="float" office:value="1118337">
            <text:p>1118337</text:p>
          </table:table-cell>
          <table:table-cell office:value-type="float" office:value="954439">
            <text:p>954439</text:p>
          </table:table-cell>
          <table:table-cell office:value-type="float" office:value="1603159">
            <text:p>1603159</text:p>
          </table:table-cell>
          <table:table-cell office:value-type="float" office:value="625440">
            <text:p>625440</text:p>
          </table:table-cell>
          <table:table-cell office:value-type="float" office:value="861490">
            <text:p>861490</text:p>
          </table:table-cell>
          <table:table-cell office:value-type="float" office:value="116229">
            <text:p>11622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17998">
            <text:p>0.017998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33929">
            <text:p>500.033929</text:p>
          </table:table-cell>
          <table:table-cell office:value-type="float" office:value="73.657436">
            <text:p>73.657436</text:p>
          </table:table-cell>
          <table:table-cell office:value-type="float" office:value="177.725186">
            <text:p>177.725186</text:p>
          </table:table-cell>
          <table:table-cell office:value-type="float" office:value="6.060106">
            <text:p>6.060106</text:p>
          </table:table-cell>
          <table:table-cell office:value-type="float" office:value="17.493535">
            <text:p>17.493535</text:p>
          </table:table-cell>
          <table:table-cell office:value-type="float" office:value="42.954826">
            <text:p>42.954826</text:p>
          </table:table-cell>
          <table:table-cell office:value-type="float" office:value="188.949703">
            <text:p>188.949703</text:p>
          </table:table-cell>
          <table:table-cell office:value-type="float" office:value="1069380">
            <text:p>1069380</text:p>
          </table:table-cell>
          <table:table-cell office:value-type="float" office:value="2641628">
            <text:p>2641628</text:p>
          </table:table-cell>
          <table:table-cell office:value-type="float" office:value="2421363">
            <text:p>2421363</text:p>
          </table:table-cell>
          <table:table-cell office:value-type="float" office:value="4056730">
            <text:p>4056730</text:p>
          </table:table-cell>
          <table:table-cell office:value-type="float" office:value="1901120">
            <text:p>1901120</text:p>
          </table:table-cell>
          <table:table-cell office:value-type="float" office:value="1857246">
            <text:p>1857246</text:p>
          </table:table-cell>
          <table:table-cell office:value-type="float" office:value="298364">
            <text:p>29836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301671">
            <text:p>500.301671</text:p>
          </table:table-cell>
          <table:table-cell office:value-type="float" office:value="30.330478">
            <text:p>30.330478</text:p>
          </table:table-cell>
          <table:table-cell office:value-type="float" office:value="65.469685">
            <text:p>65.469685</text:p>
          </table:table-cell>
          <table:table-cell office:value-type="float" office:value="3.514468">
            <text:p>3.514468</text:p>
          </table:table-cell>
          <table:table-cell office:value-type="float" office:value="8.217829">
            <text:p>8.217829</text:p>
          </table:table-cell>
          <table:table-cell office:value-type="float" office:value="15.090754">
            <text:p>15.090754</text:p>
          </table:table-cell>
          <table:table-cell office:value-type="float" office:value="374.116257">
            <text:p>374.116257</text:p>
          </table:table-cell>
          <table:table-cell office:value-type="float" office:value="356784">
            <text:p>356784</text:p>
          </table:table-cell>
          <table:table-cell office:value-type="float" office:value="1209704">
            <text:p>1209704</text:p>
          </table:table-cell>
          <table:table-cell office:value-type="float" office:value="1008822">
            <text:p>1008822</text:p>
          </table:table-cell>
          <table:table-cell office:value-type="float" office:value="1773574">
            <text:p>1773574</text:p>
          </table:table-cell>
          <table:table-cell office:value-type="float" office:value="656128">
            <text:p>656128</text:p>
          </table:table-cell>
          <table:table-cell office:value-type="float" office:value="1016339">
            <text:p>1016339</text:p>
          </table:table-cell>
          <table:table-cell office:value-type="float" office:value="101107">
            <text:p>101107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09866">
            <text:p>500.009866</text:p>
          </table:table-cell>
          <table:table-cell office:value-type="float" office:value="78.761601">
            <text:p>78.761601</text:p>
          </table:table-cell>
          <table:table-cell office:value-type="float" office:value="175.717289">
            <text:p>175.717289</text:p>
          </table:table-cell>
          <table:table-cell office:value-type="float" office:value="6.045095">
            <text:p>6.045095</text:p>
          </table:table-cell>
          <table:table-cell office:value-type="float" office:value="17.317423">
            <text:p>17.317423</text:p>
          </table:table-cell>
          <table:table-cell office:value-type="float" office:value="43.159943">
            <text:p>43.159943</text:p>
          </table:table-cell>
          <table:table-cell office:value-type="float" office:value="185.541144">
            <text:p>185.541144</text:p>
          </table:table-cell>
          <table:table-cell office:value-type="float" office:value="1065610">
            <text:p>1065610</text:p>
          </table:table-cell>
          <table:table-cell office:value-type="float" office:value="2595966">
            <text:p>2595966</text:p>
          </table:table-cell>
          <table:table-cell office:value-type="float" office:value="2385250">
            <text:p>2385250</text:p>
          </table:table-cell>
          <table:table-cell office:value-type="float" office:value="3995712">
            <text:p>3995712</text:p>
          </table:table-cell>
          <table:table-cell office:value-type="float" office:value="1873600">
            <text:p>1873600</text:p>
          </table:table-cell>
          <table:table-cell office:value-type="float" office:value="1828035">
            <text:p>1828035</text:p>
          </table:table-cell>
          <table:table-cell office:value-type="float" office:value="294077">
            <text:p>294077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5">
            <text:p>0.005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2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13999">
            <text:p>0.013999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34">
            <text:p>34</text:p>
          </table:table-cell>
          <table:table-cell table:number-columns-repeated="2"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36846">
            <text:p>500.036846</text:p>
          </table:table-cell>
          <table:table-cell office:value-type="float" office:value="81.460321">
            <text:p>81.460321</text:p>
          </table:table-cell>
          <table:table-cell office:value-type="float" office:value="176.286401">
            <text:p>176.286401</text:p>
          </table:table-cell>
          <table:table-cell office:value-type="float" office:value="5.975105">
            <text:p>5.975105</text:p>
          </table:table-cell>
          <table:table-cell office:value-type="float" office:value="17.397367">
            <text:p>17.397367</text:p>
          </table:table-cell>
          <table:table-cell office:value-type="float" office:value="42.919913">
            <text:p>42.919913</text:p>
          </table:table-cell>
          <table:table-cell office:value-type="float" office:value="184.326385">
            <text:p>184.326385</text:p>
          </table:table-cell>
          <table:table-cell office:value-type="float" office:value="1060696">
            <text:p>1060696</text:p>
          </table:table-cell>
          <table:table-cell office:value-type="float" office:value="2580974">
            <text:p>2580974</text:p>
          </table:table-cell>
          <table:table-cell office:value-type="float" office:value="2363339">
            <text:p>2363339</text:p>
          </table:table-cell>
          <table:table-cell office:value-type="float" office:value="3960686">
            <text:p>3960686</text:p>
          </table:table-cell>
          <table:table-cell office:value-type="float" office:value="1864960">
            <text:p>1864960</text:p>
          </table:table-cell>
          <table:table-cell office:value-type="float" office:value="1803053">
            <text:p>1803053</text:p>
          </table:table-cell>
          <table:table-cell office:value-type="float" office:value="292673">
            <text:p>29267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0.smt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2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1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4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0999">
            <text:p>0.010999</text:p>
          </table:table-cell>
          <table:table-cell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1/weak/atan-problem-1-weak-chunk-00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5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46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1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00752">
            <text:p>500.000752</text:p>
          </table:table-cell>
          <table:table-cell office:value-type="float" office:value="43.518658">
            <text:p>43.518658</text:p>
          </table:table-cell>
          <table:table-cell office:value-type="float" office:value="187.03104">
            <text:p>187.03104</text:p>
          </table:table-cell>
          <table:table-cell office:value-type="float" office:value="2.401634">
            <text:p>2.401634</text:p>
          </table:table-cell>
          <table:table-cell office:value-type="float" office:value="7.431908">
            <text:p>7.431908</text:p>
          </table:table-cell>
          <table:table-cell office:value-type="float" office:value="12.911142">
            <text:p>12.911142</text:p>
          </table:table-cell>
          <table:table-cell office:value-type="float" office:value="260.698433">
            <text:p>260.698433</text:p>
          </table:table-cell>
          <table:table-cell office:value-type="float" office:value="408960">
            <text:p>408960</text:p>
          </table:table-cell>
          <table:table-cell office:value-type="float" office:value="1097615">
            <text:p>1097615</text:p>
          </table:table-cell>
          <table:table-cell office:value-type="float" office:value="812459">
            <text:p>812459</text:p>
          </table:table-cell>
          <table:table-cell office:value-type="float" office:value="1495300">
            <text:p>1495300</text:p>
          </table:table-cell>
          <table:table-cell office:value-type="float" office:value="709112">
            <text:p>709112</text:p>
          </table:table-cell>
          <table:table-cell office:value-type="float" office:value="688580">
            <text:p>688580</text:p>
          </table:table-cell>
          <table:table-cell office:value-type="float" office:value="97608">
            <text:p>9760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9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6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atan-problem-2-chunk-007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1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3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6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0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16998">
            <text:p>0.016998</text:p>
          </table:table-cell>
          <table:table-cell office:value-type="float" office:value="0.002">
            <text:p>0.002</text:p>
          </table:table-cell>
          <table:table-cell office:value-type="float" office:value="0.013998">
            <text:p>0.0139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1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44978">
            <text:p>0.144978</text:p>
          </table:table-cell>
          <table:table-cell office:value-type="float" office:value="0.031996">
            <text:p>0.031996</text:p>
          </table:table-cell>
          <table:table-cell office:value-type="float" office:value="0.086984">
            <text:p>0.08698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6999">
            <text:p>0.006999</text:p>
          </table:table-cell>
          <table:table-cell office:value-type="float" office:value="0.031997">
            <text:p>0.031997</text:p>
          </table:table-cell>
          <table:table-cell office:value-type="float" office:value="175">
            <text:p>175</text:p>
          </table:table-cell>
          <table:table-cell office:value-type="float" office:value="521">
            <text:p>521</text:p>
          </table:table-cell>
          <table:table-cell office:value-type="float" office:value="332">
            <text:p>332</text:p>
          </table:table-cell>
          <table:table-cell office:value-type="float" office:value="623">
            <text:p>623</text:p>
          </table:table-cell>
          <table:table-cell office:value-type="float" office:value="324">
            <text:p>324</text:p>
          </table:table-cell>
          <table:table-cell office:value-type="float" office:value="274">
            <text:p>274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4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2.743747">
            <text:p>502.743747</text:p>
          </table:table-cell>
          <table:table-cell office:value-type="float" office:value="66.543936">
            <text:p>66.543936</text:p>
          </table:table-cell>
          <table:table-cell office:value-type="float" office:value="49.391489">
            <text:p>49.391489</text:p>
          </table:table-cell>
          <table:table-cell office:value-type="float" office:value="6.389969">
            <text:p>6.389969</text:p>
          </table:table-cell>
          <table:table-cell office:value-type="float" office:value="13.401912">
            <text:p>13.401912</text:p>
          </table:table-cell>
          <table:table-cell office:value-type="float" office:value="2.536631">
            <text:p>2.536631</text:p>
          </table:table-cell>
          <table:table-cell office:value-type="float" office:value="355.855067">
            <text:p>355.855067</text:p>
          </table:table-cell>
          <table:table-cell office:value-type="float" office:value="68062">
            <text:p>68062</text:p>
          </table:table-cell>
          <table:table-cell office:value-type="float" office:value="925867">
            <text:p>925867</text:p>
          </table:table-cell>
          <table:table-cell office:value-type="float" office:value="1115124">
            <text:p>1115124</text:p>
          </table:table-cell>
          <table:table-cell office:value-type="float" office:value="1736246">
            <text:p>1736246</text:p>
          </table:table-cell>
          <table:table-cell office:value-type="float" office:value="120892">
            <text:p>120892</text:p>
          </table:table-cell>
          <table:table-cell office:value-type="float" office:value="1598617">
            <text:p>1598617</text:p>
          </table:table-cell>
          <table:table-cell office:value-type="float" office:value="16737">
            <text:p>16737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1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52992">
            <text:p>0.052992</text:p>
          </table:table-cell>
          <table:table-cell office:value-type="float" office:value="0.001">
            <text:p>0.001</text:p>
          </table:table-cell>
          <table:table-cell office:value-type="float" office:value="0.031994">
            <text:p>0.03199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office:value-type="float" office:value="0.018999">
            <text:p>0.018999</text:p>
          </table:table-cell>
          <table:table-cell office:value-type="float" office:value="75">
            <text:p>75</text:p>
          </table:table-cell>
          <table:table-cell office:value-type="float" office:value="153">
            <text:p>153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2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49993">
            <text:p>0.049993</text:p>
          </table:table-cell>
          <table:table-cell office:value-type="float" office:value="0.004999">
            <text:p>0.004999</text:p>
          </table:table-cell>
          <table:table-cell office:value-type="float" office:value="0.038994">
            <text:p>0.03899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0.006">
            <text:p>0.006</text:p>
          </table:table-cell>
          <table:table-cell office:value-type="float" office:value="85">
            <text:p>85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float" office:value="176">
            <text:p>176</text:p>
          </table:table-cell>
          <table:table-cell office:value-type="float" office:value="148">
            <text:p>14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0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8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10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0999">
            <text:p>0.000999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4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1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1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7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00999">
            <text:p>0.000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2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0995">
            <text:p>0.030995</text:p>
          </table:table-cell>
          <table:table-cell office:value-type="float" office:value="0.004998">
            <text:p>0.004998</text:p>
          </table:table-cell>
          <table:table-cell office:value-type="float" office:value="0.030996">
            <text:p>0.030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6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28996">
            <text:p>0.028996</text:p>
          </table:table-cell>
          <table:table-cell office:value-type="float" office:value="0.002">
            <text:p>0.002</text:p>
          </table:table-cell>
          <table:table-cell office:value-type="float" office:value="0.025996">
            <text:p>0.025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43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9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1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3999">
            <text:p>0.003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83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17">
            <text:p>17</text:p>
          </table:table-cell>
          <table:table-cell table:number-columns-repeated="2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1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0.044214">
            <text:p>500.044214</text:p>
          </table:table-cell>
          <table:table-cell office:value-type="float" office:value="40.432829">
            <text:p>40.432829</text:p>
          </table:table-cell>
          <table:table-cell office:value-type="float" office:value="52.264194">
            <text:p>52.264194</text:p>
          </table:table-cell>
          <table:table-cell office:value-type="float" office:value="4.08539">
            <text:p>4.08539</text:p>
          </table:table-cell>
          <table:table-cell office:value-type="float" office:value="12.302092">
            <text:p>12.302092</text:p>
          </table:table-cell>
          <table:table-cell office:value-type="float" office:value="4.647318">
            <text:p>4.647318</text:p>
          </table:table-cell>
          <table:table-cell office:value-type="float" office:value="377.429788">
            <text:p>377.429788</text:p>
          </table:table-cell>
          <table:table-cell office:value-type="float" office:value="128908">
            <text:p>128908</text:p>
          </table:table-cell>
          <table:table-cell office:value-type="float" office:value="385757">
            <text:p>385757</text:p>
          </table:table-cell>
          <table:table-cell office:value-type="float" office:value="1062942">
            <text:p>1062942</text:p>
          </table:table-cell>
          <table:table-cell office:value-type="float" office:value="1295533">
            <text:p>1295533</text:p>
          </table:table-cell>
          <table:table-cell office:value-type="float" office:value="233572">
            <text:p>233572</text:p>
          </table:table-cell>
          <table:table-cell office:value-type="float" office:value="1036490">
            <text:p>1036490</text:p>
          </table:table-cell>
          <table:table-cell office:value-type="float" office:value="25471">
            <text:p>2547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6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7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55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7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7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1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atan-problem-2-chunk-003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1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4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2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3995">
            <text:p>0.033995</text:p>
          </table:table-cell>
          <table:table-cell office:value-type="float" office:value="0.002">
            <text:p>0.002</text:p>
          </table:table-cell>
          <table:table-cell office:value-type="float" office:value="0.028996">
            <text:p>0.028996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0999">
            <text:p>0.000999</text:p>
          </table:table-cell>
          <table:table-cell office:value-type="float" office:value="0.003999">
            <text:p>0.00399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1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25996">
            <text:p>0.025996</text:p>
          </table:table-cell>
          <table:table-cell office:value-type="float" office:value="0">
            <text:p>0</text:p>
          </table:table-cell>
          <table:table-cell office:value-type="float" office:value="0.028994">
            <text:p>0.02899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02">
            <text:p>0.002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office:value-type="float" office:value="55">
            <text:p>55</text:p>
          </table:table-cell>
          <table:table-cell office:value-type="float" office:value="152">
            <text:p>152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atan-problem-2-chunk-009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5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1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7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34995">
            <text:p>0.034995</text:p>
          </table:table-cell>
          <table:table-cell office:value-type="float" office:value="0.002">
            <text:p>0.002</text:p>
          </table:table-cell>
          <table:table-cell office:value-type="float" office:value="0.026995">
            <text:p>0.0269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6">
            <text:p>0.006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8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999">
            <text:p>0.001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3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9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9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018297">
            <text:p>500.018297</text:p>
          </table:table-cell>
          <table:table-cell office:value-type="float" office:value="38.677392">
            <text:p>38.677392</text:p>
          </table:table-cell>
          <table:table-cell office:value-type="float" office:value="154.475504">
            <text:p>154.475504</text:p>
          </table:table-cell>
          <table:table-cell office:value-type="float" office:value="1.999734">
            <text:p>1.999734</text:p>
          </table:table-cell>
          <table:table-cell office:value-type="float" office:value="7.132115">
            <text:p>7.132115</text:p>
          </table:table-cell>
          <table:table-cell office:value-type="float" office:value="26.255763">
            <text:p>26.255763</text:p>
          </table:table-cell>
          <table:table-cell office:value-type="float" office:value="272.523656">
            <text:p>272.523656</text:p>
          </table:table-cell>
          <table:table-cell office:value-type="float" office:value="1116290">
            <text:p>1116290</text:p>
          </table:table-cell>
          <table:table-cell office:value-type="float" office:value="737689">
            <text:p>737689</text:p>
          </table:table-cell>
          <table:table-cell office:value-type="float" office:value="859750">
            <text:p>859750</text:p>
          </table:table-cell>
          <table:table-cell office:value-type="float" office:value="2174635">
            <text:p>2174635</text:p>
          </table:table-cell>
          <table:table-cell office:value-type="float" office:value="1616884">
            <text:p>1616884</text:p>
          </table:table-cell>
          <table:table-cell office:value-type="float" office:value="532097">
            <text:p>532097</text:p>
          </table:table-cell>
          <table:table-cell office:value-type="float" office:value="25654">
            <text:p>2565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9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6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6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6995">
            <text:p>0.036995</text:p>
          </table:table-cell>
          <table:table-cell office:value-type="float" office:value="0.002">
            <text:p>0.002</text:p>
          </table:table-cell>
          <table:table-cell office:value-type="float" office:value="0.026998">
            <text:p>0.026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8998">
            <text:p>0.008998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74">
            <text:p>74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5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4999">
            <text:p>0.004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0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3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7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21997">
            <text:p>0.021997</text:p>
          </table:table-cell>
          <table:table-cell office:value-type="float" office:value="0.001999">
            <text:p>0.001999</text:p>
          </table:table-cell>
          <table:table-cell office:value-type="float" office:value="0.017998">
            <text:p>0.017998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3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2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051063">
            <text:p>500.051063</text:p>
          </table:table-cell>
          <table:table-cell office:value-type="float" office:value="30.728628">
            <text:p>30.728628</text:p>
          </table:table-cell>
          <table:table-cell office:value-type="float" office:value="210.000804">
            <text:p>210.000804</text:p>
          </table:table-cell>
          <table:table-cell office:value-type="float" office:value="3.43451">
            <text:p>3.43451</text:p>
          </table:table-cell>
          <table:table-cell office:value-type="float" office:value="5.389224">
            <text:p>5.389224</text:p>
          </table:table-cell>
          <table:table-cell office:value-type="float" office:value="12.575279">
            <text:p>12.575279</text:p>
          </table:table-cell>
          <table:table-cell office:value-type="float" office:value="253.724781">
            <text:p>253.724781</text:p>
          </table:table-cell>
          <table:table-cell office:value-type="float" office:value="512352">
            <text:p>512352</text:p>
          </table:table-cell>
          <table:table-cell office:value-type="float" office:value="1222565">
            <text:p>1222565</text:p>
          </table:table-cell>
          <table:table-cell office:value-type="float" office:value="809667">
            <text:p>809667</text:p>
          </table:table-cell>
          <table:table-cell office:value-type="float" office:value="1664496">
            <text:p>1664496</text:p>
          </table:table-cell>
          <table:table-cell office:value-type="float" office:value="771936">
            <text:p>771936</text:p>
          </table:table-cell>
          <table:table-cell office:value-type="float" office:value="878320">
            <text:p>878320</text:p>
          </table:table-cell>
          <table:table-cell office:value-type="float" office:value="14240">
            <text:p>1424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1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25996">
            <text:p>0.025996</text:p>
          </table:table-cell>
          <table:table-cell office:value-type="float" office:value="0.002">
            <text:p>0.002</text:p>
          </table:table-cell>
          <table:table-cell office:value-type="float" office:value="0.020997">
            <text:p>0.0209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5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020155">
            <text:p>500.020155</text:p>
          </table:table-cell>
          <table:table-cell office:value-type="float" office:value="41.018735">
            <text:p>41.018735</text:p>
          </table:table-cell>
          <table:table-cell office:value-type="float" office:value="108.447478">
            <text:p>108.447478</text:p>
          </table:table-cell>
          <table:table-cell office:value-type="float" office:value="4.110373">
            <text:p>4.110373</text:p>
          </table:table-cell>
          <table:table-cell office:value-type="float" office:value="11.367292">
            <text:p>11.367292</text:p>
          </table:table-cell>
          <table:table-cell office:value-type="float" office:value="5.722145">
            <text:p>5.722145</text:p>
          </table:table-cell>
          <table:table-cell office:value-type="float" office:value="329.10316">
            <text:p>329.10316</text:p>
          </table:table-cell>
          <table:table-cell office:value-type="float" office:value="159470">
            <text:p>159470</text:p>
          </table:table-cell>
          <table:table-cell office:value-type="float" office:value="829177">
            <text:p>829177</text:p>
          </table:table-cell>
          <table:table-cell office:value-type="float" office:value="980314">
            <text:p>980314</text:p>
          </table:table-cell>
          <table:table-cell office:value-type="float" office:value="1379326">
            <text:p>1379326</text:p>
          </table:table-cell>
          <table:table-cell office:value-type="float" office:value="300844">
            <text:p>300844</text:p>
          </table:table-cell>
          <table:table-cell office:value-type="float" office:value="1033924">
            <text:p>1033924</text:p>
          </table:table-cell>
          <table:table-cell office:value-type="float" office:value="44558">
            <text:p>4455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>
          <table:table-cell office:value-type="string">
            <text:p>QF_NRA/meti-tarski/atan/problem/2/atan-problem-2-chunk-008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3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6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atan-problem-2-chunk-009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7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2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36994">
            <text:p>0.036994</text:p>
          </table:table-cell>
          <table:table-cell office:value-type="float" office:value="0.001">
            <text:p>0.001</text:p>
          </table:table-cell>
          <table:table-cell office:value-type="float" office:value="0.022997">
            <text:p>0.022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7998">
            <text:p>0.007998</text:p>
          </table:table-cell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33">
            <text:p>133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1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4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8994">
            <text:p>0.038994</text:p>
          </table:table-cell>
          <table:table-cell office:value-type="float" office:value="0.003">
            <text:p>0.003</text:p>
          </table:table-cell>
          <table:table-cell office:value-type="float" office:value="0.032996">
            <text:p>0.032996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0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41994">
            <text:p>0.041994</text:p>
          </table:table-cell>
          <table:table-cell office:value-type="float" office:value="0.001">
            <text:p>0.001</text:p>
          </table:table-cell>
          <table:table-cell office:value-type="float" office:value="0.023998">
            <text:p>0.023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16997">
            <text:p>0.016997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169">
            <text:p>169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4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6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8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05">
            <text:p>0.0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0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017818">
            <text:p>500.017818</text:p>
          </table:table-cell>
          <table:table-cell office:value-type="float" office:value="31.943291">
            <text:p>31.943291</text:p>
          </table:table-cell>
          <table:table-cell office:value-type="float" office:value="194.027325">
            <text:p>194.027325</text:p>
          </table:table-cell>
          <table:table-cell office:value-type="float" office:value="2.366636">
            <text:p>2.366636</text:p>
          </table:table-cell>
          <table:table-cell office:value-type="float" office:value="7.474852">
            <text:p>7.474852</text:p>
          </table:table-cell>
          <table:table-cell office:value-type="float" office:value="13.596959">
            <text:p>13.596959</text:p>
          </table:table-cell>
          <table:table-cell office:value-type="float" office:value="264.598931">
            <text:p>264.598931</text:p>
          </table:table-cell>
          <table:table-cell office:value-type="float" office:value="417716">
            <text:p>417716</text:p>
          </table:table-cell>
          <table:table-cell office:value-type="float" office:value="1111923">
            <text:p>1111923</text:p>
          </table:table-cell>
          <table:table-cell office:value-type="float" office:value="825446">
            <text:p>825446</text:p>
          </table:table-cell>
          <table:table-cell office:value-type="float" office:value="1481861">
            <text:p>1481861</text:p>
          </table:table-cell>
          <table:table-cell office:value-type="float" office:value="738232">
            <text:p>738232</text:p>
          </table:table-cell>
          <table:table-cell office:value-type="float" office:value="642037">
            <text:p>642037</text:p>
          </table:table-cell>
          <table:table-cell office:value-type="float" office:value="101592">
            <text:p>10159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5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52.2851">
            <text:p>552.2851</text:p>
          </table:table-cell>
          <table:table-cell office:value-type="float" office:value="16.57552">
            <text:p>16.57552</text:p>
          </table:table-cell>
          <table:table-cell office:value-type="float" office:value="6.276054">
            <text:p>6.276054</text:p>
          </table:table-cell>
          <table:table-cell office:value-type="float" office:value="1.951708">
            <text:p>1.951708</text:p>
          </table:table-cell>
          <table:table-cell office:value-type="float" office:value="526.06854">
            <text:p>526.06854</text:p>
          </table:table-cell>
          <table:table-cell office:value-type="float" office:value="0.109985">
            <text:p>0.109985</text:p>
          </table:table-cell>
          <table:table-cell office:value-type="float" office:value="76.1904">
            <text:p>76.1904</text:p>
          </table:table-cell>
          <table:table-cell office:value-type="float" office:value="15114">
            <text:p>15114</text:p>
          </table:table-cell>
          <table:table-cell office:value-type="float" office:value="104554">
            <text:p>104554</text:p>
          </table:table-cell>
          <table:table-cell office:value-type="float" office:value="296504">
            <text:p>296504</text:p>
          </table:table-cell>
          <table:table-cell office:value-type="float" office:value="485882">
            <text:p>485882</text:p>
          </table:table-cell>
          <table:table-cell office:value-type="float" office:value="30176">
            <text:p>30176</text:p>
          </table:table-cell>
          <table:table-cell office:value-type="float" office:value="455221">
            <text:p>455221</text:p>
          </table:table-cell>
          <table:table-cell office:value-type="float" office:value="485">
            <text:p>48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atan-problem-2-chunk-001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9998">
            <text:p>0.009998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2998">
            <text:p>0.00299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6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29996">
            <text:p>0.029996</text:p>
          </table:table-cell>
          <table:table-cell office:value-type="float" office:value="0.007">
            <text:p>0.007</text:p>
          </table:table-cell>
          <table:table-cell office:value-type="float" office:value="0.017996">
            <text:p>0.01799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57">
            <text:p>57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2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160194">
            <text:p>500.160194</text:p>
          </table:table-cell>
          <table:table-cell office:value-type="float" office:value="46.166992">
            <text:p>46.166992</text:p>
          </table:table-cell>
          <table:table-cell office:value-type="float" office:value="56.654595">
            <text:p>56.654595</text:p>
          </table:table-cell>
          <table:table-cell office:value-type="float" office:value="4.671307">
            <text:p>4.671307</text:p>
          </table:table-cell>
          <table:table-cell office:value-type="float" office:value="13.466917">
            <text:p>13.466917</text:p>
          </table:table-cell>
          <table:table-cell office:value-type="float" office:value="4.966262">
            <text:p>4.966262</text:p>
          </table:table-cell>
          <table:table-cell office:value-type="float" office:value="365.554545">
            <text:p>365.554545</text:p>
          </table:table-cell>
          <table:table-cell office:value-type="float" office:value="141022">
            <text:p>141022</text:p>
          </table:table-cell>
          <table:table-cell office:value-type="float" office:value="427222">
            <text:p>427222</text:p>
          </table:table-cell>
          <table:table-cell office:value-type="float" office:value="1167742">
            <text:p>1167742</text:p>
          </table:table-cell>
          <table:table-cell office:value-type="float" office:value="1419886">
            <text:p>1419886</text:p>
          </table:table-cell>
          <table:table-cell office:value-type="float" office:value="252764">
            <text:p>252764</text:p>
          </table:table-cell>
          <table:table-cell office:value-type="float" office:value="1138972">
            <text:p>1138972</text:p>
          </table:table-cell>
          <table:table-cell office:value-type="float" office:value="28150">
            <text:p>2815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10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4999">
            <text:p>0.004999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11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0.272762">
            <text:p>500.272762</text:p>
          </table:table-cell>
          <table:table-cell office:value-type="float" office:value="28.164871">
            <text:p>28.164871</text:p>
          </table:table-cell>
          <table:table-cell office:value-type="float" office:value="180.167288">
            <text:p>180.167288</text:p>
          </table:table-cell>
          <table:table-cell office:value-type="float" office:value="1.835718">
            <text:p>1.835718</text:p>
          </table:table-cell>
          <table:table-cell office:value-type="float" office:value="7.137899">
            <text:p>7.137899</text:p>
          </table:table-cell>
          <table:table-cell office:value-type="float" office:value="12.86613">
            <text:p>12.86613</text:p>
          </table:table-cell>
          <table:table-cell office:value-type="float" office:value="282.709182">
            <text:p>282.709182</text:p>
          </table:table-cell>
          <table:table-cell office:value-type="float" office:value="390000">
            <text:p>390000</text:p>
          </table:table-cell>
          <table:table-cell office:value-type="float" office:value="1022302">
            <text:p>1022302</text:p>
          </table:table-cell>
          <table:table-cell office:value-type="float" office:value="768838">
            <text:p>768838</text:p>
          </table:table-cell>
          <table:table-cell office:value-type="float" office:value="1322620">
            <text:p>1322620</text:p>
          </table:table-cell>
          <table:table-cell office:value-type="float" office:value="700844">
            <text:p>700844</text:p>
          </table:table-cell>
          <table:table-cell office:value-type="float" office:value="525538">
            <text:p>525538</text:p>
          </table:table-cell>
          <table:table-cell office:value-type="float" office:value="96238">
            <text:p>9623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5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4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718972">
            <text:p>500.718972</text:p>
          </table:table-cell>
          <table:table-cell office:value-type="float" office:value="40.954893">
            <text:p>40.954893</text:p>
          </table:table-cell>
          <table:table-cell office:value-type="float" office:value="109.448608">
            <text:p>109.448608</text:p>
          </table:table-cell>
          <table:table-cell office:value-type="float" office:value="4.054391">
            <text:p>4.054391</text:p>
          </table:table-cell>
          <table:table-cell office:value-type="float" office:value="11.266369">
            <text:p>11.266369</text:p>
          </table:table-cell>
          <table:table-cell office:value-type="float" office:value="5.737154">
            <text:p>5.737154</text:p>
          </table:table-cell>
          <table:table-cell office:value-type="float" office:value="330.315482">
            <text:p>330.315482</text:p>
          </table:table-cell>
          <table:table-cell office:value-type="float" office:value="161170">
            <text:p>161170</text:p>
          </table:table-cell>
          <table:table-cell office:value-type="float" office:value="825658">
            <text:p>825658</text:p>
          </table:table-cell>
          <table:table-cell office:value-type="float" office:value="980498">
            <text:p>980498</text:p>
          </table:table-cell>
          <table:table-cell office:value-type="float" office:value="1380645">
            <text:p>1380645</text:p>
          </table:table-cell>
          <table:table-cell office:value-type="float" office:value="304052">
            <text:p>304052</text:p>
          </table:table-cell>
          <table:table-cell office:value-type="float" office:value="1031668">
            <text:p>1031668</text:p>
          </table:table-cell>
          <table:table-cell office:value-type="float" office:value="44925">
            <text:p>4492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8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86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3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01243">
            <text:p>500.01243</text:p>
          </table:table-cell>
          <table:table-cell office:value-type="float" office:value="33.417142">
            <text:p>33.417142</text:p>
          </table:table-cell>
          <table:table-cell office:value-type="float" office:value="176.024832">
            <text:p>176.024832</text:p>
          </table:table-cell>
          <table:table-cell office:value-type="float" office:value="3.703448">
            <text:p>3.703448</text:p>
          </table:table-cell>
          <table:table-cell office:value-type="float" office:value="5.83114">
            <text:p>5.83114</text:p>
          </table:table-cell>
          <table:table-cell office:value-type="float" office:value="13.407218">
            <text:p>13.407218</text:p>
          </table:table-cell>
          <table:table-cell office:value-type="float" office:value="278.032148">
            <text:p>278.032148</text:p>
          </table:table-cell>
          <table:table-cell office:value-type="float" office:value="565330">
            <text:p>565330</text:p>
          </table:table-cell>
          <table:table-cell office:value-type="float" office:value="1343113">
            <text:p>1343113</text:p>
          </table:table-cell>
          <table:table-cell office:value-type="float" office:value="890938">
            <text:p>890938</text:p>
          </table:table-cell>
          <table:table-cell office:value-type="float" office:value="1832302">
            <text:p>1832302</text:p>
          </table:table-cell>
          <table:table-cell office:value-type="float" office:value="851444">
            <text:p>851444</text:p>
          </table:table-cell>
          <table:table-cell office:value-type="float" office:value="965050">
            <text:p>965050</text:p>
          </table:table-cell>
          <table:table-cell office:value-type="float" office:value="15808">
            <text:p>1580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2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0.049642">
            <text:p>500.049642</text:p>
          </table:table-cell>
          <table:table-cell office:value-type="float" office:value="29.944639">
            <text:p>29.944639</text:p>
          </table:table-cell>
          <table:table-cell office:value-type="float" office:value="153.241105">
            <text:p>153.241105</text:p>
          </table:table-cell>
          <table:table-cell office:value-type="float" office:value="3.595466">
            <text:p>3.595466</text:p>
          </table:table-cell>
          <table:table-cell office:value-type="float" office:value="5.807103">
            <text:p>5.807103</text:p>
          </table:table-cell>
          <table:table-cell office:value-type="float" office:value="11.051433">
            <text:p>11.051433</text:p>
          </table:table-cell>
          <table:table-cell office:value-type="float" office:value="304.591165">
            <text:p>304.591165</text:p>
          </table:table-cell>
          <table:table-cell office:value-type="float" office:value="431920">
            <text:p>431920</text:p>
          </table:table-cell>
          <table:table-cell office:value-type="float" office:value="1227038">
            <text:p>1227038</text:p>
          </table:table-cell>
          <table:table-cell office:value-type="float" office:value="857848">
            <text:p>857848</text:p>
          </table:table-cell>
          <table:table-cell office:value-type="float" office:value="1646402">
            <text:p>1646402</text:p>
          </table:table-cell>
          <table:table-cell office:value-type="float" office:value="700116">
            <text:p>700116</text:p>
          </table:table-cell>
          <table:table-cell office:value-type="float" office:value="929695">
            <text:p>929695</text:p>
          </table:table-cell>
          <table:table-cell office:value-type="float" office:value="16591">
            <text:p>1659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>
          <table:table-cell office:value-type="string">
            <text:p>QF_NRA/meti-tarski/atan/problem/2/atan-problem-2-chunk-007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4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1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2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6">
            <text:p>0.006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5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.066685">
            <text:p>500.066685</text:p>
          </table:table-cell>
          <table:table-cell office:value-type="float" office:value="32.674784">
            <text:p>32.674784</text:p>
          </table:table-cell>
          <table:table-cell office:value-type="float" office:value="196.61741">
            <text:p>196.61741</text:p>
          </table:table-cell>
          <table:table-cell office:value-type="float" office:value="1.223847">
            <text:p>1.223847</text:p>
          </table:table-cell>
          <table:table-cell office:value-type="float" office:value="6.442122">
            <text:p>6.442122</text:p>
          </table:table-cell>
          <table:table-cell office:value-type="float" office:value="26.046261">
            <text:p>26.046261</text:p>
          </table:table-cell>
          <table:table-cell office:value-type="float" office:value="248.181876">
            <text:p>248.181876</text:p>
          </table:table-cell>
          <table:table-cell office:value-type="float" office:value="1069206">
            <text:p>1069206</text:p>
          </table:table-cell>
          <table:table-cell office:value-type="float" office:value="1317386">
            <text:p>1317386</text:p>
          </table:table-cell>
          <table:table-cell office:value-type="float" office:value="795639">
            <text:p>795639</text:p>
          </table:table-cell>
          <table:table-cell office:value-type="float" office:value="2070791">
            <text:p>2070791</text:p>
          </table:table-cell>
          <table:table-cell office:value-type="float" office:value="1708476">
            <text:p>1708476</text:p>
          </table:table-cell>
          <table:table-cell office:value-type="float" office:value="324644">
            <text:p>324644</text:p>
          </table:table-cell>
          <table:table-cell office:value-type="float" office:value="37671">
            <text:p>3767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7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01999">
            <text:p>0.001999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atan-problem-2-chunk-009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atan-problem-2-chunk-004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53992">
            <text:p>0.053992</text:p>
          </table:table-cell>
          <table:table-cell office:value-type="float" office:value="0.005">
            <text:p>0.005</text:p>
          </table:table-cell>
          <table:table-cell office:value-type="float" office:value="0.034996">
            <text:p>0.034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8">
            <text:p>0.003998</text:p>
          </table:table-cell>
          <table:table-cell office:value-type="float" office:value="0.009999">
            <text:p>0.009999</text:p>
          </table:table-cell>
          <table:table-cell office:value-type="float" office:value="62">
            <text:p>62</text:p>
          </table:table-cell>
          <table:table-cell office:value-type="float" office:value="198">
            <text:p>198</text:p>
          </table:table-cell>
          <table:table-cell office:value-type="float" office:value="117">
            <text:p>117</text:p>
          </table:table-cell>
          <table:table-cell office:value-type="float" office:value="235">
            <text:p>235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11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00.007757">
            <text:p>500.007757</text:p>
          </table:table-cell>
          <table:table-cell office:value-type="float" office:value="40.734564">
            <text:p>40.734564</text:p>
          </table:table-cell>
          <table:table-cell office:value-type="float" office:value="136.387284">
            <text:p>136.387284</text:p>
          </table:table-cell>
          <table:table-cell office:value-type="float" office:value="2.469648">
            <text:p>2.469648</text:p>
          </table:table-cell>
          <table:table-cell office:value-type="float" office:value="6.781039">
            <text:p>6.781039</text:p>
          </table:table-cell>
          <table:table-cell office:value-type="float" office:value="18.530498">
            <text:p>18.530498</text:p>
          </table:table-cell>
          <table:table-cell office:value-type="float" office:value="295.368905">
            <text:p>295.368905</text:p>
          </table:table-cell>
          <table:table-cell office:value-type="float" office:value="818756">
            <text:p>818756</text:p>
          </table:table-cell>
          <table:table-cell office:value-type="float" office:value="1189776">
            <text:p>1189776</text:p>
          </table:table-cell>
          <table:table-cell office:value-type="float" office:value="903830">
            <text:p>903830</text:p>
          </table:table-cell>
          <table:table-cell office:value-type="float" office:value="1870975">
            <text:p>1870975</text:p>
          </table:table-cell>
          <table:table-cell office:value-type="float" office:value="1185580">
            <text:p>1185580</text:p>
          </table:table-cell>
          <table:table-cell office:value-type="float" office:value="668012">
            <text:p>668012</text:p>
          </table:table-cell>
          <table:table-cell office:value-type="float" office:value="17383">
            <text:p>1738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atan-problem-2-chunk-008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29996">
            <text:p>0.029996</text:p>
          </table:table-cell>
          <table:table-cell office:value-type="float" office:value="0.001">
            <text:p>0.001</text:p>
          </table:table-cell>
          <table:table-cell office:value-type="float" office:value="0.021997">
            <text:p>0.021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7">
            <text:p>0.00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45">
            <text:p>45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atan-problem-2-chunk-003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41994">
            <text:p>0.041994</text:p>
          </table:table-cell>
          <table:table-cell office:value-type="float" office:value="0.005999">
            <text:p>0.005999</text:p>
          </table:table-cell>
          <table:table-cell office:value-type="float" office:value="0.028995">
            <text:p>0.0289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7">
            <text:p>0.007</text:p>
          </table:table-cell>
          <table:table-cell office:value-type="float" office:value="64">
            <text:p>64</text:p>
          </table:table-cell>
          <table:table-cell office:value-type="float" office:value="183">
            <text:p>183</text:p>
          </table:table-cell>
          <table:table-cell office:value-type="float" office:value="88">
            <text:p>88</text:p>
          </table:table-cell>
          <table:table-cell office:value-type="float" office:value="198">
            <text:p>198</text:p>
          </table:table-cell>
          <table:table-cell office:value-type="float" office:value="104">
            <text:p>104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998887">
            <text:p>500.998887</text:p>
          </table:table-cell>
          <table:table-cell office:value-type="float" office:value="29.871514">
            <text:p>29.871514</text:p>
          </table:table-cell>
          <table:table-cell office:value-type="float" office:value="55.362721">
            <text:p>55.362721</text:p>
          </table:table-cell>
          <table:table-cell office:value-type="float" office:value="6.109022">
            <text:p>6.109022</text:p>
          </table:table-cell>
          <table:table-cell office:value-type="float" office:value="11.022365">
            <text:p>11.022365</text:p>
          </table:table-cell>
          <table:table-cell office:value-type="float" office:value="2.509609">
            <text:p>2.509609</text:p>
          </table:table-cell>
          <table:table-cell office:value-type="float" office:value="388.88484">
            <text:p>388.88484</text:p>
          </table:table-cell>
          <table:table-cell office:value-type="float" office:value="60924">
            <text:p>60924</text:p>
          </table:table-cell>
          <table:table-cell office:value-type="float" office:value="360103">
            <text:p>360103</text:p>
          </table:table-cell>
          <table:table-cell office:value-type="float" office:value="1142508">
            <text:p>1142508</text:p>
          </table:table-cell>
          <table:table-cell office:value-type="float" office:value="1829585">
            <text:p>1829585</text:p>
          </table:table-cell>
          <table:table-cell office:value-type="float" office:value="114504">
            <text:p>114504</text:p>
          </table:table-cell>
          <table:table-cell office:value-type="float" office:value="1671816">
            <text:p>1671816</text:p>
          </table:table-cell>
          <table:table-cell office:value-type="float" office:value="43265">
            <text:p>4326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4998">
            <text:p>0.0049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6.71598">
            <text:p>506.71598</text:p>
          </table:table-cell>
          <table:table-cell office:value-type="float" office:value="1.360799">
            <text:p>1.360799</text:p>
          </table:table-cell>
          <table:table-cell office:value-type="float" office:value="5.94407">
            <text:p>5.94407</text:p>
          </table:table-cell>
          <table:table-cell office:value-type="float" office:value="0.169976">
            <text:p>0.169976</text:p>
          </table:table-cell>
          <table:table-cell office:value-type="float" office:value="571.254964">
            <text:p>571.254964</text:p>
          </table:table-cell>
          <table:table-cell office:value-type="float" office:value="0.130976">
            <text:p>0.130976</text:p>
          </table:table-cell>
          <table:table-cell office:value-type="float" office:value="15.82363">
            <text:p>15.82363</text:p>
          </table:table-cell>
          <table:table-cell office:value-type="float" office:value="18104">
            <text:p>18104</text:p>
          </table:table-cell>
          <table:table-cell office:value-type="float" office:value="47720">
            <text:p>47720</text:p>
          </table:table-cell>
          <table:table-cell office:value-type="float" office:value="43500">
            <text:p>43500</text:p>
          </table:table-cell>
          <table:table-cell office:value-type="float" office:value="70743">
            <text:p>70743</text:p>
          </table:table-cell>
          <table:table-cell office:value-type="float" office:value="36172">
            <text:p>36172</text:p>
          </table:table-cell>
          <table:table-cell office:value-type="float" office:value="33311">
            <text:p>33311</text:p>
          </table:table-cell>
          <table:table-cell office:value-type="float" office:value="1260">
            <text:p>126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0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195315">
            <text:p>500.195315</text:p>
          </table:table-cell>
          <table:table-cell office:value-type="float" office:value="35.635679">
            <text:p>35.635679</text:p>
          </table:table-cell>
          <table:table-cell office:value-type="float" office:value="80.305993">
            <text:p>80.305993</text:p>
          </table:table-cell>
          <table:table-cell office:value-type="float" office:value="3.950378">
            <text:p>3.950378</text:p>
          </table:table-cell>
          <table:table-cell office:value-type="float" office:value="8.902619">
            <text:p>8.902619</text:p>
          </table:table-cell>
          <table:table-cell office:value-type="float" office:value="6.118108">
            <text:p>6.118108</text:p>
          </table:table-cell>
          <table:table-cell office:value-type="float" office:value="361.917038">
            <text:p>361.917038</text:p>
          </table:table-cell>
          <table:table-cell office:value-type="float" office:value="153354">
            <text:p>153354</text:p>
          </table:table-cell>
          <table:table-cell office:value-type="float" office:value="543331">
            <text:p>543331</text:p>
          </table:table-cell>
          <table:table-cell office:value-type="float" office:value="1128496">
            <text:p>1128496</text:p>
          </table:table-cell>
          <table:table-cell office:value-type="float" office:value="1407697">
            <text:p>1407697</text:p>
          </table:table-cell>
          <table:table-cell office:value-type="float" office:value="278196">
            <text:p>278196</text:p>
          </table:table-cell>
          <table:table-cell office:value-type="float" office:value="1091356">
            <text:p>1091356</text:p>
          </table:table-cell>
          <table:table-cell office:value-type="float" office:value="38145">
            <text:p>3814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999">
            <text:p>0.002999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1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147325">
            <text:p>500.147325</text:p>
          </table:table-cell>
          <table:table-cell office:value-type="float" office:value="36.027538">
            <text:p>36.027538</text:p>
          </table:table-cell>
          <table:table-cell office:value-type="float" office:value="82.400876">
            <text:p>82.400876</text:p>
          </table:table-cell>
          <table:table-cell office:value-type="float" office:value="3.89539">
            <text:p>3.89539</text:p>
          </table:table-cell>
          <table:table-cell office:value-type="float" office:value="8.931613">
            <text:p>8.931613</text:p>
          </table:table-cell>
          <table:table-cell office:value-type="float" office:value="6.103086">
            <text:p>6.103086</text:p>
          </table:table-cell>
          <table:table-cell office:value-type="float" office:value="360.104242">
            <text:p>360.104242</text:p>
          </table:table-cell>
          <table:table-cell office:value-type="float" office:value="155572">
            <text:p>155572</text:p>
          </table:table-cell>
          <table:table-cell office:value-type="float" office:value="549745">
            <text:p>549745</text:p>
          </table:table-cell>
          <table:table-cell office:value-type="float" office:value="1130294">
            <text:p>1130294</text:p>
          </table:table-cell>
          <table:table-cell office:value-type="float" office:value="1413998">
            <text:p>1413998</text:p>
          </table:table-cell>
          <table:table-cell office:value-type="float" office:value="282200">
            <text:p>282200</text:p>
          </table:table-cell>
          <table:table-cell office:value-type="float" office:value="1093069">
            <text:p>1093069</text:p>
          </table:table-cell>
          <table:table-cell office:value-type="float" office:value="38729">
            <text:p>3872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13998">
            <text:p>0.013998</text:p>
          </table:table-cell>
          <table:table-cell office:value-type="float" office:value="0">
            <text:p>0</text:p>
          </table:table-cell>
          <table:table-cell office:value-type="float" office:value="0.009999">
            <text:p>0.00999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41994">
            <text:p>0.041994</text:p>
          </table:table-cell>
          <table:table-cell office:value-type="float" office:value="0.012995">
            <text:p>0.012995</text:p>
          </table:table-cell>
          <table:table-cell office:value-type="float" office:value="0.025998">
            <text:p>0.025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114992">
            <text:p>500.114992</text:p>
          </table:table-cell>
          <table:table-cell office:value-type="float" office:value="0.686897">
            <text:p>0.686897</text:p>
          </table:table-cell>
          <table:table-cell office:value-type="float" office:value="7.555876">
            <text:p>7.555876</text:p>
          </table:table-cell>
          <table:table-cell office:value-type="float" office:value="0.089989">
            <text:p>0.089989</text:p>
          </table:table-cell>
          <table:table-cell office:value-type="float" office:value="639.958">
            <text:p>639.958</text:p>
          </table:table-cell>
          <table:table-cell office:value-type="float" office:value="0.099985">
            <text:p>0.099985</text:p>
          </table:table-cell>
          <table:table-cell office:value-type="float" office:value="11.608297">
            <text:p>11.608297</text:p>
          </table:table-cell>
          <table:table-cell office:value-type="float" office:value="17234">
            <text:p>17234</text:p>
          </table:table-cell>
          <table:table-cell office:value-type="float" office:value="43016">
            <text:p>43016</text:p>
          </table:table-cell>
          <table:table-cell office:value-type="float" office:value="17303">
            <text:p>17303</text:p>
          </table:table-cell>
          <table:table-cell office:value-type="float" office:value="43163">
            <text:p>43163</text:p>
          </table:table-cell>
          <table:table-cell office:value-type="float" office:value="34436">
            <text:p>34436</text:p>
          </table:table-cell>
          <table:table-cell office:value-type="float" office:value="8725">
            <text:p>8725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9999">
            <text:p>0.009999</text:p>
          </table:table-cell>
          <table:table-cell office:value-type="float" office:value="0.001">
            <text:p>0.001</text:p>
          </table:table-cell>
          <table:table-cell office:value-type="float" office:value="0.009999">
            <text:p>0.00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260085">
            <text:p>500.260085</text:p>
          </table:table-cell>
          <table:table-cell office:value-type="float" office:value="39.945028">
            <text:p>39.945028</text:p>
          </table:table-cell>
          <table:table-cell office:value-type="float" office:value="53.754933">
            <text:p>53.754933</text:p>
          </table:table-cell>
          <table:table-cell office:value-type="float" office:value="4.618296">
            <text:p>4.618296</text:p>
          </table:table-cell>
          <table:table-cell office:value-type="float" office:value="10.820401">
            <text:p>10.820401</text:p>
          </table:table-cell>
          <table:table-cell office:value-type="float" office:value="2.848574">
            <text:p>2.848574</text:p>
          </table:table-cell>
          <table:table-cell office:value-type="float" office:value="380.883006">
            <text:p>380.883006</text:p>
          </table:table-cell>
          <table:table-cell office:value-type="float" office:value="81348">
            <text:p>81348</text:p>
          </table:table-cell>
          <table:table-cell office:value-type="float" office:value="348333">
            <text:p>348333</text:p>
          </table:table-cell>
          <table:table-cell office:value-type="float" office:value="1154079">
            <text:p>1154079</text:p>
          </table:table-cell>
          <table:table-cell office:value-type="float" office:value="1416038">
            <text:p>1416038</text:p>
          </table:table-cell>
          <table:table-cell office:value-type="float" office:value="152040">
            <text:p>152040</text:p>
          </table:table-cell>
          <table:table-cell office:value-type="float" office:value="1229380">
            <text:p>1229380</text:p>
          </table:table-cell>
          <table:table-cell office:value-type="float" office:value="34618">
            <text:p>3461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378084">
            <text:p>500.378084</text:p>
          </table:table-cell>
          <table:table-cell office:value-type="float" office:value="25.246142">
            <text:p>25.246142</text:p>
          </table:table-cell>
          <table:table-cell office:value-type="float" office:value="60.005917">
            <text:p>60.005917</text:p>
          </table:table-cell>
          <table:table-cell office:value-type="float" office:value="4.41234">
            <text:p>4.41234</text:p>
          </table:table-cell>
          <table:table-cell office:value-type="float" office:value="11.319321">
            <text:p>11.319321</text:p>
          </table:table-cell>
          <table:table-cell office:value-type="float" office:value="2.540655">
            <text:p>2.540655</text:p>
          </table:table-cell>
          <table:table-cell office:value-type="float" office:value="389.506937">
            <text:p>389.506937</text:p>
          </table:table-cell>
          <table:table-cell office:value-type="float" office:value="64944">
            <text:p>64944</text:p>
          </table:table-cell>
          <table:table-cell office:value-type="float" office:value="314154">
            <text:p>314154</text:p>
          </table:table-cell>
          <table:table-cell office:value-type="float" office:value="1272201">
            <text:p>1272201</text:p>
          </table:table-cell>
          <table:table-cell office:value-type="float" office:value="1365901">
            <text:p>1365901</text:p>
          </table:table-cell>
          <table:table-cell office:value-type="float" office:value="121968">
            <text:p>121968</text:p>
          </table:table-cell>
          <table:table-cell office:value-type="float" office:value="1196318">
            <text:p>1196318</text:p>
          </table:table-cell>
          <table:table-cell office:value-type="float" office:value="47615">
            <text:p>4761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171259">
            <text:p>500.171259</text:p>
          </table:table-cell>
          <table:table-cell office:value-type="float" office:value="32.501049">
            <text:p>32.501049</text:p>
          </table:table-cell>
          <table:table-cell office:value-type="float" office:value="75.597719">
            <text:p>75.597719</text:p>
          </table:table-cell>
          <table:table-cell office:value-type="float" office:value="3.778421">
            <text:p>3.778421</text:p>
          </table:table-cell>
          <table:table-cell office:value-type="float" office:value="8.977671">
            <text:p>8.977671</text:p>
          </table:table-cell>
          <table:table-cell office:value-type="float" office:value="5.651155">
            <text:p>5.651155</text:p>
          </table:table-cell>
          <table:table-cell office:value-type="float" office:value="369.792026">
            <text:p>369.792026</text:p>
          </table:table-cell>
          <table:table-cell office:value-type="float" office:value="143976">
            <text:p>143976</text:p>
          </table:table-cell>
          <table:table-cell office:value-type="float" office:value="507466">
            <text:p>507466</text:p>
          </table:table-cell>
          <table:table-cell office:value-type="float" office:value="1075204">
            <text:p>1075204</text:p>
          </table:table-cell>
          <table:table-cell office:value-type="float" office:value="1342717">
            <text:p>1342717</text:p>
          </table:table-cell>
          <table:table-cell office:value-type="float" office:value="264656">
            <text:p>264656</text:p>
          </table:table-cell>
          <table:table-cell office:value-type="float" office:value="1042897">
            <text:p>1042897</text:p>
          </table:table-cell>
          <table:table-cell office:value-type="float" office:value="35164">
            <text:p>3516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1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sqrt/atan-problem-2-sqrt-chunk-00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839867">
            <text:p>500.839867</text:p>
          </table:table-cell>
          <table:table-cell office:value-type="float" office:value="21.826744">
            <text:p>21.826744</text:p>
          </table:table-cell>
          <table:table-cell office:value-type="float" office:value="55.913643">
            <text:p>55.913643</text:p>
          </table:table-cell>
          <table:table-cell office:value-type="float" office:value="4.195413">
            <text:p>4.195413</text:p>
          </table:table-cell>
          <table:table-cell office:value-type="float" office:value="11.316212">
            <text:p>11.316212</text:p>
          </table:table-cell>
          <table:table-cell office:value-type="float" office:value="2.429618">
            <text:p>2.429618</text:p>
          </table:table-cell>
          <table:table-cell office:value-type="float" office:value="397.018609">
            <text:p>397.018609</text:p>
          </table:table-cell>
          <table:table-cell office:value-type="float" office:value="61430">
            <text:p>61430</text:p>
          </table:table-cell>
          <table:table-cell office:value-type="float" office:value="292206">
            <text:p>292206</text:p>
          </table:table-cell>
          <table:table-cell office:value-type="float" office:value="1170565">
            <text:p>1170565</text:p>
          </table:table-cell>
          <table:table-cell office:value-type="float" office:value="1260222">
            <text:p>1260222</text:p>
          </table:table-cell>
          <table:table-cell office:value-type="float" office:value="116236">
            <text:p>116236</text:p>
          </table:table-cell>
          <table:table-cell office:value-type="float" office:value="1099835">
            <text:p>1099835</text:p>
          </table:table-cell>
          <table:table-cell office:value-type="float" office:value="44151">
            <text:p>4415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atan-problem-2-sqrt-chunk-00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7.86981">
            <text:p>507.86981</text:p>
          </table:table-cell>
          <table:table-cell office:value-type="float" office:value="1.051832">
            <text:p>1.051832</text:p>
          </table:table-cell>
          <table:table-cell office:value-type="float" office:value="5.79009">
            <text:p>5.79009</text:p>
          </table:table-cell>
          <table:table-cell office:value-type="float" office:value="0.181973">
            <text:p>0.181973</text:p>
          </table:table-cell>
          <table:table-cell office:value-type="float" office:value="617.305952">
            <text:p>617.305952</text:p>
          </table:table-cell>
          <table:table-cell office:value-type="float" office:value="0.149975">
            <text:p>0.149975</text:p>
          </table:table-cell>
          <table:table-cell office:value-type="float" office:value="16.4935">
            <text:p>16.4935</text:p>
          </table:table-cell>
          <table:table-cell office:value-type="float" office:value="17460">
            <text:p>17460</text:p>
          </table:table-cell>
          <table:table-cell office:value-type="float" office:value="46141">
            <text:p>46141</text:p>
          </table:table-cell>
          <table:table-cell office:value-type="float" office:value="47913">
            <text:p>47913</text:p>
          </table:table-cell>
          <table:table-cell office:value-type="float" office:value="74077">
            <text:p>74077</text:p>
          </table:table-cell>
          <table:table-cell office:value-type="float" office:value="34888">
            <text:p>34888</text:p>
          </table:table-cell>
          <table:table-cell office:value-type="float" office:value="37889">
            <text:p>37889</text:p>
          </table:table-cell>
          <table:table-cell office:value-type="float" office:value="1300">
            <text:p>130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014497">
            <text:p>500.014497</text:p>
          </table:table-cell>
          <table:table-cell office:value-type="float" office:value="39.395693">
            <text:p>39.395693</text:p>
          </table:table-cell>
          <table:table-cell office:value-type="float" office:value="105.007032">
            <text:p>105.007032</text:p>
          </table:table-cell>
          <table:table-cell office:value-type="float" office:value="3.973416">
            <text:p>3.973416</text:p>
          </table:table-cell>
          <table:table-cell office:value-type="float" office:value="5.419248">
            <text:p>5.419248</text:p>
          </table:table-cell>
          <table:table-cell office:value-type="float" office:value="13.290209">
            <text:p>13.290209</text:p>
          </table:table-cell>
          <table:table-cell office:value-type="float" office:value="331.153414">
            <text:p>331.153414</text:p>
          </table:table-cell>
          <table:table-cell office:value-type="float" office:value="595550">
            <text:p>595550</text:p>
          </table:table-cell>
          <table:table-cell office:value-type="float" office:value="1312981">
            <text:p>1312981</text:p>
          </table:table-cell>
          <table:table-cell office:value-type="float" office:value="881916">
            <text:p>881916</text:p>
          </table:table-cell>
          <table:table-cell office:value-type="float" office:value="1997188">
            <text:p>1997188</text:p>
          </table:table-cell>
          <table:table-cell office:value-type="float" office:value="904864">
            <text:p>904864</text:p>
          </table:table-cell>
          <table:table-cell office:value-type="float" office:value="1084373">
            <text:p>1084373</text:p>
          </table:table-cell>
          <table:table-cell office:value-type="float" office:value="7951">
            <text:p>795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21997">
            <text:p>0.021997</text:p>
          </table:table-cell>
          <table:table-cell office:value-type="float" office:value="0.001">
            <text:p>0.001</text:p>
          </table:table-cell>
          <table:table-cell office:value-type="float" office:value="0.006999">
            <text:p>0.00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998">
            <text:p>0.01099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7.24391">
            <text:p>507.24391</text:p>
          </table:table-cell>
          <table:table-cell office:value-type="float" office:value="1.262786">
            <text:p>1.262786</text:p>
          </table:table-cell>
          <table:table-cell office:value-type="float" office:value="7.85276">
            <text:p>7.85276</text:p>
          </table:table-cell>
          <table:table-cell office:value-type="float" office:value="0.188969">
            <text:p>0.188969</text:p>
          </table:table-cell>
          <table:table-cell office:value-type="float" office:value="590.188947">
            <text:p>590.188947</text:p>
          </table:table-cell>
          <table:table-cell office:value-type="float" office:value="0.153974">
            <text:p>0.153974</text:p>
          </table:table-cell>
          <table:table-cell office:value-type="float" office:value="16.30557">
            <text:p>16.30557</text:p>
          </table:table-cell>
          <table:table-cell office:value-type="float" office:value="17422">
            <text:p>17422</text:p>
          </table:table-cell>
          <table:table-cell office:value-type="float" office:value="46207">
            <text:p>46207</text:p>
          </table:table-cell>
          <table:table-cell office:value-type="float" office:value="47544">
            <text:p>47544</text:p>
          </table:table-cell>
          <table:table-cell office:value-type="float" office:value="73694">
            <text:p>73694</text:p>
          </table:table-cell>
          <table:table-cell office:value-type="float" office:value="34812">
            <text:p>34812</text:p>
          </table:table-cell>
          <table:table-cell office:value-type="float" office:value="35158">
            <text:p>35158</text:p>
          </table:table-cell>
          <table:table-cell office:value-type="float" office:value="3724">
            <text:p>372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8.10078">
            <text:p>508.10078</text:p>
          </table:table-cell>
          <table:table-cell office:value-type="float" office:value="2.017686">
            <text:p>2.017686</text:p>
          </table:table-cell>
          <table:table-cell office:value-type="float" office:value="7.83682">
            <text:p>7.83682</text:p>
          </table:table-cell>
          <table:table-cell office:value-type="float" office:value="0.175978">
            <text:p>0.175978</text:p>
          </table:table-cell>
          <table:table-cell office:value-type="float" office:value="592.687956">
            <text:p>592.687956</text:p>
          </table:table-cell>
          <table:table-cell office:value-type="float" office:value="0.110981">
            <text:p>0.110981</text:p>
          </table:table-cell>
          <table:table-cell office:value-type="float" office:value="13.5389">
            <text:p>13.5389</text:p>
          </table:table-cell>
          <table:table-cell office:value-type="float" office:value="17794">
            <text:p>17794</text:p>
          </table:table-cell>
          <table:table-cell office:value-type="float" office:value="47671">
            <text:p>47671</text:p>
          </table:table-cell>
          <table:table-cell office:value-type="float" office:value="50554">
            <text:p>50554</text:p>
          </table:table-cell>
          <table:table-cell office:value-type="float" office:value="77586">
            <text:p>77586</text:p>
          </table:table-cell>
          <table:table-cell office:value-type="float" office:value="35548">
            <text:p>35548</text:p>
          </table:table-cell>
          <table:table-cell office:value-type="float" office:value="38298">
            <text:p>38298</text:p>
          </table:table-cell>
          <table:table-cell office:value-type="float" office:value="3740">
            <text:p>374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007999">
            <text:p>500.007999</text:p>
          </table:table-cell>
          <table:table-cell office:value-type="float" office:value="0.668888">
            <text:p>0.668888</text:p>
          </table:table-cell>
          <table:table-cell office:value-type="float" office:value="7.278908">
            <text:p>7.278908</text:p>
          </table:table-cell>
          <table:table-cell office:value-type="float" office:value="0.059989">
            <text:p>0.059989</text:p>
          </table:table-cell>
          <table:table-cell office:value-type="float" office:value="604.381">
            <text:p>604.381</text:p>
          </table:table-cell>
          <table:table-cell office:value-type="float" office:value="0.10899">
            <text:p>0.10899</text:p>
          </table:table-cell>
          <table:table-cell office:value-type="float" office:value="10.5714">
            <text:p>10.5714</text:p>
          </table:table-cell>
          <table:table-cell office:value-type="float" office:value="17352">
            <text:p>17352</text:p>
          </table:table-cell>
          <table:table-cell office:value-type="float" office:value="43300">
            <text:p>43300</text:p>
          </table:table-cell>
          <table:table-cell office:value-type="float" office:value="17343">
            <text:p>17343</text:p>
          </table:table-cell>
          <table:table-cell office:value-type="float" office:value="43354">
            <text:p>43354</text:p>
          </table:table-cell>
          <table:table-cell office:value-type="float" office:value="34672">
            <text:p>34672</text:p>
          </table:table-cell>
          <table:table-cell office:value-type="float" office:value="8682">
            <text:p>868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43993">
            <text:p>0.043993</text:p>
          </table:table-cell>
          <table:table-cell office:value-type="float" office:value="0.002">
            <text:p>0.002</text:p>
          </table:table-cell>
          <table:table-cell office:value-type="float" office:value="0.015999">
            <text:p>0.015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1996">
            <text:p>0.021996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6999">
            <text:p>0.006999</text:p>
          </table:table-cell>
          <table:table-cell office:value-type="float" office:value="0.000999">
            <text:p>0.000999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2.7046">
            <text:p>502.7046</text:p>
          </table:table-cell>
          <table:table-cell office:value-type="float" office:value="1.31878">
            <text:p>1.31878</text:p>
          </table:table-cell>
          <table:table-cell office:value-type="float" office:value="5.077235">
            <text:p>5.077235</text:p>
          </table:table-cell>
          <table:table-cell office:value-type="float" office:value="0.216961">
            <text:p>0.216961</text:p>
          </table:table-cell>
          <table:table-cell office:value-type="float" office:value="633.533979">
            <text:p>633.533979</text:p>
          </table:table-cell>
          <table:table-cell office:value-type="float" office:value="0.12598">
            <text:p>0.12598</text:p>
          </table:table-cell>
          <table:table-cell office:value-type="float" office:value="12.30022">
            <text:p>12.30022</text:p>
          </table:table-cell>
          <table:table-cell office:value-type="float" office:value="17938">
            <text:p>17938</text:p>
          </table:table-cell>
          <table:table-cell office:value-type="float" office:value="68558">
            <text:p>68558</text:p>
          </table:table-cell>
          <table:table-cell office:value-type="float" office:value="30713">
            <text:p>30713</text:p>
          </table:table-cell>
          <table:table-cell office:value-type="float" office:value="90662">
            <text:p>90662</text:p>
          </table:table-cell>
          <table:table-cell office:value-type="float" office:value="35836">
            <text:p>35836</text:p>
          </table:table-cell>
          <table:table-cell office:value-type="float" office:value="54251">
            <text:p>54251</text:p>
          </table:table-cell>
          <table:table-cell office:value-type="float" office:value="575">
            <text:p>57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572925">
            <text:p>500.572925</text:p>
          </table:table-cell>
          <table:table-cell office:value-type="float" office:value="1.988689">
            <text:p>1.988689</text:p>
          </table:table-cell>
          <table:table-cell office:value-type="float" office:value="7.791831">
            <text:p>7.791831</text:p>
          </table:table-cell>
          <table:table-cell office:value-type="float" office:value="0.058997">
            <text:p>0.058997</text:p>
          </table:table-cell>
          <table:table-cell office:value-type="float" office:value="627.635999">
            <text:p>627.635999</text:p>
          </table:table-cell>
          <table:table-cell office:value-type="float" office:value="0.10299">
            <text:p>0.10299</text:p>
          </table:table-cell>
          <table:table-cell office:value-type="float" office:value="11.092369">
            <text:p>11.092369</text:p>
          </table:table-cell>
          <table:table-cell office:value-type="float" office:value="17528">
            <text:p>17528</text:p>
          </table:table-cell>
          <table:table-cell office:value-type="float" office:value="43963">
            <text:p>43963</text:p>
          </table:table-cell>
          <table:table-cell office:value-type="float" office:value="19553">
            <text:p>19553</text:p>
          </table:table-cell>
          <table:table-cell office:value-type="float" office:value="45844">
            <text:p>45844</text:p>
          </table:table-cell>
          <table:table-cell office:value-type="float" office:value="35020">
            <text:p>35020</text:p>
          </table:table-cell>
          <table:table-cell office:value-type="float" office:value="10821">
            <text:p>10821</text:p>
          </table:table-cell>
          <table:table-cell office:value-type="float" office:value="3">
            <text:p>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115983">
            <text:p>500.115983</text:p>
          </table:table-cell>
          <table:table-cell office:value-type="float" office:value="0.531911">
            <text:p>0.531911</text:p>
          </table:table-cell>
          <table:table-cell office:value-type="float" office:value="4.583274">
            <text:p>4.583274</text:p>
          </table:table-cell>
          <table:table-cell office:value-type="float" office:value="0.069991">
            <text:p>0.069991</text:p>
          </table:table-cell>
          <table:table-cell office:value-type="float" office:value="619.285998">
            <text:p>619.285998</text:p>
          </table:table-cell>
          <table:table-cell office:value-type="float" office:value="0.102985">
            <text:p>0.102985</text:p>
          </table:table-cell>
          <table:table-cell office:value-type="float" office:value="11.106394">
            <text:p>11.106394</text:p>
          </table:table-cell>
          <table:table-cell office:value-type="float" office:value="17462">
            <text:p>17462</text:p>
          </table:table-cell>
          <table:table-cell office:value-type="float" office:value="43729">
            <text:p>43729</text:p>
          </table:table-cell>
          <table:table-cell office:value-type="float" office:value="17920">
            <text:p>17920</text:p>
          </table:table-cell>
          <table:table-cell office:value-type="float" office:value="44093">
            <text:p>44093</text:p>
          </table:table-cell>
          <table:table-cell office:value-type="float" office:value="34892">
            <text:p>34892</text:p>
          </table:table-cell>
          <table:table-cell office:value-type="float" office:value="9187">
            <text:p>9187</text:p>
          </table:table-cell>
          <table:table-cell office:value-type="float" office:value="14">
            <text:p>1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065387">
            <text:p>500.065387</text:p>
          </table:table-cell>
          <table:table-cell office:value-type="float" office:value="31.203905">
            <text:p>31.203905</text:p>
          </table:table-cell>
          <table:table-cell office:value-type="float" office:value="107.718662">
            <text:p>107.718662</text:p>
          </table:table-cell>
          <table:table-cell office:value-type="float" office:value="3.675492">
            <text:p>3.675492</text:p>
          </table:table-cell>
          <table:table-cell office:value-type="float" office:value="5.416218">
            <text:p>5.416218</text:p>
          </table:table-cell>
          <table:table-cell office:value-type="float" office:value="13.358242">
            <text:p>13.358242</text:p>
          </table:table-cell>
          <table:table-cell office:value-type="float" office:value="337.389375">
            <text:p>337.389375</text:p>
          </table:table-cell>
          <table:table-cell office:value-type="float" office:value="590274">
            <text:p>590274</text:p>
          </table:table-cell>
          <table:table-cell office:value-type="float" office:value="1243860">
            <text:p>1243860</text:p>
          </table:table-cell>
          <table:table-cell office:value-type="float" office:value="901059">
            <text:p>901059</text:p>
          </table:table-cell>
          <table:table-cell office:value-type="float" office:value="1897498">
            <text:p>1897498</text:p>
          </table:table-cell>
          <table:table-cell office:value-type="float" office:value="922468">
            <text:p>922468</text:p>
          </table:table-cell>
          <table:table-cell office:value-type="float" office:value="966965">
            <text:p>966965</text:p>
          </table:table-cell>
          <table:table-cell office:value-type="float" office:value="8065">
            <text:p>806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2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7.04293">
            <text:p>507.04293</text:p>
          </table:table-cell>
          <table:table-cell office:value-type="float" office:value="3.960412">
            <text:p>3.960412</text:p>
          </table:table-cell>
          <table:table-cell office:value-type="float" office:value="76.07847">
            <text:p>76.07847</text:p>
          </table:table-cell>
          <table:table-cell office:value-type="float" office:value="0.095981">
            <text:p>0.095981</text:p>
          </table:table-cell>
          <table:table-cell office:value-type="float" office:value="93.324957">
            <text:p>93.324957</text:p>
          </table:table-cell>
          <table:table-cell office:value-type="float" office:value="5.566141">
            <text:p>5.566141</text:p>
          </table:table-cell>
          <table:table-cell office:value-type="float" office:value="328.31653">
            <text:p>328.31653</text:p>
          </table:table-cell>
          <table:table-cell office:value-type="float" office:value="95674">
            <text:p>95674</text:p>
          </table:table-cell>
          <table:table-cell office:value-type="float" office:value="233887">
            <text:p>233887</text:p>
          </table:table-cell>
          <table:table-cell office:value-type="float" office:value="119936">
            <text:p>119936</text:p>
          </table:table-cell>
          <table:table-cell office:value-type="float" office:value="263421">
            <text:p>263421</text:p>
          </table:table-cell>
          <table:table-cell office:value-type="float" office:value="191316">
            <text:p>191316</text:p>
          </table:table-cell>
          <table:table-cell office:value-type="float" office:value="29398">
            <text:p>29398</text:p>
          </table:table-cell>
          <table:table-cell office:value-type="float" office:value="42707">
            <text:p>4270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52993">
            <text:p>0.052993</text:p>
          </table:table-cell>
          <table:table-cell office:value-type="float" office:value="0">
            <text:p>0</text:p>
          </table:table-cell>
          <table:table-cell office:value-type="float" office:value="0.024996">
            <text:p>0.02499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27997">
            <text:p>0.027997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 office:value-type="float" office:value="198">
            <text:p>198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5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015998">
            <text:p>500.015998</text:p>
          </table:table-cell>
          <table:table-cell office:value-type="float" office:value="0.816871">
            <text:p>0.816871</text:p>
          </table:table-cell>
          <table:table-cell office:value-type="float" office:value="7.3259">
            <text:p>7.3259</text:p>
          </table:table-cell>
          <table:table-cell office:value-type="float" office:value="0.051995">
            <text:p>0.051995</text:p>
          </table:table-cell>
          <table:table-cell office:value-type="float" office:value="593.405">
            <text:p>593.405</text:p>
          </table:table-cell>
          <table:table-cell office:value-type="float" office:value="0.09499">
            <text:p>0.09499</text:p>
          </table:table-cell>
          <table:table-cell office:value-type="float" office:value="10.3854">
            <text:p>10.3854</text:p>
          </table:table-cell>
          <table:table-cell office:value-type="float" office:value="17410">
            <text:p>17410</text:p>
          </table:table-cell>
          <table:table-cell office:value-type="float" office:value="43442">
            <text:p>43442</text:p>
          </table:table-cell>
          <table:table-cell office:value-type="float" office:value="17413">
            <text:p>17413</text:p>
          </table:table-cell>
          <table:table-cell office:value-type="float" office:value="43522">
            <text:p>43522</text:p>
          </table:table-cell>
          <table:table-cell office:value-type="float" office:value="34784">
            <text:p>34784</text:p>
          </table:table-cell>
          <table:table-cell office:value-type="float" office:value="8738">
            <text:p>8738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5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5.12723">
            <text:p>505.12723</text:p>
          </table:table-cell>
          <table:table-cell office:value-type="float" office:value="1.111847">
            <text:p>1.111847</text:p>
          </table:table-cell>
          <table:table-cell office:value-type="float" office:value="5.59213">
            <text:p>5.59213</text:p>
          </table:table-cell>
          <table:table-cell office:value-type="float" office:value="0.162976">
            <text:p>0.162976</text:p>
          </table:table-cell>
          <table:table-cell office:value-type="float" office:value="638.27396">
            <text:p>638.27396</text:p>
          </table:table-cell>
          <table:table-cell office:value-type="float" office:value="0.110983">
            <text:p>0.110983</text:p>
          </table:table-cell>
          <table:table-cell office:value-type="float" office:value="13.68387">
            <text:p>13.68387</text:p>
          </table:table-cell>
          <table:table-cell office:value-type="float" office:value="17908">
            <text:p>17908</text:p>
          </table:table-cell>
          <table:table-cell office:value-type="float" office:value="47948">
            <text:p>47948</text:p>
          </table:table-cell>
          <table:table-cell office:value-type="float" office:value="46630">
            <text:p>46630</text:p>
          </table:table-cell>
          <table:table-cell office:value-type="float" office:value="73513">
            <text:p>73513</text:p>
          </table:table-cell>
          <table:table-cell office:value-type="float" office:value="35784">
            <text:p>35784</text:p>
          </table:table-cell>
          <table:table-cell office:value-type="float" office:value="36608">
            <text:p>36608</text:p>
          </table:table-cell>
          <table:table-cell office:value-type="float" office:value="1121">
            <text:p>112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7.67584">
            <text:p>507.67584</text:p>
          </table:table-cell>
          <table:table-cell office:value-type="float" office:value="1.675757">
            <text:p>1.675757</text:p>
          </table:table-cell>
          <table:table-cell office:value-type="float" office:value="7.76779">
            <text:p>7.76779</text:p>
          </table:table-cell>
          <table:table-cell office:value-type="float" office:value="0.151978">
            <text:p>0.151978</text:p>
          </table:table-cell>
          <table:table-cell office:value-type="float" office:value="609.247947">
            <text:p>609.247947</text:p>
          </table:table-cell>
          <table:table-cell office:value-type="float" office:value="0.111984">
            <text:p>0.111984</text:p>
          </table:table-cell>
          <table:table-cell office:value-type="float" office:value="13.80985">
            <text:p>13.80985</text:p>
          </table:table-cell>
          <table:table-cell office:value-type="float" office:value="17846">
            <text:p>17846</text:p>
          </table:table-cell>
          <table:table-cell office:value-type="float" office:value="47188">
            <text:p>47188</text:p>
          </table:table-cell>
          <table:table-cell office:value-type="float" office:value="49662">
            <text:p>49662</text:p>
          </table:table-cell>
          <table:table-cell office:value-type="float" office:value="76402">
            <text:p>76402</text:p>
          </table:table-cell>
          <table:table-cell office:value-type="float" office:value="35656">
            <text:p>35656</text:p>
          </table:table-cell>
          <table:table-cell office:value-type="float" office:value="37252">
            <text:p>37252</text:p>
          </table:table-cell>
          <table:table-cell office:value-type="float" office:value="3494">
            <text:p>349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064498">
            <text:p>500.064498</text:p>
          </table:table-cell>
          <table:table-cell office:value-type="float" office:value="30.232926">
            <text:p>30.232926</text:p>
          </table:table-cell>
          <table:table-cell office:value-type="float" office:value="107.581884">
            <text:p>107.581884</text:p>
          </table:table-cell>
          <table:table-cell office:value-type="float" office:value="3.65249">
            <text:p>3.65249</text:p>
          </table:table-cell>
          <table:table-cell office:value-type="float" office:value="5.332281">
            <text:p>5.332281</text:p>
          </table:table-cell>
          <table:table-cell office:value-type="float" office:value="13.484209">
            <text:p>13.484209</text:p>
          </table:table-cell>
          <table:table-cell office:value-type="float" office:value="338.028281">
            <text:p>338.028281</text:p>
          </table:table-cell>
          <table:table-cell office:value-type="float" office:value="592240">
            <text:p>592240</text:p>
          </table:table-cell>
          <table:table-cell office:value-type="float" office:value="1245012">
            <text:p>1245012</text:p>
          </table:table-cell>
          <table:table-cell office:value-type="float" office:value="904529">
            <text:p>904529</text:p>
          </table:table-cell>
          <table:table-cell office:value-type="float" office:value="1902431">
            <text:p>1902431</text:p>
          </table:table-cell>
          <table:table-cell office:value-type="float" office:value="925408">
            <text:p>925408</text:p>
          </table:table-cell>
          <table:table-cell office:value-type="float" office:value="968927">
            <text:p>968927</text:p>
          </table:table-cell>
          <table:table-cell office:value-type="float" office:value="8096">
            <text:p>809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9999">
            <text:p>0.009999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2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51992">
            <text:p>0.051992</text:p>
          </table:table-cell>
          <table:table-cell office:value-type="float" office:value="0.002">
            <text:p>0.002</text:p>
          </table:table-cell>
          <table:table-cell office:value-type="float" office:value="0.022998">
            <text:p>0.022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29994">
            <text:p>0.029994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63">
            <text:p>163</text:p>
          </table:table-cell>
          <table:table-cell office:value-type="float" office:value="104">
            <text:p>1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9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31996">
            <text:p>0.031996</text:p>
          </table:table-cell>
          <table:table-cell office:value-type="float" office:value="0.007998">
            <text:p>0.007998</text:p>
          </table:table-cell>
          <table:table-cell office:value-type="float" office:value="0.007">
            <text:p>0.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998">
            <text:p>0.01099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5.07223">
            <text:p>505.07223</text:p>
          </table:table-cell>
          <table:table-cell office:value-type="float" office:value="1.55075">
            <text:p>1.55075</text:p>
          </table:table-cell>
          <table:table-cell office:value-type="float" office:value="5.133206">
            <text:p>5.133206</text:p>
          </table:table-cell>
          <table:table-cell office:value-type="float" office:value="0.174974">
            <text:p>0.174974</text:p>
          </table:table-cell>
          <table:table-cell office:value-type="float" office:value="595.040965">
            <text:p>595.040965</text:p>
          </table:table-cell>
          <table:table-cell office:value-type="float" office:value="0.125987">
            <text:p>0.125987</text:p>
          </table:table-cell>
          <table:table-cell office:value-type="float" office:value="14.63277">
            <text:p>14.63277</text:p>
          </table:table-cell>
          <table:table-cell office:value-type="float" office:value="17638">
            <text:p>17638</text:p>
          </table:table-cell>
          <table:table-cell office:value-type="float" office:value="46749">
            <text:p>46749</text:p>
          </table:table-cell>
          <table:table-cell office:value-type="float" office:value="47131">
            <text:p>47131</text:p>
          </table:table-cell>
          <table:table-cell office:value-type="float" office:value="75654">
            <text:p>75654</text:p>
          </table:table-cell>
          <table:table-cell office:value-type="float" office:value="35240">
            <text:p>35240</text:p>
          </table:table-cell>
          <table:table-cell office:value-type="float" office:value="39790">
            <text:p>39790</text:p>
          </table:table-cell>
          <table:table-cell office:value-type="float" office:value="624">
            <text:p>62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5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2.51962">
            <text:p>502.51962</text:p>
          </table:table-cell>
          <table:table-cell office:value-type="float" office:value="1.123833">
            <text:p>1.123833</text:p>
          </table:table-cell>
          <table:table-cell office:value-type="float" office:value="5.46522">
            <text:p>5.46522</text:p>
          </table:table-cell>
          <table:table-cell office:value-type="float" office:value="0.124981">
            <text:p>0.124981</text:p>
          </table:table-cell>
          <table:table-cell office:value-type="float" office:value="598.413983">
            <text:p>598.413983</text:p>
          </table:table-cell>
          <table:table-cell office:value-type="float" office:value="0.121976">
            <text:p>0.121976</text:p>
          </table:table-cell>
          <table:table-cell office:value-type="float" office:value="11.99924">
            <text:p>11.99924</text:p>
          </table:table-cell>
          <table:table-cell office:value-type="float" office:value="17606">
            <text:p>17606</text:p>
          </table:table-cell>
          <table:table-cell office:value-type="float" office:value="45310">
            <text:p>45310</text:p>
          </table:table-cell>
          <table:table-cell office:value-type="float" office:value="29317">
            <text:p>29317</text:p>
          </table:table-cell>
          <table:table-cell office:value-type="float" office:value="55754">
            <text:p>55754</text:p>
          </table:table-cell>
          <table:table-cell office:value-type="float" office:value="35176">
            <text:p>35176</text:p>
          </table:table-cell>
          <table:table-cell office:value-type="float" office:value="19215">
            <text:p>19215</text:p>
          </table:table-cell>
          <table:table-cell office:value-type="float" office:value="1363">
            <text:p>136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2999">
            <text:p>0.002999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15997">
            <text:p>0.015997</text:p>
          </table:table-cell>
          <table:table-cell office:value-type="float" office:value="0.001999">
            <text:p>0.001999</text:p>
          </table:table-cell>
          <table:table-cell office:value-type="float" office:value="0.005999">
            <text:p>0.005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5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103999">
            <text:p>500.103999</text:p>
          </table:table-cell>
          <table:table-cell office:value-type="float" office:value="0.868877">
            <text:p>0.868877</text:p>
          </table:table-cell>
          <table:table-cell office:value-type="float" office:value="7.36091">
            <text:p>7.36091</text:p>
          </table:table-cell>
          <table:table-cell office:value-type="float" office:value="0.056993">
            <text:p>0.056993</text:p>
          </table:table-cell>
          <table:table-cell office:value-type="float" office:value="620.607">
            <text:p>620.607</text:p>
          </table:table-cell>
          <table:table-cell office:value-type="float" office:value="0.100982">
            <text:p>0.100982</text:p>
          </table:table-cell>
          <table:table-cell office:value-type="float" office:value="7.092879">
            <text:p>7.092879</text:p>
          </table:table-cell>
          <table:table-cell office:value-type="float" office:value="17470">
            <text:p>17470</text:p>
          </table:table-cell>
          <table:table-cell office:value-type="float" office:value="17452">
            <text:p>17452</text:p>
          </table:table-cell>
          <table:table-cell office:value-type="float" office:value="17458">
            <text:p>17458</text:p>
          </table:table-cell>
          <table:table-cell office:value-type="float" office:value="43646">
            <text:p>43646</text:p>
          </table:table-cell>
          <table:table-cell office:value-type="float" office:value="34904">
            <text:p>34904</text:p>
          </table:table-cell>
          <table:table-cell office:value-type="float" office:value="8742">
            <text:p>874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3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160978">
            <text:p>500.160978</text:p>
          </table:table-cell>
          <table:table-cell office:value-type="float" office:value="0.525911">
            <text:p>0.525911</text:p>
          </table:table-cell>
          <table:table-cell office:value-type="float" office:value="4.658371">
            <text:p>4.658371</text:p>
          </table:table-cell>
          <table:table-cell office:value-type="float" office:value="0.072988">
            <text:p>0.072988</text:p>
          </table:table-cell>
          <table:table-cell office:value-type="float" office:value="639.390999">
            <text:p>639.390999</text:p>
          </table:table-cell>
          <table:table-cell office:value-type="float" office:value="0.108976">
            <text:p>0.108976</text:p>
          </table:table-cell>
          <table:table-cell office:value-type="float" office:value="11.484292">
            <text:p>11.484292</text:p>
          </table:table-cell>
          <table:table-cell office:value-type="float" office:value="17512">
            <text:p>17512</text:p>
          </table:table-cell>
          <table:table-cell office:value-type="float" office:value="43902">
            <text:p>43902</text:p>
          </table:table-cell>
          <table:table-cell office:value-type="float" office:value="18121">
            <text:p>18121</text:p>
          </table:table-cell>
          <table:table-cell office:value-type="float" office:value="44368">
            <text:p>44368</text:p>
          </table:table-cell>
          <table:table-cell office:value-type="float" office:value="34992">
            <text:p>34992</text:p>
          </table:table-cell>
          <table:table-cell office:value-type="float" office:value="9366">
            <text:p>9366</text:p>
          </table:table-cell>
          <table:table-cell office:value-type="float" office:value="10">
            <text:p>1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23997">
            <text:p>0.023997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16997">
            <text:p>0.016997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2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1999">
            <text:p>0.001999</text:p>
          </table:table-cell>
          <table:table-cell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023463">
            <text:p>500.023463</text:p>
          </table:table-cell>
          <table:table-cell office:value-type="float" office:value="30.011124">
            <text:p>30.011124</text:p>
          </table:table-cell>
          <table:table-cell office:value-type="float" office:value="108.183688">
            <text:p>108.183688</text:p>
          </table:table-cell>
          <table:table-cell office:value-type="float" office:value="3.710518">
            <text:p>3.710518</text:p>
          </table:table-cell>
          <table:table-cell office:value-type="float" office:value="5.37228">
            <text:p>5.37228</text:p>
          </table:table-cell>
          <table:table-cell office:value-type="float" office:value="13.374224">
            <text:p>13.374224</text:p>
          </table:table-cell>
          <table:table-cell office:value-type="float" office:value="338.809146">
            <text:p>338.809146</text:p>
          </table:table-cell>
          <table:table-cell office:value-type="float" office:value="594472">
            <text:p>594472</text:p>
          </table:table-cell>
          <table:table-cell office:value-type="float" office:value="1248015">
            <text:p>1248015</text:p>
          </table:table-cell>
          <table:table-cell office:value-type="float" office:value="904133">
            <text:p>904133</text:p>
          </table:table-cell>
          <table:table-cell office:value-type="float" office:value="1904874">
            <text:p>1904874</text:p>
          </table:table-cell>
          <table:table-cell office:value-type="float" office:value="928848">
            <text:p>928848</text:p>
          </table:table-cell>
          <table:table-cell office:value-type="float" office:value="967898">
            <text:p>967898</text:p>
          </table:table-cell>
          <table:table-cell office:value-type="float" office:value="8128">
            <text:p>812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9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24997">
            <text:p>0.024997</text:p>
          </table:table-cell>
          <table:table-cell office:value-type="float" office:value="0.012999">
            <text:p>0.012999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136">
            <text:p>136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7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21997">
            <text:p>0.021997</text:p>
          </table:table-cell>
          <table:table-cell office:value-type="float" office:value="0.001999">
            <text:p>0.001999</text:p>
          </table:table-cell>
          <table:table-cell office:value-type="float" office:value="0.018998">
            <text:p>0.018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5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0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011489">
            <text:p>500.011489</text:p>
          </table:table-cell>
          <table:table-cell office:value-type="float" office:value="32.651653">
            <text:p>32.651653</text:p>
          </table:table-cell>
          <table:table-cell office:value-type="float" office:value="107.117858">
            <text:p>107.117858</text:p>
          </table:table-cell>
          <table:table-cell office:value-type="float" office:value="3.65546">
            <text:p>3.65546</text:p>
          </table:table-cell>
          <table:table-cell office:value-type="float" office:value="5.668232">
            <text:p>5.668232</text:p>
          </table:table-cell>
          <table:table-cell office:value-type="float" office:value="13.477156">
            <text:p>13.477156</text:p>
          </table:table-cell>
          <table:table-cell office:value-type="float" office:value="336.235527">
            <text:p>336.235527</text:p>
          </table:table-cell>
          <table:table-cell office:value-type="float" office:value="602330">
            <text:p>602330</text:p>
          </table:table-cell>
          <table:table-cell office:value-type="float" office:value="1231674">
            <text:p>1231674</text:p>
          </table:table-cell>
          <table:table-cell office:value-type="float" office:value="895398">
            <text:p>895398</text:p>
          </table:table-cell>
          <table:table-cell office:value-type="float" office:value="1882199">
            <text:p>1882199</text:p>
          </table:table-cell>
          <table:table-cell office:value-type="float" office:value="915796">
            <text:p>915796</text:p>
          </table:table-cell>
          <table:table-cell office:value-type="float" office:value="958379">
            <text:p>958379</text:p>
          </table:table-cell>
          <table:table-cell office:value-type="float" office:value="8024">
            <text:p>802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sqrt/weak/atan-problem-2-sqrt-weak-chunk-00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.029999">
            <text:p>500.029999</text:p>
          </table:table-cell>
          <table:table-cell office:value-type="float" office:value="0.676895">
            <text:p>0.676895</text:p>
          </table:table-cell>
          <table:table-cell office:value-type="float" office:value="7.22687">
            <text:p>7.22687</text:p>
          </table:table-cell>
          <table:table-cell office:value-type="float" office:value="0.066988">
            <text:p>0.066988</text:p>
          </table:table-cell>
          <table:table-cell office:value-type="float" office:value="620.267">
            <text:p>620.267</text:p>
          </table:table-cell>
          <table:table-cell office:value-type="float" office:value="0.075987">
            <text:p>0.075987</text:p>
          </table:table-cell>
          <table:table-cell office:value-type="float" office:value="10.515399">
            <text:p>10.515399</text:p>
          </table:table-cell>
          <table:table-cell office:value-type="float" office:value="16868">
            <text:p>16868</text:p>
          </table:table-cell>
          <table:table-cell office:value-type="float" office:value="42104">
            <text:p>42104</text:p>
          </table:table-cell>
          <table:table-cell office:value-type="float" office:value="16861">
            <text:p>16861</text:p>
          </table:table-cell>
          <table:table-cell office:value-type="float" office:value="42147">
            <text:p>42147</text:p>
          </table:table-cell>
          <table:table-cell office:value-type="float" office:value="33704">
            <text:p>33704</text:p>
          </table:table-cell>
          <table:table-cell office:value-type="float" office:value="8443">
            <text:p>844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20997">
            <text:p>0.020997</text:p>
          </table:table-cell>
          <table:table-cell office:value-type="float" office:value="0.001">
            <text:p>0.001</text:p>
          </table:table-cell>
          <table:table-cell office:value-type="float" office:value="0.017997">
            <text:p>0.017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1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32995">
            <text:p>0.032995</text:p>
          </table:table-cell>
          <table:table-cell office:value-type="float" office:value="0.003998">
            <text:p>0.003998</text:p>
          </table:table-cell>
          <table:table-cell office:value-type="float" office:value="0.024998">
            <text:p>0.024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5998">
            <text:p>0.005998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8994">
            <text:p>0.038994</text:p>
          </table:table-cell>
          <table:table-cell office:value-type="float" office:value="0.005">
            <text:p>0.005</text:p>
          </table:table-cell>
          <table:table-cell office:value-type="float" office:value="0.030996">
            <text:p>0.030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73">
            <text:p>73</text:p>
          </table:table-cell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float" office:value="169">
            <text:p>169</text:p>
          </table:table-cell>
          <table:table-cell office:value-type="float" office:value="112">
            <text:p>11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1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32995">
            <text:p>0.032995</text:p>
          </table:table-cell>
          <table:table-cell office:value-type="float" office:value="0.001">
            <text:p>0.001</text:p>
          </table:table-cell>
          <table:table-cell office:value-type="float" office:value="0.023996">
            <text:p>0.023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9999">
            <text:p>0.009999</text:p>
          </table:table-cell>
          <table:table-cell office:value-type="float" office:value="59">
            <text:p>59</text:p>
          </table:table-cell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float" office:value="125">
            <text:p>125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.55261">
            <text:p>2.55261</text:p>
          </table:table-cell>
          <table:table-cell office:value-type="float" office:value="0.785875">
            <text:p>0.785875</text:p>
          </table:table-cell>
          <table:table-cell office:value-type="float" office:value="0.12898">
            <text:p>0.12898</text:p>
          </table:table-cell>
          <table:table-cell office:value-type="float" office:value="0.076988">
            <text:p>0.076988</text:p>
          </table:table-cell>
          <table:table-cell office:value-type="float" office:value="0.152975">
            <text:p>0.152975</text:p>
          </table:table-cell>
          <table:table-cell office:value-type="float" office:value="0.011998">
            <text:p>0.011998</text:p>
          </table:table-cell>
          <table:table-cell office:value-type="float" office:value="1.3098">
            <text:p>1.3098</text:p>
          </table:table-cell>
          <table:table-cell office:value-type="float" office:value="234">
            <text:p>234</text:p>
          </table:table-cell>
          <table:table-cell office:value-type="float" office:value="14431">
            <text:p>14431</text:p>
          </table:table-cell>
          <table:table-cell office:value-type="float" office:value="11856">
            <text:p>11856</text:p>
          </table:table-cell>
          <table:table-cell office:value-type="float" office:value="20659">
            <text:p>20659</text:p>
          </table:table-cell>
          <table:table-cell office:value-type="float" office:value="432">
            <text:p>432</text:p>
          </table:table-cell>
          <table:table-cell office:value-type="float" office:value="20195">
            <text:p>20195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13629">
            <text:p>500.13629</text:p>
          </table:table-cell>
          <table:table-cell office:value-type="float" office:value="55.631548">
            <text:p>55.631548</text:p>
          </table:table-cell>
          <table:table-cell office:value-type="float" office:value="45.576267">
            <text:p>45.576267</text:p>
          </table:table-cell>
          <table:table-cell office:value-type="float" office:value="4.876254">
            <text:p>4.876254</text:p>
          </table:table-cell>
          <table:table-cell office:value-type="float" office:value="12.937039">
            <text:p>12.937039</text:p>
          </table:table-cell>
          <table:table-cell office:value-type="float" office:value="4.539311">
            <text:p>4.539311</text:p>
          </table:table-cell>
          <table:table-cell office:value-type="float" office:value="367.5412">
            <text:p>367.5412</text:p>
          </table:table-cell>
          <table:table-cell office:value-type="float" office:value="151256">
            <text:p>151256</text:p>
          </table:table-cell>
          <table:table-cell office:value-type="float" office:value="976909">
            <text:p>976909</text:p>
          </table:table-cell>
          <table:table-cell office:value-type="float" office:value="1139947">
            <text:p>1139947</text:p>
          </table:table-cell>
          <table:table-cell office:value-type="float" office:value="1450938">
            <text:p>1450938</text:p>
          </table:table-cell>
          <table:table-cell office:value-type="float" office:value="255592">
            <text:p>255592</text:p>
          </table:table-cell>
          <table:table-cell office:value-type="float" office:value="1186238">
            <text:p>1186238</text:p>
          </table:table-cell>
          <table:table-cell office:value-type="float" office:value="9108">
            <text:p>910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00.187712">
            <text:p>500.187712</text:p>
          </table:table-cell>
          <table:table-cell office:value-type="float" office:value="63.66552">
            <text:p>63.66552</text:p>
          </table:table-cell>
          <table:table-cell office:value-type="float" office:value="112.708398">
            <text:p>112.708398</text:p>
          </table:table-cell>
          <table:table-cell office:value-type="float" office:value="3.66746">
            <text:p>3.66746</text:p>
          </table:table-cell>
          <table:table-cell office:value-type="float" office:value="9.289652">
            <text:p>9.289652</text:p>
          </table:table-cell>
          <table:table-cell office:value-type="float" office:value="9.404591">
            <text:p>9.404591</text:p>
          </table:table-cell>
          <table:table-cell office:value-type="float" office:value="303.38107">
            <text:p>303.38107</text:p>
          </table:table-cell>
          <table:table-cell office:value-type="float" office:value="332568">
            <text:p>332568</text:p>
          </table:table-cell>
          <table:table-cell office:value-type="float" office:value="1120963">
            <text:p>1120963</text:p>
          </table:table-cell>
          <table:table-cell office:value-type="float" office:value="944678">
            <text:p>944678</text:p>
          </table:table-cell>
          <table:table-cell office:value-type="float" office:value="1540161">
            <text:p>1540161</text:p>
          </table:table-cell>
          <table:table-cell office:value-type="float" office:value="552752">
            <text:p>552752</text:p>
          </table:table-cell>
          <table:table-cell office:value-type="float" office:value="947470">
            <text:p>947470</text:p>
          </table:table-cell>
          <table:table-cell office:value-type="float" office:value="39939">
            <text:p>3993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5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00.093367">
            <text:p>500.093367</text:p>
          </table:table-cell>
          <table:table-cell office:value-type="float" office:value="59.051851">
            <text:p>59.051851</text:p>
          </table:table-cell>
          <table:table-cell office:value-type="float" office:value="152.451484">
            <text:p>152.451484</text:p>
          </table:table-cell>
          <table:table-cell office:value-type="float" office:value="2.00073">
            <text:p>2.00073</text:p>
          </table:table-cell>
          <table:table-cell office:value-type="float" office:value="6.266105">
            <text:p>6.266105</text:p>
          </table:table-cell>
          <table:table-cell office:value-type="float" office:value="16.46872">
            <text:p>16.46872</text:p>
          </table:table-cell>
          <table:table-cell office:value-type="float" office:value="268.688033">
            <text:p>268.688033</text:p>
          </table:table-cell>
          <table:table-cell office:value-type="float" office:value="828024">
            <text:p>828024</text:p>
          </table:table-cell>
          <table:table-cell office:value-type="float" office:value="1069937">
            <text:p>1069937</text:p>
          </table:table-cell>
          <table:table-cell office:value-type="float" office:value="809106">
            <text:p>809106</text:p>
          </table:table-cell>
          <table:table-cell office:value-type="float" office:value="1652595">
            <text:p>1652595</text:p>
          </table:table-cell>
          <table:table-cell office:value-type="float" office:value="1092864">
            <text:p>1092864</text:p>
          </table:table-cell>
          <table:table-cell office:value-type="float" office:value="544087">
            <text:p>544087</text:p>
          </table:table-cell>
          <table:table-cell office:value-type="float" office:value="15644">
            <text:p>1564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124981">
            <text:p>0.124981</text:p>
          </table:table-cell>
          <table:table-cell office:value-type="float" office:value="0.029991">
            <text:p>0.029991</text:p>
          </table:table-cell>
          <table:table-cell office:value-type="float" office:value="0.057992">
            <text:p>0.057992</text:p>
          </table:table-cell>
          <table:table-cell office:value-type="float" office:value="0.002">
            <text:p>0.002</text:p>
          </table:table-cell>
          <table:table-cell office:value-type="float" office:value="0.005999">
            <text:p>0.005999</text:p>
          </table:table-cell>
          <table:table-cell office:value-type="float" office:value="0.001999">
            <text:p>0.001999</text:p>
          </table:table-cell>
          <table:table-cell office:value-type="float" office:value="0.036996">
            <text:p>0.036996</text:p>
          </table:table-cell>
          <table:table-cell office:value-type="float" office:value="127">
            <text:p>127</text:p>
          </table:table-cell>
          <table:table-cell office:value-type="float" office:value="541">
            <text:p>541</text:p>
          </table:table-cell>
          <table:table-cell office:value-type="float" office:value="390">
            <text:p>390</text:p>
          </table:table-cell>
          <table:table-cell office:value-type="float" office:value="714">
            <text:p>714</text:p>
          </table:table-cell>
          <table:table-cell office:value-type="float" office:value="216">
            <text:p>216</text:p>
          </table:table-cell>
          <table:table-cell office:value-type="float" office:value="489">
            <text:p>489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151977">
            <text:p>0.151977</text:p>
          </table:table-cell>
          <table:table-cell office:value-type="float" office:value="0.023996">
            <text:p>0.023996</text:p>
          </table:table-cell>
          <table:table-cell office:value-type="float" office:value="0.081991">
            <text:p>0.081991</text:p>
          </table:table-cell>
          <table:table-cell office:value-type="float" office:value="0.002998">
            <text:p>0.002998</text:p>
          </table:table-cell>
          <table:table-cell office:value-type="float" office:value="0.003">
            <text:p>0.003</text:p>
          </table:table-cell>
          <table:table-cell office:value-type="float" office:value="0.002998">
            <text:p>0.002998</text:p>
          </table:table-cell>
          <table:table-cell office:value-type="float" office:value="0.036997">
            <text:p>0.036997</text:p>
          </table:table-cell>
          <table:table-cell office:value-type="float" office:value="121">
            <text:p>121</text:p>
          </table:table-cell>
          <table:table-cell office:value-type="float" office:value="540">
            <text:p>540</text:p>
          </table:table-cell>
          <table:table-cell office:value-type="float" office:value="336">
            <text:p>336</text:p>
          </table:table-cell>
          <table:table-cell office:value-type="float" office:value="664">
            <text:p>664</text:p>
          </table:table-cell>
          <table:table-cell office:value-type="float" office:value="204">
            <text:p>204</text:p>
          </table:table-cell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12838">
            <text:p>500.12838</text:p>
          </table:table-cell>
          <table:table-cell office:value-type="float" office:value="48.284766">
            <text:p>48.284766</text:p>
          </table:table-cell>
          <table:table-cell office:value-type="float" office:value="59.021478">
            <text:p>59.021478</text:p>
          </table:table-cell>
          <table:table-cell office:value-type="float" office:value="4.344372">
            <text:p>4.344372</text:p>
          </table:table-cell>
          <table:table-cell office:value-type="float" office:value="11.830235">
            <text:p>11.830235</text:p>
          </table:table-cell>
          <table:table-cell office:value-type="float" office:value="5.860117">
            <text:p>5.860117</text:p>
          </table:table-cell>
          <table:table-cell office:value-type="float" office:value="364.113581">
            <text:p>364.113581</text:p>
          </table:table-cell>
          <table:table-cell office:value-type="float" office:value="200102">
            <text:p>200102</text:p>
          </table:table-cell>
          <table:table-cell office:value-type="float" office:value="559955">
            <text:p>559955</text:p>
          </table:table-cell>
          <table:table-cell office:value-type="float" office:value="1123485">
            <text:p>1123485</text:p>
          </table:table-cell>
          <table:table-cell office:value-type="float" office:value="1472238">
            <text:p>1472238</text:p>
          </table:table-cell>
          <table:table-cell office:value-type="float" office:value="342124">
            <text:p>342124</text:p>
          </table:table-cell>
          <table:table-cell office:value-type="float" office:value="1119411">
            <text:p>1119411</text:p>
          </table:table-cell>
          <table:table-cell office:value-type="float" office:value="10703">
            <text:p>1070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23997">
            <text:p>0.023997</text:p>
          </table:table-cell>
          <table:table-cell office:value-type="float" office:value="0.002">
            <text:p>0.002</text:p>
          </table:table-cell>
          <table:table-cell office:value-type="float" office:value="0.012998">
            <text:p>0.012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0.004">
            <text:p>0.004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269612">
            <text:p>500.269612</text:p>
          </table:table-cell>
          <table:table-cell office:value-type="float" office:value="38.387336">
            <text:p>38.387336</text:p>
          </table:table-cell>
          <table:table-cell office:value-type="float" office:value="178.372499">
            <text:p>178.372499</text:p>
          </table:table-cell>
          <table:table-cell office:value-type="float" office:value="2.307667">
            <text:p>2.307667</text:p>
          </table:table-cell>
          <table:table-cell office:value-type="float" office:value="8.285718">
            <text:p>8.285718</text:p>
          </table:table-cell>
          <table:table-cell office:value-type="float" office:value="11.520308">
            <text:p>11.520308</text:p>
          </table:table-cell>
          <table:table-cell office:value-type="float" office:value="274.895374">
            <text:p>274.895374</text:p>
          </table:table-cell>
          <table:table-cell office:value-type="float" office:value="384764">
            <text:p>384764</text:p>
          </table:table-cell>
          <table:table-cell office:value-type="float" office:value="1120937">
            <text:p>1120937</text:p>
          </table:table-cell>
          <table:table-cell office:value-type="float" office:value="865243">
            <text:p>865243</text:p>
          </table:table-cell>
          <table:table-cell office:value-type="float" office:value="1416416">
            <text:p>1416416</text:p>
          </table:table-cell>
          <table:table-cell office:value-type="float" office:value="649780">
            <text:p>649780</text:p>
          </table:table-cell>
          <table:table-cell office:value-type="float" office:value="673490">
            <text:p>673490</text:p>
          </table:table-cell>
          <table:table-cell office:value-type="float" office:value="93146">
            <text:p>9314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29996">
            <text:p>0.029996</text:p>
          </table:table-cell>
          <table:table-cell office:value-type="float" office:value="0.002">
            <text:p>0.002</text:p>
          </table:table-cell>
          <table:table-cell office:value-type="float" office:value="0.021996">
            <text:p>0.021996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16998">
            <text:p>0.016998</text:p>
          </table:table-cell>
          <table:table-cell office:value-type="float" office:value="0.001">
            <text:p>0.001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office:value-type="float" office:value="0.002">
            <text:p>0.002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44994">
            <text:p>0.044994</text:p>
          </table:table-cell>
          <table:table-cell office:value-type="float" office:value="0.000999">
            <text:p>0.000999</text:p>
          </table:table-cell>
          <table:table-cell office:value-type="float" office:value="0.038996">
            <text:p>0.038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7999">
            <text:p>0.007999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00.035089">
            <text:p>500.035089</text:p>
          </table:table-cell>
          <table:table-cell office:value-type="float" office:value="42.185273">
            <text:p>42.185273</text:p>
          </table:table-cell>
          <table:table-cell office:value-type="float" office:value="208.406484">
            <text:p>208.406484</text:p>
          </table:table-cell>
          <table:table-cell office:value-type="float" office:value="2.19671">
            <text:p>2.19671</text:p>
          </table:table-cell>
          <table:table-cell office:value-type="float" office:value="6.521084">
            <text:p>6.521084</text:p>
          </table:table-cell>
          <table:table-cell office:value-type="float" office:value="20.014103">
            <text:p>20.014103</text:p>
          </table:table-cell>
          <table:table-cell office:value-type="float" office:value="234.137234">
            <text:p>234.137234</text:p>
          </table:table-cell>
          <table:table-cell office:value-type="float" office:value="893950">
            <text:p>893950</text:p>
          </table:table-cell>
          <table:table-cell office:value-type="float" office:value="991795">
            <text:p>991795</text:p>
          </table:table-cell>
          <table:table-cell office:value-type="float" office:value="745059">
            <text:p>745059</text:p>
          </table:table-cell>
          <table:table-cell office:value-type="float" office:value="1860164">
            <text:p>1860164</text:p>
          </table:table-cell>
          <table:table-cell office:value-type="float" office:value="1216988">
            <text:p>1216988</text:p>
          </table:table-cell>
          <table:table-cell office:value-type="float" office:value="624370">
            <text:p>624370</text:p>
          </table:table-cell>
          <table:table-cell office:value-type="float" office:value="18806">
            <text:p>1880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1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9997">
            <text:p>0.019997</text:p>
          </table:table-cell>
          <table:table-cell office:value-type="float" office:value="0">
            <text:p>0</text:p>
          </table:table-cell>
          <table:table-cell office:value-type="float" office:value="0.015997">
            <text:p>0.015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16998">
            <text:p>0.016998</text:p>
          </table:table-cell>
          <table:table-cell office:value-type="float" office:value="0.001999">
            <text:p>0.001999</text:p>
          </table:table-cell>
          <table:table-cell office:value-type="float" office:value="0.011999">
            <text:p>0.011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00.062715">
            <text:p>500.062715</text:p>
          </table:table-cell>
          <table:table-cell office:value-type="float" office:value="44.318121">
            <text:p>44.318121</text:p>
          </table:table-cell>
          <table:table-cell office:value-type="float" office:value="134.543825">
            <text:p>134.543825</text:p>
          </table:table-cell>
          <table:table-cell office:value-type="float" office:value="2.427643">
            <text:p>2.427643</text:p>
          </table:table-cell>
          <table:table-cell office:value-type="float" office:value="7.021012">
            <text:p>7.021012</text:p>
          </table:table-cell>
          <table:table-cell office:value-type="float" office:value="18.26058">
            <text:p>18.26058</text:p>
          </table:table-cell>
          <table:table-cell office:value-type="float" office:value="295.243641">
            <text:p>295.243641</text:p>
          </table:table-cell>
          <table:table-cell office:value-type="float" office:value="890592">
            <text:p>890592</text:p>
          </table:table-cell>
          <table:table-cell office:value-type="float" office:value="1188356">
            <text:p>1188356</text:p>
          </table:table-cell>
          <table:table-cell office:value-type="float" office:value="885227">
            <text:p>885227</text:p>
          </table:table-cell>
          <table:table-cell office:value-type="float" office:value="1835521">
            <text:p>1835521</text:p>
          </table:table-cell>
          <table:table-cell office:value-type="float" office:value="1165080">
            <text:p>1165080</text:p>
          </table:table-cell>
          <table:table-cell office:value-type="float" office:value="653323">
            <text:p>653323</text:p>
          </table:table-cell>
          <table:table-cell office:value-type="float" office:value="17118">
            <text:p>1711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32994">
            <text:p>0.032994</text:p>
          </table:table-cell>
          <table:table-cell office:value-type="float" office:value="0.005">
            <text:p>0.005</text:p>
          </table:table-cell>
          <table:table-cell office:value-type="float" office:value="0.023998">
            <text:p>0.023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8">
            <text:p>0.004998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20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.614534">
            <text:p>9.614534</text:p>
          </table:table-cell>
          <table:table-cell office:value-type="float" office:value="3.255483">
            <text:p>3.255483</text:p>
          </table:table-cell>
          <table:table-cell office:value-type="float" office:value="0.476929">
            <text:p>0.476929</text:p>
          </table:table-cell>
          <table:table-cell office:value-type="float" office:value="0.283959">
            <text:p>0.283959</text:p>
          </table:table-cell>
          <table:table-cell office:value-type="float" office:value="0.459929">
            <text:p>0.459929</text:p>
          </table:table-cell>
          <table:table-cell office:value-type="float" office:value="0.036998">
            <text:p>0.036998</text:p>
          </table:table-cell>
          <table:table-cell office:value-type="float" office:value="4.698312">
            <text:p>4.698312</text:p>
          </table:table-cell>
          <table:table-cell office:value-type="float" office:value="1269">
            <text:p>1269</text:p>
          </table:table-cell>
          <table:table-cell office:value-type="float" office:value="14224">
            <text:p>14224</text:p>
          </table:table-cell>
          <table:table-cell office:value-type="float" office:value="44954">
            <text:p>44954</text:p>
          </table:table-cell>
          <table:table-cell office:value-type="float" office:value="71845">
            <text:p>71845</text:p>
          </table:table-cell>
          <table:table-cell office:value-type="float" office:value="2120">
            <text:p>2120</text:p>
          </table:table-cell>
          <table:table-cell office:value-type="float" office:value="69691">
            <text:p>69691</text:p>
          </table:table-cell>
          <table:table-cell office:value-type="float" office:value="34">
            <text:p>34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207522">
            <text:p>500.207522</text:p>
          </table:table-cell>
          <table:table-cell office:value-type="float" office:value="62.610572">
            <text:p>62.610572</text:p>
          </table:table-cell>
          <table:table-cell office:value-type="float" office:value="83.194711">
            <text:p>83.194711</text:p>
          </table:table-cell>
          <table:table-cell office:value-type="float" office:value="4.40434">
            <text:p>4.40434</text:p>
          </table:table-cell>
          <table:table-cell office:value-type="float" office:value="10.105496">
            <text:p>10.105496</text:p>
          </table:table-cell>
          <table:table-cell office:value-type="float" office:value="5.945097">
            <text:p>5.945097</text:p>
          </table:table-cell>
          <table:table-cell office:value-type="float" office:value="331.148927">
            <text:p>331.148927</text:p>
          </table:table-cell>
          <table:table-cell office:value-type="float" office:value="234958">
            <text:p>234958</text:p>
          </table:table-cell>
          <table:table-cell office:value-type="float" office:value="982586">
            <text:p>982586</text:p>
          </table:table-cell>
          <table:table-cell office:value-type="float" office:value="971087">
            <text:p>971087</text:p>
          </table:table-cell>
          <table:table-cell office:value-type="float" office:value="1502059">
            <text:p>1502059</text:p>
          </table:table-cell>
          <table:table-cell office:value-type="float" office:value="380088">
            <text:p>380088</text:p>
          </table:table-cell>
          <table:table-cell office:value-type="float" office:value="1117528">
            <text:p>1117528</text:p>
          </table:table-cell>
          <table:table-cell office:value-type="float" office:value="4443">
            <text:p>444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11997">
            <text:p>0.011997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122287">
            <text:p>500.122287</text:p>
          </table:table-cell>
          <table:table-cell office:value-type="float" office:value="53.710863">
            <text:p>53.710863</text:p>
          </table:table-cell>
          <table:table-cell office:value-type="float" office:value="54.290918">
            <text:p>54.290918</text:p>
          </table:table-cell>
          <table:table-cell office:value-type="float" office:value="4.665305">
            <text:p>4.665305</text:p>
          </table:table-cell>
          <table:table-cell office:value-type="float" office:value="12.495127">
            <text:p>12.495127</text:p>
          </table:table-cell>
          <table:table-cell office:value-type="float" office:value="4.516314">
            <text:p>4.516314</text:p>
          </table:table-cell>
          <table:table-cell office:value-type="float" office:value="362.46092">
            <text:p>362.46092</text:p>
          </table:table-cell>
          <table:table-cell office:value-type="float" office:value="148262">
            <text:p>148262</text:p>
          </table:table-cell>
          <table:table-cell office:value-type="float" office:value="855707">
            <text:p>855707</text:p>
          </table:table-cell>
          <table:table-cell office:value-type="float" office:value="1108051">
            <text:p>1108051</text:p>
          </table:table-cell>
          <table:table-cell office:value-type="float" office:value="1406436">
            <text:p>1406436</text:p>
          </table:table-cell>
          <table:table-cell office:value-type="float" office:value="250284">
            <text:p>250284</text:p>
          </table:table-cell>
          <table:table-cell office:value-type="float" office:value="1147219">
            <text:p>1147219</text:p>
          </table:table-cell>
          <table:table-cell office:value-type="float" office:value="8933">
            <text:p>893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362945">
            <text:p>500.362945</text:p>
          </table:table-cell>
          <table:table-cell office:value-type="float" office:value="1.186817">
            <text:p>1.186817</text:p>
          </table:table-cell>
          <table:table-cell office:value-type="float" office:value="10.483494">
            <text:p>10.483494</text:p>
          </table:table-cell>
          <table:table-cell office:value-type="float" office:value="0.110985">
            <text:p>0.110985</text:p>
          </table:table-cell>
          <table:table-cell office:value-type="float" office:value="573.203999">
            <text:p>573.203999</text:p>
          </table:table-cell>
          <table:table-cell office:value-type="float" office:value="0.109986">
            <text:p>0.109986</text:p>
          </table:table-cell>
          <table:table-cell office:value-type="float" office:value="11.201267">
            <text:p>11.201267</text:p>
          </table:table-cell>
          <table:table-cell office:value-type="float" office:value="17646">
            <text:p>17646</text:p>
          </table:table-cell>
          <table:table-cell office:value-type="float" office:value="44743">
            <text:p>44743</text:p>
          </table:table-cell>
          <table:table-cell office:value-type="float" office:value="19209">
            <text:p>19209</text:p>
          </table:table-cell>
          <table:table-cell office:value-type="float" office:value="46157">
            <text:p>46157</text:p>
          </table:table-cell>
          <table:table-cell office:value-type="float" office:value="35224">
            <text:p>35224</text:p>
          </table:table-cell>
          <table:table-cell office:value-type="float" office:value="10931">
            <text:p>10931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00.297959">
            <text:p>500.297959</text:p>
          </table:table-cell>
          <table:table-cell office:value-type="float" office:value="76.346541">
            <text:p>76.346541</text:p>
          </table:table-cell>
          <table:table-cell office:value-type="float" office:value="15.715646">
            <text:p>15.715646</text:p>
          </table:table-cell>
          <table:table-cell office:value-type="float" office:value="7.635809">
            <text:p>7.635809</text:p>
          </table:table-cell>
          <table:table-cell office:value-type="float" office:value="13.614953">
            <text:p>13.614953</text:p>
          </table:table-cell>
          <table:table-cell office:value-type="float" office:value="1.099825">
            <text:p>1.099825</text:p>
          </table:table-cell>
          <table:table-cell office:value-type="float" office:value="371.009596">
            <text:p>371.009596</text:p>
          </table:table-cell>
          <table:table-cell office:value-type="float" office:value="35108">
            <text:p>35108</text:p>
          </table:table-cell>
          <table:table-cell office:value-type="float" office:value="412961">
            <text:p>412961</text:p>
          </table:table-cell>
          <table:table-cell office:value-type="float" office:value="1199492">
            <text:p>1199492</text:p>
          </table:table-cell>
          <table:table-cell office:value-type="float" office:value="1995389">
            <text:p>1995389</text:p>
          </table:table-cell>
          <table:table-cell office:value-type="float" office:value="61448">
            <text:p>61448</text:p>
          </table:table-cell>
          <table:table-cell office:value-type="float" office:value="1932115">
            <text:p>1932115</text:p>
          </table:table-cell>
          <table:table-cell office:value-type="float" office:value="1826">
            <text:p>182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23997">
            <text:p>0.023997</text:p>
          </table:table-cell>
          <table:table-cell office:value-type="float" office:value="0">
            <text:p>0</text:p>
          </table:table-cell>
          <table:table-cell office:value-type="float" office:value="0.018999">
            <text:p>0.018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2998">
            <text:p>0.00299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43994">
            <text:p>0.043994</text:p>
          </table:table-cell>
          <table:table-cell office:value-type="float" office:value="0.003999">
            <text:p>0.003999</text:p>
          </table:table-cell>
          <table:table-cell office:value-type="float" office:value="0.036995">
            <text:p>0.03699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781886">
            <text:p>500.781886</text:p>
          </table:table-cell>
          <table:table-cell office:value-type="float" office:value="5.499188">
            <text:p>5.499188</text:p>
          </table:table-cell>
          <table:table-cell office:value-type="float" office:value="5.389214">
            <text:p>5.389214</text:p>
          </table:table-cell>
          <table:table-cell office:value-type="float" office:value="0.830871">
            <text:p>0.830871</text:p>
          </table:table-cell>
          <table:table-cell office:value-type="float" office:value="481.307997">
            <text:p>481.307997</text:p>
          </table:table-cell>
          <table:table-cell office:value-type="float" office:value="0.065995">
            <text:p>0.065995</text:p>
          </table:table-cell>
          <table:table-cell office:value-type="float" office:value="80.614639">
            <text:p>80.614639</text:p>
          </table:table-cell>
          <table:table-cell office:value-type="float" office:value="11512">
            <text:p>11512</text:p>
          </table:table-cell>
          <table:table-cell office:value-type="float" office:value="157841">
            <text:p>157841</text:p>
          </table:table-cell>
          <table:table-cell office:value-type="float" office:value="82047">
            <text:p>82047</text:p>
          </table:table-cell>
          <table:table-cell office:value-type="float" office:value="162071">
            <text:p>162071</text:p>
          </table:table-cell>
          <table:table-cell office:value-type="float" office:value="22956">
            <text:p>22956</text:p>
          </table:table-cell>
          <table:table-cell office:value-type="float" office:value="139114">
            <text:p>139114</text:p>
          </table:table-cell>
          <table:table-cell office:value-type="float" office:value="1">
            <text:p>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15998">
            <text:p>0.015998</text:p>
          </table:table-cell>
          <table:table-cell office:value-type="float" office:value="0.001">
            <text:p>0.001</text:p>
          </table:table-cell>
          <table:table-cell office:value-type="float" office:value="0.013998">
            <text:p>0.013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1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15997">
            <text:p>0.015997</text:p>
          </table:table-cell>
          <table:table-cell office:value-type="float" office:value="0.001">
            <text:p>0.001</text:p>
          </table:table-cell>
          <table:table-cell office:value-type="float" office:value="0.012997">
            <text:p>0.012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1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4999">
            <text:p>0.004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1995">
            <text:p>0.031995</text:p>
          </table:table-cell>
          <table:table-cell office:value-type="float" office:value="0.003">
            <text:p>0.003</text:p>
          </table:table-cell>
          <table:table-cell office:value-type="float" office:value="0.025995">
            <text:p>0.0259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5995">
            <text:p>0.035995</text:p>
          </table:table-cell>
          <table:table-cell office:value-type="float" office:value="0.003">
            <text:p>0.003</text:p>
          </table:table-cell>
          <table:table-cell office:value-type="float" office:value="0.028996">
            <text:p>0.028996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45">
            <text:p>145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29996">
            <text:p>0.029996</text:p>
          </table:table-cell>
          <table:table-cell office:value-type="float" office:value="0.004">
            <text:p>0.004</text:p>
          </table:table-cell>
          <table:table-cell office:value-type="float" office:value="0.016997">
            <text:p>0.016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999">
            <text:p>0.006999</text:p>
          </table:table-cell>
          <table:table-cell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139">
            <text:p>139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40994">
            <text:p>0.040994</text:p>
          </table:table-cell>
          <table:table-cell office:value-type="float" office:value="0.002">
            <text:p>0.002</text:p>
          </table:table-cell>
          <table:table-cell office:value-type="float" office:value="0.036995">
            <text:p>0.0369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8">
            <text:p>0.004998</text:p>
          </table:table-cell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516975">
            <text:p>500.516975</text:p>
          </table:table-cell>
          <table:table-cell office:value-type="float" office:value="157.141028">
            <text:p>157.141028</text:p>
          </table:table-cell>
          <table:table-cell office:value-type="float" office:value="17.846318">
            <text:p>17.846318</text:p>
          </table:table-cell>
          <table:table-cell office:value-type="float" office:value="15.843594">
            <text:p>15.843594</text:p>
          </table:table-cell>
          <table:table-cell office:value-type="float" office:value="24.550294">
            <text:p>24.550294</text:p>
          </table:table-cell>
          <table:table-cell office:value-type="float" office:value="1.202812">
            <text:p>1.202812</text:p>
          </table:table-cell>
          <table:table-cell office:value-type="float" office:value="261.918195">
            <text:p>261.918195</text:p>
          </table:table-cell>
          <table:table-cell office:value-type="float" office:value="38080">
            <text:p>38080</text:p>
          </table:table-cell>
          <table:table-cell office:value-type="float" office:value="667952">
            <text:p>667952</text:p>
          </table:table-cell>
          <table:table-cell office:value-type="float" office:value="2465245">
            <text:p>2465245</text:p>
          </table:table-cell>
          <table:table-cell office:value-type="float" office:value="4120181">
            <text:p>4120181</text:p>
          </table:table-cell>
          <table:table-cell office:value-type="float" office:value="65756">
            <text:p>65756</text:p>
          </table:table-cell>
          <table:table-cell office:value-type="float" office:value="4051678">
            <text:p>4051678</text:p>
          </table:table-cell>
          <table:table-cell office:value-type="float" office:value="2747">
            <text:p>2747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16998">
            <text:p>0.016998</text:p>
          </table:table-cell>
          <table:table-cell office:value-type="float" office:value="0.002">
            <text:p>0.002</text:p>
          </table:table-cell>
          <table:table-cell office:value-type="float" office:value="0.012999">
            <text:p>0.012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1">
            <text:p>0.00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114796">
            <text:p>500.114796</text:p>
          </table:table-cell>
          <table:table-cell office:value-type="float" office:value="41.951848">
            <text:p>41.951848</text:p>
          </table:table-cell>
          <table:table-cell office:value-type="float" office:value="122.275082">
            <text:p>122.275082</text:p>
          </table:table-cell>
          <table:table-cell office:value-type="float" office:value="3.475472">
            <text:p>3.475472</text:p>
          </table:table-cell>
          <table:table-cell office:value-type="float" office:value="9.057636">
            <text:p>9.057636</text:p>
          </table:table-cell>
          <table:table-cell office:value-type="float" office:value="9.876547">
            <text:p>9.876547</text:p>
          </table:table-cell>
          <table:table-cell office:value-type="float" office:value="315.512087">
            <text:p>315.512087</text:p>
          </table:table-cell>
          <table:table-cell office:value-type="float" office:value="353234">
            <text:p>353234</text:p>
          </table:table-cell>
          <table:table-cell office:value-type="float" office:value="1163261">
            <text:p>1163261</text:p>
          </table:table-cell>
          <table:table-cell office:value-type="float" office:value="984081">
            <text:p>984081</text:p>
          </table:table-cell>
          <table:table-cell office:value-type="float" office:value="1579928">
            <text:p>1579928</text:p>
          </table:table-cell>
          <table:table-cell office:value-type="float" office:value="593548">
            <text:p>593548</text:p>
          </table:table-cell>
          <table:table-cell office:value-type="float" office:value="942400">
            <text:p>942400</text:p>
          </table:table-cell>
          <table:table-cell office:value-type="float" office:value="43980">
            <text:p>4398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32995">
            <text:p>0.032995</text:p>
          </table:table-cell>
          <table:table-cell office:value-type="float" office:value="0.002999">
            <text:p>0.002999</text:p>
          </table:table-cell>
          <table:table-cell office:value-type="float" office:value="0.029995">
            <text:p>0.0299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1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6136">
            <text:p>500.06136</text:p>
          </table:table-cell>
          <table:table-cell office:value-type="float" office:value="47.064921">
            <text:p>47.064921</text:p>
          </table:table-cell>
          <table:table-cell office:value-type="float" office:value="66.692375">
            <text:p>66.692375</text:p>
          </table:table-cell>
          <table:table-cell office:value-type="float" office:value="4.590309">
            <text:p>4.590309</text:p>
          </table:table-cell>
          <table:table-cell office:value-type="float" office:value="11.164316">
            <text:p>11.164316</text:p>
          </table:table-cell>
          <table:table-cell office:value-type="float" office:value="5.42819">
            <text:p>5.42819</text:p>
          </table:table-cell>
          <table:table-cell office:value-type="float" office:value="359.314135">
            <text:p>359.314135</text:p>
          </table:table-cell>
          <table:table-cell office:value-type="float" office:value="183634">
            <text:p>183634</text:p>
          </table:table-cell>
          <table:table-cell office:value-type="float" office:value="897699">
            <text:p>897699</text:p>
          </table:table-cell>
          <table:table-cell office:value-type="float" office:value="1102590">
            <text:p>1102590</text:p>
          </table:table-cell>
          <table:table-cell office:value-type="float" office:value="1453343">
            <text:p>1453343</text:p>
          </table:table-cell>
          <table:table-cell office:value-type="float" office:value="314408">
            <text:p>314408</text:p>
          </table:table-cell>
          <table:table-cell office:value-type="float" office:value="1128707">
            <text:p>1128707</text:p>
          </table:table-cell>
          <table:table-cell office:value-type="float" office:value="10228">
            <text:p>1022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0996">
            <text:p>0.030996</text:p>
          </table:table-cell>
          <table:table-cell office:value-type="float" office:value="0.002">
            <text:p>0.002</text:p>
          </table:table-cell>
          <table:table-cell office:value-type="float" office:value="0.025997">
            <text:p>0.025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20997">
            <text:p>0.020997</text:p>
          </table:table-cell>
          <table:table-cell office:value-type="float" office:value="0.003">
            <text:p>0.003</text:p>
          </table:table-cell>
          <table:table-cell office:value-type="float" office:value="0.010998">
            <text:p>0.010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29995">
            <text:p>0.029995</text:p>
          </table:table-cell>
          <table:table-cell office:value-type="float" office:value="0.005999">
            <text:p>0.005999</text:p>
          </table:table-cell>
          <table:table-cell office:value-type="float" office:value="0.018997">
            <text:p>0.018997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135">
            <text:p>135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46993">
            <text:p>0.046993</text:p>
          </table:table-cell>
          <table:table-cell office:value-type="float" office:value="0.003998">
            <text:p>0.003998</text:p>
          </table:table-cell>
          <table:table-cell office:value-type="float" office:value="0.021997">
            <text:p>0.021997</text:p>
          </table:table-cell>
          <table:table-cell table:number-columns-repeated="3" office:value-type="float" office:value="0.001">
            <text:p>0.001</text:p>
          </table:table-cell>
          <table:table-cell office:value-type="float" office:value="0.015998">
            <text:p>0.015998</text:p>
          </table:table-cell>
          <table:table-cell office:value-type="float" office:value="84">
            <text:p>84</text:p>
          </table:table-cell>
          <table:table-cell office:value-type="float" office:value="174">
            <text:p>174</text:p>
          </table:table-cell>
          <table:table-cell office:value-type="float" office:value="112">
            <text:p>112</text:p>
          </table:table-cell>
          <table:table-cell office:value-type="float" office:value="244">
            <text:p>244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25817">
            <text:p>500.025817</text:p>
          </table:table-cell>
          <table:table-cell office:value-type="float" office:value="43.534458">
            <text:p>43.534458</text:p>
          </table:table-cell>
          <table:table-cell office:value-type="float" office:value="104.642416">
            <text:p>104.642416</text:p>
          </table:table-cell>
          <table:table-cell office:value-type="float" office:value="4.045398">
            <text:p>4.045398</text:p>
          </table:table-cell>
          <table:table-cell office:value-type="float" office:value="9.027668">
            <text:p>9.027668</text:p>
          </table:table-cell>
          <table:table-cell office:value-type="float" office:value="7.320922">
            <text:p>7.320922</text:p>
          </table:table-cell>
          <table:table-cell office:value-type="float" office:value="331.631168">
            <text:p>331.631168</text:p>
          </table:table-cell>
          <table:table-cell office:value-type="float" office:value="305032">
            <text:p>305032</text:p>
          </table:table-cell>
          <table:table-cell office:value-type="float" office:value="1016408">
            <text:p>1016408</text:p>
          </table:table-cell>
          <table:table-cell office:value-type="float" office:value="958559">
            <text:p>958559</text:p>
          </table:table-cell>
          <table:table-cell office:value-type="float" office:value="1511482">
            <text:p>1511482</text:p>
          </table:table-cell>
          <table:table-cell office:value-type="float" office:value="498824">
            <text:p>498824</text:p>
          </table:table-cell>
          <table:table-cell office:value-type="float" office:value="1007668">
            <text:p>1007668</text:p>
          </table:table-cell>
          <table:table-cell office:value-type="float" office:value="4990">
            <text:p>499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0996">
            <text:p>0.030996</text:p>
          </table:table-cell>
          <table:table-cell office:value-type="float" office:value="0.001999">
            <text:p>0.001999</text:p>
          </table:table-cell>
          <table:table-cell office:value-type="float" office:value="0.019999">
            <text:p>0.01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8999">
            <text:p>0.008999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39994">
            <text:p>0.039994</text:p>
          </table:table-cell>
          <table:table-cell office:value-type="float" office:value="0.002">
            <text:p>0.002</text:p>
          </table:table-cell>
          <table:table-cell office:value-type="float" office:value="0.033994">
            <text:p>0.03399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float" office:value="164">
            <text:p>164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1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598921">
            <text:p>500.598921</text:p>
          </table:table-cell>
          <table:table-cell office:value-type="float" office:value="1.13584">
            <text:p>1.13584</text:p>
          </table:table-cell>
          <table:table-cell office:value-type="float" office:value="10.229394">
            <text:p>10.229394</text:p>
          </table:table-cell>
          <table:table-cell office:value-type="float" office:value="0.094995">
            <text:p>0.094995</text:p>
          </table:table-cell>
          <table:table-cell office:value-type="float" office:value="605.386998">
            <text:p>605.386998</text:p>
          </table:table-cell>
          <table:table-cell office:value-type="float" office:value="0.116981">
            <text:p>0.116981</text:p>
          </table:table-cell>
          <table:table-cell office:value-type="float" office:value="12.627158">
            <text:p>12.627158</text:p>
          </table:table-cell>
          <table:table-cell office:value-type="float" office:value="17134">
            <text:p>17134</text:p>
          </table:table-cell>
          <table:table-cell office:value-type="float" office:value="43891">
            <text:p>43891</text:p>
          </table:table-cell>
          <table:table-cell office:value-type="float" office:value="19926">
            <text:p>19926</text:p>
          </table:table-cell>
          <table:table-cell office:value-type="float" office:value="47281">
            <text:p>47281</text:p>
          </table:table-cell>
          <table:table-cell office:value-type="float" office:value="34208">
            <text:p>34208</text:p>
          </table:table-cell>
          <table:table-cell office:value-type="float" office:value="13070">
            <text:p>13070</text:p>
          </table:table-cell>
          <table:table-cell office:value-type="float" office:value="3">
            <text:p>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5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00.028361">
            <text:p>500.028361</text:p>
          </table:table-cell>
          <table:table-cell office:value-type="float" office:value="56.579285">
            <text:p>56.579285</text:p>
          </table:table-cell>
          <table:table-cell office:value-type="float" office:value="153.095122">
            <text:p>153.095122</text:p>
          </table:table-cell>
          <table:table-cell office:value-type="float" office:value="2.078731">
            <text:p>2.078731</text:p>
          </table:table-cell>
          <table:table-cell office:value-type="float" office:value="5.897132">
            <text:p>5.897132</text:p>
          </table:table-cell>
          <table:table-cell office:value-type="float" office:value="16.163803">
            <text:p>16.163803</text:p>
          </table:table-cell>
          <table:table-cell office:value-type="float" office:value="271.484024">
            <text:p>271.484024</text:p>
          </table:table-cell>
          <table:table-cell office:value-type="float" office:value="799936">
            <text:p>799936</text:p>
          </table:table-cell>
          <table:table-cell office:value-type="float" office:value="1022866">
            <text:p>1022866</text:p>
          </table:table-cell>
          <table:table-cell office:value-type="float" office:value="820015">
            <text:p>820015</text:p>
          </table:table-cell>
          <table:table-cell office:value-type="float" office:value="1667093">
            <text:p>1667093</text:p>
          </table:table-cell>
          <table:table-cell office:value-type="float" office:value="1097344">
            <text:p>1097344</text:p>
          </table:table-cell>
          <table:table-cell office:value-type="float" office:value="554045">
            <text:p>554045</text:p>
          </table:table-cell>
          <table:table-cell office:value-type="float" office:value="15704">
            <text:p>1570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38994">
            <text:p>0.038994</text:p>
          </table:table-cell>
          <table:table-cell office:value-type="float" office:value="0.004">
            <text:p>0.004</text:p>
          </table:table-cell>
          <table:table-cell office:value-type="float" office:value="0.026996">
            <text:p>0.026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999">
            <text:p>0.006999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01.331826">
            <text:p>501.331826</text:p>
          </table:table-cell>
          <table:table-cell office:value-type="float" office:value="77.909098">
            <text:p>77.909098</text:p>
          </table:table-cell>
          <table:table-cell office:value-type="float" office:value="16.436513">
            <text:p>16.436513</text:p>
          </table:table-cell>
          <table:table-cell office:value-type="float" office:value="7.564884">
            <text:p>7.564884</text:p>
          </table:table-cell>
          <table:table-cell office:value-type="float" office:value="13.785923">
            <text:p>13.785923</text:p>
          </table:table-cell>
          <table:table-cell office:value-type="float" office:value="1.143828">
            <text:p>1.143828</text:p>
          </table:table-cell>
          <table:table-cell office:value-type="float" office:value="370.546712">
            <text:p>370.546712</text:p>
          </table:table-cell>
          <table:table-cell office:value-type="float" office:value="36006">
            <text:p>36006</text:p>
          </table:table-cell>
          <table:table-cell office:value-type="float" office:value="411845">
            <text:p>411845</text:p>
          </table:table-cell>
          <table:table-cell office:value-type="float" office:value="1168472">
            <text:p>1168472</text:p>
          </table:table-cell>
          <table:table-cell office:value-type="float" office:value="1933533">
            <text:p>1933533</text:p>
          </table:table-cell>
          <table:table-cell office:value-type="float" office:value="62508">
            <text:p>62508</text:p>
          </table:table-cell>
          <table:table-cell office:value-type="float" office:value="1868973">
            <text:p>1868973</text:p>
          </table:table-cell>
          <table:table-cell office:value-type="float" office:value="2052">
            <text:p>205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0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18347">
            <text:p>500.018347</text:p>
          </table:table-cell>
          <table:table-cell office:value-type="float" office:value="40.221856">
            <text:p>40.221856</text:p>
          </table:table-cell>
          <table:table-cell office:value-type="float" office:value="143.091573">
            <text:p>143.091573</text:p>
          </table:table-cell>
          <table:table-cell office:value-type="float" office:value="3.644461">
            <text:p>3.644461</text:p>
          </table:table-cell>
          <table:table-cell office:value-type="float" office:value="9.441617">
            <text:p>9.441617</text:p>
          </table:table-cell>
          <table:table-cell office:value-type="float" office:value="7.755858">
            <text:p>7.755858</text:p>
          </table:table-cell>
          <table:table-cell office:value-type="float" office:value="302.881044">
            <text:p>302.881044</text:p>
          </table:table-cell>
          <table:table-cell office:value-type="float" office:value="246560">
            <text:p>246560</text:p>
          </table:table-cell>
          <table:table-cell office:value-type="float" office:value="897874">
            <text:p>897874</text:p>
          </table:table-cell>
          <table:table-cell office:value-type="float" office:value="888861">
            <text:p>888861</text:p>
          </table:table-cell>
          <table:table-cell office:value-type="float" office:value="1422477">
            <text:p>1422477</text:p>
          </table:table-cell>
          <table:table-cell office:value-type="float" office:value="441100">
            <text:p>441100</text:p>
          </table:table-cell>
          <table:table-cell office:value-type="float" office:value="938957">
            <text:p>938957</text:p>
          </table:table-cell>
          <table:table-cell office:value-type="float" office:value="42420">
            <text:p>4242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9996">
            <text:p>0.019996</text:p>
          </table:table-cell>
          <table:table-cell office:value-type="float" office:value="0.000999">
            <text:p>0.000999</text:p>
          </table:table-cell>
          <table:table-cell office:value-type="float" office:value="0.013998">
            <text:p>0.013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10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weak/atan-problem-2-weak-chunk-022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01999">
            <text:p>0.001999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046993">
            <text:p>0.046993</text:p>
          </table:table-cell>
          <table:table-cell office:value-type="float" office:value="0.002999">
            <text:p>0.002999</text:p>
          </table:table-cell>
          <table:table-cell office:value-type="float" office:value="0.035995">
            <text:p>0.03599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999">
            <text:p>0.006999</text:p>
          </table:table-cell>
          <table:table-cell office:value-type="float" office:value="0.005999">
            <text:p>0.005999</text:p>
          </table:table-cell>
          <table:table-cell office:value-type="float" office:value="92">
            <text:p>92</text:p>
          </table:table-cell>
          <table:table-cell office:value-type="float" office:value="177">
            <text:p>177</text:p>
          </table:table-cell>
          <table:table-cell office:value-type="float" office:value="75">
            <text:p>75</text:p>
          </table:table-cell>
          <table:table-cell office:value-type="float" office:value="193">
            <text:p>193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380411">
            <text:p>500.380411</text:p>
          </table:table-cell>
          <table:table-cell office:value-type="float" office:value="63.225456">
            <text:p>63.225456</text:p>
          </table:table-cell>
          <table:table-cell office:value-type="float" office:value="76.155813">
            <text:p>76.155813</text:p>
          </table:table-cell>
          <table:table-cell office:value-type="float" office:value="5.369204">
            <text:p>5.369204</text:p>
          </table:table-cell>
          <table:table-cell office:value-type="float" office:value="10.455352">
            <text:p>10.455352</text:p>
          </table:table-cell>
          <table:table-cell office:value-type="float" office:value="5.034299">
            <text:p>5.034299</text:p>
          </table:table-cell>
          <table:table-cell office:value-type="float" office:value="336.131034">
            <text:p>336.131034</text:p>
          </table:table-cell>
          <table:table-cell office:value-type="float" office:value="212240">
            <text:p>212240</text:p>
          </table:table-cell>
          <table:table-cell office:value-type="float" office:value="1051567">
            <text:p>1051567</text:p>
          </table:table-cell>
          <table:table-cell office:value-type="float" office:value="1002878">
            <text:p>1002878</text:p>
          </table:table-cell>
          <table:table-cell office:value-type="float" office:value="1740951">
            <text:p>1740951</text:p>
          </table:table-cell>
          <table:table-cell office:value-type="float" office:value="347980">
            <text:p>347980</text:p>
          </table:table-cell>
          <table:table-cell office:value-type="float" office:value="1387594">
            <text:p>1387594</text:p>
          </table:table-cell>
          <table:table-cell office:value-type="float" office:value="5377">
            <text:p>5377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02998">
            <text:p>0.00299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4">
            <text:p>34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8994">
            <text:p>0.038994</text:p>
          </table:table-cell>
          <table:table-cell office:value-type="float" office:value="0.003">
            <text:p>0.003</text:p>
          </table:table-cell>
          <table:table-cell office:value-type="float" office:value="0.029996">
            <text:p>0.02999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79">
            <text:p>79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6995">
            <text:p>0.036995</text:p>
          </table:table-cell>
          <table:table-cell office:value-type="float" office:value="0.001999">
            <text:p>0.001999</text:p>
          </table:table-cell>
          <table:table-cell office:value-type="float" office:value="0.024998">
            <text:p>0.024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6999">
            <text:p>0.006999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24996">
            <text:p>0.024996</text:p>
          </table:table-cell>
          <table:table-cell office:value-type="float" office:value="0.002999">
            <text:p>0.002999</text:p>
          </table:table-cell>
          <table:table-cell office:value-type="float" office:value="0.019999">
            <text:p>0.01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7998">
            <text:p>0.007998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095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>
          <table:table-cell office:value-type="string">
            <text:p>QF_NRA/meti-tarski/atan/problem/2/weak/atan-problem-2-weak-chunk-019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.663299">
            <text:p>4.663299</text:p>
          </table:table-cell>
          <table:table-cell office:value-type="float" office:value="1.504748">
            <text:p>1.504748</text:p>
          </table:table-cell>
          <table:table-cell office:value-type="float" office:value="0.158977">
            <text:p>0.158977</text:p>
          </table:table-cell>
          <table:table-cell office:value-type="float" office:value="0.134981">
            <text:p>0.134981</text:p>
          </table:table-cell>
          <table:table-cell office:value-type="float" office:value="0.204968">
            <text:p>0.204968</text:p>
          </table:table-cell>
          <table:table-cell office:value-type="float" office:value="0.017996">
            <text:p>0.017996</text:p>
          </table:table-cell>
          <table:table-cell office:value-type="float" office:value="2.443669">
            <text:p>2.443669</text:p>
          </table:table-cell>
          <table:table-cell office:value-type="float" office:value="466">
            <text:p>466</text:p>
          </table:table-cell>
          <table:table-cell office:value-type="float" office:value="6360">
            <text:p>6360</text:p>
          </table:table-cell>
          <table:table-cell office:value-type="float" office:value="22763">
            <text:p>22763</text:p>
          </table:table-cell>
          <table:table-cell office:value-type="float" office:value="37206">
            <text:p>37206</text:p>
          </table:table-cell>
          <table:table-cell office:value-type="float" office:value="796">
            <text:p>796</text:p>
          </table:table-cell>
          <table:table-cell office:value-type="float" office:value="36401">
            <text:p>36401</text:p>
          </table:table-cell>
          <table:table-cell office:value-type="float" office:value="9">
            <text:p>9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00.030695">
            <text:p>500.030695</text:p>
          </table:table-cell>
          <table:table-cell office:value-type="float" office:value="43.103431">
            <text:p>43.103431</text:p>
          </table:table-cell>
          <table:table-cell office:value-type="float" office:value="135.938292">
            <text:p>135.938292</text:p>
          </table:table-cell>
          <table:table-cell office:value-type="float" office:value="2.404651">
            <text:p>2.404651</text:p>
          </table:table-cell>
          <table:table-cell office:value-type="float" office:value="6.97904">
            <text:p>6.97904</text:p>
          </table:table-cell>
          <table:table-cell office:value-type="float" office:value="18.353475">
            <text:p>18.353475</text:p>
          </table:table-cell>
          <table:table-cell office:value-type="float" office:value="297.344954">
            <text:p>297.344954</text:p>
          </table:table-cell>
          <table:table-cell office:value-type="float" office:value="864710">
            <text:p>864710</text:p>
          </table:table-cell>
          <table:table-cell office:value-type="float" office:value="1152271">
            <text:p>1152271</text:p>
          </table:table-cell>
          <table:table-cell office:value-type="float" office:value="897595">
            <text:p>897595</text:p>
          </table:table-cell>
          <table:table-cell office:value-type="float" office:value="1854129">
            <text:p>1854129</text:p>
          </table:table-cell>
          <table:table-cell office:value-type="float" office:value="1176844">
            <text:p>1176844</text:p>
          </table:table-cell>
          <table:table-cell office:value-type="float" office:value="660014">
            <text:p>660014</text:p>
          </table:table-cell>
          <table:table-cell office:value-type="float" office:value="17271">
            <text:p>1727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33995">
            <text:p>0.033995</text:p>
          </table:table-cell>
          <table:table-cell office:value-type="float" office:value="0.005">
            <text:p>0.005</text:p>
          </table:table-cell>
          <table:table-cell office:value-type="float" office:value="0.020996">
            <text:p>0.020996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172">
            <text:p>172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32995">
            <text:p>0.032995</text:p>
          </table:table-cell>
          <table:table-cell office:value-type="float" office:value="0.001">
            <text:p>0.001</text:p>
          </table:table-cell>
          <table:table-cell office:value-type="float" office:value="0.023996">
            <text:p>0.023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08998">
            <text:p>0.008998</text:p>
          </table:table-cell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00.106752">
            <text:p>500.106752</text:p>
          </table:table-cell>
          <table:table-cell office:value-type="float" office:value="45.425279">
            <text:p>45.425279</text:p>
          </table:table-cell>
          <table:table-cell office:value-type="float" office:value="102.32503">
            <text:p>102.32503</text:p>
          </table:table-cell>
          <table:table-cell office:value-type="float" office:value="3.995371">
            <text:p>3.995371</text:p>
          </table:table-cell>
          <table:table-cell office:value-type="float" office:value="9.272647">
            <text:p>9.272647</text:p>
          </table:table-cell>
          <table:table-cell office:value-type="float" office:value="7.168946">
            <text:p>7.168946</text:p>
          </table:table-cell>
          <table:table-cell office:value-type="float" office:value="332.039793">
            <text:p>332.039793</text:p>
          </table:table-cell>
          <table:table-cell office:value-type="float" office:value="306160">
            <text:p>306160</text:p>
          </table:table-cell>
          <table:table-cell office:value-type="float" office:value="1007737">
            <text:p>1007737</text:p>
          </table:table-cell>
          <table:table-cell office:value-type="float" office:value="956150">
            <text:p>956150</text:p>
          </table:table-cell>
          <table:table-cell office:value-type="float" office:value="1504574">
            <text:p>1504574</text:p>
          </table:table-cell>
          <table:table-cell office:value-type="float" office:value="494880">
            <text:p>494880</text:p>
          </table:table-cell>
          <table:table-cell office:value-type="float" office:value="1004876">
            <text:p>1004876</text:p>
          </table:table-cell>
          <table:table-cell office:value-type="float" office:value="4818">
            <text:p>481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26996">
            <text:p>0.026996</text:p>
          </table:table-cell>
          <table:table-cell office:value-type="float" office:value="0.002">
            <text:p>0.002</text:p>
          </table:table-cell>
          <table:table-cell office:value-type="float" office:value="0.016997">
            <text:p>0.016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040858">
            <text:p>500.040858</text:p>
          </table:table-cell>
          <table:table-cell office:value-type="float" office:value="41.377596">
            <text:p>41.377596</text:p>
          </table:table-cell>
          <table:table-cell office:value-type="float" office:value="136.784261">
            <text:p>136.784261</text:p>
          </table:table-cell>
          <table:table-cell office:value-type="float" office:value="2.323702">
            <text:p>2.323702</text:p>
          </table:table-cell>
          <table:table-cell office:value-type="float" office:value="6.936995">
            <text:p>6.936995</text:p>
          </table:table-cell>
          <table:table-cell office:value-type="float" office:value="18.599513">
            <text:p>18.599513</text:p>
          </table:table-cell>
          <table:table-cell office:value-type="float" office:value="298.229868">
            <text:p>298.229868</text:p>
          </table:table-cell>
          <table:table-cell office:value-type="float" office:value="887158">
            <text:p>887158</text:p>
          </table:table-cell>
          <table:table-cell office:value-type="float" office:value="1137313">
            <text:p>1137313</text:p>
          </table:table-cell>
          <table:table-cell office:value-type="float" office:value="900937">
            <text:p>900937</text:p>
          </table:table-cell>
          <table:table-cell office:value-type="float" office:value="1827253">
            <text:p>1827253</text:p>
          </table:table-cell>
          <table:table-cell office:value-type="float" office:value="1183056">
            <text:p>1183056</text:p>
          </table:table-cell>
          <table:table-cell office:value-type="float" office:value="626805">
            <text:p>626805</text:p>
          </table:table-cell>
          <table:table-cell office:value-type="float" office:value="17392">
            <text:p>1739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189971">
            <text:p>0.189971</text:p>
          </table:table-cell>
          <table:table-cell office:value-type="float" office:value="0.039991">
            <text:p>0.039991</text:p>
          </table:table-cell>
          <table:table-cell office:value-type="float" office:value="0.048994">
            <text:p>0.048994</text:p>
          </table:table-cell>
          <table:table-cell office:value-type="float" office:value="0.005">
            <text:p>0.005</text:p>
          </table:table-cell>
          <table:table-cell office:value-type="float" office:value="0.009999">
            <text:p>0.009999</text:p>
          </table:table-cell>
          <table:table-cell office:value-type="float" office:value="0.005999">
            <text:p>0.005999</text:p>
          </table:table-cell>
          <table:table-cell office:value-type="float" office:value="0.07699">
            <text:p>0.07699</text:p>
          </table:table-cell>
          <table:table-cell office:value-type="float" office:value="121">
            <text:p>121</text:p>
          </table:table-cell>
          <table:table-cell office:value-type="float" office:value="1110">
            <text:p>1110</text:p>
          </table:table-cell>
          <table:table-cell office:value-type="float" office:value="739">
            <text:p>739</text:p>
          </table:table-cell>
          <table:table-cell office:value-type="float" office:value="1275">
            <text:p>1275</text:p>
          </table:table-cell>
          <table:table-cell office:value-type="float" office:value="208">
            <text:p>208</text:p>
          </table:table-cell>
          <table:table-cell office:value-type="float" office:value="1059">
            <text:p>105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09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21998">
            <text:p>500.021998</text:p>
          </table:table-cell>
          <table:table-cell office:value-type="float" office:value="40.000814">
            <text:p>40.000814</text:p>
          </table:table-cell>
          <table:table-cell office:value-type="float" office:value="138.089534">
            <text:p>138.089534</text:p>
          </table:table-cell>
          <table:table-cell office:value-type="float" office:value="2.262696">
            <text:p>2.262696</text:p>
          </table:table-cell>
          <table:table-cell office:value-type="float" office:value="6.87604">
            <text:p>6.87604</text:p>
          </table:table-cell>
          <table:table-cell office:value-type="float" office:value="18.485547">
            <text:p>18.485547</text:p>
          </table:table-cell>
          <table:table-cell office:value-type="float" office:value="298.256379">
            <text:p>298.256379</text:p>
          </table:table-cell>
          <table:table-cell office:value-type="float" office:value="857520">
            <text:p>857520</text:p>
          </table:table-cell>
          <table:table-cell office:value-type="float" office:value="1159343">
            <text:p>1159343</text:p>
          </table:table-cell>
          <table:table-cell office:value-type="float" office:value="898184">
            <text:p>898184</text:p>
          </table:table-cell>
          <table:table-cell office:value-type="float" office:value="1814017">
            <text:p>1814017</text:p>
          </table:table-cell>
          <table:table-cell office:value-type="float" office:value="1191480">
            <text:p>1191480</text:p>
          </table:table-cell>
          <table:table-cell office:value-type="float" office:value="605082">
            <text:p>605082</text:p>
          </table:table-cell>
          <table:table-cell office:value-type="float" office:value="17455">
            <text:p>17455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1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28996">
            <text:p>0.028996</text:p>
          </table:table-cell>
          <table:table-cell office:value-type="float" office:value="0.003">
            <text:p>0.003</text:p>
          </table:table-cell>
          <table:table-cell office:value-type="float" office:value="0.020997">
            <text:p>0.020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6999">
            <text:p>0.006999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69">
            <text:p>169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104727">
            <text:p>500.104727</text:p>
          </table:table-cell>
          <table:table-cell office:value-type="float" office:value="44.735393">
            <text:p>44.735393</text:p>
          </table:table-cell>
          <table:table-cell office:value-type="float" office:value="127.909283">
            <text:p>127.909283</text:p>
          </table:table-cell>
          <table:table-cell office:value-type="float" office:value="3.638446">
            <text:p>3.638446</text:p>
          </table:table-cell>
          <table:table-cell office:value-type="float" office:value="9.600558">
            <text:p>9.600558</text:p>
          </table:table-cell>
          <table:table-cell office:value-type="float" office:value="10.241449">
            <text:p>10.241449</text:p>
          </table:table-cell>
          <table:table-cell office:value-type="float" office:value="308.289111">
            <text:p>308.289111</text:p>
          </table:table-cell>
          <table:table-cell office:value-type="float" office:value="364404">
            <text:p>364404</text:p>
          </table:table-cell>
          <table:table-cell office:value-type="float" office:value="1159476">
            <text:p>1159476</text:p>
          </table:table-cell>
          <table:table-cell office:value-type="float" office:value="959964">
            <text:p>959964</text:p>
          </table:table-cell>
          <table:table-cell office:value-type="float" office:value="1587470">
            <text:p>1587470</text:p>
          </table:table-cell>
          <table:table-cell office:value-type="float" office:value="606136">
            <text:p>606136</text:p>
          </table:table-cell>
          <table:table-cell office:value-type="float" office:value="933995">
            <text:p>933995</text:p>
          </table:table-cell>
          <table:table-cell office:value-type="float" office:value="47339">
            <text:p>4733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20997">
            <text:p>0.020997</text:p>
          </table:table-cell>
          <table:table-cell office:value-type="float" office:value="0">
            <text:p>0</text:p>
          </table:table-cell>
          <table:table-cell office:value-type="float" office:value="0.017997">
            <text:p>0.017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32995">
            <text:p>0.032995</text:p>
          </table:table-cell>
          <table:table-cell office:value-type="float" office:value="0.004">
            <text:p>0.004</text:p>
          </table:table-cell>
          <table:table-cell office:value-type="float" office:value="0.021995">
            <text:p>0.0219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717913">
            <text:p>500.717913</text:p>
          </table:table-cell>
          <table:table-cell office:value-type="float" office:value="155.629439">
            <text:p>155.629439</text:p>
          </table:table-cell>
          <table:table-cell office:value-type="float" office:value="18.986195">
            <text:p>18.986195</text:p>
          </table:table-cell>
          <table:table-cell office:value-type="float" office:value="15.758607">
            <text:p>15.758607</text:p>
          </table:table-cell>
          <table:table-cell office:value-type="float" office:value="23.921378">
            <text:p>23.921378</text:p>
          </table:table-cell>
          <table:table-cell office:value-type="float" office:value="1.336784">
            <text:p>1.336784</text:p>
          </table:table-cell>
          <table:table-cell office:value-type="float" office:value="263.457895">
            <text:p>263.457895</text:p>
          </table:table-cell>
          <table:table-cell office:value-type="float" office:value="41545">
            <text:p>41545</text:p>
          </table:table-cell>
          <table:table-cell office:value-type="float" office:value="680269">
            <text:p>680269</text:p>
          </table:table-cell>
          <table:table-cell office:value-type="float" office:value="2482266">
            <text:p>2482266</text:p>
          </table:table-cell>
          <table:table-cell office:value-type="float" office:value="4117723">
            <text:p>4117723</text:p>
          </table:table-cell>
          <table:table-cell office:value-type="float" office:value="72740">
            <text:p>72740</text:p>
          </table:table-cell>
          <table:table-cell office:value-type="float" office:value="4042470">
            <text:p>4042470</text:p>
          </table:table-cell>
          <table:table-cell office:value-type="float" office:value="2513">
            <text:p>2513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28266">
            <text:p>500.028266</text:p>
          </table:table-cell>
          <table:table-cell office:value-type="float" office:value="31.186958">
            <text:p>31.186958</text:p>
          </table:table-cell>
          <table:table-cell office:value-type="float" office:value="242.310783">
            <text:p>242.310783</text:p>
          </table:table-cell>
          <table:table-cell office:value-type="float" office:value="1.3848">
            <text:p>1.3848</text:p>
          </table:table-cell>
          <table:table-cell office:value-type="float" office:value="5.97819">
            <text:p>5.97819</text:p>
          </table:table-cell>
          <table:table-cell office:value-type="float" office:value="22.388804">
            <text:p>22.388804</text:p>
          </table:table-cell>
          <table:table-cell office:value-type="float" office:value="219.112197">
            <text:p>219.112197</text:p>
          </table:table-cell>
          <table:table-cell office:value-type="float" office:value="967412">
            <text:p>967412</text:p>
          </table:table-cell>
          <table:table-cell office:value-type="float" office:value="1159297">
            <text:p>1159297</text:p>
          </table:table-cell>
          <table:table-cell office:value-type="float" office:value="698984">
            <text:p>698984</text:p>
          </table:table-cell>
          <table:table-cell office:value-type="float" office:value="1913529">
            <text:p>1913529</text:p>
          </table:table-cell>
          <table:table-cell office:value-type="float" office:value="1471684">
            <text:p>1471684</text:p>
          </table:table-cell>
          <table:table-cell office:value-type="float" office:value="409287">
            <text:p>409287</text:p>
          </table:table-cell>
          <table:table-cell office:value-type="float" office:value="32558">
            <text:p>3255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6998">
            <text:p>0.016998</text:p>
          </table:table-cell>
          <table:table-cell office:value-type="float" office:value="0.002">
            <text:p>0.002</text:p>
          </table:table-cell>
          <table:table-cell office:value-type="float" office:value="0.007998">
            <text:p>0.007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21997">
            <text:p>0.021997</text:p>
          </table:table-cell>
          <table:table-cell office:value-type="float" office:value="0.001">
            <text:p>0.001</text:p>
          </table:table-cell>
          <table:table-cell office:value-type="float" office:value="0.020998">
            <text:p>0.020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1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30995">
            <text:p>0.030995</text:p>
          </table:table-cell>
          <table:table-cell office:value-type="float" office:value="0.001">
            <text:p>0.001</text:p>
          </table:table-cell>
          <table:table-cell office:value-type="float" office:value="0.024998">
            <text:p>0.024998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98">
            <text:p>0.003998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1995">
            <text:p>0.031995</text:p>
          </table:table-cell>
          <table:table-cell office:value-type="float" office:value="0.002">
            <text:p>0.002</text:p>
          </table:table-cell>
          <table:table-cell office:value-type="float" office:value="0.024996">
            <text:p>0.024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8">
            <text:p>0.004998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06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0999">
            <text:p>0.000999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92986">
            <text:p>0.092986</text:p>
          </table:table-cell>
          <table:table-cell office:value-type="float" office:value="0.026995">
            <text:p>0.026995</text:p>
          </table:table-cell>
          <table:table-cell office:value-type="float" office:value="0.026998">
            <text:p>0.026998</text:p>
          </table:table-cell>
          <table:table-cell office:value-type="float" office:value="0.001999">
            <text:p>0.00199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35994">
            <text:p>0.035994</text:p>
          </table:table-cell>
          <table:table-cell office:value-type="float" office:value="89">
            <text:p>89</text:p>
          </table:table-cell>
          <table:table-cell office:value-type="float" office:value="506">
            <text:p>506</text:p>
          </table:table-cell>
          <table:table-cell office:value-type="float" office:value="354">
            <text:p>354</text:p>
          </table:table-cell>
          <table:table-cell office:value-type="float" office:value="611">
            <text:p>611</text:p>
          </table:table-cell>
          <table:table-cell office:value-type="float" office:value="148">
            <text:p>148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00.282645">
            <text:p>500.282645</text:p>
          </table:table-cell>
          <table:table-cell office:value-type="float" office:value="64.16234">
            <text:p>64.16234</text:p>
          </table:table-cell>
          <table:table-cell office:value-type="float" office:value="119.525577">
            <text:p>119.525577</text:p>
          </table:table-cell>
          <table:table-cell office:value-type="float" office:value="3.647424">
            <text:p>3.647424</text:p>
          </table:table-cell>
          <table:table-cell office:value-type="float" office:value="9.355581">
            <text:p>9.355581</text:p>
          </table:table-cell>
          <table:table-cell office:value-type="float" office:value="9.840512">
            <text:p>9.840512</text:p>
          </table:table-cell>
          <table:table-cell office:value-type="float" office:value="296.945991">
            <text:p>296.945991</text:p>
          </table:table-cell>
          <table:table-cell office:value-type="float" office:value="347140">
            <text:p>347140</text:p>
          </table:table-cell>
          <table:table-cell office:value-type="float" office:value="1129075">
            <text:p>1129075</text:p>
          </table:table-cell>
          <table:table-cell office:value-type="float" office:value="931167">
            <text:p>931167</text:p>
          </table:table-cell>
          <table:table-cell office:value-type="float" office:value="1562071">
            <text:p>1562071</text:p>
          </table:table-cell>
          <table:table-cell office:value-type="float" office:value="571880">
            <text:p>571880</text:p>
          </table:table-cell>
          <table:table-cell office:value-type="float" office:value="946768">
            <text:p>946768</text:p>
          </table:table-cell>
          <table:table-cell office:value-type="float" office:value="43423">
            <text:p>4342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45993">
            <text:p>0.045993</text:p>
          </table:table-cell>
          <table:table-cell office:value-type="float" office:value="0.006996">
            <text:p>0.006996</text:p>
          </table:table-cell>
          <table:table-cell office:value-type="float" office:value="0.034996">
            <text:p>0.034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83">
            <text:p>83</text:p>
          </table:table-cell>
          <table:table-cell office:value-type="float" office:value="124">
            <text:p>124</text:p>
          </table:table-cell>
          <table:table-cell office:value-type="float" office:value="61">
            <text:p>61</text:p>
          </table:table-cell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06.50701">
            <text:p>506.50701</text:p>
          </table:table-cell>
          <table:table-cell office:value-type="float" office:value="4.15338">
            <text:p>4.15338</text:p>
          </table:table-cell>
          <table:table-cell office:value-type="float" office:value="9.212643">
            <text:p>9.212643</text:p>
          </table:table-cell>
          <table:table-cell office:value-type="float" office:value="0.404941">
            <text:p>0.404941</text:p>
          </table:table-cell>
          <table:table-cell office:value-type="float" office:value="584.666946">
            <text:p>584.666946</text:p>
          </table:table-cell>
          <table:table-cell office:value-type="float" office:value="0.107978">
            <text:p>0.107978</text:p>
          </table:table-cell>
          <table:table-cell office:value-type="float" office:value="38.26117">
            <text:p>38.26117</text:p>
          </table:table-cell>
          <table:table-cell office:value-type="float" office:value="15534">
            <text:p>15534</text:p>
          </table:table-cell>
          <table:table-cell office:value-type="float" office:value="68946">
            <text:p>68946</text:p>
          </table:table-cell>
          <table:table-cell office:value-type="float" office:value="60195">
            <text:p>60195</text:p>
          </table:table-cell>
          <table:table-cell office:value-type="float" office:value="117189">
            <text:p>117189</text:p>
          </table:table-cell>
          <table:table-cell office:value-type="float" office:value="30992">
            <text:p>30992</text:p>
          </table:table-cell>
          <table:table-cell office:value-type="float" office:value="86170">
            <text:p>86170</text:p>
          </table:table-cell>
          <table:table-cell office:value-type="float" office:value="27">
            <text:p>2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4999">
            <text:p>0.004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24997">
            <text:p>0.024997</text:p>
          </table:table-cell>
          <table:table-cell office:value-type="float" office:value="0.001">
            <text:p>0.001</text:p>
          </table:table-cell>
          <table:table-cell office:value-type="float" office:value="0.016998">
            <text:p>0.016998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17998">
            <text:p>0.017998</text:p>
          </table:table-cell>
          <table:table-cell office:value-type="float" office:value="0.001">
            <text:p>0.001</text:p>
          </table:table-cell>
          <table:table-cell office:value-type="float" office:value="0.014997">
            <text:p>0.0149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44994">
            <text:p>0.044994</text:p>
          </table:table-cell>
          <table:table-cell office:value-type="float" office:value="0.003">
            <text:p>0.003</text:p>
          </table:table-cell>
          <table:table-cell office:value-type="float" office:value="0.033996">
            <text:p>0.033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11997">
            <text:p>0.011997</text:p>
          </table:table-cell>
          <table:table-cell office:value-type="float" office:value="85">
            <text:p>85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214">
            <text:p>214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021996">
            <text:p>0.021996</text:p>
          </table:table-cell>
          <table:table-cell office:value-type="float" office:value="0.001">
            <text:p>0.001</text:p>
          </table:table-cell>
          <table:table-cell office:value-type="float" office:value="0.011998">
            <text:p>0.011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01999">
            <text:p>0.001999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35269">
            <text:p>500.035269</text:p>
          </table:table-cell>
          <table:table-cell office:value-type="float" office:value="37.031596">
            <text:p>37.031596</text:p>
          </table:table-cell>
          <table:table-cell office:value-type="float" office:value="134.415594">
            <text:p>134.415594</text:p>
          </table:table-cell>
          <table:table-cell office:value-type="float" office:value="3.64746">
            <text:p>3.64746</text:p>
          </table:table-cell>
          <table:table-cell office:value-type="float" office:value="6.833993">
            <text:p>6.833993</text:p>
          </table:table-cell>
          <table:table-cell office:value-type="float" office:value="9.213697">
            <text:p>9.213697</text:p>
          </table:table-cell>
          <table:table-cell office:value-type="float" office:value="313.611696">
            <text:p>313.611696</text:p>
          </table:table-cell>
          <table:table-cell office:value-type="float" office:value="397760">
            <text:p>397760</text:p>
          </table:table-cell>
          <table:table-cell office:value-type="float" office:value="997210">
            <text:p>997210</text:p>
          </table:table-cell>
          <table:table-cell office:value-type="float" office:value="892565">
            <text:p>892565</text:p>
          </table:table-cell>
          <table:table-cell office:value-type="float" office:value="1562026">
            <text:p>1562026</text:p>
          </table:table-cell>
          <table:table-cell office:value-type="float" office:value="616880">
            <text:p>616880</text:p>
          </table:table-cell>
          <table:table-cell office:value-type="float" office:value="933033">
            <text:p>933033</text:p>
          </table:table-cell>
          <table:table-cell office:value-type="float" office:value="12113">
            <text:p>1211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30995">
            <text:p>0.030995</text:p>
          </table:table-cell>
          <table:table-cell office:value-type="float" office:value="0.002999">
            <text:p>0.002999</text:p>
          </table:table-cell>
          <table:table-cell office:value-type="float" office:value="0.020998">
            <text:p>0.020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5998">
            <text:p>0.00599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39994">
            <text:p>0.039994</text:p>
          </table:table-cell>
          <table:table-cell office:value-type="float" office:value="0.003999">
            <text:p>0.003999</text:p>
          </table:table-cell>
          <table:table-cell office:value-type="float" office:value="0.022998">
            <text:p>0.022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10997">
            <text:p>0.010997</text:p>
          </table:table-cell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21997">
            <text:p>0.021997</text:p>
          </table:table-cell>
          <table:table-cell office:value-type="float" office:value="0.001999">
            <text:p>0.001999</text:p>
          </table:table-cell>
          <table:table-cell office:value-type="float" office:value="0.016999">
            <text:p>0.016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09.smt2</text:p>
          </table:table-cell>
          <table:table-cell table:number-columns-repeated="3" office:value-type="float" office:value="4">
            <text:p>4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07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0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42994">
            <text:p>0.042994</text:p>
          </table:table-cell>
          <table:table-cell office:value-type="float" office:value="0">
            <text:p>0</text:p>
          </table:table-cell>
          <table:table-cell office:value-type="float" office:value="0.018997">
            <text:p>0.018997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0.018998">
            <text:p>0.018998</text:p>
          </table:table-cell>
          <table:table-cell office:value-type="float" office:value="67">
            <text:p>67</text:p>
          </table:table-cell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0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22997">
            <text:p>0.022997</text:p>
          </table:table-cell>
          <table:table-cell office:value-type="float" office:value="0.003">
            <text:p>0.003</text:p>
          </table:table-cell>
          <table:table-cell office:value-type="float" office:value="0.018997">
            <text:p>0.018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243532">
            <text:p>500.243532</text:p>
          </table:table-cell>
          <table:table-cell office:value-type="float" office:value="38.849213">
            <text:p>38.849213</text:p>
          </table:table-cell>
          <table:table-cell office:value-type="float" office:value="109.793723">
            <text:p>109.793723</text:p>
          </table:table-cell>
          <table:table-cell office:value-type="float" office:value="3.26148">
            <text:p>3.26148</text:p>
          </table:table-cell>
          <table:table-cell office:value-type="float" office:value="9.522506">
            <text:p>9.522506</text:p>
          </table:table-cell>
          <table:table-cell office:value-type="float" office:value="8.53873">
            <text:p>8.53873</text:p>
          </table:table-cell>
          <table:table-cell office:value-type="float" office:value="332.027688">
            <text:p>332.027688</text:p>
          </table:table-cell>
          <table:table-cell office:value-type="float" office:value="281432">
            <text:p>281432</text:p>
          </table:table-cell>
          <table:table-cell office:value-type="float" office:value="1044534">
            <text:p>1044534</text:p>
          </table:table-cell>
          <table:table-cell office:value-type="float" office:value="907357">
            <text:p>907357</text:p>
          </table:table-cell>
          <table:table-cell office:value-type="float" office:value="1398513">
            <text:p>1398513</text:p>
          </table:table-cell>
          <table:table-cell office:value-type="float" office:value="492416">
            <text:p>492416</text:p>
          </table:table-cell>
          <table:table-cell office:value-type="float" office:value="861758">
            <text:p>861758</text:p>
          </table:table-cell>
          <table:table-cell office:value-type="float" office:value="44339">
            <text:p>4433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307299">
            <text:p>500.307299</text:p>
          </table:table-cell>
          <table:table-cell office:value-type="float" office:value="53.579943">
            <text:p>53.579943</text:p>
          </table:table-cell>
          <table:table-cell office:value-type="float" office:value="54.388995">
            <text:p>54.388995</text:p>
          </table:table-cell>
          <table:table-cell office:value-type="float" office:value="4.726301">
            <text:p>4.726301</text:p>
          </table:table-cell>
          <table:table-cell office:value-type="float" office:value="12.457155">
            <text:p>12.457155</text:p>
          </table:table-cell>
          <table:table-cell office:value-type="float" office:value="5.406184">
            <text:p>5.406184</text:p>
          </table:table-cell>
          <table:table-cell office:value-type="float" office:value="361.704997">
            <text:p>361.704997</text:p>
          </table:table-cell>
          <table:table-cell office:value-type="float" office:value="183164">
            <text:p>183164</text:p>
          </table:table-cell>
          <table:table-cell office:value-type="float" office:value="1042118">
            <text:p>1042118</text:p>
          </table:table-cell>
          <table:table-cell office:value-type="float" office:value="1128249">
            <text:p>1128249</text:p>
          </table:table-cell>
          <table:table-cell office:value-type="float" office:value="1498120">
            <text:p>1498120</text:p>
          </table:table-cell>
          <table:table-cell office:value-type="float" office:value="308392">
            <text:p>308392</text:p>
          </table:table-cell>
          <table:table-cell office:value-type="float" office:value="1179289">
            <text:p>1179289</text:p>
          </table:table-cell>
          <table:table-cell office:value-type="float" office:value="10439">
            <text:p>1043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4">
            <text:p>34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41986">
            <text:p>500.041986</text:p>
          </table:table-cell>
          <table:table-cell office:value-type="float" office:value="37.808242">
            <text:p>37.808242</text:p>
          </table:table-cell>
          <table:table-cell office:value-type="float" office:value="209.40682">
            <text:p>209.40682</text:p>
          </table:table-cell>
          <table:table-cell office:value-type="float" office:value="1.431822">
            <text:p>1.431822</text:p>
          </table:table-cell>
          <table:table-cell office:value-type="float" office:value="5.802234">
            <text:p>5.802234</text:p>
          </table:table-cell>
          <table:table-cell office:value-type="float" office:value="21.378239">
            <text:p>21.378239</text:p>
          </table:table-cell>
          <table:table-cell office:value-type="float" office:value="237.396052">
            <text:p>237.396052</text:p>
          </table:table-cell>
          <table:table-cell office:value-type="float" office:value="1047070">
            <text:p>1047070</text:p>
          </table:table-cell>
          <table:table-cell office:value-type="float" office:value="1293735">
            <text:p>1293735</text:p>
          </table:table-cell>
          <table:table-cell office:value-type="float" office:value="781581">
            <text:p>781581</text:p>
          </table:table-cell>
          <table:table-cell office:value-type="float" office:value="1815674">
            <text:p>1815674</text:p>
          </table:table-cell>
          <table:table-cell office:value-type="float" office:value="1405580">
            <text:p>1405580</text:p>
          </table:table-cell>
          <table:table-cell office:value-type="float" office:value="382171">
            <text:p>382171</text:p>
          </table:table-cell>
          <table:table-cell office:value-type="float" office:value="27923">
            <text:p>2792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1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05952">
            <text:p>500.005952</text:p>
          </table:table-cell>
          <table:table-cell office:value-type="float" office:value="41.043971">
            <text:p>41.043971</text:p>
          </table:table-cell>
          <table:table-cell office:value-type="float" office:value="149.971433">
            <text:p>149.971433</text:p>
          </table:table-cell>
          <table:table-cell office:value-type="float" office:value="1.980769">
            <text:p>1.980769</text:p>
          </table:table-cell>
          <table:table-cell office:value-type="float" office:value="7.070064">
            <text:p>7.070064</text:p>
          </table:table-cell>
          <table:table-cell office:value-type="float" office:value="25.906653">
            <text:p>25.906653</text:p>
          </table:table-cell>
          <table:table-cell office:value-type="float" office:value="276.848557">
            <text:p>276.848557</text:p>
          </table:table-cell>
          <table:table-cell office:value-type="float" office:value="1158016">
            <text:p>1158016</text:p>
          </table:table-cell>
          <table:table-cell office:value-type="float" office:value="570784">
            <text:p>570784</text:p>
          </table:table-cell>
          <table:table-cell office:value-type="float" office:value="859240">
            <text:p>859240</text:p>
          </table:table-cell>
          <table:table-cell office:value-type="float" office:value="2133799">
            <text:p>2133799</text:p>
          </table:table-cell>
          <table:table-cell office:value-type="float" office:value="1569092">
            <text:p>1569092</text:p>
          </table:table-cell>
          <table:table-cell office:value-type="float" office:value="539809">
            <text:p>539809</text:p>
          </table:table-cell>
          <table:table-cell office:value-type="float" office:value="24898">
            <text:p>2489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33995">
            <text:p>0.033995</text:p>
          </table:table-cell>
          <table:table-cell office:value-type="float" office:value="0.002">
            <text:p>0.002</text:p>
          </table:table-cell>
          <table:table-cell office:value-type="float" office:value="0.019995">
            <text:p>0.01999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 office:value-type="float" office:value="0.005999">
            <text:p>0.005999</text:p>
          </table:table-cell>
          <table:table-cell office:value-type="float" office:value="83">
            <text:p>83</text:p>
          </table:table-cell>
          <table:table-cell office:value-type="float" office:value="136">
            <text:p>136</text:p>
          </table:table-cell>
          <table:table-cell office:value-type="float" office:value="62">
            <text:p>62</text:p>
          </table:table-cell>
          <table:table-cell office:value-type="float" office:value="162">
            <text:p>162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0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1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8997">
            <text:p>0.018997</text:p>
          </table:table-cell>
          <table:table-cell office:value-type="float" office:value="0.002">
            <text:p>0.002</text:p>
          </table:table-cell>
          <table:table-cell office:value-type="float" office:value="0.015997">
            <text:p>0.0159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29996">
            <text:p>0.029996</text:p>
          </table:table-cell>
          <table:table-cell office:value-type="float" office:value="0.003">
            <text:p>0.003</text:p>
          </table:table-cell>
          <table:table-cell office:value-type="float" office:value="0.025997">
            <text:p>0.025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8">
            <text:p>0.001998</text:p>
          </table:table-cell>
          <table:table-cell office:value-type="float" office:value="0.002">
            <text:p>0.002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29995">
            <text:p>0.029995</text:p>
          </table:table-cell>
          <table:table-cell office:value-type="float" office:value="0.003998">
            <text:p>0.003998</text:p>
          </table:table-cell>
          <table:table-cell office:value-type="float" office:value="0.024998">
            <text:p>0.024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2998">
            <text:p>0.002998</text:p>
          </table:table-cell>
          <table:table-cell office:value-type="float" office:value="79">
            <text:p>79</text:p>
          </table:table-cell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4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47993">
            <text:p>0.047993</text:p>
          </table:table-cell>
          <table:table-cell office:value-type="float" office:value="0.004999">
            <text:p>0.004999</text:p>
          </table:table-cell>
          <table:table-cell office:value-type="float" office:value="0.033997">
            <text:p>0.033997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0999">
            <text:p>0.000999</text:p>
          </table:table-cell>
          <table:table-cell office:value-type="float" office:value="0.007998">
            <text:p>0.007998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65">
            <text:p>65</text:p>
          </table:table-cell>
          <table:table-cell office:value-type="float" office:value="162">
            <text:p>162</text:p>
          </table:table-cell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44406">
            <text:p>500.044406</text:p>
          </table:table-cell>
          <table:table-cell office:value-type="float" office:value="47.514829">
            <text:p>47.514829</text:p>
          </table:table-cell>
          <table:table-cell office:value-type="float" office:value="56.002846">
            <text:p>56.002846</text:p>
          </table:table-cell>
          <table:table-cell office:value-type="float" office:value="4.508326">
            <text:p>4.508326</text:p>
          </table:table-cell>
          <table:table-cell office:value-type="float" office:value="11.70122">
            <text:p>11.70122</text:p>
          </table:table-cell>
          <table:table-cell office:value-type="float" office:value="5.65913">
            <text:p>5.65913</text:p>
          </table:table-cell>
          <table:table-cell office:value-type="float" office:value="366.903241">
            <text:p>366.903241</text:p>
          </table:table-cell>
          <table:table-cell office:value-type="float" office:value="193932">
            <text:p>193932</text:p>
          </table:table-cell>
          <table:table-cell office:value-type="float" office:value="533976">
            <text:p>533976</text:p>
          </table:table-cell>
          <table:table-cell office:value-type="float" office:value="1133469">
            <text:p>1133469</text:p>
          </table:table-cell>
          <table:table-cell office:value-type="float" office:value="1461073">
            <text:p>1461073</text:p>
          </table:table-cell>
          <table:table-cell office:value-type="float" office:value="327984">
            <text:p>327984</text:p>
          </table:table-cell>
          <table:table-cell office:value-type="float" office:value="1124138">
            <text:p>1124138</text:p>
          </table:table-cell>
          <table:table-cell office:value-type="float" office:value="8951">
            <text:p>895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47993">
            <text:p>0.047993</text:p>
          </table:table-cell>
          <table:table-cell office:value-type="float" office:value="0.004">
            <text:p>0.004</text:p>
          </table:table-cell>
          <table:table-cell office:value-type="float" office:value="0.027997">
            <text:p>0.027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17995">
            <text:p>0.017995</text:p>
          </table:table-cell>
          <table:table-cell office:value-type="float" office:value="89">
            <text:p>89</text:p>
          </table:table-cell>
          <table:table-cell office:value-type="float" office:value="159">
            <text:p>159</text:p>
          </table:table-cell>
          <table:table-cell office:value-type="float" office:value="70">
            <text:p>70</text:p>
          </table:table-cell>
          <table:table-cell office:value-type="float" office:value="184">
            <text:p>184</text:p>
          </table:table-cell>
          <table:table-cell office:value-type="float" office:value="152">
            <text:p>15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/atan-problem-2-weak-chunk-019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.658296">
            <text:p>4.658296</text:p>
          </table:table-cell>
          <table:table-cell office:value-type="float" office:value="1.499739">
            <text:p>1.499739</text:p>
          </table:table-cell>
          <table:table-cell office:value-type="float" office:value="0.136979">
            <text:p>0.136979</text:p>
          </table:table-cell>
          <table:table-cell office:value-type="float" office:value="0.147976">
            <text:p>0.147976</text:p>
          </table:table-cell>
          <table:table-cell office:value-type="float" office:value="0.216974">
            <text:p>0.216974</text:p>
          </table:table-cell>
          <table:table-cell office:value-type="float" office:value="0.008">
            <text:p>0.008</text:p>
          </table:table-cell>
          <table:table-cell office:value-type="float" office:value="2.396658">
            <text:p>2.396658</text:p>
          </table:table-cell>
          <table:table-cell office:value-type="float" office:value="343">
            <text:p>343</text:p>
          </table:table-cell>
          <table:table-cell office:value-type="float" office:value="5390">
            <text:p>5390</text:p>
          </table:table-cell>
          <table:table-cell office:value-type="float" office:value="22861">
            <text:p>22861</text:p>
          </table:table-cell>
          <table:table-cell office:value-type="float" office:value="38451">
            <text:p>38451</text:p>
          </table:table-cell>
          <table:table-cell office:value-type="float" office:value="584">
            <text:p>584</text:p>
          </table:table-cell>
          <table:table-cell office:value-type="float" office:value="37865">
            <text:p>37865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102652">
            <text:p>500.102652</text:p>
          </table:table-cell>
          <table:table-cell office:value-type="float" office:value="42.227972">
            <text:p>42.227972</text:p>
          </table:table-cell>
          <table:table-cell office:value-type="float" office:value="135.934809">
            <text:p>135.934809</text:p>
          </table:table-cell>
          <table:table-cell office:value-type="float" office:value="3.665458">
            <text:p>3.665458</text:p>
          </table:table-cell>
          <table:table-cell office:value-type="float" office:value="7.102922">
            <text:p>7.102922</text:p>
          </table:table-cell>
          <table:table-cell office:value-type="float" office:value="11.671363">
            <text:p>11.671363</text:p>
          </table:table-cell>
          <table:table-cell office:value-type="float" office:value="304.940112">
            <text:p>304.940112</text:p>
          </table:table-cell>
          <table:table-cell office:value-type="float" office:value="523142">
            <text:p>523142</text:p>
          </table:table-cell>
          <table:table-cell office:value-type="float" office:value="1081741">
            <text:p>1081741</text:p>
          </table:table-cell>
          <table:table-cell office:value-type="float" office:value="907311">
            <text:p>907311</text:p>
          </table:table-cell>
          <table:table-cell office:value-type="float" office:value="1736613">
            <text:p>1736613</text:p>
          </table:table-cell>
          <table:table-cell office:value-type="float" office:value="782584">
            <text:p>782584</text:p>
          </table:table-cell>
          <table:table-cell office:value-type="float" office:value="939872">
            <text:p>939872</text:p>
          </table:table-cell>
          <table:table-cell office:value-type="float" office:value="14157">
            <text:p>14157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34995">
            <text:p>0.034995</text:p>
          </table:table-cell>
          <table:table-cell office:value-type="float" office:value="0.002999">
            <text:p>0.002999</text:p>
          </table:table-cell>
          <table:table-cell office:value-type="float" office:value="0.029997">
            <text:p>0.029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23996">
            <text:p>0.023996</text:p>
          </table:table-cell>
          <table:table-cell office:value-type="float" office:value="0.002">
            <text:p>0.002</text:p>
          </table:table-cell>
          <table:table-cell office:value-type="float" office:value="0.018997">
            <text:p>0.018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2999">
            <text:p>0.002999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172651">
            <text:p>500.172651</text:p>
          </table:table-cell>
          <table:table-cell office:value-type="float" office:value="43.035602">
            <text:p>43.035602</text:p>
          </table:table-cell>
          <table:table-cell office:value-type="float" office:value="125.624574">
            <text:p>125.624574</text:p>
          </table:table-cell>
          <table:table-cell office:value-type="float" office:value="3.517457">
            <text:p>3.517457</text:p>
          </table:table-cell>
          <table:table-cell office:value-type="float" office:value="9.405647">
            <text:p>9.405647</text:p>
          </table:table-cell>
          <table:table-cell office:value-type="float" office:value="10.173594">
            <text:p>10.173594</text:p>
          </table:table-cell>
          <table:table-cell office:value-type="float" office:value="312.259507">
            <text:p>312.259507</text:p>
          </table:table-cell>
          <table:table-cell office:value-type="float" office:value="356300">
            <text:p>356300</text:p>
          </table:table-cell>
          <table:table-cell office:value-type="float" office:value="1146290">
            <text:p>1146290</text:p>
          </table:table-cell>
          <table:table-cell office:value-type="float" office:value="975850">
            <text:p>975850</text:p>
          </table:table-cell>
          <table:table-cell office:value-type="float" office:value="1591815">
            <text:p>1591815</text:p>
          </table:table-cell>
          <table:table-cell office:value-type="float" office:value="604540">
            <text:p>604540</text:p>
          </table:table-cell>
          <table:table-cell office:value-type="float" office:value="941383">
            <text:p>941383</text:p>
          </table:table-cell>
          <table:table-cell office:value-type="float" office:value="45892">
            <text:p>4589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9997">
            <text:p>0.019997</text:p>
          </table:table-cell>
          <table:table-cell office:value-type="float" office:value="0.004">
            <text:p>0.004</text:p>
          </table:table-cell>
          <table:table-cell office:value-type="float" office:value="0.014997">
            <text:p>0.0149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8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7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028996">
            <text:p>0.028996</text:p>
          </table:table-cell>
          <table:table-cell office:value-type="float" office:value="0">
            <text:p>0</text:p>
          </table:table-cell>
          <table:table-cell office:value-type="float" office:value="0.024997">
            <text:p>0.024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49992">
            <text:p>0.049992</text:p>
          </table:table-cell>
          <table:table-cell office:value-type="float" office:value="0.005">
            <text:p>0.005</text:p>
          </table:table-cell>
          <table:table-cell office:value-type="float" office:value="0.033993">
            <text:p>0.03399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0.008">
            <text:p>0.008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86">
            <text:p>86</text:p>
          </table:table-cell>
          <table:table-cell office:value-type="float" office:value="209">
            <text:p>209</text:p>
          </table:table-cell>
          <table:table-cell office:value-type="float" office:value="164">
            <text:p>164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06725">
            <text:p>500.006725</text:p>
          </table:table-cell>
          <table:table-cell office:value-type="float" office:value="41.875006">
            <text:p>41.875006</text:p>
          </table:table-cell>
          <table:table-cell office:value-type="float" office:value="136.335717">
            <text:p>136.335717</text:p>
          </table:table-cell>
          <table:table-cell office:value-type="float" office:value="3.581486">
            <text:p>3.581486</text:p>
          </table:table-cell>
          <table:table-cell office:value-type="float" office:value="6.902995">
            <text:p>6.902995</text:p>
          </table:table-cell>
          <table:table-cell office:value-type="float" office:value="11.651439">
            <text:p>11.651439</text:p>
          </table:table-cell>
          <table:table-cell office:value-type="float" office:value="305.401023">
            <text:p>305.401023</text:p>
          </table:table-cell>
          <table:table-cell office:value-type="float" office:value="520484">
            <text:p>520484</text:p>
          </table:table-cell>
          <table:table-cell office:value-type="float" office:value="1078233">
            <text:p>1078233</text:p>
          </table:table-cell>
          <table:table-cell office:value-type="float" office:value="902272">
            <text:p>902272</text:p>
          </table:table-cell>
          <table:table-cell office:value-type="float" office:value="1727314">
            <text:p>1727314</text:p>
          </table:table-cell>
          <table:table-cell office:value-type="float" office:value="778708">
            <text:p>778708</text:p>
          </table:table-cell>
          <table:table-cell office:value-type="float" office:value="934387">
            <text:p>934387</text:p>
          </table:table-cell>
          <table:table-cell office:value-type="float" office:value="14219">
            <text:p>1421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40994">
            <text:p>0.040994</text:p>
          </table:table-cell>
          <table:table-cell office:value-type="float" office:value="0.002">
            <text:p>0.002</text:p>
          </table:table-cell>
          <table:table-cell office:value-type="float" office:value="0.032994">
            <text:p>0.0329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9999">
            <text:p>0.009999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53">
            <text:p>53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4998">
            <text:p>0.014998</text:p>
          </table:table-cell>
          <table:table-cell office:value-type="float" office:value="0.001999">
            <text:p>0.001999</text:p>
          </table:table-cell>
          <table:table-cell office:value-type="float" office:value="0.012999">
            <text:p>0.01299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9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42994">
            <text:p>0.042994</text:p>
          </table:table-cell>
          <table:table-cell office:value-type="float" office:value="0.002999">
            <text:p>0.002999</text:p>
          </table:table-cell>
          <table:table-cell office:value-type="float" office:value="0.030996">
            <text:p>0.030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0999">
            <text:p>0.010999</text:p>
          </table:table-cell>
          <table:table-cell office:value-type="float" office:value="81">
            <text:p>81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6599">
            <text:p>0.06599</text:p>
          </table:table-cell>
          <table:table-cell office:value-type="float" office:value="0.008999">
            <text:p>0.008999</text:p>
          </table:table-cell>
          <table:table-cell office:value-type="float" office:value="0.021997">
            <text:p>0.021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999">
            <text:p>0.006999</text:p>
          </table:table-cell>
          <table:table-cell office:value-type="float" office:value="0.030996">
            <text:p>0.030996</text:p>
          </table:table-cell>
          <table:table-cell office:value-type="float" office:value="89">
            <text:p>89</text:p>
          </table:table-cell>
          <table:table-cell office:value-type="float" office:value="331">
            <text:p>331</text:p>
          </table:table-cell>
          <table:table-cell office:value-type="float" office:value="254">
            <text:p>254</text:p>
          </table:table-cell>
          <table:table-cell office:value-type="float" office:value="389">
            <text:p>389</text:p>
          </table:table-cell>
          <table:table-cell office:value-type="float" office:value="148">
            <text:p>148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2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36995">
            <text:p>0.036995</text:p>
          </table:table-cell>
          <table:table-cell office:value-type="float" office:value="0.007999">
            <text:p>0.007999</text:p>
          </table:table-cell>
          <table:table-cell office:value-type="float" office:value="0.024996">
            <text:p>0.024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47">
            <text:p>147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2999">
            <text:p>0.002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00.11166">
            <text:p>500.11166</text:p>
          </table:table-cell>
          <table:table-cell office:value-type="float" office:value="60.918842">
            <text:p>60.918842</text:p>
          </table:table-cell>
          <table:table-cell office:value-type="float" office:value="117.699855">
            <text:p>117.699855</text:p>
          </table:table-cell>
          <table:table-cell office:value-type="float" office:value="3.783461">
            <text:p>3.783461</text:p>
          </table:table-cell>
          <table:table-cell office:value-type="float" office:value="9.641526">
            <text:p>9.641526</text:p>
          </table:table-cell>
          <table:table-cell office:value-type="float" office:value="9.514581">
            <text:p>9.514581</text:p>
          </table:table-cell>
          <table:table-cell office:value-type="float" office:value="302.026097">
            <text:p>302.026097</text:p>
          </table:table-cell>
          <table:table-cell office:value-type="float" office:value="348894">
            <text:p>348894</text:p>
          </table:table-cell>
          <table:table-cell office:value-type="float" office:value="1142842">
            <text:p>1142842</text:p>
          </table:table-cell>
          <table:table-cell office:value-type="float" office:value="947725">
            <text:p>947725</text:p>
          </table:table-cell>
          <table:table-cell office:value-type="float" office:value="1598038">
            <text:p>1598038</text:p>
          </table:table-cell>
          <table:table-cell office:value-type="float" office:value="569652">
            <text:p>569652</text:p>
          </table:table-cell>
          <table:table-cell office:value-type="float" office:value="985994">
            <text:p>985994</text:p>
          </table:table-cell>
          <table:table-cell office:value-type="float" office:value="42392">
            <text:p>4239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6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6.67399">
            <text:p>506.67399</text:p>
          </table:table-cell>
          <table:table-cell office:value-type="float" office:value="3.99439">
            <text:p>3.99439</text:p>
          </table:table-cell>
          <table:table-cell office:value-type="float" office:value="5.214215">
            <text:p>5.214215</text:p>
          </table:table-cell>
          <table:table-cell office:value-type="float" office:value="0.432934">
            <text:p>0.432934</text:p>
          </table:table-cell>
          <table:table-cell office:value-type="float" office:value="513.542948">
            <text:p>513.542948</text:p>
          </table:table-cell>
          <table:table-cell office:value-type="float" office:value="0.066986">
            <text:p>0.066986</text:p>
          </table:table-cell>
          <table:table-cell office:value-type="float" office:value="36.76944">
            <text:p>36.76944</text:p>
          </table:table-cell>
          <table:table-cell office:value-type="float" office:value="13820">
            <text:p>13820</text:p>
          </table:table-cell>
          <table:table-cell office:value-type="float" office:value="72351">
            <text:p>72351</text:p>
          </table:table-cell>
          <table:table-cell office:value-type="float" office:value="62852">
            <text:p>62852</text:p>
          </table:table-cell>
          <table:table-cell office:value-type="float" office:value="124939">
            <text:p>124939</text:p>
          </table:table-cell>
          <table:table-cell office:value-type="float" office:value="27572">
            <text:p>27572</text:p>
          </table:table-cell>
          <table:table-cell office:value-type="float" office:value="97359">
            <text:p>97359</text:p>
          </table:table-cell>
          <table:table-cell office:value-type="float" office:value="8">
            <text:p>8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01999">
            <text:p>0.001999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7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110984">
            <text:p>0.110984</text:p>
          </table:table-cell>
          <table:table-cell office:value-type="float" office:value="0.009998">
            <text:p>0.009998</text:p>
          </table:table-cell>
          <table:table-cell office:value-type="float" office:value="0.048993">
            <text:p>0.04899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.046993">
            <text:p>0.046993</text:p>
          </table:table-cell>
          <table:table-cell office:value-type="float" office:value="238">
            <text:p>238</text:p>
          </table:table-cell>
          <table:table-cell office:value-type="float" office:value="302">
            <text:p>302</text:p>
          </table:table-cell>
          <table:table-cell office:value-type="float" office:value="158">
            <text:p>158</text:p>
          </table:table-cell>
          <table:table-cell office:value-type="float" office:value="423">
            <text:p>423</text:p>
          </table:table-cell>
          <table:table-cell office:value-type="float" office:value="356">
            <text:p>356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03822">
            <text:p>500.03822</text:p>
          </table:table-cell>
          <table:table-cell office:value-type="float" office:value="42.751028">
            <text:p>42.751028</text:p>
          </table:table-cell>
          <table:table-cell office:value-type="float" office:value="153.650752">
            <text:p>153.650752</text:p>
          </table:table-cell>
          <table:table-cell office:value-type="float" office:value="1.911775">
            <text:p>1.911775</text:p>
          </table:table-cell>
          <table:table-cell office:value-type="float" office:value="7.021094">
            <text:p>7.021094</text:p>
          </table:table-cell>
          <table:table-cell office:value-type="float" office:value="26.54168">
            <text:p>26.54168</text:p>
          </table:table-cell>
          <table:table-cell office:value-type="float" office:value="274.261649">
            <text:p>274.261649</text:p>
          </table:table-cell>
          <table:table-cell office:value-type="float" office:value="1237358">
            <text:p>1237358</text:p>
          </table:table-cell>
          <table:table-cell office:value-type="float" office:value="636318">
            <text:p>636318</text:p>
          </table:table-cell>
          <table:table-cell office:value-type="float" office:value="854468">
            <text:p>854468</text:p>
          </table:table-cell>
          <table:table-cell office:value-type="float" office:value="2160156">
            <text:p>2160156</text:p>
          </table:table-cell>
          <table:table-cell office:value-type="float" office:value="1606832">
            <text:p>1606832</text:p>
          </table:table-cell>
          <table:table-cell office:value-type="float" office:value="527798">
            <text:p>527798</text:p>
          </table:table-cell>
          <table:table-cell office:value-type="float" office:value="25526">
            <text:p>2552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9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16998">
            <text:p>0.016998</text:p>
          </table:table-cell>
          <table:table-cell office:value-type="float" office:value="0.002">
            <text:p>0.002</text:p>
          </table:table-cell>
          <table:table-cell office:value-type="float" office:value="0.006999">
            <text:p>0.00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999">
            <text:p>0.007999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4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6899">
            <text:p>0.06899</text:p>
          </table:table-cell>
          <table:table-cell office:value-type="float" office:value="0.005999">
            <text:p>0.005999</text:p>
          </table:table-cell>
          <table:table-cell office:value-type="float" office:value="0.045993">
            <text:p>0.0459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.014998">
            <text:p>0.014998</text:p>
          </table:table-cell>
          <table:table-cell office:value-type="float" office:value="111">
            <text:p>111</text:p>
          </table:table-cell>
          <table:table-cell office:value-type="float" office:value="254">
            <text:p>254</text:p>
          </table:table-cell>
          <table:table-cell office:value-type="float" office:value="136">
            <text:p>136</text:p>
          </table:table-cell>
          <table:table-cell office:value-type="float" office:value="282">
            <text:p>282</text:p>
          </table:table-cell>
          <table:table-cell office:value-type="float" office:value="192">
            <text:p>192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9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183973">
            <text:p>0.183973</text:p>
          </table:table-cell>
          <table:table-cell office:value-type="float" office:value="0.010998">
            <text:p>0.010998</text:p>
          </table:table-cell>
          <table:table-cell office:value-type="float" office:value="0.076988">
            <text:p>0.076988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.011999">
            <text:p>0.011999</text:p>
          </table:table-cell>
          <table:table-cell office:value-type="float" office:value="0.085988">
            <text:p>0.085988</text:p>
          </table:table-cell>
          <table:table-cell office:value-type="float" office:value="384">
            <text:p>384</text:p>
          </table:table-cell>
          <table:table-cell office:value-type="float" office:value="458">
            <text:p>458</text:p>
          </table:table-cell>
          <table:table-cell office:value-type="float" office:value="261">
            <text:p>261</text:p>
          </table:table-cell>
          <table:table-cell office:value-type="float" office:value="667">
            <text:p>667</text:p>
          </table:table-cell>
          <table:table-cell office:value-type="float" office:value="528">
            <text:p>528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50992">
            <text:p>0.050992</text:p>
          </table:table-cell>
          <table:table-cell office:value-type="float" office:value="0.005999">
            <text:p>0.005999</text:p>
          </table:table-cell>
          <table:table-cell office:value-type="float" office:value="0.044995">
            <text:p>0.0449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83">
            <text:p>83</text:p>
          </table:table-cell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office:value-type="float" office:value="136">
            <text:p>13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85127">
            <text:p>500.085127</text:p>
          </table:table-cell>
          <table:table-cell office:value-type="float" office:value="34.584074">
            <text:p>34.584074</text:p>
          </table:table-cell>
          <table:table-cell office:value-type="float" office:value="199.534428">
            <text:p>199.534428</text:p>
          </table:table-cell>
          <table:table-cell office:value-type="float" office:value="3.47844">
            <text:p>3.47844</text:p>
          </table:table-cell>
          <table:table-cell office:value-type="float" office:value="5.898171">
            <text:p>5.898171</text:p>
          </table:table-cell>
          <table:table-cell office:value-type="float" office:value="12.096331">
            <text:p>12.096331</text:p>
          </table:table-cell>
          <table:table-cell office:value-type="float" office:value="257.999522">
            <text:p>257.999522</text:p>
          </table:table-cell>
          <table:table-cell office:value-type="float" office:value="543954">
            <text:p>543954</text:p>
          </table:table-cell>
          <table:table-cell office:value-type="float" office:value="1166825">
            <text:p>1166825</text:p>
          </table:table-cell>
          <table:table-cell office:value-type="float" office:value="854343">
            <text:p>854343</text:p>
          </table:table-cell>
          <table:table-cell office:value-type="float" office:value="1694929">
            <text:p>1694929</text:p>
          </table:table-cell>
          <table:table-cell office:value-type="float" office:value="773388">
            <text:p>773388</text:p>
          </table:table-cell>
          <table:table-cell office:value-type="float" office:value="908567">
            <text:p>908567</text:p>
          </table:table-cell>
          <table:table-cell office:value-type="float" office:value="12974">
            <text:p>1297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59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8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107743">
            <text:p>500.107743</text:p>
          </table:table-cell>
          <table:table-cell office:value-type="float" office:value="45.371271">
            <text:p>45.371271</text:p>
          </table:table-cell>
          <table:table-cell office:value-type="float" office:value="116.883891">
            <text:p>116.883891</text:p>
          </table:table-cell>
          <table:table-cell office:value-type="float" office:value="3.677462">
            <text:p>3.677462</text:p>
          </table:table-cell>
          <table:table-cell office:value-type="float" office:value="9.417595">
            <text:p>9.417595</text:p>
          </table:table-cell>
          <table:table-cell office:value-type="float" office:value="9.884553">
            <text:p>9.884553</text:p>
          </table:table-cell>
          <table:table-cell office:value-type="float" office:value="316.918971">
            <text:p>316.918971</text:p>
          </table:table-cell>
          <table:table-cell office:value-type="float" office:value="353394">
            <text:p>353394</text:p>
          </table:table-cell>
          <table:table-cell office:value-type="float" office:value="1164462">
            <text:p>1164462</text:p>
          </table:table-cell>
          <table:table-cell office:value-type="float" office:value="981202">
            <text:p>981202</text:p>
          </table:table-cell>
          <table:table-cell office:value-type="float" office:value="1587620">
            <text:p>1587620</text:p>
          </table:table-cell>
          <table:table-cell office:value-type="float" office:value="580988">
            <text:p>580988</text:p>
          </table:table-cell>
          <table:table-cell office:value-type="float" office:value="965871">
            <text:p>965871</text:p>
          </table:table-cell>
          <table:table-cell office:value-type="float" office:value="40761">
            <text:p>4076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1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023997">
            <text:p>0.023997</text:p>
          </table:table-cell>
          <table:table-cell office:value-type="float" office:value="0">
            <text:p>0</text:p>
          </table:table-cell>
          <table:table-cell office:value-type="float" office:value="0.018997">
            <text:p>0.018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5">
            <text:p>0.005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31995">
            <text:p>0.031995</text:p>
          </table:table-cell>
          <table:table-cell office:value-type="float" office:value="0.002999">
            <text:p>0.002999</text:p>
          </table:table-cell>
          <table:table-cell office:value-type="float" office:value="0.028996">
            <text:p>0.028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4999">
            <text:p>0.004999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2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0.137671">
            <text:p>500.137671</text:p>
          </table:table-cell>
          <table:table-cell office:value-type="float" office:value="60.38899">
            <text:p>60.38899</text:p>
          </table:table-cell>
          <table:table-cell office:value-type="float" office:value="110.976737">
            <text:p>110.976737</text:p>
          </table:table-cell>
          <table:table-cell office:value-type="float" office:value="3.662455">
            <text:p>3.662455</text:p>
          </table:table-cell>
          <table:table-cell office:value-type="float" office:value="9.426597">
            <text:p>9.426597</text:p>
          </table:table-cell>
          <table:table-cell office:value-type="float" office:value="9.326633">
            <text:p>9.326633</text:p>
          </table:table-cell>
          <table:table-cell office:value-type="float" office:value="308.243311">
            <text:p>308.243311</text:p>
          </table:table-cell>
          <table:table-cell office:value-type="float" office:value="335378">
            <text:p>335378</text:p>
          </table:table-cell>
          <table:table-cell office:value-type="float" office:value="1142502">
            <text:p>1142502</text:p>
          </table:table-cell>
          <table:table-cell office:value-type="float" office:value="955897">
            <text:p>955897</text:p>
          </table:table-cell>
          <table:table-cell office:value-type="float" office:value="1566413">
            <text:p>1566413</text:p>
          </table:table-cell>
          <table:table-cell office:value-type="float" office:value="551484">
            <text:p>551484</text:p>
          </table:table-cell>
          <table:table-cell office:value-type="float" office:value="976527">
            <text:p>976527</text:p>
          </table:table-cell>
          <table:table-cell office:value-type="float" office:value="38402">
            <text:p>3840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4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15998">
            <text:p>0.015998</text:p>
          </table:table-cell>
          <table:table-cell office:value-type="float" office:value="0.002">
            <text:p>0.002</text:p>
          </table:table-cell>
          <table:table-cell office:value-type="float" office:value="0.013999">
            <text:p>0.013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7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24997">
            <text:p>0.024997</text:p>
          </table:table-cell>
          <table:table-cell office:value-type="float" office:value="0.002">
            <text:p>0.002</text:p>
          </table:table-cell>
          <table:table-cell office:value-type="float" office:value="0.016998">
            <text:p>0.016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4999">
            <text:p>0.004999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05">
            <text:p>0.0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16223">
            <text:p>500.016223</text:p>
          </table:table-cell>
          <table:table-cell office:value-type="float" office:value="44.56737">
            <text:p>44.56737</text:p>
          </table:table-cell>
          <table:table-cell office:value-type="float" office:value="41.114915">
            <text:p>41.114915</text:p>
          </table:table-cell>
          <table:table-cell office:value-type="float" office:value="4.317343">
            <text:p>4.317343</text:p>
          </table:table-cell>
          <table:table-cell office:value-type="float" office:value="11.506148">
            <text:p>11.506148</text:p>
          </table:table-cell>
          <table:table-cell office:value-type="float" office:value="3.827452">
            <text:p>3.827452</text:p>
          </table:table-cell>
          <table:table-cell office:value-type="float" office:value="385.455449">
            <text:p>385.455449</text:p>
          </table:table-cell>
          <table:table-cell office:value-type="float" office:value="132086">
            <text:p>132086</text:p>
          </table:table-cell>
          <table:table-cell office:value-type="float" office:value="424333">
            <text:p>424333</text:p>
          </table:table-cell>
          <table:table-cell office:value-type="float" office:value="1048719">
            <text:p>1048719</text:p>
          </table:table-cell>
          <table:table-cell office:value-type="float" office:value="1284727">
            <text:p>1284727</text:p>
          </table:table-cell>
          <table:table-cell office:value-type="float" office:value="232756">
            <text:p>232756</text:p>
          </table:table-cell>
          <table:table-cell office:value-type="float" office:value="1045269">
            <text:p>1045269</text:p>
          </table:table-cell>
          <table:table-cell office:value-type="float" office:value="6702">
            <text:p>670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00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39994">
            <text:p>0.039994</text:p>
          </table:table-cell>
          <table:table-cell office:value-type="float" office:value="0.001">
            <text:p>0.001</text:p>
          </table:table-cell>
          <table:table-cell office:value-type="float" office:value="0.030995">
            <text:p>0.0309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1">
            <text:p>0.011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57">
            <text:p>15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2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027996">
            <text:p>0.027996</text:p>
          </table:table-cell>
          <table:table-cell office:value-type="float" office:value="0.002999">
            <text:p>0.002999</text:p>
          </table:table-cell>
          <table:table-cell office:value-type="float" office:value="0.021996">
            <text:p>0.021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21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075989">
            <text:p>0.075989</text:p>
          </table:table-cell>
          <table:table-cell office:value-type="float" office:value="0.012999">
            <text:p>0.012999</text:p>
          </table:table-cell>
          <table:table-cell office:value-type="float" office:value="0.034994">
            <text:p>0.034994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31997">
            <text:p>0.031997</text:p>
          </table:table-cell>
          <table:table-cell office:value-type="float" office:value="97">
            <text:p>97</text:p>
          </table:table-cell>
          <table:table-cell office:value-type="float" office:value="371">
            <text:p>371</text:p>
          </table:table-cell>
          <table:table-cell office:value-type="float" office:value="269">
            <text:p>269</text:p>
          </table:table-cell>
          <table:table-cell office:value-type="float" office:value="401">
            <text:p>401</text:p>
          </table:table-cell>
          <table:table-cell office:value-type="float" office:value="156">
            <text:p>156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5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255961">
            <text:p>0.255961</text:p>
          </table:table-cell>
          <table:table-cell office:value-type="float" office:value="0.063987">
            <text:p>0.063987</text:p>
          </table:table-cell>
          <table:table-cell office:value-type="float" office:value="0.061993">
            <text:p>0.061993</text:p>
          </table:table-cell>
          <table:table-cell office:value-type="float" office:value="0.007">
            <text:p>0.007</text:p>
          </table:table-cell>
          <table:table-cell office:value-type="float" office:value="0.012999">
            <text:p>0.012999</text:p>
          </table:table-cell>
          <table:table-cell office:value-type="float" office:value="0.005999">
            <text:p>0.005999</text:p>
          </table:table-cell>
          <table:table-cell office:value-type="float" office:value="0.100985">
            <text:p>0.100985</text:p>
          </table:table-cell>
          <table:table-cell office:value-type="float" office:value="143">
            <text:p>143</text:p>
          </table:table-cell>
          <table:table-cell office:value-type="float" office:value="1145">
            <text:p>1145</text:p>
          </table:table-cell>
          <table:table-cell office:value-type="float" office:value="977">
            <text:p>977</text:p>
          </table:table-cell>
          <table:table-cell office:value-type="float" office:value="1614">
            <text:p>1614</text:p>
          </table:table-cell>
          <table:table-cell office:value-type="float" office:value="252">
            <text:p>252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063991">
            <text:p>0.063991</text:p>
          </table:table-cell>
          <table:table-cell office:value-type="float" office:value="0.012">
            <text:p>0.012</text:p>
          </table:table-cell>
          <table:table-cell office:value-type="float" office:value="0.035995">
            <text:p>0.035995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3999">
            <text:p>0.003999</text:p>
          </table:table-cell>
          <table:table-cell office:value-type="float" office:value="0.011998">
            <text:p>0.011998</text:p>
          </table:table-cell>
          <table:table-cell office:value-type="float" office:value="98">
            <text:p>98</text:p>
          </table:table-cell>
          <table:table-cell office:value-type="float" office:value="250">
            <text:p>250</text:p>
          </table:table-cell>
          <table:table-cell office:value-type="float" office:value="133">
            <text:p>133</text:p>
          </table:table-cell>
          <table:table-cell office:value-type="float" office:value="285">
            <text:p>285</text:p>
          </table:table-cell>
          <table:table-cell office:value-type="float" office:value="164">
            <text:p>16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0.011438">
            <text:p>500.011438</text:p>
          </table:table-cell>
          <table:table-cell office:value-type="float" office:value="35.385279">
            <text:p>35.385279</text:p>
          </table:table-cell>
          <table:table-cell office:value-type="float" office:value="128.482658">
            <text:p>128.482658</text:p>
          </table:table-cell>
          <table:table-cell office:value-type="float" office:value="1.993719">
            <text:p>1.993719</text:p>
          </table:table-cell>
          <table:table-cell office:value-type="float" office:value="6.277135">
            <text:p>6.277135</text:p>
          </table:table-cell>
          <table:table-cell office:value-type="float" office:value="17.362605">
            <text:p>17.362605</text:p>
          </table:table-cell>
          <table:table-cell office:value-type="float" office:value="313.683206">
            <text:p>313.683206</text:p>
          </table:table-cell>
          <table:table-cell office:value-type="float" office:value="782550">
            <text:p>782550</text:p>
          </table:table-cell>
          <table:table-cell office:value-type="float" office:value="1076547">
            <text:p>1076547</text:p>
          </table:table-cell>
          <table:table-cell office:value-type="float" office:value="837417">
            <text:p>837417</text:p>
          </table:table-cell>
          <table:table-cell office:value-type="float" office:value="1670386">
            <text:p>1670386</text:p>
          </table:table-cell>
          <table:table-cell office:value-type="float" office:value="1109988">
            <text:p>1109988</text:p>
          </table:table-cell>
          <table:table-cell office:value-type="float" office:value="544141">
            <text:p>544141</text:p>
          </table:table-cell>
          <table:table-cell office:value-type="float" office:value="16257">
            <text:p>16257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36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38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.083139">
            <text:p>500.083139</text:p>
          </table:table-cell>
          <table:table-cell office:value-type="float" office:value="34.120217">
            <text:p>34.120217</text:p>
          </table:table-cell>
          <table:table-cell office:value-type="float" office:value="199.606463">
            <text:p>199.606463</text:p>
          </table:table-cell>
          <table:table-cell office:value-type="float" office:value="3.439472">
            <text:p>3.439472</text:p>
          </table:table-cell>
          <table:table-cell office:value-type="float" office:value="5.826189">
            <text:p>5.826189</text:p>
          </table:table-cell>
          <table:table-cell office:value-type="float" office:value="12.145247">
            <text:p>12.145247</text:p>
          </table:table-cell>
          <table:table-cell office:value-type="float" office:value="258.804256">
            <text:p>258.804256</text:p>
          </table:table-cell>
          <table:table-cell office:value-type="float" office:value="544198">
            <text:p>544198</text:p>
          </table:table-cell>
          <table:table-cell office:value-type="float" office:value="1170090">
            <text:p>1170090</text:p>
          </table:table-cell>
          <table:table-cell office:value-type="float" office:value="856036">
            <text:p>856036</text:p>
          </table:table-cell>
          <table:table-cell office:value-type="float" office:value="1697044">
            <text:p>1697044</text:p>
          </table:table-cell>
          <table:table-cell office:value-type="float" office:value="773636">
            <text:p>773636</text:p>
          </table:table-cell>
          <table:table-cell office:value-type="float" office:value="910347">
            <text:p>910347</text:p>
          </table:table-cell>
          <table:table-cell office:value-type="float" office:value="13061">
            <text:p>1306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62.smt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114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36995">
            <text:p>0.036995</text:p>
          </table:table-cell>
          <table:table-cell office:value-type="float" office:value="0.003999">
            <text:p>0.003999</text:p>
          </table:table-cell>
          <table:table-cell office:value-type="float" office:value="0.027996">
            <text:p>0.027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71">
            <text:p>71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1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44993">
            <text:p>0.044993</text:p>
          </table:table-cell>
          <table:table-cell office:value-type="float" office:value="0.003">
            <text:p>0.003</text:p>
          </table:table-cell>
          <table:table-cell office:value-type="float" office:value="0.037994">
            <text:p>0.0379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69">
            <text:p>69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25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045993">
            <text:p>0.045993</text:p>
          </table:table-cell>
          <table:table-cell office:value-type="float" office:value="0.001">
            <text:p>0.001</text:p>
          </table:table-cell>
          <table:table-cell office:value-type="float" office:value="0.040993">
            <text:p>0.04099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.006">
            <text:p>0.006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  <table:table-cell office:value-type="float" office:value="62">
            <text:p>62</text:p>
          </table:table-cell>
          <table:table-cell office:value-type="float" office:value="145">
            <text:p>145</text:p>
          </table:table-cell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/atan-problem-2-weak-chunk-0083.smt2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018997">
            <text:p>0.018997</text:p>
          </table:table-cell>
          <table:table-cell office:value-type="float" office:value="0.002">
            <text:p>0.002</text:p>
          </table:table-cell>
          <table:table-cell office:value-type="float" office:value="0.016997">
            <text:p>0.016997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0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8999">
            <text:p>0.008999</text:p>
          </table:table-cell>
          <table:table-cell office:value-type="float" office:value="0.001">
            <text:p>0.001</text:p>
          </table:table-cell>
          <table:table-cell office:value-type="float" office:value="0.007999">
            <text:p>0.007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0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0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39994">
            <text:p>0.039994</text:p>
          </table:table-cell>
          <table:table-cell office:value-type="float" office:value="0.005999">
            <text:p>0.005999</text:p>
          </table:table-cell>
          <table:table-cell office:value-type="float" office:value="0.024996">
            <text:p>0.024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7999">
            <text:p>0.007999</text:p>
          </table:table-cell>
          <table:table-cell office:value-type="float" office:value="74">
            <text:p>74</text:p>
          </table:table-cell>
          <table:table-cell office:value-type="float" office:value="137">
            <text:p>137</text:p>
          </table:table-cell>
          <table:table-cell office:value-type="float" office:value="55">
            <text:p>55</text:p>
          </table:table-cell>
          <table:table-cell office:value-type="float" office:value="148">
            <text:p>148</text:p>
          </table:table-cell>
          <table:table-cell office:value-type="float" office:value="124">
            <text:p>1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0999">
            <text:p>0.010999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6998">
            <text:p>0.006998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8">
            <text:p>0.004998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999">
            <text:p>0.002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0999">
            <text:p>0.010999</text:p>
          </table:table-cell>
          <table:table-cell office:value-type="float" office:value="0">
            <text:p>0</text:p>
          </table:table-cell>
          <table:table-cell office:value-type="float" office:value="0.006999">
            <text:p>0.006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69637">
            <text:p>500.069637</text:p>
          </table:table-cell>
          <table:table-cell office:value-type="float" office:value="44.632828">
            <text:p>44.632828</text:p>
          </table:table-cell>
          <table:table-cell office:value-type="float" office:value="164.693481">
            <text:p>164.693481</text:p>
          </table:table-cell>
          <table:table-cell office:value-type="float" office:value="2.01771">
            <text:p>2.01771</text:p>
          </table:table-cell>
          <table:table-cell office:value-type="float" office:value="5.328245">
            <text:p>5.328245</text:p>
          </table:table-cell>
          <table:table-cell office:value-type="float" office:value="16.641695">
            <text:p>16.641695</text:p>
          </table:table-cell>
          <table:table-cell office:value-type="float" office:value="275.393735">
            <text:p>275.393735</text:p>
          </table:table-cell>
          <table:table-cell office:value-type="float" office:value="703488">
            <text:p>703488</text:p>
          </table:table-cell>
          <table:table-cell office:value-type="float" office:value="1203191">
            <text:p>1203191</text:p>
          </table:table-cell>
          <table:table-cell office:value-type="float" office:value="807531">
            <text:p>807531</text:p>
          </table:table-cell>
          <table:table-cell office:value-type="float" office:value="1715342">
            <text:p>1715342</text:p>
          </table:table-cell>
          <table:table-cell office:value-type="float" office:value="1127840">
            <text:p>1127840</text:p>
          </table:table-cell>
          <table:table-cell office:value-type="float" office:value="573819">
            <text:p>573819</text:p>
          </table:table-cell>
          <table:table-cell office:value-type="float" office:value="13683">
            <text:p>1368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2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5998">
            <text:p>0.015998</text:p>
          </table:table-cell>
          <table:table-cell office:value-type="float" office:value="0">
            <text:p>0</text:p>
          </table:table-cell>
          <table:table-cell office:value-type="float" office:value="0.010998">
            <text:p>0.010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0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12999">
            <text:p>0.012999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>
          <table:table-cell office:value-type="string">
            <text:p>QF_NRA/meti-tarski/atan/problem/2/weak2/atan-problem-2-weak2-chunk-00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5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811887">
            <text:p>500.811887</text:p>
          </table:table-cell>
          <table:table-cell office:value-type="float" office:value="0.91587">
            <text:p>0.91587</text:p>
          </table:table-cell>
          <table:table-cell office:value-type="float" office:value="4.860254">
            <text:p>4.860254</text:p>
          </table:table-cell>
          <table:table-cell office:value-type="float" office:value="0.050992">
            <text:p>0.050992</text:p>
          </table:table-cell>
          <table:table-cell office:value-type="float" office:value="601.417999">
            <text:p>601.417999</text:p>
          </table:table-cell>
          <table:table-cell office:value-type="float" office:value="0.120988">
            <text:p>0.120988</text:p>
          </table:table-cell>
          <table:table-cell office:value-type="float" office:value="12.280144">
            <text:p>12.280144</text:p>
          </table:table-cell>
          <table:table-cell office:value-type="float" office:value="18834">
            <text:p>18834</text:p>
          </table:table-cell>
          <table:table-cell office:value-type="float" office:value="44692">
            <text:p>44692</text:p>
          </table:table-cell>
          <table:table-cell office:value-type="float" office:value="18246">
            <text:p>18246</text:p>
          </table:table-cell>
          <table:table-cell office:value-type="float" office:value="45983">
            <text:p>45983</text:p>
          </table:table-cell>
          <table:table-cell office:value-type="float" office:value="36964">
            <text:p>36964</text:p>
          </table:table-cell>
          <table:table-cell office:value-type="float" office:value="8957">
            <text:p>8957</text:p>
          </table:table-cell>
          <table:table-cell office:value-type="float" office:value="62">
            <text:p>6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0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11998">
            <text:p>0.011998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0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.287957">
            <text:p>500.287957</text:p>
          </table:table-cell>
          <table:table-cell office:value-type="float" office:value="2.229679">
            <text:p>2.229679</text:p>
          </table:table-cell>
          <table:table-cell office:value-type="float" office:value="73.770663">
            <text:p>73.770663</text:p>
          </table:table-cell>
          <table:table-cell office:value-type="float" office:value="0">
            <text:p>0</text:p>
          </table:table-cell>
          <table:table-cell office:value-type="float" office:value="249.873999">
            <text:p>249.873999</text:p>
          </table:table-cell>
          <table:table-cell office:value-type="float" office:value="4.235379">
            <text:p>4.235379</text:p>
          </table:table-cell>
          <table:table-cell office:value-type="float" office:value="167.193992">
            <text:p>167.193992</text:p>
          </table:table-cell>
          <table:table-cell office:value-type="float" office:value="93810">
            <text:p>93810</text:p>
          </table:table-cell>
          <table:table-cell office:value-type="float" office:value="96128">
            <text:p>96128</text:p>
          </table:table-cell>
          <table:table-cell office:value-type="float" office:value="75665">
            <text:p>75665</text:p>
          </table:table-cell>
          <table:table-cell office:value-type="float" office:value="216364">
            <text:p>216364</text:p>
          </table:table-cell>
          <table:table-cell office:value-type="float" office:value="187592">
            <text:p>187592</text:p>
          </table:table-cell>
          <table:table-cell office:value-type="float" office:value="55">
            <text:p>55</text:p>
          </table:table-cell>
          <table:table-cell office:value-type="float" office:value="28717">
            <text:p>2871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76995">
            <text:p>500.076995</text:p>
          </table:table-cell>
          <table:table-cell office:value-type="float" office:value="1.286818">
            <text:p>1.286818</text:p>
          </table:table-cell>
          <table:table-cell office:value-type="float" office:value="8.480749">
            <text:p>8.480749</text:p>
          </table:table-cell>
          <table:table-cell office:value-type="float" office:value="0.051991">
            <text:p>0.051991</text:p>
          </table:table-cell>
          <table:table-cell office:value-type="float" office:value="605.703">
            <text:p>605.703</text:p>
          </table:table-cell>
          <table:table-cell office:value-type="float" office:value="0.102986">
            <text:p>0.102986</text:p>
          </table:table-cell>
          <table:table-cell office:value-type="float" office:value="10.804298">
            <text:p>10.804298</text:p>
          </table:table-cell>
          <table:table-cell office:value-type="float" office:value="17246">
            <text:p>17246</text:p>
          </table:table-cell>
          <table:table-cell office:value-type="float" office:value="43017">
            <text:p>43017</text:p>
          </table:table-cell>
          <table:table-cell office:value-type="float" office:value="17268">
            <text:p>17268</text:p>
          </table:table-cell>
          <table:table-cell office:value-type="float" office:value="43127">
            <text:p>43127</text:p>
          </table:table-cell>
          <table:table-cell office:value-type="float" office:value="34448">
            <text:p>34448</text:p>
          </table:table-cell>
          <table:table-cell office:value-type="float" office:value="8677">
            <text:p>8677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0.103216">
            <text:p>500.103216</text:p>
          </table:table-cell>
          <table:table-cell office:value-type="float" office:value="55.761514">
            <text:p>55.761514</text:p>
          </table:table-cell>
          <table:table-cell office:value-type="float" office:value="60.301152">
            <text:p>60.301152</text:p>
          </table:table-cell>
          <table:table-cell office:value-type="float" office:value="7.939765">
            <text:p>7.939765</text:p>
          </table:table-cell>
          <table:table-cell office:value-type="float" office:value="16.668528">
            <text:p>16.668528</text:p>
          </table:table-cell>
          <table:table-cell office:value-type="float" office:value="4.872267">
            <text:p>4.872267</text:p>
          </table:table-cell>
          <table:table-cell office:value-type="float" office:value="341.842086">
            <text:p>341.842086</text:p>
          </table:table-cell>
          <table:table-cell office:value-type="float" office:value="147889">
            <text:p>147889</text:p>
          </table:table-cell>
          <table:table-cell office:value-type="float" office:value="587146">
            <text:p>587146</text:p>
          </table:table-cell>
          <table:table-cell office:value-type="float" office:value="2207298">
            <text:p>2207298</text:p>
          </table:table-cell>
          <table:table-cell office:value-type="float" office:value="2435274">
            <text:p>2435274</text:p>
          </table:table-cell>
          <table:table-cell office:value-type="float" office:value="280812">
            <text:p>280812</text:p>
          </table:table-cell>
          <table:table-cell office:value-type="float" office:value="2141368">
            <text:p>2141368</text:p>
          </table:table-cell>
          <table:table-cell office:value-type="float" office:value="13094">
            <text:p>13094</text:p>
          </table:table-cell>
          <table:table-cell office:value-type="string">
            <text:p>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2998">
            <text:p>0.012998</text:p>
          </table:table-cell>
          <table:table-cell office:value-type="float" office:value="0.001">
            <text:p>0.001</text:p>
          </table:table-cell>
          <table:table-cell office:value-type="float" office:value="0.010999">
            <text:p>0.010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5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31995">
            <text:p>0.031995</text:p>
          </table:table-cell>
          <table:table-cell office:value-type="float" office:value="0.003">
            <text:p>0.003</text:p>
          </table:table-cell>
          <table:table-cell office:value-type="float" office:value="0.024995">
            <text:p>0.02499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61">
            <text:p>61</text:p>
          </table:table-cell>
          <table:table-cell office:value-type="float" office:value="112">
            <text:p>112</text:p>
          </table:table-cell>
          <table:table-cell office:value-type="float" office:value="41">
            <text:p>41</text:p>
          </table:table-cell>
          <table:table-cell office:value-type="float" office:value="125">
            <text:p>125</text:p>
          </table:table-cell>
          <table:table-cell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8999">
            <text:p>0.008999</text:p>
          </table:table-cell>
          <table:table-cell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33995">
            <text:p>0.033995</text:p>
          </table:table-cell>
          <table:table-cell office:value-type="float" office:value="0.006999">
            <text:p>0.006999</text:p>
          </table:table-cell>
          <table:table-cell office:value-type="float" office:value="0.011997">
            <text:p>0.011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14998">
            <text:p>0.014998</text:p>
          </table:table-cell>
          <table:table-cell office:value-type="float" office:value="90">
            <text:p>90</text:p>
          </table:table-cell>
          <table:table-cell office:value-type="float" office:value="172">
            <text:p>172</text:p>
          </table:table-cell>
          <table:table-cell office:value-type="float" office:value="82">
            <text:p>82</text:p>
          </table:table-cell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22997">
            <text:p>0.022997</text:p>
          </table:table-cell>
          <table:table-cell office:value-type="float" office:value="0">
            <text:p>0</text:p>
          </table:table-cell>
          <table:table-cell office:value-type="float" office:value="0.016997">
            <text:p>0.0169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5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453931">
            <text:p>0.453931</text:p>
          </table:table-cell>
          <table:table-cell office:value-type="float" office:value="0.089981">
            <text:p>0.089981</text:p>
          </table:table-cell>
          <table:table-cell office:value-type="float" office:value="0.170981">
            <text:p>0.170981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0.003999">
            <text:p>0.003999</text:p>
          </table:table-cell>
          <table:table-cell office:value-type="float" office:value="0.199968">
            <text:p>0.199968</text:p>
          </table:table-cell>
          <table:table-cell office:value-type="float" office:value="264">
            <text:p>264</text:p>
          </table:table-cell>
          <table:table-cell office:value-type="float" office:value="1578">
            <text:p>1578</text:p>
          </table:table-cell>
          <table:table-cell office:value-type="float" office:value="1203">
            <text:p>1203</text:p>
          </table:table-cell>
          <table:table-cell office:value-type="float" office:value="1583">
            <text:p>1583</text:p>
          </table:table-cell>
          <table:table-cell office:value-type="float" office:value="508">
            <text:p>508</text:p>
          </table:table-cell>
          <table:table-cell office:value-type="float" office:value="910">
            <text:p>910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3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0999">
            <text:p>0.010999</text:p>
          </table:table-cell>
          <table:table-cell office:value-type="float" office:value="0.003">
            <text:p>0.003</text:p>
          </table:table-cell>
          <table:table-cell office:value-type="float" office:value="0.005999">
            <text:p>0.005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5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4998">
            <text:p>0.014998</text:p>
          </table:table-cell>
          <table:table-cell office:value-type="float" office:value="0.001999">
            <text:p>0.001999</text:p>
          </table:table-cell>
          <table:table-cell office:value-type="float" office:value="0.010999">
            <text:p>0.010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8999">
            <text:p>0.008999</text:p>
          </table:table-cell>
          <table:table-cell office:value-type="float" office:value="0">
            <text:p>0</text:p>
          </table:table-cell>
          <table:table-cell office:value-type="float" office:value="0.006999">
            <text:p>0.006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11998">
            <text:p>0.011998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1999">
            <text:p>0.00199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2998">
            <text:p>0.012998</text:p>
          </table:table-cell>
          <table:table-cell office:value-type="float" office:value="0.000999">
            <text:p>0.000999</text:p>
          </table:table-cell>
          <table:table-cell office:value-type="float" office:value="0.008998">
            <text:p>0.008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249963">
            <text:p>500.249963</text:p>
          </table:table-cell>
          <table:table-cell office:value-type="float" office:value="0.976849">
            <text:p>0.976849</text:p>
          </table:table-cell>
          <table:table-cell office:value-type="float" office:value="4.540318">
            <text:p>4.540318</text:p>
          </table:table-cell>
          <table:table-cell office:value-type="float" office:value="0.060991">
            <text:p>0.060991</text:p>
          </table:table-cell>
          <table:table-cell office:value-type="float" office:value="595.412">
            <text:p>595.412</text:p>
          </table:table-cell>
          <table:table-cell office:value-type="float" office:value="0.119989">
            <text:p>0.119989</text:p>
          </table:table-cell>
          <table:table-cell office:value-type="float" office:value="11.430275">
            <text:p>11.430275</text:p>
          </table:table-cell>
          <table:table-cell office:value-type="float" office:value="17564">
            <text:p>17564</text:p>
          </table:table-cell>
          <table:table-cell office:value-type="float" office:value="43136">
            <text:p>43136</text:p>
          </table:table-cell>
          <table:table-cell office:value-type="float" office:value="17393">
            <text:p>17393</text:p>
          </table:table-cell>
          <table:table-cell office:value-type="float" office:value="43586">
            <text:p>43586</text:p>
          </table:table-cell>
          <table:table-cell office:value-type="float" office:value="34908">
            <text:p>34908</text:p>
          </table:table-cell>
          <table:table-cell office:value-type="float" office:value="8667">
            <text:p>8667</text:p>
          </table:table-cell>
          <table:table-cell office:value-type="float" office:value="11">
            <text:p>1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307957">
            <text:p>500.307957</text:p>
          </table:table-cell>
          <table:table-cell office:value-type="float" office:value="5.573165">
            <text:p>5.573165</text:p>
          </table:table-cell>
          <table:table-cell office:value-type="float" office:value="81.650565">
            <text:p>81.650565</text:p>
          </table:table-cell>
          <table:table-cell office:value-type="float" office:value="0">
            <text:p>0</text:p>
          </table:table-cell>
          <table:table-cell office:value-type="float" office:value="102.939">
            <text:p>102.939</text:p>
          </table:table-cell>
          <table:table-cell office:value-type="float" office:value="4.195399">
            <text:p>4.195399</text:p>
          </table:table-cell>
          <table:table-cell office:value-type="float" office:value="306.884993">
            <text:p>306.884993</text:p>
          </table:table-cell>
          <table:table-cell office:value-type="float" office:value="90430">
            <text:p>90430</text:p>
          </table:table-cell>
          <table:table-cell office:value-type="float" office:value="216206">
            <text:p>216206</text:p>
          </table:table-cell>
          <table:table-cell office:value-type="float" office:value="81258">
            <text:p>81258</text:p>
          </table:table-cell>
          <table:table-cell office:value-type="float" office:value="216880">
            <text:p>216880</text:p>
          </table:table-cell>
          <table:table-cell office:value-type="float" office:value="180824">
            <text:p>180824</text:p>
          </table:table-cell>
          <table:table-cell office:value-type="float" office:value="57">
            <text:p>57</text:p>
          </table:table-cell>
          <table:table-cell office:value-type="float" office:value="35999">
            <text:p>35999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2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8997">
            <text:p>0.018997</text:p>
          </table:table-cell>
          <table:table-cell office:value-type="float" office:value="0.002">
            <text:p>0.002</text:p>
          </table:table-cell>
          <table:table-cell office:value-type="float" office:value="0.009999">
            <text:p>0.00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5998">
            <text:p>0.005998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8999">
            <text:p>0.008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28">
            <text:p>28</text:p>
          </table:table-cell>
          <table:table-cell table:number-columns-repeated="2"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0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4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2">
            <text:p>0.00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08808">
            <text:p>500.008808</text:p>
          </table:table-cell>
          <table:table-cell office:value-type="float" office:value="45.273602">
            <text:p>45.273602</text:p>
          </table:table-cell>
          <table:table-cell office:value-type="float" office:value="164.296528">
            <text:p>164.296528</text:p>
          </table:table-cell>
          <table:table-cell office:value-type="float" office:value="1.975691">
            <text:p>1.975691</text:p>
          </table:table-cell>
          <table:table-cell office:value-type="float" office:value="5.322247">
            <text:p>5.322247</text:p>
          </table:table-cell>
          <table:table-cell office:value-type="float" office:value="16.760649">
            <text:p>16.760649</text:p>
          </table:table-cell>
          <table:table-cell office:value-type="float" office:value="275.490875">
            <text:p>275.490875</text:p>
          </table:table-cell>
          <table:table-cell office:value-type="float" office:value="701354">
            <text:p>701354</text:p>
          </table:table-cell>
          <table:table-cell office:value-type="float" office:value="1213320">
            <text:p>1213320</text:p>
          </table:table-cell>
          <table:table-cell office:value-type="float" office:value="804517">
            <text:p>804517</text:p>
          </table:table-cell>
          <table:table-cell office:value-type="float" office:value="1687150">
            <text:p>1687150</text:p>
          </table:table-cell>
          <table:table-cell office:value-type="float" office:value="1112440">
            <text:p>1112440</text:p>
          </table:table-cell>
          <table:table-cell office:value-type="float" office:value="560529">
            <text:p>560529</text:p>
          </table:table-cell>
          <table:table-cell office:value-type="float" office:value="14181">
            <text:p>1418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2.0357">
            <text:p>502.0357</text:p>
          </table:table-cell>
          <table:table-cell office:value-type="float" office:value="1.043846">
            <text:p>1.043846</text:p>
          </table:table-cell>
          <table:table-cell office:value-type="float" office:value="7.224915">
            <text:p>7.224915</text:p>
          </table:table-cell>
          <table:table-cell office:value-type="float" office:value="0.102986">
            <text:p>0.102986</text:p>
          </table:table-cell>
          <table:table-cell office:value-type="float" office:value="655.11299">
            <text:p>655.11299</text:p>
          </table:table-cell>
          <table:table-cell office:value-type="float" office:value="0.097992">
            <text:p>0.097992</text:p>
          </table:table-cell>
          <table:table-cell office:value-type="float" office:value="13.29097">
            <text:p>13.29097</text:p>
          </table:table-cell>
          <table:table-cell office:value-type="float" office:value="17190">
            <text:p>17190</text:p>
          </table:table-cell>
          <table:table-cell office:value-type="float" office:value="44111">
            <text:p>44111</text:p>
          </table:table-cell>
          <table:table-cell office:value-type="float" office:value="25373">
            <text:p>25373</text:p>
          </table:table-cell>
          <table:table-cell office:value-type="float" office:value="51157">
            <text:p>51157</text:p>
          </table:table-cell>
          <table:table-cell office:value-type="float" office:value="34344">
            <text:p>34344</text:p>
          </table:table-cell>
          <table:table-cell office:value-type="float" office:value="16813">
            <text:p>1681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6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7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4999">
            <text:p>0.004999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9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9998">
            <text:p>0.009998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1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6.658">
            <text:p>506.658</text:p>
          </table:table-cell>
          <table:table-cell office:value-type="float" office:value="2.46266">
            <text:p>2.46266</text:p>
          </table:table-cell>
          <table:table-cell office:value-type="float" office:value="5.68413">
            <text:p>5.68413</text:p>
          </table:table-cell>
          <table:table-cell office:value-type="float" office:value="0.187968">
            <text:p>0.187968</text:p>
          </table:table-cell>
          <table:table-cell office:value-type="float" office:value="615.323964">
            <text:p>615.323964</text:p>
          </table:table-cell>
          <table:table-cell office:value-type="float" office:value="0.127983">
            <text:p>0.127983</text:p>
          </table:table-cell>
          <table:table-cell office:value-type="float" office:value="19.69202">
            <text:p>19.69202</text:p>
          </table:table-cell>
          <table:table-cell office:value-type="float" office:value="17270">
            <text:p>17270</text:p>
          </table:table-cell>
          <table:table-cell office:value-type="float" office:value="45677">
            <text:p>45677</text:p>
          </table:table-cell>
          <table:table-cell office:value-type="float" office:value="42514">
            <text:p>42514</text:p>
          </table:table-cell>
          <table:table-cell office:value-type="float" office:value="68422">
            <text:p>68422</text:p>
          </table:table-cell>
          <table:table-cell office:value-type="float" office:value="34504">
            <text:p>34504</text:p>
          </table:table-cell>
          <table:table-cell office:value-type="float" office:value="33908">
            <text:p>33908</text:p>
          </table:table-cell>
          <table:table-cell office:value-type="float" office:value="10">
            <text:p>1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1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8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2/atan-problem-2-weak2-chunk-002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54992">
            <text:p>0.054992</text:p>
          </table:table-cell>
          <table:table-cell office:value-type="float" office:value="0.007">
            <text:p>0.007</text:p>
          </table:table-cell>
          <table:table-cell office:value-type="float" office:value="0.014999">
            <text:p>0.014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27996">
            <text:p>0.027996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203">
            <text:p>203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2997">
            <text:p>0.022997</text:p>
          </table:table-cell>
          <table:table-cell office:value-type="float" office:value="0.003">
            <text:p>0.003</text:p>
          </table:table-cell>
          <table:table-cell office:value-type="float" office:value="0.014996">
            <text:p>0.014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1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9997">
            <text:p>0.019997</text:p>
          </table:table-cell>
          <table:table-cell office:value-type="float" office:value="0.002">
            <text:p>0.002</text:p>
          </table:table-cell>
          <table:table-cell office:value-type="float" office:value="0.013999">
            <text:p>0.01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8">
            <text:p>0.004998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48993">
            <text:p>0.048993</text:p>
          </table:table-cell>
          <table:table-cell office:value-type="float" office:value="0.005999">
            <text:p>0.005999</text:p>
          </table:table-cell>
          <table:table-cell office:value-type="float" office:value="0.033995">
            <text:p>0.03399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0.009999">
            <text:p>0.009999</text:p>
          </table:table-cell>
          <table:table-cell office:value-type="float" office:value="82">
            <text:p>82</text:p>
          </table:table-cell>
          <table:table-cell office:value-type="float" office:value="188">
            <text:p>188</text:p>
          </table:table-cell>
          <table:table-cell office:value-type="float" office:value="108">
            <text:p>108</text:p>
          </table:table-cell>
          <table:table-cell office:value-type="float" office:value="228">
            <text:p>228</text:p>
          </table:table-cell>
          <table:table-cell office:value-type="float" office:value="144">
            <text:p>144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58992">
            <text:p>0.058992</text:p>
          </table:table-cell>
          <table:table-cell office:value-type="float" office:value="0.003">
            <text:p>0.003</text:p>
          </table:table-cell>
          <table:table-cell office:value-type="float" office:value="0.015999">
            <text:p>0.01599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35994">
            <text:p>0.035994</text:p>
          </table:table-cell>
          <table:table-cell office:value-type="float" office:value="70">
            <text:p>70</text:p>
          </table:table-cell>
          <table:table-cell office:value-type="float" office:value="161">
            <text:p>161</text:p>
          </table:table-cell>
          <table:table-cell office:value-type="float" office:value="105">
            <text:p>105</text:p>
          </table:table-cell>
          <table:table-cell office:value-type="float" office:value="204">
            <text:p>20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54992">
            <text:p>0.054992</text:p>
          </table:table-cell>
          <table:table-cell office:value-type="float" office:value="0.006998">
            <text:p>0.006998</text:p>
          </table:table-cell>
          <table:table-cell office:value-type="float" office:value="0.029996">
            <text:p>0.029996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5999">
            <text:p>0.005999</text:p>
          </table:table-cell>
          <table:table-cell office:value-type="float" office:value="0.016998">
            <text:p>0.016998</text:p>
          </table:table-cell>
          <table:table-cell office:value-type="float" office:value="103">
            <text:p>103</text:p>
          </table:table-cell>
          <table:table-cell office:value-type="float" office:value="250">
            <text:p>250</text:p>
          </table:table-cell>
          <table:table-cell office:value-type="float" office:value="172">
            <text:p>172</text:p>
          </table:table-cell>
          <table:table-cell office:value-type="float" office:value="347">
            <text:p>347</text:p>
          </table:table-cell>
          <table:table-cell office:value-type="float" office:value="184">
            <text:p>184</text:p>
          </table:table-cell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9997">
            <text:p>0.019997</text:p>
          </table:table-cell>
          <table:table-cell office:value-type="float" office:value="0.001">
            <text:p>0.001</text:p>
          </table:table-cell>
          <table:table-cell office:value-type="float" office:value="0.016998">
            <text:p>0.016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18997">
            <text:p>0.018997</text:p>
          </table:table-cell>
          <table:table-cell office:value-type="float" office:value="0">
            <text:p>0</text:p>
          </table:table-cell>
          <table:table-cell office:value-type="float" office:value="0.013997">
            <text:p>0.013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6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1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6998">
            <text:p>0.016998</text:p>
          </table:table-cell>
          <table:table-cell office:value-type="float" office:value="0.003">
            <text:p>0.003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7997">
            <text:p>0.017997</text:p>
          </table:table-cell>
          <table:table-cell office:value-type="float" office:value="0.002">
            <text:p>0.002</text:p>
          </table:table-cell>
          <table:table-cell office:value-type="float" office:value="0.013998">
            <text:p>0.0139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08984">
            <text:p>0.108984</text:p>
          </table:table-cell>
          <table:table-cell office:value-type="float" office:value="0.016999">
            <text:p>0.016999</text:p>
          </table:table-cell>
          <table:table-cell office:value-type="float" office:value="0.044992">
            <text:p>0.044992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02999">
            <text:p>0.002999</text:p>
          </table:table-cell>
          <table:table-cell office:value-type="float" office:value="0.036993">
            <text:p>0.036993</text:p>
          </table:table-cell>
          <table:table-cell office:value-type="float" office:value="109">
            <text:p>109</text:p>
          </table:table-cell>
          <table:table-cell office:value-type="float" office:value="541">
            <text:p>541</text:p>
          </table:table-cell>
          <table:table-cell office:value-type="float" office:value="429">
            <text:p>429</text:p>
          </table:table-cell>
          <table:table-cell office:value-type="float" office:value="713">
            <text:p>713</text:p>
          </table:table-cell>
          <table:table-cell office:value-type="float" office:value="196">
            <text:p>196</text:p>
          </table:table-cell>
          <table:table-cell office:value-type="float" office:value="495">
            <text:p>495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40994">
            <text:p>0.040994</text:p>
          </table:table-cell>
          <table:table-cell office:value-type="float" office:value="0.002999">
            <text:p>0.002999</text:p>
          </table:table-cell>
          <table:table-cell office:value-type="float" office:value="0.025995">
            <text:p>0.0259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4">
            <text:p>0.014</text:p>
          </table:table-cell>
          <table:table-cell office:value-type="float" office:value="67">
            <text:p>67</text:p>
          </table:table-cell>
          <table:table-cell office:value-type="float" office:value="262">
            <text:p>262</text:p>
          </table:table-cell>
          <table:table-cell office:value-type="float" office:value="147">
            <text:p>147</text:p>
          </table:table-cell>
          <table:table-cell office:value-type="float" office:value="275">
            <text:p>275</text:p>
          </table:table-cell>
          <table:table-cell office:value-type="float" office:value="116">
            <text:p>11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52993">
            <text:p>0.052993</text:p>
          </table:table-cell>
          <table:table-cell office:value-type="float" office:value="0.004">
            <text:p>0.004</text:p>
          </table:table-cell>
          <table:table-cell office:value-type="float" office:value="0.017998">
            <text:p>0.0179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office:value-type="float" office:value="0.028996">
            <text:p>0.028996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104">
            <text:p>104</text:p>
          </table:table-cell>
          <table:table-cell office:value-type="float" office:value="235">
            <text:p>235</text:p>
          </table:table-cell>
          <table:table-cell office:value-type="float" office:value="96">
            <text:p>96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8997">
            <text:p>0.018997</text:p>
          </table:table-cell>
          <table:table-cell office:value-type="float" office:value="0.001">
            <text:p>0.001</text:p>
          </table:table-cell>
          <table:table-cell office:value-type="float" office:value="0.014998">
            <text:p>0.014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3997">
            <text:p>0.013997</text:p>
          </table:table-cell>
          <table:table-cell office:value-type="float" office:value="0.002">
            <text:p>0.002</text:p>
          </table:table-cell>
          <table:table-cell office:value-type="float" office:value="0.011998">
            <text:p>0.011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97985">
            <text:p>0.097985</text:p>
          </table:table-cell>
          <table:table-cell office:value-type="float" office:value="0.021995">
            <text:p>0.021995</text:p>
          </table:table-cell>
          <table:table-cell office:value-type="float" office:value="0.038997">
            <text:p>0.038997</text:p>
          </table:table-cell>
          <table:table-cell table:number-columns-repeated="3" office:value-type="float" office:value="0.005">
            <text:p>0.005</text:p>
          </table:table-cell>
          <table:table-cell office:value-type="float" office:value="0.030994">
            <text:p>0.030994</text:p>
          </table:table-cell>
          <table:table-cell office:value-type="float" office:value="106">
            <text:p>106</text:p>
          </table:table-cell>
          <table:table-cell office:value-type="float" office:value="407">
            <text:p>407</text:p>
          </table:table-cell>
          <table:table-cell office:value-type="float" office:value="453">
            <text:p>453</text:p>
          </table:table-cell>
          <table:table-cell office:value-type="float" office:value="737">
            <text:p>737</text:p>
          </table:table-cell>
          <table:table-cell office:value-type="float" office:value="188">
            <text:p>188</text:p>
          </table:table-cell>
          <table:table-cell office:value-type="float" office:value="531">
            <text:p>531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7399">
            <text:p>0.07399</text:p>
          </table:table-cell>
          <table:table-cell office:value-type="float" office:value="0.009998">
            <text:p>0.009998</text:p>
          </table:table-cell>
          <table:table-cell office:value-type="float" office:value="0.017997">
            <text:p>0.01799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0.044995">
            <text:p>0.044995</text:p>
          </table:table-cell>
          <table:table-cell office:value-type="float" office:value="96">
            <text:p>96</text:p>
          </table:table-cell>
          <table:table-cell office:value-type="float" office:value="254">
            <text:p>254</text:p>
          </table:table-cell>
          <table:table-cell office:value-type="float" office:value="174">
            <text:p>174</text:p>
          </table:table-cell>
          <table:table-cell office:value-type="float" office:value="344">
            <text:p>344</text:p>
          </table:table-cell>
          <table:table-cell office:value-type="float" office:value="148">
            <text:p>148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20997">
            <text:p>0.020997</text:p>
          </table:table-cell>
          <table:table-cell office:value-type="float" office:value="0.001">
            <text:p>0.001</text:p>
          </table:table-cell>
          <table:table-cell office:value-type="float" office:value="0.016998">
            <text:p>0.016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3">
            <text:p>0.003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0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24997">
            <text:p>0.024997</text:p>
          </table:table-cell>
          <table:table-cell office:value-type="float" office:value="0">
            <text:p>0</text:p>
          </table:table-cell>
          <table:table-cell office:value-type="float" office:value="0.019999">
            <text:p>0.01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2">
            <text:p>0.002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.012683">
            <text:p>500.012683</text:p>
          </table:table-cell>
          <table:table-cell office:value-type="float" office:value="20.061381">
            <text:p>20.061381</text:p>
          </table:table-cell>
          <table:table-cell office:value-type="float" office:value="149.715684">
            <text:p>149.715684</text:p>
          </table:table-cell>
          <table:table-cell office:value-type="float" office:value="2.390684">
            <text:p>2.390684</text:p>
          </table:table-cell>
          <table:table-cell office:value-type="float" office:value="6.5471">
            <text:p>6.5471</text:p>
          </table:table-cell>
          <table:table-cell office:value-type="float" office:value="19.970477">
            <text:p>19.970477</text:p>
          </table:table-cell>
          <table:table-cell office:value-type="float" office:value="307.22326">
            <text:p>307.22326</text:p>
          </table:table-cell>
          <table:table-cell office:value-type="float" office:value="787678">
            <text:p>787678</text:p>
          </table:table-cell>
          <table:table-cell office:value-type="float" office:value="1246555">
            <text:p>1246555</text:p>
          </table:table-cell>
          <table:table-cell office:value-type="float" office:value="972513">
            <text:p>972513</text:p>
          </table:table-cell>
          <table:table-cell office:value-type="float" office:value="1930615">
            <text:p>1930615</text:p>
          </table:table-cell>
          <table:table-cell office:value-type="float" office:value="1276284">
            <text:p>1276284</text:p>
          </table:table-cell>
          <table:table-cell office:value-type="float" office:value="635637">
            <text:p>635637</text:p>
          </table:table-cell>
          <table:table-cell office:value-type="float" office:value="18694">
            <text:p>1869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38918">
            <text:p>500.038918</text:p>
          </table:table-cell>
          <table:table-cell office:value-type="float" office:value="34.401163">
            <text:p>34.401163</text:p>
          </table:table-cell>
          <table:table-cell office:value-type="float" office:value="128.773337">
            <text:p>128.773337</text:p>
          </table:table-cell>
          <table:table-cell office:value-type="float" office:value="4.10638">
            <text:p>4.10638</text:p>
          </table:table-cell>
          <table:table-cell office:value-type="float" office:value="7.458911">
            <text:p>7.458911</text:p>
          </table:table-cell>
          <table:table-cell office:value-type="float" office:value="15.082882">
            <text:p>15.082882</text:p>
          </table:table-cell>
          <table:table-cell office:value-type="float" office:value="314.262296">
            <text:p>314.262296</text:p>
          </table:table-cell>
          <table:table-cell office:value-type="float" office:value="560580">
            <text:p>560580</text:p>
          </table:table-cell>
          <table:table-cell office:value-type="float" office:value="1509606">
            <text:p>1509606</text:p>
          </table:table-cell>
          <table:table-cell office:value-type="float" office:value="1031558">
            <text:p>1031558</text:p>
          </table:table-cell>
          <table:table-cell office:value-type="float" office:value="2086105">
            <text:p>2086105</text:p>
          </table:table-cell>
          <table:table-cell office:value-type="float" office:value="934240">
            <text:p>934240</text:p>
          </table:table-cell>
          <table:table-cell office:value-type="float" office:value="1139417">
            <text:p>1139417</text:p>
          </table:table-cell>
          <table:table-cell office:value-type="float" office:value="12448">
            <text:p>1244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23997">
            <text:p>0.023997</text:p>
          </table:table-cell>
          <table:table-cell office:value-type="float" office:value="0.005998">
            <text:p>0.005998</text:p>
          </table:table-cell>
          <table:table-cell office:value-type="float" office:value="0.013998">
            <text:p>0.013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.002">
            <text:p>0.00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47">
            <text:p>47</text:p>
          </table:table-cell>
          <table:table-cell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6996">
            <text:p>0.026996</text:p>
          </table:table-cell>
          <table:table-cell office:value-type="float" office:value="0.006999">
            <text:p>0.006999</text:p>
          </table:table-cell>
          <table:table-cell office:value-type="float" office:value="0.017997">
            <text:p>0.017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4">
            <text:p>0.004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999">
            <text:p>0.002999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50992">
            <text:p>0.050992</text:p>
          </table:table-cell>
          <table:table-cell office:value-type="float" office:value="0.005">
            <text:p>0.005</text:p>
          </table:table-cell>
          <table:table-cell office:value-type="float" office:value="0.027996">
            <text:p>0.027996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.018996">
            <text:p>0.018996</text:p>
          </table:table-cell>
          <table:table-cell office:value-type="float" office:value="84">
            <text:p>84</text:p>
          </table:table-cell>
          <table:table-cell office:value-type="float" office:value="304">
            <text:p>304</text:p>
          </table:table-cell>
          <table:table-cell office:value-type="float" office:value="206">
            <text:p>206</text:p>
          </table:table-cell>
          <table:table-cell office:value-type="float" office:value="376">
            <text:p>376</text:p>
          </table:table-cell>
          <table:table-cell office:value-type="float" office:value="148">
            <text:p>148</text:p>
          </table:table-cell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3598">
            <text:p>0.13598</text:p>
          </table:table-cell>
          <table:table-cell office:value-type="float" office:value="0.029997">
            <text:p>0.029997</text:p>
          </table:table-cell>
          <table:table-cell office:value-type="float" office:value="0.048993">
            <text:p>0.048993</text:p>
          </table:table-cell>
          <table:table-cell office:value-type="float" office:value="0.001999">
            <text:p>0.001999</text:p>
          </table:table-cell>
          <table:table-cell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42992">
            <text:p>0.042992</text:p>
          </table:table-cell>
          <table:table-cell office:value-type="float" office:value="117">
            <text:p>117</text:p>
          </table:table-cell>
          <table:table-cell office:value-type="float" office:value="791">
            <text:p>791</text:p>
          </table:table-cell>
          <table:table-cell office:value-type="float" office:value="572">
            <text:p>572</text:p>
          </table:table-cell>
          <table:table-cell office:value-type="float" office:value="955">
            <text:p>955</text:p>
          </table:table-cell>
          <table:table-cell office:value-type="float" office:value="212">
            <text:p>212</text:p>
          </table:table-cell>
          <table:table-cell office:value-type="float" office:value="719">
            <text:p>719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3997">
            <text:p>0.013997</text:p>
          </table:table-cell>
          <table:table-cell office:value-type="float" office:value="0">
            <text:p>0</text:p>
          </table:table-cell>
          <table:table-cell office:value-type="float" office:value="0.009999">
            <text:p>0.00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2998">
            <text:p>0.012998</text:p>
          </table:table-cell>
          <table:table-cell office:value-type="float" office:value="0.001999">
            <text:p>0.001999</text:p>
          </table:table-cell>
          <table:table-cell office:value-type="float" office:value="0.009999">
            <text:p>0.00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7997">
            <text:p>0.017997</text:p>
          </table:table-cell>
          <table:table-cell office:value-type="float" office:value="0.001">
            <text:p>0.001</text:p>
          </table:table-cell>
          <table:table-cell office:value-type="float" office:value="0.013996">
            <text:p>0.013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.001">
            <text:p>0.001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1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2997">
            <text:p>0.022997</text:p>
          </table:table-cell>
          <table:table-cell office:value-type="float" office:value="0.001999">
            <text:p>0.001999</text:p>
          </table:table-cell>
          <table:table-cell office:value-type="float" office:value="0.016999">
            <text:p>0.016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4999">
            <text:p>0.004999</text:p>
          </table:table-cell>
          <table:table-cell office:value-type="float" office:value="52">
            <text:p>52</text:p>
          </table:table-cell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  <table:table-cell office:value-type="float" office:value="134">
            <text:p>134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040752">
            <text:p>500.040752</text:p>
          </table:table-cell>
          <table:table-cell office:value-type="float" office:value="33.308139">
            <text:p>33.308139</text:p>
          </table:table-cell>
          <table:table-cell office:value-type="float" office:value="123.841064">
            <text:p>123.841064</text:p>
          </table:table-cell>
          <table:table-cell office:value-type="float" office:value="4.184366">
            <text:p>4.184366</text:p>
          </table:table-cell>
          <table:table-cell office:value-type="float" office:value="7.346969">
            <text:p>7.346969</text:p>
          </table:table-cell>
          <table:table-cell office:value-type="float" office:value="14.069081">
            <text:p>14.069081</text:p>
          </table:table-cell>
          <table:table-cell office:value-type="float" office:value="320.877304">
            <text:p>320.877304</text:p>
          </table:table-cell>
          <table:table-cell office:value-type="float" office:value="529982">
            <text:p>529982</text:p>
          </table:table-cell>
          <table:table-cell office:value-type="float" office:value="1547465">
            <text:p>1547465</text:p>
          </table:table-cell>
          <table:table-cell office:value-type="float" office:value="1051336">
            <text:p>1051336</text:p>
          </table:table-cell>
          <table:table-cell office:value-type="float" office:value="2071650">
            <text:p>2071650</text:p>
          </table:table-cell>
          <table:table-cell office:value-type="float" office:value="902536">
            <text:p>902536</text:p>
          </table:table-cell>
          <table:table-cell office:value-type="float" office:value="1157972">
            <text:p>1157972</text:p>
          </table:table-cell>
          <table:table-cell office:value-type="float" office:value="11142">
            <text:p>1114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problem/2/weakT/atan-problem-2-weakT-chunk-00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58991">
            <text:p>0.058991</text:p>
          </table:table-cell>
          <table:table-cell office:value-type="float" office:value="0.008999">
            <text:p>0.008999</text:p>
          </table:table-cell>
          <table:table-cell office:value-type="float" office:value="0.036996">
            <text:p>0.036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0.014997">
            <text:p>0.014997</text:p>
          </table:table-cell>
          <table:table-cell office:value-type="float" office:value="88">
            <text:p>88</text:p>
          </table:table-cell>
          <table:table-cell office:value-type="float" office:value="234">
            <text:p>234</text:p>
          </table:table-cell>
          <table:table-cell office:value-type="float" office:value="212">
            <text:p>212</text:p>
          </table:table-cell>
          <table:table-cell office:value-type="float" office:value="384">
            <text:p>384</text:p>
          </table:table-cell>
          <table:table-cell office:value-type="float" office:value="156">
            <text:p>156</text:p>
          </table:table-cell>
          <table:table-cell office:value-type="float" office:value="205">
            <text:p>205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1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1.29781">
            <text:p>501.29781</text:p>
          </table:table-cell>
          <table:table-cell office:value-type="float" office:value="1.279773">
            <text:p>1.279773</text:p>
          </table:table-cell>
          <table:table-cell office:value-type="float" office:value="9.758528">
            <text:p>9.758528</text:p>
          </table:table-cell>
          <table:table-cell office:value-type="float" office:value="0.073987">
            <text:p>0.073987</text:p>
          </table:table-cell>
          <table:table-cell office:value-type="float" office:value="594.465996">
            <text:p>594.465996</text:p>
          </table:table-cell>
          <table:table-cell office:value-type="float" office:value="0.264965">
            <text:p>0.264965</text:p>
          </table:table-cell>
          <table:table-cell office:value-type="float" office:value="16.39052">
            <text:p>16.39052</text:p>
          </table:table-cell>
          <table:table-cell office:value-type="float" office:value="20106">
            <text:p>20106</text:p>
          </table:table-cell>
          <table:table-cell office:value-type="float" office:value="50923">
            <text:p>50923</text:p>
          </table:table-cell>
          <table:table-cell office:value-type="float" office:value="26038">
            <text:p>26038</text:p>
          </table:table-cell>
          <table:table-cell office:value-type="float" office:value="56238">
            <text:p>56238</text:p>
          </table:table-cell>
          <table:table-cell office:value-type="float" office:value="40180">
            <text:p>40180</text:p>
          </table:table-cell>
          <table:table-cell office:value-type="float" office:value="14527">
            <text:p>14527</text:p>
          </table:table-cell>
          <table:table-cell office:value-type="float" office:value="1531">
            <text:p>153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9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1.11583">
            <text:p>501.11583</text:p>
          </table:table-cell>
          <table:table-cell office:value-type="float" office:value="2.098675">
            <text:p>2.098675</text:p>
          </table:table-cell>
          <table:table-cell office:value-type="float" office:value="5.222232">
            <text:p>5.222232</text:p>
          </table:table-cell>
          <table:table-cell office:value-type="float" office:value="0.051994">
            <text:p>0.051994</text:p>
          </table:table-cell>
          <table:table-cell office:value-type="float" office:value="615.002996">
            <text:p>615.002996</text:p>
          </table:table-cell>
          <table:table-cell office:value-type="float" office:value="0.095988">
            <text:p>0.095988</text:p>
          </table:table-cell>
          <table:table-cell office:value-type="float" office:value="11.534234">
            <text:p>11.534234</text:p>
          </table:table-cell>
          <table:table-cell office:value-type="float" office:value="17430">
            <text:p>17430</text:p>
          </table:table-cell>
          <table:table-cell office:value-type="float" office:value="44015">
            <text:p>44015</text:p>
          </table:table-cell>
          <table:table-cell office:value-type="float" office:value="21164">
            <text:p>21164</text:p>
          </table:table-cell>
          <table:table-cell office:value-type="float" office:value="47454">
            <text:p>47454</text:p>
          </table:table-cell>
          <table:table-cell office:value-type="float" office:value="34804">
            <text:p>34804</text:p>
          </table:table-cell>
          <table:table-cell office:value-type="float" office:value="12444">
            <text:p>12444</text:p>
          </table:table-cell>
          <table:table-cell office:value-type="float" office:value="206">
            <text:p>206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692895">
            <text:p>0.692895</text:p>
          </table:table-cell>
          <table:table-cell office:value-type="float" office:value="0.254964">
            <text:p>0.254964</text:p>
          </table:table-cell>
          <table:table-cell office:value-type="float" office:value="0.274959">
            <text:p>0.274959</text:p>
          </table:table-cell>
          <table:table-cell office:value-type="float" office:value="0.016998">
            <text:p>0.016998</text:p>
          </table:table-cell>
          <table:table-cell office:value-type="float" office:value="0.009999">
            <text:p>0.009999</text:p>
          </table:table-cell>
          <table:table-cell office:value-type="float" office:value="0.019998">
            <text:p>0.019998</text:p>
          </table:table-cell>
          <table:table-cell office:value-type="float" office:value="0.138976">
            <text:p>0.138976</text:p>
          </table:table-cell>
          <table:table-cell office:value-type="float" office:value="312">
            <text:p>312</text:p>
          </table:table-cell>
          <table:table-cell office:value-type="float" office:value="3014">
            <text:p>3014</text:p>
          </table:table-cell>
          <table:table-cell office:value-type="float" office:value="1620">
            <text:p>1620</text:p>
          </table:table-cell>
          <table:table-cell office:value-type="float" office:value="3099">
            <text:p>3099</text:p>
          </table:table-cell>
          <table:table-cell office:value-type="float" office:value="592">
            <text:p>592</text:p>
          </table:table-cell>
          <table:table-cell office:value-type="float" office:value="2320">
            <text:p>2320</text:p>
          </table:table-cell>
          <table:table-cell office:value-type="float" office:value="187">
            <text:p>187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9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9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0.001458">
            <text:p>500.001458</text:p>
          </table:table-cell>
          <table:table-cell office:value-type="float" office:value="30.231441">
            <text:p>30.231441</text:p>
          </table:table-cell>
          <table:table-cell office:value-type="float" office:value="114.893472">
            <text:p>114.893472</text:p>
          </table:table-cell>
          <table:table-cell office:value-type="float" office:value="3.355586">
            <text:p>3.355586</text:p>
          </table:table-cell>
          <table:table-cell office:value-type="float" office:value="7.31406">
            <text:p>7.31406</text:p>
          </table:table-cell>
          <table:table-cell office:value-type="float" office:value="20.236505">
            <text:p>20.236505</text:p>
          </table:table-cell>
          <table:table-cell office:value-type="float" office:value="324.209453">
            <text:p>324.209453</text:p>
          </table:table-cell>
          <table:table-cell office:value-type="float" office:value="832838">
            <text:p>832838</text:p>
          </table:table-cell>
          <table:table-cell office:value-type="float" office:value="1453313">
            <text:p>1453313</text:p>
          </table:table-cell>
          <table:table-cell office:value-type="float" office:value="1089128">
            <text:p>1089128</text:p>
          </table:table-cell>
          <table:table-cell office:value-type="float" office:value="2094768">
            <text:p>2094768</text:p>
          </table:table-cell>
          <table:table-cell office:value-type="float" office:value="1197076">
            <text:p>1197076</text:p>
          </table:table-cell>
          <table:table-cell office:value-type="float" office:value="874262">
            <text:p>874262</text:p>
          </table:table-cell>
          <table:table-cell office:value-type="float" office:value="23430">
            <text:p>2343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0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3.67545">
            <text:p>503.67545</text:p>
          </table:table-cell>
          <table:table-cell office:value-type="float" office:value="1.612746">
            <text:p>1.612746</text:p>
          </table:table-cell>
          <table:table-cell office:value-type="float" office:value="7.680854">
            <text:p>7.680854</text:p>
          </table:table-cell>
          <table:table-cell office:value-type="float" office:value="0.143978">
            <text:p>0.143978</text:p>
          </table:table-cell>
          <table:table-cell office:value-type="float" office:value="598.59297">
            <text:p>598.59297</text:p>
          </table:table-cell>
          <table:table-cell office:value-type="float" office:value="0.126983">
            <text:p>0.126983</text:p>
          </table:table-cell>
          <table:table-cell office:value-type="float" office:value="13.72291">
            <text:p>13.72291</text:p>
          </table:table-cell>
          <table:table-cell office:value-type="float" office:value="17408">
            <text:p>17408</text:p>
          </table:table-cell>
          <table:table-cell office:value-type="float" office:value="45997">
            <text:p>45997</text:p>
          </table:table-cell>
          <table:table-cell office:value-type="float" office:value="36854">
            <text:p>36854</text:p>
          </table:table-cell>
          <table:table-cell office:value-type="float" office:value="63022">
            <text:p>63022</text:p>
          </table:table-cell>
          <table:table-cell office:value-type="float" office:value="34780">
            <text:p>34780</text:p>
          </table:table-cell>
          <table:table-cell office:value-type="float" office:value="27446">
            <text:p>27446</text:p>
          </table:table-cell>
          <table:table-cell office:value-type="float" office:value="796">
            <text:p>796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3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127982">
            <text:p>500.127982</text:p>
          </table:table-cell>
          <table:table-cell office:value-type="float" office:value="2.103696">
            <text:p>2.103696</text:p>
          </table:table-cell>
          <table:table-cell office:value-type="float" office:value="5.311195">
            <text:p>5.311195</text:p>
          </table:table-cell>
          <table:table-cell office:value-type="float" office:value="0.116984">
            <text:p>0.116984</text:p>
          </table:table-cell>
          <table:table-cell office:value-type="float" office:value="619.165999">
            <text:p>619.165999</text:p>
          </table:table-cell>
          <table:table-cell office:value-type="float" office:value="0.079988">
            <text:p>0.079988</text:p>
          </table:table-cell>
          <table:table-cell office:value-type="float" office:value="11.772193">
            <text:p>11.772193</text:p>
          </table:table-cell>
          <table:table-cell office:value-type="float" office:value="17260">
            <text:p>17260</text:p>
          </table:table-cell>
          <table:table-cell office:value-type="float" office:value="51739">
            <text:p>51739</text:p>
          </table:table-cell>
          <table:table-cell office:value-type="float" office:value="17614">
            <text:p>17614</text:p>
          </table:table-cell>
          <table:table-cell office:value-type="float" office:value="52167">
            <text:p>52167</text:p>
          </table:table-cell>
          <table:table-cell office:value-type="float" office:value="34456">
            <text:p>34456</text:p>
          </table:table-cell>
          <table:table-cell office:value-type="float" office:value="17707">
            <text:p>17707</text:p>
          </table:table-cell>
          <table:table-cell office:value-type="float" office:value="4">
            <text:p>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9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0.016621">
            <text:p>500.016621</text:p>
          </table:table-cell>
          <table:table-cell office:value-type="float" office:value="42.469916">
            <text:p>42.469916</text:p>
          </table:table-cell>
          <table:table-cell office:value-type="float" office:value="106.22854">
            <text:p>106.22854</text:p>
          </table:table-cell>
          <table:table-cell office:value-type="float" office:value="3.782495">
            <text:p>3.782495</text:p>
          </table:table-cell>
          <table:table-cell office:value-type="float" office:value="6.954033">
            <text:p>6.954033</text:p>
          </table:table-cell>
          <table:table-cell office:value-type="float" office:value="18.875649">
            <text:p>18.875649</text:p>
          </table:table-cell>
          <table:table-cell office:value-type="float" office:value="320.239389">
            <text:p>320.239389</text:p>
          </table:table-cell>
          <table:table-cell office:value-type="float" office:value="823324">
            <text:p>823324</text:p>
          </table:table-cell>
          <table:table-cell office:value-type="float" office:value="1489053">
            <text:p>1489053</text:p>
          </table:table-cell>
          <table:table-cell office:value-type="float" office:value="1007468">
            <text:p>1007468</text:p>
          </table:table-cell>
          <table:table-cell office:value-type="float" office:value="2215975">
            <text:p>2215975</text:p>
          </table:table-cell>
          <table:table-cell office:value-type="float" office:value="1151036">
            <text:p>1151036</text:p>
          </table:table-cell>
          <table:table-cell office:value-type="float" office:value="1055408">
            <text:p>1055408</text:p>
          </table:table-cell>
          <table:table-cell office:value-type="float" office:value="9531">
            <text:p>9531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2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1.23082">
            <text:p>501.23082</text:p>
          </table:table-cell>
          <table:table-cell office:value-type="float" office:value="2.055675">
            <text:p>2.055675</text:p>
          </table:table-cell>
          <table:table-cell office:value-type="float" office:value="4.760264">
            <text:p>4.760264</text:p>
          </table:table-cell>
          <table:table-cell office:value-type="float" office:value="0.095987">
            <text:p>0.095987</text:p>
          </table:table-cell>
          <table:table-cell office:value-type="float" office:value="606.038998">
            <text:p>606.038998</text:p>
          </table:table-cell>
          <table:table-cell office:value-type="float" office:value="0.120977">
            <text:p>0.120977</text:p>
          </table:table-cell>
          <table:table-cell office:value-type="float" office:value="11.120345">
            <text:p>11.120345</text:p>
          </table:table-cell>
          <table:table-cell office:value-type="float" office:value="17324">
            <text:p>17324</text:p>
          </table:table-cell>
          <table:table-cell office:value-type="float" office:value="44194">
            <text:p>44194</text:p>
          </table:table-cell>
          <table:table-cell office:value-type="float" office:value="21291">
            <text:p>21291</text:p>
          </table:table-cell>
          <table:table-cell office:value-type="float" office:value="47404">
            <text:p>47404</text:p>
          </table:table-cell>
          <table:table-cell office:value-type="float" office:value="34592">
            <text:p>34592</text:p>
          </table:table-cell>
          <table:table-cell office:value-type="float" office:value="12460">
            <text:p>12460</text:p>
          </table:table-cell>
          <table:table-cell office:value-type="float" office:value="352">
            <text:p>35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9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1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2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7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7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50993">
            <text:p>0.050993</text:p>
          </table:table-cell>
          <table:table-cell office:value-type="float" office:value="0.003999">
            <text:p>0.003999</text:p>
          </table:table-cell>
          <table:table-cell office:value-type="float" office:value="0.044994">
            <text:p>0.044994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96">
            <text:p>96</text:p>
          </table:table-cell>
          <table:table-cell office:value-type="float" office:value="189">
            <text:p>189</text:p>
          </table:table-cell>
          <table:table-cell office:value-type="float" office:value="79">
            <text:p>79</text:p>
          </table:table-cell>
          <table:table-cell office:value-type="float" office:value="202">
            <text:p>202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.030996">
            <text:p>0.030996</text:p>
          </table:table-cell>
          <table:table-cell office:value-type="float" office:value="0.006">
            <text:p>0.006</text:p>
          </table:table-cell>
          <table:table-cell office:value-type="float" office:value="0.018998">
            <text:p>0.018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6998">
            <text:p>0.006998</text:p>
          </table:table-cell>
          <table:table-cell office:value-type="float" office:value="53">
            <text:p>53</text:p>
          </table:table-cell>
          <table:table-cell office:value-type="float" office:value="112">
            <text:p>112</text:p>
          </table:table-cell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8999">
            <text:p>0.008999</text:p>
          </table:table-cell>
          <table:table-cell office:value-type="float" office:value="0.000999">
            <text:p>0.000999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2">
            <text:p>0.002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6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1.78374">
            <text:p>501.78374</text:p>
          </table:table-cell>
          <table:table-cell office:value-type="float" office:value="1.823732">
            <text:p>1.823732</text:p>
          </table:table-cell>
          <table:table-cell office:value-type="float" office:value="5.764155">
            <text:p>5.764155</text:p>
          </table:table-cell>
          <table:table-cell office:value-type="float" office:value="0.088987">
            <text:p>0.088987</text:p>
          </table:table-cell>
          <table:table-cell office:value-type="float" office:value="606.132991">
            <text:p>606.132991</text:p>
          </table:table-cell>
          <table:table-cell office:value-type="float" office:value="0.138974">
            <text:p>0.138974</text:p>
          </table:table-cell>
          <table:table-cell office:value-type="float" office:value="11.255216">
            <text:p>11.255216</text:p>
          </table:table-cell>
          <table:table-cell office:value-type="float" office:value="17864">
            <text:p>17864</text:p>
          </table:table-cell>
          <table:table-cell office:value-type="float" office:value="45399">
            <text:p>45399</text:p>
          </table:table-cell>
          <table:table-cell office:value-type="float" office:value="23454">
            <text:p>23454</text:p>
          </table:table-cell>
          <table:table-cell office:value-type="float" office:value="50241">
            <text:p>50241</text:p>
          </table:table-cell>
          <table:table-cell office:value-type="float" office:value="35692">
            <text:p>35692</text:p>
          </table:table-cell>
          <table:table-cell office:value-type="float" office:value="13584">
            <text:p>13584</text:p>
          </table:table-cell>
          <table:table-cell office:value-type="float" office:value="965">
            <text:p>96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19997">
            <text:p>0.019997</text:p>
          </table:table-cell>
          <table:table-cell office:value-type="float" office:value="0.008999">
            <text:p>0.008999</text:p>
          </table:table-cell>
          <table:table-cell office:value-type="float" office:value="0.004999">
            <text:p>0.004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52998">
            <text:p>500.052998</text:p>
          </table:table-cell>
          <table:table-cell office:value-type="float" office:value="0.660896">
            <text:p>0.660896</text:p>
          </table:table-cell>
          <table:table-cell office:value-type="float" office:value="4.679248">
            <text:p>4.679248</text:p>
          </table:table-cell>
          <table:table-cell office:value-type="float" office:value="0.07699">
            <text:p>0.07699</text:p>
          </table:table-cell>
          <table:table-cell office:value-type="float" office:value="605.496">
            <text:p>605.496</text:p>
          </table:table-cell>
          <table:table-cell office:value-type="float" office:value="0.110988">
            <text:p>0.110988</text:p>
          </table:table-cell>
          <table:table-cell office:value-type="float" office:value="10.5944">
            <text:p>10.5944</text:p>
          </table:table-cell>
          <table:table-cell office:value-type="float" office:value="17834">
            <text:p>17834</text:p>
          </table:table-cell>
          <table:table-cell office:value-type="float" office:value="44536">
            <text:p>44536</text:p>
          </table:table-cell>
          <table:table-cell office:value-type="float" office:value="17885">
            <text:p>17885</text:p>
          </table:table-cell>
          <table:table-cell office:value-type="float" office:value="44632">
            <text:p>44632</text:p>
          </table:table-cell>
          <table:table-cell office:value-type="float" office:value="35628">
            <text:p>35628</text:p>
          </table:table-cell>
          <table:table-cell office:value-type="float" office:value="9002">
            <text:p>9002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5998">
            <text:p>0.015998</text:p>
          </table:table-cell>
          <table:table-cell office:value-type="float" office:value="0.004">
            <text:p>0.004</text:p>
          </table:table-cell>
          <table:table-cell office:value-type="float" office:value="0.004998">
            <text:p>0.004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08762">
            <text:p>500.008762</text:p>
          </table:table-cell>
          <table:table-cell office:value-type="float" office:value="36.072342">
            <text:p>36.072342</text:p>
          </table:table-cell>
          <table:table-cell office:value-type="float" office:value="113.137632">
            <text:p>113.137632</text:p>
          </table:table-cell>
          <table:table-cell office:value-type="float" office:value="3.921535">
            <text:p>3.921535</text:p>
          </table:table-cell>
          <table:table-cell office:value-type="float" office:value="7.478994">
            <text:p>7.478994</text:p>
          </table:table-cell>
          <table:table-cell office:value-type="float" office:value="19.263582">
            <text:p>19.263582</text:p>
          </table:table-cell>
          <table:table-cell office:value-type="float" office:value="321.078199">
            <text:p>321.078199</text:p>
          </table:table-cell>
          <table:table-cell office:value-type="float" office:value="776802">
            <text:p>776802</text:p>
          </table:table-cell>
          <table:table-cell office:value-type="float" office:value="1619438">
            <text:p>1619438</text:p>
          </table:table-cell>
          <table:table-cell office:value-type="float" office:value="1043826">
            <text:p>1043826</text:p>
          </table:table-cell>
          <table:table-cell office:value-type="float" office:value="2261768">
            <text:p>2261768</text:p>
          </table:table-cell>
          <table:table-cell office:value-type="float" office:value="1171244">
            <text:p>1171244</text:p>
          </table:table-cell>
          <table:table-cell office:value-type="float" office:value="1071406">
            <text:p>1071406</text:p>
          </table:table-cell>
          <table:table-cell office:value-type="float" office:value="19118">
            <text:p>1911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4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068997">
            <text:p>500.068997</text:p>
          </table:table-cell>
          <table:table-cell office:value-type="float" office:value="0.985857">
            <text:p>0.985857</text:p>
          </table:table-cell>
          <table:table-cell office:value-type="float" office:value="4.766327">
            <text:p>4.766327</text:p>
          </table:table-cell>
          <table:table-cell office:value-type="float" office:value="0.142972">
            <text:p>0.142972</text:p>
          </table:table-cell>
          <table:table-cell office:value-type="float" office:value="624.671">
            <text:p>624.671</text:p>
          </table:table-cell>
          <table:table-cell office:value-type="float" office:value="0.094988">
            <text:p>0.094988</text:p>
          </table:table-cell>
          <table:table-cell office:value-type="float" office:value="12.174199">
            <text:p>12.174199</text:p>
          </table:table-cell>
          <table:table-cell office:value-type="float" office:value="17078">
            <text:p>17078</text:p>
          </table:table-cell>
          <table:table-cell office:value-type="float" office:value="59737">
            <text:p>59737</text:p>
          </table:table-cell>
          <table:table-cell office:value-type="float" office:value="17148">
            <text:p>17148</text:p>
          </table:table-cell>
          <table:table-cell office:value-type="float" office:value="59906">
            <text:p>59906</text:p>
          </table:table-cell>
          <table:table-cell office:value-type="float" office:value="34092">
            <text:p>34092</text:p>
          </table:table-cell>
          <table:table-cell office:value-type="float" office:value="25812">
            <text:p>25812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0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34994">
            <text:p>0.034994</text:p>
          </table:table-cell>
          <table:table-cell office:value-type="float" office:value="0.008998">
            <text:p>0.008998</text:p>
          </table:table-cell>
          <table:table-cell office:value-type="float" office:value="0.018998">
            <text:p>0.018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4999">
            <text:p>0.004999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4999">
            <text:p>0.004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4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10999">
            <text:p>0.010999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59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1.74974">
            <text:p>501.74974</text:p>
          </table:table-cell>
          <table:table-cell office:value-type="float" office:value="2.290617">
            <text:p>2.290617</text:p>
          </table:table-cell>
          <table:table-cell office:value-type="float" office:value="5.469161">
            <text:p>5.469161</text:p>
          </table:table-cell>
          <table:table-cell office:value-type="float" office:value="0.161968">
            <text:p>0.161968</text:p>
          </table:table-cell>
          <table:table-cell office:value-type="float" office:value="585.93399">
            <text:p>585.93399</text:p>
          </table:table-cell>
          <table:table-cell office:value-type="float" office:value="0.114981">
            <text:p>0.114981</text:p>
          </table:table-cell>
          <table:table-cell office:value-type="float" office:value="12.060112">
            <text:p>12.060112</text:p>
          </table:table-cell>
          <table:table-cell office:value-type="float" office:value="17146">
            <text:p>17146</text:p>
          </table:table-cell>
          <table:table-cell office:value-type="float" office:value="53004">
            <text:p>53004</text:p>
          </table:table-cell>
          <table:table-cell office:value-type="float" office:value="23441">
            <text:p>23441</text:p>
          </table:table-cell>
          <table:table-cell office:value-type="float" office:value="63548">
            <text:p>63548</text:p>
          </table:table-cell>
          <table:table-cell office:value-type="float" office:value="34232">
            <text:p>34232</text:p>
          </table:table-cell>
          <table:table-cell office:value-type="float" office:value="29026">
            <text:p>29026</text:p>
          </table:table-cell>
          <table:table-cell office:value-type="float" office:value="290">
            <text:p>29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1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524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0.04421">
            <text:p>500.04421</text:p>
          </table:table-cell>
          <table:table-cell office:value-type="float" office:value="46.502927">
            <text:p>46.502927</text:p>
          </table:table-cell>
          <table:table-cell office:value-type="float" office:value="110.118189">
            <text:p>110.118189</text:p>
          </table:table-cell>
          <table:table-cell office:value-type="float" office:value="3.221594">
            <text:p>3.221594</text:p>
          </table:table-cell>
          <table:table-cell office:value-type="float" office:value="6.775114">
            <text:p>6.775114</text:p>
          </table:table-cell>
          <table:table-cell office:value-type="float" office:value="19.279644">
            <text:p>19.279644</text:p>
          </table:table-cell>
          <table:table-cell office:value-type="float" office:value="312.579367">
            <text:p>312.579367</text:p>
          </table:table-cell>
          <table:table-cell office:value-type="float" office:value="781884">
            <text:p>781884</text:p>
          </table:table-cell>
          <table:table-cell office:value-type="float" office:value="1408566">
            <text:p>1408566</text:p>
          </table:table-cell>
          <table:table-cell office:value-type="float" office:value="1054320">
            <text:p>1054320</text:p>
          </table:table-cell>
          <table:table-cell office:value-type="float" office:value="2022125">
            <text:p>2022125</text:p>
          </table:table-cell>
          <table:table-cell office:value-type="float" office:value="1133248">
            <text:p>1133248</text:p>
          </table:table-cell>
          <table:table-cell office:value-type="float" office:value="867351">
            <text:p>867351</text:p>
          </table:table-cell>
          <table:table-cell office:value-type="float" office:value="21526">
            <text:p>2152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9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7999">
            <text:p>0.007999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8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4">
            <text:p>0.004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45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082104">
            <text:p>500.082104</text:p>
          </table:table-cell>
          <table:table-cell office:value-type="float" office:value="34.22118">
            <text:p>34.22118</text:p>
          </table:table-cell>
          <table:table-cell office:value-type="float" office:value="101.882612">
            <text:p>101.882612</text:p>
          </table:table-cell>
          <table:table-cell office:value-type="float" office:value="4.080355">
            <text:p>4.080355</text:p>
          </table:table-cell>
          <table:table-cell office:value-type="float" office:value="7.289946">
            <text:p>7.289946</text:p>
          </table:table-cell>
          <table:table-cell office:value-type="float" office:value="17.000673">
            <text:p>17.000673</text:p>
          </table:table-cell>
          <table:table-cell office:value-type="float" office:value="336.103129">
            <text:p>336.103129</text:p>
          </table:table-cell>
          <table:table-cell office:value-type="float" office:value="628828">
            <text:p>628828</text:p>
          </table:table-cell>
          <table:table-cell office:value-type="float" office:value="1675802">
            <text:p>1675802</text:p>
          </table:table-cell>
          <table:table-cell office:value-type="float" office:value="1107053">
            <text:p>1107053</text:p>
          </table:table-cell>
          <table:table-cell office:value-type="float" office:value="2254661">
            <text:p>2254661</text:p>
          </table:table-cell>
          <table:table-cell office:value-type="float" office:value="1056992">
            <text:p>1056992</text:p>
          </table:table-cell>
          <table:table-cell office:value-type="float" office:value="1180947">
            <text:p>1180947</text:p>
          </table:table-cell>
          <table:table-cell office:value-type="float" office:value="16722">
            <text:p>1672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96985">
            <text:p>0.096985</text:p>
          </table:table-cell>
          <table:table-cell office:value-type="float" office:value="0.022998">
            <text:p>0.022998</text:p>
          </table:table-cell>
          <table:table-cell office:value-type="float" office:value="0.056992">
            <text:p>0.056992</text:p>
          </table:table-cell>
          <table:table-cell office:value-type="float" office:value="0">
            <text:p>0</text:p>
          </table:table-cell>
          <table:table-cell office:value-type="float" office:value="0.003998">
            <text:p>0.003998</text:p>
          </table:table-cell>
          <table:table-cell office:value-type="float" office:value="0.004999">
            <text:p>0.004999</text:p>
          </table:table-cell>
          <table:table-cell office:value-type="float" office:value="0.016997">
            <text:p>0.016997</text:p>
          </table:table-cell>
          <table:table-cell office:value-type="float" office:value="85">
            <text:p>85</text:p>
          </table:table-cell>
          <table:table-cell office:value-type="float" office:value="358">
            <text:p>358</text:p>
          </table:table-cell>
          <table:table-cell office:value-type="float" office:value="226">
            <text:p>226</text:p>
          </table:table-cell>
          <table:table-cell office:value-type="float" office:value="363">
            <text:p>363</text:p>
          </table:table-cell>
          <table:table-cell office:value-type="float" office:value="136">
            <text:p>136</text:p>
          </table:table-cell>
          <table:table-cell office:value-type="float" office:value="185">
            <text:p>185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3.71544">
            <text:p>503.71544</text:p>
          </table:table-cell>
          <table:table-cell office:value-type="float" office:value="2.33966">
            <text:p>2.33966</text:p>
          </table:table-cell>
          <table:table-cell office:value-type="float" office:value="5.189227">
            <text:p>5.189227</text:p>
          </table:table-cell>
          <table:table-cell office:value-type="float" office:value="0.34795">
            <text:p>0.34795</text:p>
          </table:table-cell>
          <table:table-cell office:value-type="float" office:value="605.996973">
            <text:p>605.996973</text:p>
          </table:table-cell>
          <table:table-cell office:value-type="float" office:value="0.152985">
            <text:p>0.152985</text:p>
          </table:table-cell>
          <table:table-cell office:value-type="float" office:value="13.66083">
            <text:p>13.66083</text:p>
          </table:table-cell>
          <table:table-cell office:value-type="float" office:value="18248">
            <text:p>18248</text:p>
          </table:table-cell>
          <table:table-cell office:value-type="float" office:value="71719">
            <text:p>71719</text:p>
          </table:table-cell>
          <table:table-cell office:value-type="float" office:value="34657">
            <text:p>34657</text:p>
          </table:table-cell>
          <table:table-cell office:value-type="float" office:value="111339">
            <text:p>111339</text:p>
          </table:table-cell>
          <table:table-cell office:value-type="float" office:value="36436">
            <text:p>36436</text:p>
          </table:table-cell>
          <table:table-cell office:value-type="float" office:value="74430">
            <text:p>74430</text:p>
          </table:table-cell>
          <table:table-cell office:value-type="float" office:value="473">
            <text:p>47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1.76974">
            <text:p>501.76974</text:p>
          </table:table-cell>
          <table:table-cell office:value-type="float" office:value="2.863562">
            <text:p>2.863562</text:p>
          </table:table-cell>
          <table:table-cell office:value-type="float" office:value="5.821101">
            <text:p>5.821101</text:p>
          </table:table-cell>
          <table:table-cell office:value-type="float" office:value="0.12098">
            <text:p>0.12098</text:p>
          </table:table-cell>
          <table:table-cell office:value-type="float" office:value="604.039996">
            <text:p>604.039996</text:p>
          </table:table-cell>
          <table:table-cell office:value-type="float" office:value="0.110986">
            <text:p>0.110986</text:p>
          </table:table-cell>
          <table:table-cell office:value-type="float" office:value="12.157136">
            <text:p>12.157136</text:p>
          </table:table-cell>
          <table:table-cell office:value-type="float" office:value="17308">
            <text:p>17308</text:p>
          </table:table-cell>
          <table:table-cell office:value-type="float" office:value="43923">
            <text:p>43923</text:p>
          </table:table-cell>
          <table:table-cell office:value-type="float" office:value="22743">
            <text:p>22743</text:p>
          </table:table-cell>
          <table:table-cell office:value-type="float" office:value="48701">
            <text:p>48701</text:p>
          </table:table-cell>
          <table:table-cell office:value-type="float" office:value="34580">
            <text:p>34580</text:p>
          </table:table-cell>
          <table:table-cell office:value-type="float" office:value="13613">
            <text:p>13613</text:p>
          </table:table-cell>
          <table:table-cell office:value-type="float" office:value="508">
            <text:p>508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1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2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999">
            <text:p>0.004999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5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1997">
            <text:p>0.021997</text:p>
          </table:table-cell>
          <table:table-cell office:value-type="float" office:value="0.007999">
            <text:p>0.007999</text:p>
          </table:table-cell>
          <table:table-cell office:value-type="float" office:value="0.010998">
            <text:p>0.010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1.04484">
            <text:p>501.04484</text:p>
          </table:table-cell>
          <table:table-cell office:value-type="float" office:value="1.240828">
            <text:p>1.240828</text:p>
          </table:table-cell>
          <table:table-cell office:value-type="float" office:value="7.550868">
            <text:p>7.550868</text:p>
          </table:table-cell>
          <table:table-cell office:value-type="float" office:value="0.103984">
            <text:p>0.103984</text:p>
          </table:table-cell>
          <table:table-cell office:value-type="float" office:value="588.755998">
            <text:p>588.755998</text:p>
          </table:table-cell>
          <table:table-cell office:value-type="float" office:value="0.105984">
            <text:p>0.105984</text:p>
          </table:table-cell>
          <table:table-cell office:value-type="float" office:value="11.094346">
            <text:p>11.094346</text:p>
          </table:table-cell>
          <table:table-cell office:value-type="float" office:value="17178">
            <text:p>17178</text:p>
          </table:table-cell>
          <table:table-cell office:value-type="float" office:value="44225">
            <text:p>44225</text:p>
          </table:table-cell>
          <table:table-cell office:value-type="float" office:value="20650">
            <text:p>20650</text:p>
          </table:table-cell>
          <table:table-cell office:value-type="float" office:value="50773">
            <text:p>50773</text:p>
          </table:table-cell>
          <table:table-cell office:value-type="float" office:value="34292">
            <text:p>34292</text:p>
          </table:table-cell>
          <table:table-cell office:value-type="float" office:value="16028">
            <text:p>16028</text:p>
          </table:table-cell>
          <table:table-cell office:value-type="float" office:value="453">
            <text:p>45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7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0.195979">
            <text:p>500.195979</text:p>
          </table:table-cell>
          <table:table-cell office:value-type="float" office:value="3.237506">
            <text:p>3.237506</text:p>
          </table:table-cell>
          <table:table-cell office:value-type="float" office:value="7.392857">
            <text:p>7.392857</text:p>
          </table:table-cell>
          <table:table-cell office:value-type="float" office:value="0.144979">
            <text:p>0.144979</text:p>
          </table:table-cell>
          <table:table-cell office:value-type="float" office:value="652.188">
            <text:p>652.188</text:p>
          </table:table-cell>
          <table:table-cell office:value-type="float" office:value="0.11398">
            <text:p>0.11398</text:p>
          </table:table-cell>
          <table:table-cell office:value-type="float" office:value="12.116096">
            <text:p>12.116096</text:p>
          </table:table-cell>
          <table:table-cell office:value-type="float" office:value="17236">
            <text:p>17236</text:p>
          </table:table-cell>
          <table:table-cell office:value-type="float" office:value="51716">
            <text:p>51716</text:p>
          </table:table-cell>
          <table:table-cell office:value-type="float" office:value="17557">
            <text:p>17557</text:p>
          </table:table-cell>
          <table:table-cell office:value-type="float" office:value="52195">
            <text:p>52195</text:p>
          </table:table-cell>
          <table:table-cell office:value-type="float" office:value="34400">
            <text:p>34400</text:p>
          </table:table-cell>
          <table:table-cell office:value-type="float" office:value="17795">
            <text:p>17795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7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34995">
            <text:p>0.034995</text:p>
          </table:table-cell>
          <table:table-cell office:value-type="float" office:value="0.005999">
            <text:p>0.005999</text:p>
          </table:table-cell>
          <table:table-cell office:value-type="float" office:value="0.021997">
            <text:p>0.021997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8998">
            <text:p>0.008998</text:p>
          </table:table-cell>
          <table:table-cell office:value-type="float" office:value="64">
            <text:p>64</text:p>
          </table:table-cell>
          <table:table-cell office:value-type="float" office:value="146">
            <text:p>146</text:p>
          </table:table-cell>
          <table:table-cell office:value-type="float" office:value="117">
            <text:p>117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0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7997">
            <text:p>0.017997</text:p>
          </table:table-cell>
          <table:table-cell office:value-type="float" office:value="0.001">
            <text:p>0.001</text:p>
          </table:table-cell>
          <table:table-cell office:value-type="float" office:value="0.015998">
            <text:p>0.015998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9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2997">
            <text:p>0.022997</text:p>
          </table:table-cell>
          <table:table-cell office:value-type="float" office:value="0.005">
            <text:p>0.005</text:p>
          </table:table-cell>
          <table:table-cell office:value-type="float" office:value="0.012999">
            <text:p>0.01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998">
            <text:p>0.003998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0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10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1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5999">
            <text:p>0.005999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0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17998">
            <text:p>0.017998</text:p>
          </table:table-cell>
          <table:table-cell office:value-type="float" office:value="0.002">
            <text:p>0.002</text:p>
          </table:table-cell>
          <table:table-cell office:value-type="float" office:value="0.015999">
            <text:p>0.015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1">
            <text:p>0.001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7999">
            <text:p>0.007999</text:p>
          </table:table-cell>
          <table:table-cell office:value-type="float" office:value="0.002999">
            <text:p>0.002999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0.046141">
            <text:p>500.046141</text:p>
          </table:table-cell>
          <table:table-cell office:value-type="float" office:value="124.224891">
            <text:p>124.224891</text:p>
          </table:table-cell>
          <table:table-cell office:value-type="float" office:value="88.773234">
            <text:p>88.773234</text:p>
          </table:table-cell>
          <table:table-cell office:value-type="float" office:value="3.540488">
            <text:p>3.540488</text:p>
          </table:table-cell>
          <table:table-cell office:value-type="float" office:value="5.473266">
            <text:p>5.473266</text:p>
          </table:table-cell>
          <table:table-cell office:value-type="float" office:value="13.85802">
            <text:p>13.85802</text:p>
          </table:table-cell>
          <table:table-cell office:value-type="float" office:value="254.262933">
            <text:p>254.262933</text:p>
          </table:table-cell>
          <table:table-cell office:value-type="float" office:value="720758">
            <text:p>720758</text:p>
          </table:table-cell>
          <table:table-cell office:value-type="float" office:value="1365316">
            <text:p>1365316</text:p>
          </table:table-cell>
          <table:table-cell office:value-type="float" office:value="812023">
            <text:p>812023</text:p>
          </table:table-cell>
          <table:table-cell office:value-type="float" office:value="1946354">
            <text:p>1946354</text:p>
          </table:table-cell>
          <table:table-cell office:value-type="float" office:value="913540">
            <text:p>913540</text:p>
          </table:table-cell>
          <table:table-cell office:value-type="float" office:value="1018148">
            <text:p>1018148</text:p>
          </table:table-cell>
          <table:table-cell office:value-type="float" office:value="14666">
            <text:p>1466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0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6999">
            <text:p>0.006999</text:p>
          </table:table-cell>
          <table:table-cell office:value-type="float" office:value="0.002999">
            <text:p>0.002999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1.47079">
            <text:p>501.47079</text:p>
          </table:table-cell>
          <table:table-cell office:value-type="float" office:value="1.098834">
            <text:p>1.098834</text:p>
          </table:table-cell>
          <table:table-cell office:value-type="float" office:value="5.028205">
            <text:p>5.028205</text:p>
          </table:table-cell>
          <table:table-cell office:value-type="float" office:value="0.133981">
            <text:p>0.133981</text:p>
          </table:table-cell>
          <table:table-cell office:value-type="float" office:value="639.142986">
            <text:p>639.142986</text:p>
          </table:table-cell>
          <table:table-cell office:value-type="float" office:value="0.11698">
            <text:p>0.11698</text:p>
          </table:table-cell>
          <table:table-cell office:value-type="float" office:value="11.446224">
            <text:p>11.446224</text:p>
          </table:table-cell>
          <table:table-cell office:value-type="float" office:value="17352">
            <text:p>17352</text:p>
          </table:table-cell>
          <table:table-cell office:value-type="float" office:value="53218">
            <text:p>53218</text:p>
          </table:table-cell>
          <table:table-cell office:value-type="float" office:value="22461">
            <text:p>22461</text:p>
          </table:table-cell>
          <table:table-cell office:value-type="float" office:value="59695">
            <text:p>59695</text:p>
          </table:table-cell>
          <table:table-cell office:value-type="float" office:value="34640">
            <text:p>34640</text:p>
          </table:table-cell>
          <table:table-cell office:value-type="float" office:value="24378">
            <text:p>24378</text:p>
          </table:table-cell>
          <table:table-cell office:value-type="float" office:value="677">
            <text:p>67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7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999">
            <text:p>0.004999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8999">
            <text:p>0.008999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3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5">
            <text:p>0.005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5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5.87211">
            <text:p>505.87211</text:p>
          </table:table-cell>
          <table:table-cell office:value-type="float" office:value="3.54345">
            <text:p>3.54345</text:p>
          </table:table-cell>
          <table:table-cell office:value-type="float" office:value="5.621117">
            <text:p>5.621117</text:p>
          </table:table-cell>
          <table:table-cell office:value-type="float" office:value="0.364948">
            <text:p>0.364948</text:p>
          </table:table-cell>
          <table:table-cell office:value-type="float" office:value="597.982969">
            <text:p>597.982969</text:p>
          </table:table-cell>
          <table:table-cell office:value-type="float" office:value="0.123977">
            <text:p>0.123977</text:p>
          </table:table-cell>
          <table:table-cell office:value-type="float" office:value="15.25262">
            <text:p>15.25262</text:p>
          </table:table-cell>
          <table:table-cell office:value-type="float" office:value="17648">
            <text:p>17648</text:p>
          </table:table-cell>
          <table:table-cell office:value-type="float" office:value="66922">
            <text:p>66922</text:p>
          </table:table-cell>
          <table:table-cell office:value-type="float" office:value="42783">
            <text:p>42783</text:p>
          </table:table-cell>
          <table:table-cell office:value-type="float" office:value="130000">
            <text:p>130000</text:p>
          </table:table-cell>
          <table:table-cell office:value-type="float" office:value="35232">
            <text:p>35232</text:p>
          </table:table-cell>
          <table:table-cell office:value-type="float" office:value="93870">
            <text:p>93870</text:p>
          </table:table-cell>
          <table:table-cell office:value-type="float" office:value="898">
            <text:p>898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32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3999">
            <text:p>0.003999</text:p>
          </table:table-cell>
          <table:table-cell table:number-columns-repeated="2"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5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12998">
            <text:p>0.012998</text:p>
          </table:table-cell>
          <table:table-cell office:value-type="float" office:value="0.004">
            <text:p>0.004</text:p>
          </table:table-cell>
          <table:table-cell office:value-type="float" office:value="0.006998">
            <text:p>0.0069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21997">
            <text:p>0.021997</text:p>
          </table:table-cell>
          <table:table-cell office:value-type="float" office:value="0.007999">
            <text:p>0.007999</text:p>
          </table:table-cell>
          <table:table-cell office:value-type="float" office:value="0.016998">
            <text:p>0.016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0.001">
            <text:p>0.001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6998">
            <text:p>0.006998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0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table:number-columns-repeated="2"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30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5999">
            <text:p>0.005999</text:p>
          </table:table-cell>
          <table:table-cell office:value-type="float" office:value="0.004999">
            <text:p>0.004999</text:p>
          </table:table-cell>
          <table:table-cell office:value-type="float" office:value="0.002999">
            <text:p>0.002999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9517">
            <text:p>1.9517</text:p>
          </table:table-cell>
          <table:table-cell office:value-type="float" office:value="0.335949">
            <text:p>0.335949</text:p>
          </table:table-cell>
          <table:table-cell office:value-type="float" office:value="0.675904">
            <text:p>0.675904</text:p>
          </table:table-cell>
          <table:table-cell office:value-type="float" office:value="0.028993">
            <text:p>0.028993</text:p>
          </table:table-cell>
          <table:table-cell office:value-type="float" office:value="0.080985">
            <text:p>0.080985</text:p>
          </table:table-cell>
          <table:table-cell office:value-type="float" office:value="0.025996">
            <text:p>0.025996</text:p>
          </table:table-cell>
          <table:table-cell office:value-type="float" office:value="0.81788">
            <text:p>0.81788</text:p>
          </table:table-cell>
          <table:table-cell office:value-type="float" office:value="652">
            <text:p>652</text:p>
          </table:table-cell>
          <table:table-cell office:value-type="float" office:value="2392">
            <text:p>2392</text:p>
          </table:table-cell>
          <table:table-cell office:value-type="float" office:value="7602">
            <text:p>7602</text:p>
          </table:table-cell>
          <table:table-cell office:value-type="float" office:value="8634">
            <text:p>8634</text:p>
          </table:table-cell>
          <table:table-cell office:value-type="float" office:value="1252">
            <text:p>1252</text:p>
          </table:table-cell>
          <table:table-cell office:value-type="float" office:value="6724">
            <text:p>6724</text:p>
          </table:table-cell>
          <table:table-cell office:value-type="float" office:value="658">
            <text:p>658</text:p>
          </table:table-cell>
          <table:table-cell office:value-type="string">
            <text:p>unsat</text:p>
          </table:table-cell>
          <table:table-cell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4999">
            <text:p>0.004999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57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102992">
            <text:p>500.102992</text:p>
          </table:table-cell>
          <table:table-cell office:value-type="float" office:value="2.829535">
            <text:p>2.829535</text:p>
          </table:table-cell>
          <table:table-cell office:value-type="float" office:value="7.628888">
            <text:p>7.628888</text:p>
          </table:table-cell>
          <table:table-cell office:value-type="float" office:value="0.150973">
            <text:p>0.150973</text:p>
          </table:table-cell>
          <table:table-cell office:value-type="float" office:value="634.009">
            <text:p>634.009</text:p>
          </table:table-cell>
          <table:table-cell office:value-type="float" office:value="0.097983">
            <text:p>0.097983</text:p>
          </table:table-cell>
          <table:table-cell office:value-type="float" office:value="12.347098">
            <text:p>12.347098</text:p>
          </table:table-cell>
          <table:table-cell office:value-type="float" office:value="17098">
            <text:p>17098</text:p>
          </table:table-cell>
          <table:table-cell office:value-type="float" office:value="59688">
            <text:p>59688</text:p>
          </table:table-cell>
          <table:table-cell office:value-type="float" office:value="17208">
            <text:p>17208</text:p>
          </table:table-cell>
          <table:table-cell office:value-type="float" office:value="60002">
            <text:p>60002</text:p>
          </table:table-cell>
          <table:table-cell office:value-type="float" office:value="34128">
            <text:p>34128</text:p>
          </table:table-cell>
          <table:table-cell office:value-type="float" office:value="25872">
            <text:p>25872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2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6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1999">
            <text:p>0.011999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0.076996">
            <text:p>500.076996</text:p>
          </table:table-cell>
          <table:table-cell office:value-type="float" office:value="1.971727">
            <text:p>1.971727</text:p>
          </table:table-cell>
          <table:table-cell office:value-type="float" office:value="4.627298">
            <text:p>4.627298</text:p>
          </table:table-cell>
          <table:table-cell office:value-type="float" office:value="0.07699">
            <text:p>0.07699</text:p>
          </table:table-cell>
          <table:table-cell office:value-type="float" office:value="600.387">
            <text:p>600.387</text:p>
          </table:table-cell>
          <table:table-cell office:value-type="float" office:value="0.078991">
            <text:p>0.078991</text:p>
          </table:table-cell>
          <table:table-cell office:value-type="float" office:value="11.0183">
            <text:p>11.0183</text:p>
          </table:table-cell>
          <table:table-cell office:value-type="float" office:value="17248">
            <text:p>17248</text:p>
          </table:table-cell>
          <table:table-cell office:value-type="float" office:value="43023">
            <text:p>43023</text:p>
          </table:table-cell>
          <table:table-cell office:value-type="float" office:value="17268">
            <text:p>17268</text:p>
          </table:table-cell>
          <table:table-cell office:value-type="float" office:value="43103">
            <text:p>43103</text:p>
          </table:table-cell>
          <table:table-cell office:value-type="float" office:value="34424">
            <text:p>34424</text:p>
          </table:table-cell>
          <table:table-cell office:value-type="float" office:value="8678">
            <text:p>8678</text:p>
          </table:table-cell>
          <table:table-cell office:value-type="float" office:value="1">
            <text:p>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15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7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7999">
            <text:p>0.007999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5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2999">
            <text:p>0.002999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19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.030302">
            <text:p>500.030302</text:p>
          </table:table-cell>
          <table:table-cell office:value-type="float" office:value="28.878944">
            <text:p>28.878944</text:p>
          </table:table-cell>
          <table:table-cell office:value-type="float" office:value="101.542872">
            <text:p>101.542872</text:p>
          </table:table-cell>
          <table:table-cell office:value-type="float" office:value="4.182428">
            <text:p>4.182428</text:p>
          </table:table-cell>
          <table:table-cell office:value-type="float" office:value="7.457961">
            <text:p>7.457961</text:p>
          </table:table-cell>
          <table:table-cell office:value-type="float" office:value="17.102593">
            <text:p>17.102593</text:p>
          </table:table-cell>
          <table:table-cell office:value-type="float" office:value="340.518389">
            <text:p>340.518389</text:p>
          </table:table-cell>
          <table:table-cell office:value-type="float" office:value="621982">
            <text:p>621982</text:p>
          </table:table-cell>
          <table:table-cell office:value-type="float" office:value="1719470">
            <text:p>1719470</text:p>
          </table:table-cell>
          <table:table-cell office:value-type="float" office:value="1129239">
            <text:p>1129239</text:p>
          </table:table-cell>
          <table:table-cell office:value-type="float" office:value="2292123">
            <text:p>2292123</text:p>
          </table:table-cell>
          <table:table-cell office:value-type="float" office:value="1063804">
            <text:p>1063804</text:p>
          </table:table-cell>
          <table:table-cell office:value-type="float" office:value="1205799">
            <text:p>1205799</text:p>
          </table:table-cell>
          <table:table-cell office:value-type="float" office:value="22520">
            <text:p>2252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4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7996">
            <text:p>0.027996</text:p>
          </table:table-cell>
          <table:table-cell office:value-type="float" office:value="0.004999">
            <text:p>0.004999</text:p>
          </table:table-cell>
          <table:table-cell office:value-type="float" office:value="0.015997">
            <text:p>0.01599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9999">
            <text:p>0.009999</text:p>
          </table:table-cell>
          <table:table-cell office:value-type="float" office:value="64">
            <text:p>64</text:p>
          </table:table-cell>
          <table:table-cell office:value-type="float" office:value="235">
            <text:p>235</text:p>
          </table:table-cell>
          <table:table-cell office:value-type="float" office:value="122">
            <text:p>122</text:p>
          </table:table-cell>
          <table:table-cell office:value-type="float" office:value="274">
            <text:p>274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8999">
            <text:p>0.008999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1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6999">
            <text:p>0.006999</text:p>
          </table:table-cell>
          <table:table-cell office:value-type="float" office:value="0.003998">
            <text:p>0.003998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6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16997">
            <text:p>0.016997</text:p>
          </table:table-cell>
          <table:table-cell office:value-type="float" office:value="0.002999">
            <text:p>0.002999</text:p>
          </table:table-cell>
          <table:table-cell office:value-type="float" office:value="0.010999">
            <text:p>0.010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3.72544">
            <text:p>503.72544</text:p>
          </table:table-cell>
          <table:table-cell office:value-type="float" office:value="1.592775">
            <text:p>1.592775</text:p>
          </table:table-cell>
          <table:table-cell office:value-type="float" office:value="5.623141">
            <text:p>5.623141</text:p>
          </table:table-cell>
          <table:table-cell office:value-type="float" office:value="0.161974">
            <text:p>0.161974</text:p>
          </table:table-cell>
          <table:table-cell office:value-type="float" office:value="604.587966">
            <text:p>604.587966</text:p>
          </table:table-cell>
          <table:table-cell office:value-type="float" office:value="0.121979">
            <text:p>0.121979</text:p>
          </table:table-cell>
          <table:table-cell office:value-type="float" office:value="12.7441">
            <text:p>12.7441</text:p>
          </table:table-cell>
          <table:table-cell office:value-type="float" office:value="18012">
            <text:p>18012</text:p>
          </table:table-cell>
          <table:table-cell office:value-type="float" office:value="47470">
            <text:p>47470</text:p>
          </table:table-cell>
          <table:table-cell office:value-type="float" office:value="37891">
            <text:p>37891</text:p>
          </table:table-cell>
          <table:table-cell office:value-type="float" office:value="64934">
            <text:p>64934</text:p>
          </table:table-cell>
          <table:table-cell office:value-type="float" office:value="35988">
            <text:p>35988</text:p>
          </table:table-cell>
          <table:table-cell office:value-type="float" office:value="28137">
            <text:p>28137</text:p>
          </table:table-cell>
          <table:table-cell office:value-type="float" office:value="809">
            <text:p>809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45993">
            <text:p>0.045993</text:p>
          </table:table-cell>
          <table:table-cell office:value-type="float" office:value="0.011">
            <text:p>0.011</text:p>
          </table:table-cell>
          <table:table-cell office:value-type="float" office:value="0.028994">
            <text:p>0.0289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3">
            <text:p>0.003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205978">
            <text:p>500.205978</text:p>
          </table:table-cell>
          <table:table-cell office:value-type="float" office:value="2.305645">
            <text:p>2.305645</text:p>
          </table:table-cell>
          <table:table-cell office:value-type="float" office:value="5.483107">
            <text:p>5.483107</text:p>
          </table:table-cell>
          <table:table-cell office:value-type="float" office:value="0.101979">
            <text:p>0.101979</text:p>
          </table:table-cell>
          <table:table-cell office:value-type="float" office:value="582.516">
            <text:p>582.516</text:p>
          </table:table-cell>
          <table:table-cell office:value-type="float" office:value="0.105979">
            <text:p>0.105979</text:p>
          </table:table-cell>
          <table:table-cell office:value-type="float" office:value="11.295298">
            <text:p>11.295298</text:p>
          </table:table-cell>
          <table:table-cell office:value-type="float" office:value="17616">
            <text:p>17616</text:p>
          </table:table-cell>
          <table:table-cell office:value-type="float" office:value="44065">
            <text:p>44065</text:p>
          </table:table-cell>
          <table:table-cell office:value-type="float" office:value="18133">
            <text:p>18133</text:p>
          </table:table-cell>
          <table:table-cell office:value-type="float" office:value="44536">
            <text:p>44536</text:p>
          </table:table-cell>
          <table:table-cell office:value-type="float" office:value="35168">
            <text:p>35168</text:p>
          </table:table-cell>
          <table:table-cell office:value-type="float" office:value="9364">
            <text:p>9364</text:p>
          </table:table-cell>
          <table:table-cell office:value-type="float" office:value="4">
            <text:p>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8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5996">
            <text:p>0.025996</text:p>
          </table:table-cell>
          <table:table-cell office:value-type="float" office:value="0.006996">
            <text:p>0.00699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6995">
            <text:p>0.026995</text:p>
          </table:table-cell>
          <table:table-cell office:value-type="float" office:value="0.004999">
            <text:p>0.004999</text:p>
          </table:table-cell>
          <table:table-cell office:value-type="float" office:value="0.015999">
            <text:p>0.015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2.26567">
            <text:p>502.26567</text:p>
          </table:table-cell>
          <table:table-cell office:value-type="float" office:value="1.174795">
            <text:p>1.174795</text:p>
          </table:table-cell>
          <table:table-cell office:value-type="float" office:value="7.976819">
            <text:p>7.976819</text:p>
          </table:table-cell>
          <table:table-cell office:value-type="float" office:value="0.120974">
            <text:p>0.120974</text:p>
          </table:table-cell>
          <table:table-cell office:value-type="float" office:value="689.159982">
            <text:p>689.159982</text:p>
          </table:table-cell>
          <table:table-cell office:value-type="float" office:value="0.121972">
            <text:p>0.121972</text:p>
          </table:table-cell>
          <table:table-cell office:value-type="float" office:value="12.67304">
            <text:p>12.67304</text:p>
          </table:table-cell>
          <table:table-cell office:value-type="float" office:value="17922">
            <text:p>17922</text:p>
          </table:table-cell>
          <table:table-cell office:value-type="float" office:value="46037">
            <text:p>46037</text:p>
          </table:table-cell>
          <table:table-cell office:value-type="float" office:value="29324">
            <text:p>29324</text:p>
          </table:table-cell>
          <table:table-cell office:value-type="float" office:value="56211">
            <text:p>56211</text:p>
          </table:table-cell>
          <table:table-cell office:value-type="float" office:value="35800">
            <text:p>35800</text:p>
          </table:table-cell>
          <table:table-cell office:value-type="float" office:value="19588">
            <text:p>19588</text:p>
          </table:table-cell>
          <table:table-cell office:value-type="float" office:value="823">
            <text:p>82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39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0.048911">
            <text:p>500.048911</text:p>
          </table:table-cell>
          <table:table-cell office:value-type="float" office:value="45.083238">
            <text:p>45.083238</text:p>
          </table:table-cell>
          <table:table-cell office:value-type="float" office:value="110.378588">
            <text:p>110.378588</text:p>
          </table:table-cell>
          <table:table-cell office:value-type="float" office:value="3.533544">
            <text:p>3.533544</text:p>
          </table:table-cell>
          <table:table-cell office:value-type="float" office:value="7.123095">
            <text:p>7.123095</text:p>
          </table:table-cell>
          <table:table-cell office:value-type="float" office:value="18.157694">
            <text:p>18.157694</text:p>
          </table:table-cell>
          <table:table-cell office:value-type="float" office:value="311.318521">
            <text:p>311.318521</text:p>
          </table:table-cell>
          <table:table-cell office:value-type="float" office:value="859926">
            <text:p>859926</text:p>
          </table:table-cell>
          <table:table-cell office:value-type="float" office:value="1334850">
            <text:p>1334850</text:p>
          </table:table-cell>
          <table:table-cell office:value-type="float" office:value="970705">
            <text:p>970705</text:p>
          </table:table-cell>
          <table:table-cell office:value-type="float" office:value="2158049">
            <text:p>2158049</text:p>
          </table:table-cell>
          <table:table-cell office:value-type="float" office:value="1155252">
            <text:p>1155252</text:p>
          </table:table-cell>
          <table:table-cell office:value-type="float" office:value="993387">
            <text:p>993387</text:p>
          </table:table-cell>
          <table:table-cell office:value-type="float" office:value="9410">
            <text:p>941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1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14998">
            <text:p>0.014998</text:p>
          </table:table-cell>
          <table:table-cell office:value-type="float" office:value="0.002">
            <text:p>0.002</text:p>
          </table:table-cell>
          <table:table-cell office:value-type="float" office:value="0.008999">
            <text:p>0.008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0999">
            <text:p>0.000999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9999">
            <text:p>0.009999</text:p>
          </table:table-cell>
          <table:table-cell office:value-type="float" office:value="0.003">
            <text:p>0.003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1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148978">
            <text:p>0.148978</text:p>
          </table:table-cell>
          <table:table-cell office:value-type="float" office:value="0.074989">
            <text:p>0.074989</text:p>
          </table:table-cell>
          <table:table-cell office:value-type="float" office:value="0.048993">
            <text:p>0.04899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5996">
            <text:p>0.015996</text:p>
          </table:table-cell>
          <table:table-cell office:value-type="float" office:value="97">
            <text:p>97</text:p>
          </table:table-cell>
          <table:table-cell office:value-type="float" office:value="290">
            <text:p>290</text:p>
          </table:table-cell>
          <table:table-cell office:value-type="float" office:value="223">
            <text:p>223</text:p>
          </table:table-cell>
          <table:table-cell office:value-type="float" office:value="354">
            <text:p>354</text:p>
          </table:table-cell>
          <table:table-cell office:value-type="float" office:value="176">
            <text:p>176</text:p>
          </table:table-cell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1.84372">
            <text:p>501.84372</text:p>
          </table:table-cell>
          <table:table-cell office:value-type="float" office:value="1.212822">
            <text:p>1.212822</text:p>
          </table:table-cell>
          <table:table-cell office:value-type="float" office:value="5.40617">
            <text:p>5.40617</text:p>
          </table:table-cell>
          <table:table-cell office:value-type="float" office:value="0.111982">
            <text:p>0.111982</text:p>
          </table:table-cell>
          <table:table-cell office:value-type="float" office:value="588.195981">
            <text:p>588.195981</text:p>
          </table:table-cell>
          <table:table-cell office:value-type="float" office:value="0.13098">
            <text:p>0.13098</text:p>
          </table:table-cell>
          <table:table-cell office:value-type="float" office:value="11.510272">
            <text:p>11.510272</text:p>
          </table:table-cell>
          <table:table-cell office:value-type="float" office:value="17996">
            <text:p>17996</text:p>
          </table:table-cell>
          <table:table-cell office:value-type="float" office:value="45746">
            <text:p>45746</text:p>
          </table:table-cell>
          <table:table-cell office:value-type="float" office:value="26430">
            <text:p>26430</text:p>
          </table:table-cell>
          <table:table-cell office:value-type="float" office:value="53462">
            <text:p>53462</text:p>
          </table:table-cell>
          <table:table-cell office:value-type="float" office:value="35952">
            <text:p>35952</text:p>
          </table:table-cell>
          <table:table-cell office:value-type="float" office:value="16866">
            <text:p>16866</text:p>
          </table:table-cell>
          <table:table-cell office:value-type="float" office:value="644">
            <text:p>64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5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8999">
            <text:p>0.008999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32995">
            <text:p>0.032995</text:p>
          </table:table-cell>
          <table:table-cell office:value-type="float" office:value="0.005999">
            <text:p>0.005999</text:p>
          </table:table-cell>
          <table:table-cell office:value-type="float" office:value="0.014998">
            <text:p>0.014998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4999">
            <text:p>0.004999</text:p>
          </table:table-cell>
          <table:table-cell office:value-type="float" office:value="78">
            <text:p>78</text:p>
          </table:table-cell>
          <table:table-cell office:value-type="float" office:value="189">
            <text:p>189</text:p>
          </table:table-cell>
          <table:table-cell office:value-type="float" office:value="86">
            <text:p>86</text:p>
          </table:table-cell>
          <table:table-cell office:value-type="float" office:value="214">
            <text:p>214</text:p>
          </table:table-cell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6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0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1.08884">
            <text:p>501.08884</text:p>
          </table:table-cell>
          <table:table-cell office:value-type="float" office:value="2.224656">
            <text:p>2.224656</text:p>
          </table:table-cell>
          <table:table-cell office:value-type="float" office:value="5.285181">
            <text:p>5.285181</text:p>
          </table:table-cell>
          <table:table-cell office:value-type="float" office:value="0.09299">
            <text:p>0.09299</text:p>
          </table:table-cell>
          <table:table-cell office:value-type="float" office:value="581.354996">
            <text:p>581.354996</text:p>
          </table:table-cell>
          <table:table-cell office:value-type="float" office:value="0.115977">
            <text:p>0.115977</text:p>
          </table:table-cell>
          <table:table-cell office:value-type="float" office:value="11.859157">
            <text:p>11.859157</text:p>
          </table:table-cell>
          <table:table-cell office:value-type="float" office:value="17818">
            <text:p>17818</text:p>
          </table:table-cell>
          <table:table-cell office:value-type="float" office:value="45188">
            <text:p>45188</text:p>
          </table:table-cell>
          <table:table-cell office:value-type="float" office:value="20812">
            <text:p>20812</text:p>
          </table:table-cell>
          <table:table-cell office:value-type="float" office:value="47581">
            <text:p>47581</text:p>
          </table:table-cell>
          <table:table-cell office:value-type="float" office:value="35580">
            <text:p>35580</text:p>
          </table:table-cell>
          <table:table-cell office:value-type="float" office:value="11649">
            <text:p>11649</text:p>
          </table:table-cell>
          <table:table-cell office:value-type="float" office:value="352">
            <text:p>35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9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6999">
            <text:p>0.006999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4997">
            <text:p>0.014997</text:p>
          </table:table-cell>
          <table:table-cell office:value-type="float" office:value="0">
            <text:p>0</text:p>
          </table:table-cell>
          <table:table-cell office:value-type="float" office:value="0.010999">
            <text:p>0.010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0.002">
            <text:p>0.002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8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2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51073">
            <text:p>500.051073</text:p>
          </table:table-cell>
          <table:table-cell office:value-type="float" office:value="35.427598">
            <text:p>35.427598</text:p>
          </table:table-cell>
          <table:table-cell office:value-type="float" office:value="109.454907">
            <text:p>109.454907</text:p>
          </table:table-cell>
          <table:table-cell office:value-type="float" office:value="3.983478">
            <text:p>3.983478</text:p>
          </table:table-cell>
          <table:table-cell office:value-type="float" office:value="7.708048">
            <text:p>7.708048</text:p>
          </table:table-cell>
          <table:table-cell office:value-type="float" office:value="18.607605">
            <text:p>18.607605</text:p>
          </table:table-cell>
          <table:table-cell office:value-type="float" office:value="325.051024">
            <text:p>325.051024</text:p>
          </table:table-cell>
          <table:table-cell office:value-type="float" office:value="778054">
            <text:p>778054</text:p>
          </table:table-cell>
          <table:table-cell office:value-type="float" office:value="1623200">
            <text:p>1623200</text:p>
          </table:table-cell>
          <table:table-cell office:value-type="float" office:value="1040545">
            <text:p>1040545</text:p>
          </table:table-cell>
          <table:table-cell office:value-type="float" office:value="2268642">
            <text:p>2268642</text:p>
          </table:table-cell>
          <table:table-cell office:value-type="float" office:value="1168988">
            <text:p>1168988</text:p>
          </table:table-cell>
          <table:table-cell office:value-type="float" office:value="1089976">
            <text:p>1089976</text:p>
          </table:table-cell>
          <table:table-cell office:value-type="float" office:value="9678">
            <text:p>967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1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17997">
            <text:p>0.017997</text:p>
          </table:table-cell>
          <table:table-cell office:value-type="float" office:value="0.003">
            <text:p>0.003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0.003999">
            <text:p>0.003999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9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1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00.00466">
            <text:p>500.00466</text:p>
          </table:table-cell>
          <table:table-cell office:value-type="float" office:value="27.229693">
            <text:p>27.229693</text:p>
          </table:table-cell>
          <table:table-cell office:value-type="float" office:value="113.696645">
            <text:p>113.696645</text:p>
          </table:table-cell>
          <table:table-cell office:value-type="float" office:value="3.345598">
            <text:p>3.345598</text:p>
          </table:table-cell>
          <table:table-cell office:value-type="float" office:value="7.078073">
            <text:p>7.078073</text:p>
          </table:table-cell>
          <table:table-cell office:value-type="float" office:value="20.297516">
            <text:p>20.297516</text:p>
          </table:table-cell>
          <table:table-cell office:value-type="float" office:value="323.00343">
            <text:p>323.00343</text:p>
          </table:table-cell>
          <table:table-cell office:value-type="float" office:value="805964">
            <text:p>805964</text:p>
          </table:table-cell>
          <table:table-cell office:value-type="float" office:value="1436323">
            <text:p>1436323</text:p>
          </table:table-cell>
          <table:table-cell office:value-type="float" office:value="1088649">
            <text:p>1088649</text:p>
          </table:table-cell>
          <table:table-cell office:value-type="float" office:value="2098747">
            <text:p>2098747</text:p>
          </table:table-cell>
          <table:table-cell office:value-type="float" office:value="1188244">
            <text:p>1188244</text:p>
          </table:table-cell>
          <table:table-cell office:value-type="float" office:value="886965">
            <text:p>886965</text:p>
          </table:table-cell>
          <table:table-cell office:value-type="float" office:value="23538">
            <text:p>2353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0.03079">
            <text:p>500.03079</text:p>
          </table:table-cell>
          <table:table-cell office:value-type="float" office:value="44.847524">
            <text:p>44.847524</text:p>
          </table:table-cell>
          <table:table-cell office:value-type="float" office:value="95.804784">
            <text:p>95.804784</text:p>
          </table:table-cell>
          <table:table-cell office:value-type="float" office:value="3.932404">
            <text:p>3.932404</text:p>
          </table:table-cell>
          <table:table-cell office:value-type="float" office:value="7.197945">
            <text:p>7.197945</text:p>
          </table:table-cell>
          <table:table-cell office:value-type="float" office:value="14.999825">
            <text:p>14.999825</text:p>
          </table:table-cell>
          <table:table-cell office:value-type="float" office:value="330.6999">
            <text:p>330.6999</text:p>
          </table:table-cell>
          <table:table-cell office:value-type="float" office:value="569642">
            <text:p>569642</text:p>
          </table:table-cell>
          <table:table-cell office:value-type="float" office:value="1453797">
            <text:p>1453797</text:p>
          </table:table-cell>
          <table:table-cell office:value-type="float" office:value="1040720">
            <text:p>1040720</text:p>
          </table:table-cell>
          <table:table-cell office:value-type="float" office:value="2057484">
            <text:p>2057484</text:p>
          </table:table-cell>
          <table:table-cell office:value-type="float" office:value="908172">
            <text:p>908172</text:p>
          </table:table-cell>
          <table:table-cell office:value-type="float" office:value="1108069">
            <text:p>1108069</text:p>
          </table:table-cell>
          <table:table-cell office:value-type="float" office:value="41243">
            <text:p>4124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7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1.47278">
            <text:p>501.47278</text:p>
          </table:table-cell>
          <table:table-cell office:value-type="float" office:value="2.723589">
            <text:p>2.723589</text:p>
          </table:table-cell>
          <table:table-cell office:value-type="float" office:value="5.104168">
            <text:p>5.104168</text:p>
          </table:table-cell>
          <table:table-cell office:value-type="float" office:value="0.195972">
            <text:p>0.195972</text:p>
          </table:table-cell>
          <table:table-cell office:value-type="float" office:value="603.893994">
            <text:p>603.893994</text:p>
          </table:table-cell>
          <table:table-cell office:value-type="float" office:value="0.122976">
            <text:p>0.122976</text:p>
          </table:table-cell>
          <table:table-cell office:value-type="float" office:value="11.873144">
            <text:p>11.873144</text:p>
          </table:table-cell>
          <table:table-cell office:value-type="float" office:value="17720">
            <text:p>17720</text:p>
          </table:table-cell>
          <table:table-cell office:value-type="float" office:value="63291">
            <text:p>63291</text:p>
          </table:table-cell>
          <table:table-cell office:value-type="float" office:value="21867">
            <text:p>21867</text:p>
          </table:table-cell>
          <table:table-cell office:value-type="float" office:value="72685">
            <text:p>72685</text:p>
          </table:table-cell>
          <table:table-cell office:value-type="float" office:value="35380">
            <text:p>35380</text:p>
          </table:table-cell>
          <table:table-cell office:value-type="float" office:value="36964">
            <text:p>36964</text:p>
          </table:table-cell>
          <table:table-cell office:value-type="float" office:value="341">
            <text:p>34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4998">
            <text:p>0.014998</text:p>
          </table:table-cell>
          <table:table-cell office:value-type="float" office:value="0.001">
            <text:p>0.001</text:p>
          </table:table-cell>
          <table:table-cell office:value-type="float" office:value="0.007999">
            <text:p>0.007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5997">
            <text:p>0.015997</text:p>
          </table:table-cell>
          <table:table-cell office:value-type="float" office:value="0.004">
            <text:p>0.004</text:p>
          </table:table-cell>
          <table:table-cell office:value-type="float" office:value="0.006998">
            <text:p>0.006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36995">
            <text:p>0.036995</text:p>
          </table:table-cell>
          <table:table-cell office:value-type="float" office:value="0.010999">
            <text:p>0.010999</text:p>
          </table:table-cell>
          <table:table-cell office:value-type="float" office:value="0.021996">
            <text:p>0.021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6999">
            <text:p>0.006999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17998">
            <text:p>0.017998</text:p>
          </table:table-cell>
          <table:table-cell office:value-type="float" office:value="0.005999">
            <text:p>0.005999</text:p>
          </table:table-cell>
          <table:table-cell office:value-type="float" office:value="0.008998">
            <text:p>0.008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7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0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15424">
            <text:p>500.015424</text:p>
          </table:table-cell>
          <table:table-cell office:value-type="float" office:value="35.678809">
            <text:p>35.678809</text:p>
          </table:table-cell>
          <table:table-cell office:value-type="float" office:value="107.338162">
            <text:p>107.338162</text:p>
          </table:table-cell>
          <table:table-cell office:value-type="float" office:value="3.027644">
            <text:p>3.027644</text:p>
          </table:table-cell>
          <table:table-cell office:value-type="float" office:value="6.613168">
            <text:p>6.613168</text:p>
          </table:table-cell>
          <table:table-cell office:value-type="float" office:value="19.227618">
            <text:p>19.227618</text:p>
          </table:table-cell>
          <table:table-cell office:value-type="float" office:value="321.06331">
            <text:p>321.06331</text:p>
          </table:table-cell>
          <table:table-cell office:value-type="float" office:value="822854">
            <text:p>822854</text:p>
          </table:table-cell>
          <table:table-cell office:value-type="float" office:value="1338454">
            <text:p>1338454</text:p>
          </table:table-cell>
          <table:table-cell office:value-type="float" office:value="1044723">
            <text:p>1044723</text:p>
          </table:table-cell>
          <table:table-cell office:value-type="float" office:value="1996991">
            <text:p>1996991</text:p>
          </table:table-cell>
          <table:table-cell office:value-type="float" office:value="1165588">
            <text:p>1165588</text:p>
          </table:table-cell>
          <table:table-cell office:value-type="float" office:value="819400">
            <text:p>819400</text:p>
          </table:table-cell>
          <table:table-cell office:value-type="float" office:value="12003">
            <text:p>12003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42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2998">
            <text:p>0.012998</text:p>
          </table:table-cell>
          <table:table-cell office:value-type="float" office:value="0.001999">
            <text:p>0.001999</text:p>
          </table:table-cell>
          <table:table-cell office:value-type="float" office:value="0.008998">
            <text:p>0.008998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7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2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20997">
            <text:p>0.020997</text:p>
          </table:table-cell>
          <table:table-cell office:value-type="float" office:value="0">
            <text:p>0</text:p>
          </table:table-cell>
          <table:table-cell office:value-type="float" office:value="0.015998">
            <text:p>0.0159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3999">
            <text:p>0.003999</text:p>
          </table:table-cell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9998">
            <text:p>0.009998</text:p>
          </table:table-cell>
          <table:table-cell office:value-type="float" office:value="0.003999">
            <text:p>0.003999</text:p>
          </table:table-cell>
          <table:table-cell office:value-type="float" office:value="0.004999">
            <text:p>0.004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1.39579">
            <text:p>501.39579</text:p>
          </table:table-cell>
          <table:table-cell office:value-type="float" office:value="2.48261">
            <text:p>2.48261</text:p>
          </table:table-cell>
          <table:table-cell office:value-type="float" office:value="5.524148">
            <text:p>5.524148</text:p>
          </table:table-cell>
          <table:table-cell office:value-type="float" office:value="0.086988">
            <text:p>0.086988</text:p>
          </table:table-cell>
          <table:table-cell office:value-type="float" office:value="601.16899">
            <text:p>601.16899</text:p>
          </table:table-cell>
          <table:table-cell office:value-type="float" office:value="0.112977">
            <text:p>0.112977</text:p>
          </table:table-cell>
          <table:table-cell office:value-type="float" office:value="10.633337">
            <text:p>10.633337</text:p>
          </table:table-cell>
          <table:table-cell office:value-type="float" office:value="17886">
            <text:p>17886</text:p>
          </table:table-cell>
          <table:table-cell office:value-type="float" office:value="45274">
            <text:p>45274</text:p>
          </table:table-cell>
          <table:table-cell office:value-type="float" office:value="22308">
            <text:p>22308</text:p>
          </table:table-cell>
          <table:table-cell office:value-type="float" office:value="49126">
            <text:p>49126</text:p>
          </table:table-cell>
          <table:table-cell office:value-type="float" office:value="35732">
            <text:p>35732</text:p>
          </table:table-cell>
          <table:table-cell office:value-type="float" office:value="13006">
            <text:p>13006</text:p>
          </table:table-cell>
          <table:table-cell office:value-type="float" office:value="388">
            <text:p>388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18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35995">
            <text:p>0.035995</text:p>
          </table:table-cell>
          <table:table-cell office:value-type="float" office:value="0.008997">
            <text:p>0.008997</text:p>
          </table:table-cell>
          <table:table-cell office:value-type="float" office:value="0.023997">
            <text:p>0.0239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61">
            <text:p>61</text:p>
          </table:table-cell>
          <table:table-cell office:value-type="float" office:value="133">
            <text:p>133</text:p>
          </table:table-cell>
          <table:table-cell office:value-type="float" office:value="66">
            <text:p>66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7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6998">
            <text:p>0.016998</text:p>
          </table:table-cell>
          <table:table-cell office:value-type="float" office:value="0.001">
            <text:p>0.001</text:p>
          </table:table-cell>
          <table:table-cell office:value-type="float" office:value="0.015997">
            <text:p>0.015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12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8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17997">
            <text:p>0.017997</text:p>
          </table:table-cell>
          <table:table-cell office:value-type="float" office:value="0.003">
            <text:p>0.003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1999">
            <text:p>0.001999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49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8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26996">
            <text:p>0.026996</text:p>
          </table:table-cell>
          <table:table-cell office:value-type="float" office:value="0.005998">
            <text:p>0.005998</text:p>
          </table:table-cell>
          <table:table-cell office:value-type="float" office:value="0.017999">
            <text:p>0.017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4998">
            <text:p>0.004998</text:p>
          </table:table-cell>
          <table:table-cell office:value-type="float" office:value="62">
            <text:p>62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4998">
            <text:p>0.014998</text:p>
          </table:table-cell>
          <table:table-cell office:value-type="float" office:value="0.004998">
            <text:p>0.004998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1.42479">
            <text:p>501.42479</text:p>
          </table:table-cell>
          <table:table-cell office:value-type="float" office:value="2.151668">
            <text:p>2.151668</text:p>
          </table:table-cell>
          <table:table-cell office:value-type="float" office:value="5.122218">
            <text:p>5.122218</text:p>
          </table:table-cell>
          <table:table-cell office:value-type="float" office:value="0.176969">
            <text:p>0.176969</text:p>
          </table:table-cell>
          <table:table-cell office:value-type="float" office:value="592.126992">
            <text:p>592.126992</text:p>
          </table:table-cell>
          <table:table-cell office:value-type="float" office:value="0.143979">
            <text:p>0.143979</text:p>
          </table:table-cell>
          <table:table-cell office:value-type="float" office:value="12.70314">
            <text:p>12.70314</text:p>
          </table:table-cell>
          <table:table-cell office:value-type="float" office:value="17368">
            <text:p>17368</text:p>
          </table:table-cell>
          <table:table-cell office:value-type="float" office:value="61328">
            <text:p>61328</text:p>
          </table:table-cell>
          <table:table-cell office:value-type="float" office:value="21388">
            <text:p>21388</text:p>
          </table:table-cell>
          <table:table-cell office:value-type="float" office:value="69177">
            <text:p>69177</text:p>
          </table:table-cell>
          <table:table-cell office:value-type="float" office:value="34672">
            <text:p>34672</text:p>
          </table:table-cell>
          <table:table-cell office:value-type="float" office:value="34038">
            <text:p>34038</text:p>
          </table:table-cell>
          <table:table-cell office:value-type="float" office:value="467">
            <text:p>46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1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3">
            <text:p>0.003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7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10999">
            <text:p>0.010999</text:p>
          </table:table-cell>
          <table:table-cell office:value-type="float" office:value="0">
            <text:p>0</text:p>
          </table:table-cell>
          <table:table-cell office:value-type="float" office:value="0.009999">
            <text:p>0.009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6999">
            <text:p>0.006999</text:p>
          </table:table-cell>
          <table:table-cell office:value-type="float" office:value="0.003999">
            <text:p>0.003999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8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2.77159">
            <text:p>502.77159</text:p>
          </table:table-cell>
          <table:table-cell office:value-type="float" office:value="3.34453">
            <text:p>3.34453</text:p>
          </table:table-cell>
          <table:table-cell office:value-type="float" office:value="5.299157">
            <text:p>5.299157</text:p>
          </table:table-cell>
          <table:table-cell office:value-type="float" office:value="0.175972">
            <text:p>0.175972</text:p>
          </table:table-cell>
          <table:table-cell office:value-type="float" office:value="583.838982">
            <text:p>583.838982</text:p>
          </table:table-cell>
          <table:table-cell office:value-type="float" office:value="0.135983">
            <text:p>0.135983</text:p>
          </table:table-cell>
          <table:table-cell office:value-type="float" office:value="12.044179">
            <text:p>12.044179</text:p>
          </table:table-cell>
          <table:table-cell office:value-type="float" office:value="17948">
            <text:p>17948</text:p>
          </table:table-cell>
          <table:table-cell office:value-type="float" office:value="55427">
            <text:p>55427</text:p>
          </table:table-cell>
          <table:table-cell office:value-type="float" office:value="26382">
            <text:p>26382</text:p>
          </table:table-cell>
          <table:table-cell office:value-type="float" office:value="68473">
            <text:p>68473</text:p>
          </table:table-cell>
          <table:table-cell office:value-type="float" office:value="35836">
            <text:p>35836</text:p>
          </table:table-cell>
          <table:table-cell office:value-type="float" office:value="32131">
            <text:p>32131</text:p>
          </table:table-cell>
          <table:table-cell office:value-type="float" office:value="506">
            <text:p>506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9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0999">
            <text:p>0.00099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2998">
            <text:p>0.012998</text:p>
          </table:table-cell>
          <table:table-cell office:value-type="float" office:value="0.002999">
            <text:p>0.002999</text:p>
          </table:table-cell>
          <table:table-cell office:value-type="float" office:value="0.007999">
            <text:p>0.007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445933">
            <text:p>0.445933</text:p>
          </table:table-cell>
          <table:table-cell office:value-type="float" office:value="0.05399">
            <text:p>0.05399</text:p>
          </table:table-cell>
          <table:table-cell office:value-type="float" office:value="0.305952">
            <text:p>0.305952</text:p>
          </table:table-cell>
          <table:table-cell office:value-type="float" office:value="0.002">
            <text:p>0.002</text:p>
          </table:table-cell>
          <table:table-cell office:value-type="float" office:value="0.012999">
            <text:p>0.012999</text:p>
          </table:table-cell>
          <table:table-cell office:value-type="float" office:value="0.019998">
            <text:p>0.019998</text:p>
          </table:table-cell>
          <table:table-cell office:value-type="float" office:value="0.090987">
            <text:p>0.090987</text:p>
          </table:table-cell>
          <table:table-cell office:value-type="float" office:value="305">
            <text:p>305</text:p>
          </table:table-cell>
          <table:table-cell office:value-type="float" office:value="1495">
            <text:p>1495</text:p>
          </table:table-cell>
          <table:table-cell office:value-type="float" office:value="920">
            <text:p>920</text:p>
          </table:table-cell>
          <table:table-cell office:value-type="float" office:value="1514">
            <text:p>1514</text:p>
          </table:table-cell>
          <table:table-cell office:value-type="float" office:value="584">
            <text:p>584</text:p>
          </table:table-cell>
          <table:table-cell office:value-type="float" office:value="700">
            <text:p>700</text:p>
          </table:table-cell>
          <table:table-cell office:value-type="float" office:value="230">
            <text:p>23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05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51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.038104">
            <text:p>500.038104</text:p>
          </table:table-cell>
          <table:table-cell office:value-type="float" office:value="36.665919">
            <text:p>36.665919</text:p>
          </table:table-cell>
          <table:table-cell office:value-type="float" office:value="95.799442">
            <text:p>95.799442</text:p>
          </table:table-cell>
          <table:table-cell office:value-type="float" office:value="4.1724">
            <text:p>4.1724</text:p>
          </table:table-cell>
          <table:table-cell office:value-type="float" office:value="7.012995">
            <text:p>7.012995</text:p>
          </table:table-cell>
          <table:table-cell office:value-type="float" office:value="16.329748">
            <text:p>16.329748</text:p>
          </table:table-cell>
          <table:table-cell office:value-type="float" office:value="338.505529">
            <text:p>338.505529</text:p>
          </table:table-cell>
          <table:table-cell office:value-type="float" office:value="590088">
            <text:p>590088</text:p>
          </table:table-cell>
          <table:table-cell office:value-type="float" office:value="1671773">
            <text:p>1671773</text:p>
          </table:table-cell>
          <table:table-cell office:value-type="float" office:value="1112508">
            <text:p>1112508</text:p>
          </table:table-cell>
          <table:table-cell office:value-type="float" office:value="2230982">
            <text:p>2230982</text:p>
          </table:table-cell>
          <table:table-cell office:value-type="float" office:value="1012528">
            <text:p>1012528</text:p>
          </table:table-cell>
          <table:table-cell office:value-type="float" office:value="1197498">
            <text:p>1197498</text:p>
          </table:table-cell>
          <table:table-cell office:value-type="float" office:value="20956">
            <text:p>20956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0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999">
            <text:p>0.004999</text:p>
          </table:table-cell>
          <table:table-cell table:number-columns-repeated="2"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6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38994">
            <text:p>0.038994</text:p>
          </table:table-cell>
          <table:table-cell office:value-type="float" office:value="0.009999">
            <text:p>0.009999</text:p>
          </table:table-cell>
          <table:table-cell office:value-type="float" office:value="0.026996">
            <text:p>0.026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82">
            <text:p>82</text:p>
          </table:table-cell>
          <table:table-cell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174">
            <text:p>174</text:p>
          </table:table-cell>
          <table:table-cell office:value-type="float" office:value="132">
            <text:p>13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08">
            <text:p>0.008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3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2">
            <text:p>0.00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432946">
            <text:p>500.432946</text:p>
          </table:table-cell>
          <table:table-cell office:value-type="float" office:value="1.725717">
            <text:p>1.725717</text:p>
          </table:table-cell>
          <table:table-cell office:value-type="float" office:value="5.203208">
            <text:p>5.203208</text:p>
          </table:table-cell>
          <table:table-cell office:value-type="float" office:value="0.103986">
            <text:p>0.103986</text:p>
          </table:table-cell>
          <table:table-cell office:value-type="float" office:value="611.383998">
            <text:p>611.383998</text:p>
          </table:table-cell>
          <table:table-cell office:value-type="float" office:value="0.123984">
            <text:p>0.123984</text:p>
          </table:table-cell>
          <table:table-cell office:value-type="float" office:value="11.691174">
            <text:p>11.691174</text:p>
          </table:table-cell>
          <table:table-cell office:value-type="float" office:value="17720">
            <text:p>17720</text:p>
          </table:table-cell>
          <table:table-cell office:value-type="float" office:value="44361">
            <text:p>44361</text:p>
          </table:table-cell>
          <table:table-cell office:value-type="float" office:value="19300">
            <text:p>19300</text:p>
          </table:table-cell>
          <table:table-cell office:value-type="float" office:value="45855">
            <text:p>45855</text:p>
          </table:table-cell>
          <table:table-cell office:value-type="float" office:value="35376">
            <text:p>35376</text:p>
          </table:table-cell>
          <table:table-cell office:value-type="float" office:value="10477">
            <text:p>10477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6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19997">
            <text:p>0.019997</text:p>
          </table:table-cell>
          <table:table-cell office:value-type="float" office:value="0.004999">
            <text:p>0.004999</text:p>
          </table:table-cell>
          <table:table-cell office:value-type="float" office:value="0.011999">
            <text:p>0.011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201976">
            <text:p>500.201976</text:p>
          </table:table-cell>
          <table:table-cell office:value-type="float" office:value="5.065247">
            <text:p>5.065247</text:p>
          </table:table-cell>
          <table:table-cell office:value-type="float" office:value="5.436126">
            <text:p>5.436126</text:p>
          </table:table-cell>
          <table:table-cell office:value-type="float" office:value="0.156969">
            <text:p>0.156969</text:p>
          </table:table-cell>
          <table:table-cell office:value-type="float" office:value="592.793">
            <text:p>592.793</text:p>
          </table:table-cell>
          <table:table-cell office:value-type="float" office:value="0.114977">
            <text:p>0.114977</text:p>
          </table:table-cell>
          <table:table-cell office:value-type="float" office:value="11.325296">
            <text:p>11.325296</text:p>
          </table:table-cell>
          <table:table-cell office:value-type="float" office:value="17692">
            <text:p>17692</text:p>
          </table:table-cell>
          <table:table-cell office:value-type="float" office:value="52994">
            <text:p>52994</text:p>
          </table:table-cell>
          <table:table-cell office:value-type="float" office:value="17924">
            <text:p>17924</text:p>
          </table:table-cell>
          <table:table-cell office:value-type="float" office:value="53481">
            <text:p>53481</text:p>
          </table:table-cell>
          <table:table-cell office:value-type="float" office:value="35316">
            <text:p>35316</text:p>
          </table:table-cell>
          <table:table-cell office:value-type="float" office:value="18161">
            <text:p>18161</text:p>
          </table:table-cell>
          <table:table-cell office:value-type="float" office:value="4">
            <text:p>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3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7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26996">
            <text:p>0.026996</text:p>
          </table:table-cell>
          <table:table-cell office:value-type="float" office:value="0.003">
            <text:p>0.003</text:p>
          </table:table-cell>
          <table:table-cell office:value-type="float" office:value="0.017997">
            <text:p>0.0179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4999">
            <text:p>0.004999</text:p>
          </table:table-cell>
          <table:table-cell office:value-type="float" office:value="65">
            <text:p>65</text:p>
          </table:table-cell>
          <table:table-cell office:value-type="float" office:value="123">
            <text:p>123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8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2.38764">
            <text:p>502.38764</text:p>
          </table:table-cell>
          <table:table-cell office:value-type="float" office:value="2.5206">
            <text:p>2.5206</text:p>
          </table:table-cell>
          <table:table-cell office:value-type="float" office:value="5.422156">
            <text:p>5.422156</text:p>
          </table:table-cell>
          <table:table-cell office:value-type="float" office:value="0.12998">
            <text:p>0.12998</text:p>
          </table:table-cell>
          <table:table-cell office:value-type="float" office:value="607.623984">
            <text:p>607.623984</text:p>
          </table:table-cell>
          <table:table-cell office:value-type="float" office:value="0.108976">
            <text:p>0.108976</text:p>
          </table:table-cell>
          <table:table-cell office:value-type="float" office:value="12.561062">
            <text:p>12.561062</text:p>
          </table:table-cell>
          <table:table-cell office:value-type="float" office:value="17190">
            <text:p>17190</text:p>
          </table:table-cell>
          <table:table-cell office:value-type="float" office:value="45554">
            <text:p>45554</text:p>
          </table:table-cell>
          <table:table-cell office:value-type="float" office:value="26624">
            <text:p>26624</text:p>
          </table:table-cell>
          <table:table-cell office:value-type="float" office:value="61071">
            <text:p>61071</text:p>
          </table:table-cell>
          <table:table-cell office:value-type="float" office:value="34328">
            <text:p>34328</text:p>
          </table:table-cell>
          <table:table-cell office:value-type="float" office:value="26429">
            <text:p>26429</text:p>
          </table:table-cell>
          <table:table-cell office:value-type="float" office:value="314">
            <text:p>31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18997">
            <text:p>0.018997</text:p>
          </table:table-cell>
          <table:table-cell office:value-type="float" office:value="0.003">
            <text:p>0.003</text:p>
          </table:table-cell>
          <table:table-cell office:value-type="float" office:value="0.014">
            <text:p>0.0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8">
            <text:p>0.00299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9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9999">
            <text:p>0.009999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27996">
            <text:p>0.027996</text:p>
          </table:table-cell>
          <table:table-cell office:value-type="float" office:value="0.007">
            <text:p>0.007</text:p>
          </table:table-cell>
          <table:table-cell office:value-type="float" office:value="0.013997">
            <text:p>0.01399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12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.022171">
            <text:p>500.022171</text:p>
          </table:table-cell>
          <table:table-cell office:value-type="float" office:value="23.478699">
            <text:p>23.478699</text:p>
          </table:table-cell>
          <table:table-cell office:value-type="float" office:value="105.838413">
            <text:p>105.838413</text:p>
          </table:table-cell>
          <table:table-cell office:value-type="float" office:value="4.284333">
            <text:p>4.284333</text:p>
          </table:table-cell>
          <table:table-cell office:value-type="float" office:value="7.709813">
            <text:p>7.709813</text:p>
          </table:table-cell>
          <table:table-cell office:value-type="float" office:value="17.762477">
            <text:p>17.762477</text:p>
          </table:table-cell>
          <table:table-cell office:value-type="float" office:value="341.944145">
            <text:p>341.944145</text:p>
          </table:table-cell>
          <table:table-cell office:value-type="float" office:value="629706">
            <text:p>629706</text:p>
          </table:table-cell>
          <table:table-cell office:value-type="float" office:value="1714287">
            <text:p>1714287</text:p>
          </table:table-cell>
          <table:table-cell office:value-type="float" office:value="1129221">
            <text:p>1129221</text:p>
          </table:table-cell>
          <table:table-cell office:value-type="float" office:value="2294248">
            <text:p>2294248</text:p>
          </table:table-cell>
          <table:table-cell office:value-type="float" office:value="1075860">
            <text:p>1075860</text:p>
          </table:table-cell>
          <table:table-cell office:value-type="float" office:value="1195444">
            <text:p>1195444</text:p>
          </table:table-cell>
          <table:table-cell office:value-type="float" office:value="22944">
            <text:p>2294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2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1.067849">
            <text:p>501.067849</text:p>
          </table:table-cell>
          <table:table-cell office:value-type="float" office:value="1.270795">
            <text:p>1.270795</text:p>
          </table:table-cell>
          <table:table-cell office:value-type="float" office:value="5.019262">
            <text:p>5.019262</text:p>
          </table:table-cell>
          <table:table-cell office:value-type="float" office:value="0.090987">
            <text:p>0.090987</text:p>
          </table:table-cell>
          <table:table-cell office:value-type="float" office:value="594.327994">
            <text:p>594.327994</text:p>
          </table:table-cell>
          <table:table-cell office:value-type="float" office:value="0.139985">
            <text:p>0.139985</text:p>
          </table:table-cell>
          <table:table-cell office:value-type="float" office:value="13.340944">
            <text:p>13.340944</text:p>
          </table:table-cell>
          <table:table-cell office:value-type="float" office:value="17022">
            <text:p>17022</text:p>
          </table:table-cell>
          <table:table-cell office:value-type="float" office:value="43227">
            <text:p>43227</text:p>
          </table:table-cell>
          <table:table-cell office:value-type="float" office:value="21306">
            <text:p>21306</text:p>
          </table:table-cell>
          <table:table-cell office:value-type="float" office:value="46837">
            <text:p>46837</text:p>
          </table:table-cell>
          <table:table-cell office:value-type="float" office:value="34008">
            <text:p>34008</text:p>
          </table:table-cell>
          <table:table-cell office:value-type="float" office:value="12428">
            <text:p>12428</text:p>
          </table:table-cell>
          <table:table-cell office:value-type="float" office:value="401">
            <text:p>40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1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71989">
            <text:p>0.071989</text:p>
          </table:table-cell>
          <table:table-cell office:value-type="float" office:value="0.01">
            <text:p>0.01</text:p>
          </table:table-cell>
          <table:table-cell office:value-type="float" office:value="0.05199">
            <text:p>0.051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2999">
            <text:p>0.012999</text:p>
          </table:table-cell>
          <table:table-cell office:value-type="float" office:value="90">
            <text:p>90</text:p>
          </table:table-cell>
          <table:table-cell office:value-type="float" office:value="333">
            <text:p>333</text:p>
          </table:table-cell>
          <table:table-cell office:value-type="float" office:value="218">
            <text:p>218</text:p>
          </table:table-cell>
          <table:table-cell office:value-type="float" office:value="344">
            <text:p>34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3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25996">
            <text:p>0.025996</text:p>
          </table:table-cell>
          <table:table-cell office:value-type="float" office:value="0.003998">
            <text:p>0.003998</text:p>
          </table:table-cell>
          <table:table-cell office:value-type="float" office:value="0.012998">
            <text:p>0.012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090994">
            <text:p>500.090994</text:p>
          </table:table-cell>
          <table:table-cell office:value-type="float" office:value="2.279638">
            <text:p>2.279638</text:p>
          </table:table-cell>
          <table:table-cell office:value-type="float" office:value="5.260179">
            <text:p>5.260179</text:p>
          </table:table-cell>
          <table:table-cell office:value-type="float" office:value="0.146977">
            <text:p>0.146977</text:p>
          </table:table-cell>
          <table:table-cell office:value-type="float" office:value="606.278">
            <text:p>606.278</text:p>
          </table:table-cell>
          <table:table-cell office:value-type="float" office:value="0.101981">
            <text:p>0.101981</text:p>
          </table:table-cell>
          <table:table-cell office:value-type="float" office:value="11.632198">
            <text:p>11.632198</text:p>
          </table:table-cell>
          <table:table-cell office:value-type="float" office:value="16864">
            <text:p>16864</text:p>
          </table:table-cell>
          <table:table-cell office:value-type="float" office:value="58914">
            <text:p>58914</text:p>
          </table:table-cell>
          <table:table-cell office:value-type="float" office:value="16951">
            <text:p>16951</text:p>
          </table:table-cell>
          <table:table-cell office:value-type="float" office:value="59184">
            <text:p>59184</text:p>
          </table:table-cell>
          <table:table-cell office:value-type="float" office:value="33660">
            <text:p>33660</text:p>
          </table:table-cell>
          <table:table-cell office:value-type="float" office:value="25523">
            <text:p>25523</text:p>
          </table:table-cell>
          <table:table-cell office:value-type="float" office:value="1">
            <text:p>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9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3998">
            <text:p>0.013998</text:p>
          </table:table-cell>
          <table:table-cell office:value-type="float" office:value="0">
            <text:p>0</text:p>
          </table:table-cell>
          <table:table-cell office:value-type="float" office:value="0.009999">
            <text:p>0.009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2">
            <text:p>0.002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1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7998">
            <text:p>0.007998</text:p>
          </table:table-cell>
          <table:table-cell office:value-type="float" office:value="0.003999">
            <text:p>0.003999</text:p>
          </table:table-cell>
          <table:table-cell office:value-type="float" office:value="0.006999">
            <text:p>0.00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999">
            <text:p>0.004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10999">
            <text:p>0.010999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2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95986">
            <text:p>0.095986</text:p>
          </table:table-cell>
          <table:table-cell office:value-type="float" office:value="0.033994">
            <text:p>0.033994</text:p>
          </table:table-cell>
          <table:table-cell office:value-type="float" office:value="0.033995">
            <text:p>0.033995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0.023998">
            <text:p>0.023998</text:p>
          </table:table-cell>
          <table:table-cell office:value-type="float" office:value="96">
            <text:p>96</text:p>
          </table:table-cell>
          <table:table-cell office:value-type="float" office:value="261">
            <text:p>261</text:p>
          </table:table-cell>
          <table:table-cell office:value-type="float" office:value="253">
            <text:p>253</text:p>
          </table:table-cell>
          <table:table-cell office:value-type="float" office:value="400">
            <text:p>400</text:p>
          </table:table-cell>
          <table:table-cell office:value-type="float" office:value="176">
            <text:p>176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0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1.66076">
            <text:p>501.66076</text:p>
          </table:table-cell>
          <table:table-cell office:value-type="float" office:value="2.665583">
            <text:p>2.665583</text:p>
          </table:table-cell>
          <table:table-cell office:value-type="float" office:value="4.852266">
            <text:p>4.852266</text:p>
          </table:table-cell>
          <table:table-cell office:value-type="float" office:value="0.139984">
            <text:p>0.139984</text:p>
          </table:table-cell>
          <table:table-cell office:value-type="float" office:value="622.015993">
            <text:p>622.015993</text:p>
          </table:table-cell>
          <table:table-cell office:value-type="float" office:value="0.108981">
            <text:p>0.108981</text:p>
          </table:table-cell>
          <table:table-cell office:value-type="float" office:value="11.083318">
            <text:p>11.083318</text:p>
          </table:table-cell>
          <table:table-cell office:value-type="float" office:value="17576">
            <text:p>17576</text:p>
          </table:table-cell>
          <table:table-cell office:value-type="float" office:value="54172">
            <text:p>54172</text:p>
          </table:table-cell>
          <table:table-cell office:value-type="float" office:value="22442">
            <text:p>22442</text:p>
          </table:table-cell>
          <table:table-cell office:value-type="float" office:value="61174">
            <text:p>61174</text:p>
          </table:table-cell>
          <table:table-cell office:value-type="float" office:value="35088">
            <text:p>35088</text:p>
          </table:table-cell>
          <table:table-cell office:value-type="float" office:value="25732">
            <text:p>25732</text:p>
          </table:table-cell>
          <table:table-cell office:value-type="float" office:value="354">
            <text:p>35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16998">
            <text:p>0.016998</text:p>
          </table:table-cell>
          <table:table-cell office:value-type="float" office:value="0.004">
            <text:p>0.004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162977">
            <text:p>500.162977</text:p>
          </table:table-cell>
          <table:table-cell office:value-type="float" office:value="1.07286">
            <text:p>1.07286</text:p>
          </table:table-cell>
          <table:table-cell office:value-type="float" office:value="4.570286">
            <text:p>4.570286</text:p>
          </table:table-cell>
          <table:table-cell office:value-type="float" office:value="0.071991">
            <text:p>0.071991</text:p>
          </table:table-cell>
          <table:table-cell office:value-type="float" office:value="597.090999">
            <text:p>597.090999</text:p>
          </table:table-cell>
          <table:table-cell office:value-type="float" office:value="0.093984">
            <text:p>0.093984</text:p>
          </table:table-cell>
          <table:table-cell office:value-type="float" office:value="11.260294">
            <text:p>11.260294</text:p>
          </table:table-cell>
          <table:table-cell office:value-type="float" office:value="16896">
            <text:p>16896</text:p>
          </table:table-cell>
          <table:table-cell office:value-type="float" office:value="42292">
            <text:p>42292</text:p>
          </table:table-cell>
          <table:table-cell office:value-type="float" office:value="17665">
            <text:p>17665</text:p>
          </table:table-cell>
          <table:table-cell office:value-type="float" office:value="42992">
            <text:p>42992</text:p>
          </table:table-cell>
          <table:table-cell office:value-type="float" office:value="33728">
            <text:p>33728</text:p>
          </table:table-cell>
          <table:table-cell office:value-type="float" office:value="9263">
            <text:p>9263</text:p>
          </table:table-cell>
          <table:table-cell office:value-type="float" office:value="1">
            <text:p>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9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166975">
            <text:p>0.166975</text:p>
          </table:table-cell>
          <table:table-cell office:value-type="float" office:value="0.040991">
            <text:p>0.040991</text:p>
          </table:table-cell>
          <table:table-cell office:value-type="float" office:value="0.070994">
            <text:p>0.070994</text:p>
          </table:table-cell>
          <table:table-cell office:value-type="float" office:value="0.004998">
            <text:p>0.004998</text:p>
          </table:table-cell>
          <table:table-cell office:value-type="float" office:value="0.004999">
            <text:p>0.004999</text:p>
          </table:table-cell>
          <table:table-cell office:value-type="float" office:value="0.009997">
            <text:p>0.009997</text:p>
          </table:table-cell>
          <table:table-cell office:value-type="float" office:value="0.045994">
            <text:p>0.045994</text:p>
          </table:table-cell>
          <table:table-cell office:value-type="float" office:value="150">
            <text:p>150</text:p>
          </table:table-cell>
          <table:table-cell office:value-type="float" office:value="1010">
            <text:p>1010</text:p>
          </table:table-cell>
          <table:table-cell office:value-type="float" office:value="551">
            <text:p>551</text:p>
          </table:table-cell>
          <table:table-cell office:value-type="float" office:value="1020">
            <text:p>1020</text:p>
          </table:table-cell>
          <table:table-cell office:value-type="float" office:value="268">
            <text:p>268</text:p>
          </table:table-cell>
          <table:table-cell office:value-type="float" office:value="669">
            <text:p>669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9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0.016449">
            <text:p>500.016449</text:p>
          </table:table-cell>
          <table:table-cell office:value-type="float" office:value="43.95043">
            <text:p>43.95043</text:p>
          </table:table-cell>
          <table:table-cell office:value-type="float" office:value="111.9986">
            <text:p>111.9986</text:p>
          </table:table-cell>
          <table:table-cell office:value-type="float" office:value="3.391556">
            <text:p>3.391556</text:p>
          </table:table-cell>
          <table:table-cell office:value-type="float" office:value="7.377067">
            <text:p>7.377067</text:p>
          </table:table-cell>
          <table:table-cell office:value-type="float" office:value="19.482523">
            <text:p>19.482523</text:p>
          </table:table-cell>
          <table:table-cell office:value-type="float" office:value="310.022203">
            <text:p>310.022203</text:p>
          </table:table-cell>
          <table:table-cell office:value-type="float" office:value="843216">
            <text:p>843216</text:p>
          </table:table-cell>
          <table:table-cell office:value-type="float" office:value="1422525">
            <text:p>1422525</text:p>
          </table:table-cell>
          <table:table-cell office:value-type="float" office:value="1052831">
            <text:p>1052831</text:p>
          </table:table-cell>
          <table:table-cell office:value-type="float" office:value="2049768">
            <text:p>2049768</text:p>
          </table:table-cell>
          <table:table-cell office:value-type="float" office:value="1140816">
            <text:p>1140816</text:p>
          </table:table-cell>
          <table:table-cell office:value-type="float" office:value="886218">
            <text:p>886218</text:p>
          </table:table-cell>
          <table:table-cell office:value-type="float" office:value="22734">
            <text:p>2273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29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2998">
            <text:p>0.012998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2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5999">
            <text:p>0.005999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6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28996">
            <text:p>0.028996</text:p>
          </table:table-cell>
          <table:table-cell office:value-type="float" office:value="0.001">
            <text:p>0.001</text:p>
          </table:table-cell>
          <table:table-cell office:value-type="float" office:value="0.025996">
            <text:p>0.025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7999">
            <text:p>0.007999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83">
            <text:p>1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4">
            <text:p>0.0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1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582912">
            <text:p>0.582912</text:p>
          </table:table-cell>
          <table:table-cell office:value-type="float" office:value="0.103984">
            <text:p>0.103984</text:p>
          </table:table-cell>
          <table:table-cell office:value-type="float" office:value="0.040995">
            <text:p>0.040995</text:p>
          </table:table-cell>
          <table:table-cell office:value-type="float" office:value="0.004998">
            <text:p>0.004998</text:p>
          </table:table-cell>
          <table:table-cell office:value-type="float" office:value="0.007999">
            <text:p>0.007999</text:p>
          </table:table-cell>
          <table:table-cell office:value-type="float" office:value="0">
            <text:p>0</text:p>
          </table:table-cell>
          <table:table-cell office:value-type="float" office:value="0.401942">
            <text:p>0.401942</text:p>
          </table:table-cell>
          <table:table-cell office:value-type="float" office:value="142">
            <text:p>142</text:p>
          </table:table-cell>
          <table:table-cell office:value-type="float" office:value="587">
            <text:p>587</text:p>
          </table:table-cell>
          <table:table-cell office:value-type="float" office:value="1445">
            <text:p>1445</text:p>
          </table:table-cell>
          <table:table-cell office:value-type="float" office:value="2011">
            <text:p>2011</text:p>
          </table:table-cell>
          <table:table-cell office:value-type="float" office:value="224">
            <text:p>224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37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0.224972">
            <text:p>500.224972</text:p>
          </table:table-cell>
          <table:table-cell office:value-type="float" office:value="1.603748">
            <text:p>1.603748</text:p>
          </table:table-cell>
          <table:table-cell office:value-type="float" office:value="7.423837">
            <text:p>7.423837</text:p>
          </table:table-cell>
          <table:table-cell office:value-type="float" office:value="0.089986">
            <text:p>0.089986</text:p>
          </table:table-cell>
          <table:table-cell office:value-type="float" office:value="626.352997">
            <text:p>626.352997</text:p>
          </table:table-cell>
          <table:table-cell office:value-type="float" office:value="0.097984">
            <text:p>0.097984</text:p>
          </table:table-cell>
          <table:table-cell office:value-type="float" office:value="11.40819">
            <text:p>11.40819</text:p>
          </table:table-cell>
          <table:table-cell office:value-type="float" office:value="17054">
            <text:p>17054</text:p>
          </table:table-cell>
          <table:table-cell office:value-type="float" office:value="42666">
            <text:p>42666</text:p>
          </table:table-cell>
          <table:table-cell office:value-type="float" office:value="17896">
            <text:p>17896</text:p>
          </table:table-cell>
          <table:table-cell office:value-type="float" office:value="43460">
            <text:p>43460</text:p>
          </table:table-cell>
          <table:table-cell office:value-type="float" office:value="34052">
            <text:p>34052</text:p>
          </table:table-cell>
          <table:table-cell office:value-type="float" office:value="9406">
            <text:p>9406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0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8997">
            <text:p>0.018997</text:p>
          </table:table-cell>
          <table:table-cell office:value-type="float" office:value="0.003">
            <text:p>0.003</text:p>
          </table:table-cell>
          <table:table-cell office:value-type="float" office:value="0.011998">
            <text:p>0.01199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998">
            <text:p>0.002998</text:p>
          </table:table-cell>
          <table:table-cell office:value-type="float" office:value="0.002">
            <text:p>0.002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6999">
            <text:p>0.006999</text:p>
          </table:table-cell>
          <table:table-cell office:value-type="float" office:value="0.001999">
            <text:p>0.001999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29996">
            <text:p>0.029996</text:p>
          </table:table-cell>
          <table:table-cell office:value-type="float" office:value="0.001">
            <text:p>0.001</text:p>
          </table:table-cell>
          <table:table-cell office:value-type="float" office:value="0.022996">
            <text:p>0.022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4">
            <text:p>0.004</text:p>
          </table:table-cell>
          <table:table-cell office:value-type="float" office:value="63">
            <text:p>63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4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8997">
            <text:p>0.018997</text:p>
          </table:table-cell>
          <table:table-cell office:value-type="float" office:value="0.003">
            <text:p>0.003</text:p>
          </table:table-cell>
          <table:table-cell office:value-type="float" office:value="0.014997">
            <text:p>0.014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4.05139">
            <text:p>504.05139</text:p>
          </table:table-cell>
          <table:table-cell office:value-type="float" office:value="1.403764">
            <text:p>1.403764</text:p>
          </table:table-cell>
          <table:table-cell office:value-type="float" office:value="5.533167">
            <text:p>5.533167</text:p>
          </table:table-cell>
          <table:table-cell office:value-type="float" office:value="0.160981">
            <text:p>0.160981</text:p>
          </table:table-cell>
          <table:table-cell office:value-type="float" office:value="582.033968">
            <text:p>582.033968</text:p>
          </table:table-cell>
          <table:table-cell office:value-type="float" office:value="0.147985">
            <text:p>0.147985</text:p>
          </table:table-cell>
          <table:table-cell office:value-type="float" office:value="13.53298">
            <text:p>13.53298</text:p>
          </table:table-cell>
          <table:table-cell office:value-type="float" office:value="18154">
            <text:p>18154</text:p>
          </table:table-cell>
          <table:table-cell office:value-type="float" office:value="47999">
            <text:p>47999</text:p>
          </table:table-cell>
          <table:table-cell office:value-type="float" office:value="40413">
            <text:p>40413</text:p>
          </table:table-cell>
          <table:table-cell office:value-type="float" office:value="67662">
            <text:p>67662</text:p>
          </table:table-cell>
          <table:table-cell office:value-type="float" office:value="36268">
            <text:p>36268</text:p>
          </table:table-cell>
          <table:table-cell office:value-type="float" office:value="30381">
            <text:p>30381</text:p>
          </table:table-cell>
          <table:table-cell office:value-type="float" office:value="1013">
            <text:p>101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8999">
            <text:p>0.008999</text:p>
          </table:table-cell>
          <table:table-cell office:value-type="float" office:value="0.003">
            <text:p>0.003</text:p>
          </table:table-cell>
          <table:table-cell office:value-type="float" office:value="0.001999">
            <text:p>0.001999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9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8712">
            <text:p>500.08712</text:p>
          </table:table-cell>
          <table:table-cell office:value-type="float" office:value="37.876634">
            <text:p>37.876634</text:p>
          </table:table-cell>
          <table:table-cell office:value-type="float" office:value="97.613332">
            <text:p>97.613332</text:p>
          </table:table-cell>
          <table:table-cell office:value-type="float" office:value="4.079377">
            <text:p>4.079377</text:p>
          </table:table-cell>
          <table:table-cell office:value-type="float" office:value="7.359957">
            <text:p>7.359957</text:p>
          </table:table-cell>
          <table:table-cell office:value-type="float" office:value="17.0487">
            <text:p>17.0487</text:p>
          </table:table-cell>
          <table:table-cell office:value-type="float" office:value="334.359029">
            <text:p>334.359029</text:p>
          </table:table-cell>
          <table:table-cell office:value-type="float" office:value="636170">
            <text:p>636170</text:p>
          </table:table-cell>
          <table:table-cell office:value-type="float" office:value="1672609">
            <text:p>1672609</text:p>
          </table:table-cell>
          <table:table-cell office:value-type="float" office:value="1099339">
            <text:p>1099339</text:p>
          </table:table-cell>
          <table:table-cell office:value-type="float" office:value="2236828">
            <text:p>2236828</text:p>
          </table:table-cell>
          <table:table-cell office:value-type="float" office:value="1032056">
            <text:p>1032056</text:p>
          </table:table-cell>
          <table:table-cell office:value-type="float" office:value="1182928">
            <text:p>1182928</text:p>
          </table:table-cell>
          <table:table-cell office:value-type="float" office:value="21844">
            <text:p>2184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55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60991">
            <text:p>0.060991</text:p>
          </table:table-cell>
          <table:table-cell office:value-type="float" office:value="0.019996">
            <text:p>0.019996</text:p>
          </table:table-cell>
          <table:table-cell office:value-type="float" office:value="0.026998">
            <text:p>0.026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1997">
            <text:p>0.011997</text:p>
          </table:table-cell>
          <table:table-cell office:value-type="float" office:value="62">
            <text:p>62</text:p>
          </table:table-cell>
          <table:table-cell office:value-type="float" office:value="136">
            <text:p>136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0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2999">
            <text:p>0.002999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3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9999">
            <text:p>0.009999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2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6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3.9504">
            <text:p>503.9504</text:p>
          </table:table-cell>
          <table:table-cell office:value-type="float" office:value="2.7066">
            <text:p>2.7066</text:p>
          </table:table-cell>
          <table:table-cell office:value-type="float" office:value="5.560164">
            <text:p>5.560164</text:p>
          </table:table-cell>
          <table:table-cell office:value-type="float" office:value="0.154974">
            <text:p>0.154974</text:p>
          </table:table-cell>
          <table:table-cell office:value-type="float" office:value="609.195962">
            <text:p>609.195962</text:p>
          </table:table-cell>
          <table:table-cell office:value-type="float" office:value="0.142986">
            <text:p>0.142986</text:p>
          </table:table-cell>
          <table:table-cell office:value-type="float" office:value="14.39885">
            <text:p>14.39885</text:p>
          </table:table-cell>
          <table:table-cell office:value-type="float" office:value="17144">
            <text:p>17144</text:p>
          </table:table-cell>
          <table:table-cell office:value-type="float" office:value="44403">
            <text:p>44403</text:p>
          </table:table-cell>
          <table:table-cell office:value-type="float" office:value="34114">
            <text:p>34114</text:p>
          </table:table-cell>
          <table:table-cell office:value-type="float" office:value="59892">
            <text:p>59892</text:p>
          </table:table-cell>
          <table:table-cell office:value-type="float" office:value="34256">
            <text:p>34256</text:p>
          </table:table-cell>
          <table:table-cell office:value-type="float" office:value="24817">
            <text:p>24817</text:p>
          </table:table-cell>
          <table:table-cell office:value-type="float" office:value="819">
            <text:p>819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2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33995">
            <text:p>0.033995</text:p>
          </table:table-cell>
          <table:table-cell office:value-type="float" office:value="0.011997">
            <text:p>0.011997</text:p>
          </table:table-cell>
          <table:table-cell office:value-type="float" office:value="0.017998">
            <text:p>0.01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2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110983">
            <text:p>0.110983</text:p>
          </table:table-cell>
          <table:table-cell office:value-type="float" office:value="0.044996">
            <text:p>0.044996</text:p>
          </table:table-cell>
          <table:table-cell office:value-type="float" office:value="0.044991">
            <text:p>0.044991</text:p>
          </table:table-cell>
          <table:table-cell office:value-type="float" office:value="0.000999">
            <text:p>0.00099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18998">
            <text:p>0.018998</text:p>
          </table:table-cell>
          <table:table-cell office:value-type="float" office:value="102">
            <text:p>102</text:p>
          </table:table-cell>
          <table:table-cell office:value-type="float" office:value="460">
            <text:p>460</text:p>
          </table:table-cell>
          <table:table-cell office:value-type="float" office:value="204">
            <text:p>204</text:p>
          </table:table-cell>
          <table:table-cell office:value-type="float" office:value="519">
            <text:p>519</text:p>
          </table:table-cell>
          <table:table-cell office:value-type="float" office:value="168">
            <text:p>168</text:p>
          </table:table-cell>
          <table:table-cell office:value-type="float" office:value="347">
            <text:p>34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9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9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5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1999">
            <text:p>0.011999</text:p>
          </table:table-cell>
          <table:table-cell office:value-type="float" office:value="0.003999">
            <text:p>0.003999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7998">
            <text:p>0.017998</text:p>
          </table:table-cell>
          <table:table-cell office:value-type="float" office:value="0.002">
            <text:p>0.002</text:p>
          </table:table-cell>
          <table:table-cell office:value-type="float" office:value="0.013999">
            <text:p>0.013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3">
            <text:p>0.003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40972">
            <text:p>500.040972</text:p>
          </table:table-cell>
          <table:table-cell office:value-type="float" office:value="34.763815">
            <text:p>34.763815</text:p>
          </table:table-cell>
          <table:table-cell office:value-type="float" office:value="109.138655">
            <text:p>109.138655</text:p>
          </table:table-cell>
          <table:table-cell office:value-type="float" office:value="4.259414">
            <text:p>4.259414</text:p>
          </table:table-cell>
          <table:table-cell office:value-type="float" office:value="7.660033">
            <text:p>7.660033</text:p>
          </table:table-cell>
          <table:table-cell office:value-type="float" office:value="18.190572">
            <text:p>18.190572</text:p>
          </table:table-cell>
          <table:table-cell office:value-type="float" office:value="326.044908">
            <text:p>326.044908</text:p>
          </table:table-cell>
          <table:table-cell office:value-type="float" office:value="758244">
            <text:p>758244</text:p>
          </table:table-cell>
          <table:table-cell office:value-type="float" office:value="1646913">
            <text:p>1646913</text:p>
          </table:table-cell>
          <table:table-cell office:value-type="float" office:value="1020762">
            <text:p>1020762</text:p>
          </table:table-cell>
          <table:table-cell office:value-type="float" office:value="2298284">
            <text:p>2298284</text:p>
          </table:table-cell>
          <table:table-cell office:value-type="float" office:value="1130928">
            <text:p>1130928</text:p>
          </table:table-cell>
          <table:table-cell office:value-type="float" office:value="1157717">
            <text:p>1157717</text:p>
          </table:table-cell>
          <table:table-cell office:value-type="float" office:value="9639">
            <text:p>9639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21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56992">
            <text:p>0.056992</text:p>
          </table:table-cell>
          <table:table-cell office:value-type="float" office:value="0.008999">
            <text:p>0.008999</text:p>
          </table:table-cell>
          <table:table-cell office:value-type="float" office:value="0.035995">
            <text:p>0.035995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999">
            <text:p>0.004999</text:p>
          </table:table-cell>
          <table:table-cell office:value-type="float" office:value="0.009999">
            <text:p>0.009999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134">
            <text:p>134</text:p>
          </table:table-cell>
          <table:table-cell office:value-type="float" office:value="246">
            <text:p>246</text:p>
          </table:table-cell>
          <table:table-cell office:value-type="float" office:value="148">
            <text:p>148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0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1.27881">
            <text:p>501.27881</text:p>
          </table:table-cell>
          <table:table-cell office:value-type="float" office:value="2.269679">
            <text:p>2.269679</text:p>
          </table:table-cell>
          <table:table-cell office:value-type="float" office:value="5.049256">
            <text:p>5.049256</text:p>
          </table:table-cell>
          <table:table-cell office:value-type="float" office:value="0.150969">
            <text:p>0.150969</text:p>
          </table:table-cell>
          <table:table-cell office:value-type="float" office:value="589.211993">
            <text:p>589.211993</text:p>
          </table:table-cell>
          <table:table-cell office:value-type="float" office:value="0.140975">
            <text:p>0.140975</text:p>
          </table:table-cell>
          <table:table-cell office:value-type="float" office:value="11.124347">
            <text:p>11.124347</text:p>
          </table:table-cell>
          <table:table-cell office:value-type="float" office:value="17954">
            <text:p>17954</text:p>
          </table:table-cell>
          <table:table-cell office:value-type="float" office:value="54921">
            <text:p>54921</text:p>
          </table:table-cell>
          <table:table-cell office:value-type="float" office:value="21804">
            <text:p>21804</text:p>
          </table:table-cell>
          <table:table-cell office:value-type="float" office:value="59496">
            <text:p>59496</text:p>
          </table:table-cell>
          <table:table-cell office:value-type="float" office:value="35848">
            <text:p>35848</text:p>
          </table:table-cell>
          <table:table-cell office:value-type="float" office:value="23303">
            <text:p>23303</text:p>
          </table:table-cell>
          <table:table-cell office:value-type="float" office:value="345">
            <text:p>34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5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office:value-type="float" office:value="0.008999">
            <text:p>0.008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2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05189">
            <text:p>500.005189</text:p>
          </table:table-cell>
          <table:table-cell office:value-type="float" office:value="40.910104">
            <text:p>40.910104</text:p>
          </table:table-cell>
          <table:table-cell office:value-type="float" office:value="104.403567">
            <text:p>104.403567</text:p>
          </table:table-cell>
          <table:table-cell office:value-type="float" office:value="3.489561">
            <text:p>3.489561</text:p>
          </table:table-cell>
          <table:table-cell office:value-type="float" office:value="6.757174">
            <text:p>6.757174</text:p>
          </table:table-cell>
          <table:table-cell office:value-type="float" office:value="18.171658">
            <text:p>18.171658</text:p>
          </table:table-cell>
          <table:table-cell office:value-type="float" office:value="320.179201">
            <text:p>320.179201</text:p>
          </table:table-cell>
          <table:table-cell office:value-type="float" office:value="821446">
            <text:p>821446</text:p>
          </table:table-cell>
          <table:table-cell office:value-type="float" office:value="1380074">
            <text:p>1380074</text:p>
          </table:table-cell>
          <table:table-cell office:value-type="float" office:value="1009114">
            <text:p>1009114</text:p>
          </table:table-cell>
          <table:table-cell office:value-type="float" office:value="2086226">
            <text:p>2086226</text:p>
          </table:table-cell>
          <table:table-cell office:value-type="float" office:value="1114804">
            <text:p>1114804</text:p>
          </table:table-cell>
          <table:table-cell office:value-type="float" office:value="959420">
            <text:p>959420</text:p>
          </table:table-cell>
          <table:table-cell office:value-type="float" office:value="12002">
            <text:p>1200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0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9999">
            <text:p>0.009999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999">
            <text:p>0.00399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1.66975">
            <text:p>501.66975</text:p>
          </table:table-cell>
          <table:table-cell office:value-type="float" office:value="1.502766">
            <text:p>1.502766</text:p>
          </table:table-cell>
          <table:table-cell office:value-type="float" office:value="5.011249">
            <text:p>5.011249</text:p>
          </table:table-cell>
          <table:table-cell office:value-type="float" office:value="0.172973">
            <text:p>0.172973</text:p>
          </table:table-cell>
          <table:table-cell office:value-type="float" office:value="588.035987">
            <text:p>588.035987</text:p>
          </table:table-cell>
          <table:table-cell office:value-type="float" office:value="0.115977">
            <text:p>0.115977</text:p>
          </table:table-cell>
          <table:table-cell office:value-type="float" office:value="11.533299">
            <text:p>11.533299</text:p>
          </table:table-cell>
          <table:table-cell office:value-type="float" office:value="17852">
            <text:p>17852</text:p>
          </table:table-cell>
          <table:table-cell office:value-type="float" office:value="55849">
            <text:p>55849</text:p>
          </table:table-cell>
          <table:table-cell office:value-type="float" office:value="25134">
            <text:p>25134</text:p>
          </table:table-cell>
          <table:table-cell office:value-type="float" office:value="68294">
            <text:p>68294</text:p>
          </table:table-cell>
          <table:table-cell office:value-type="float" office:value="35652">
            <text:p>35652</text:p>
          </table:table-cell>
          <table:table-cell office:value-type="float" office:value="32353">
            <text:p>32353</text:p>
          </table:table-cell>
          <table:table-cell office:value-type="float" office:value="289">
            <text:p>289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8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00.138987">
            <text:p>500.138987</text:p>
          </table:table-cell>
          <table:table-cell office:value-type="float" office:value="1.940704">
            <text:p>1.940704</text:p>
          </table:table-cell>
          <table:table-cell office:value-type="float" office:value="4.774247">
            <text:p>4.774247</text:p>
          </table:table-cell>
          <table:table-cell office:value-type="float" office:value="0.144989">
            <text:p>0.144989</text:p>
          </table:table-cell>
          <table:table-cell office:value-type="float" office:value="598.219">
            <text:p>598.219</text:p>
          </table:table-cell>
          <table:table-cell office:value-type="float" office:value="0.102986">
            <text:p>0.102986</text:p>
          </table:table-cell>
          <table:table-cell office:value-type="float" office:value="11.818196">
            <text:p>11.818196</text:p>
          </table:table-cell>
          <table:table-cell office:value-type="float" office:value="16918">
            <text:p>16918</text:p>
          </table:table-cell>
          <table:table-cell office:value-type="float" office:value="59111">
            <text:p>59111</text:p>
          </table:table-cell>
          <table:table-cell office:value-type="float" office:value="17149">
            <text:p>17149</text:p>
          </table:table-cell>
          <table:table-cell office:value-type="float" office:value="59510">
            <text:p>59510</text:p>
          </table:table-cell>
          <table:table-cell office:value-type="float" office:value="33776">
            <text:p>33776</text:p>
          </table:table-cell>
          <table:table-cell office:value-type="float" office:value="25732">
            <text:p>25732</text:p>
          </table:table-cell>
          <table:table-cell office:value-type="float" office:value="2">
            <text:p>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8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27996">
            <text:p>0.027996</text:p>
          </table:table-cell>
          <table:table-cell office:value-type="float" office:value="0.009999">
            <text:p>0.009999</text:p>
          </table:table-cell>
          <table:table-cell office:value-type="float" office:value="0.011998">
            <text:p>0.011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2999">
            <text:p>0.002999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8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999">
            <text:p>0.002999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9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1999">
            <text:p>0.011999</text:p>
          </table:table-cell>
          <table:table-cell office:value-type="float" office:value="0.001">
            <text:p>0.001</text:p>
          </table:table-cell>
          <table:table-cell office:value-type="float" office:value="0.007999">
            <text:p>0.007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9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38994">
            <text:p>0.038994</text:p>
          </table:table-cell>
          <table:table-cell office:value-type="float" office:value="0.007997">
            <text:p>0.007997</text:p>
          </table:table-cell>
          <table:table-cell office:value-type="float" office:value="0.024998">
            <text:p>0.024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4999">
            <text:p>0.004999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8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4999">
            <text:p>0.004999</text:p>
          </table:table-cell>
          <table:table-cell office:value-type="float" office:value="0.001999">
            <text:p>0.001999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3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196978">
            <text:p>500.196978</text:p>
          </table:table-cell>
          <table:table-cell office:value-type="float" office:value="2.380628">
            <text:p>2.380628</text:p>
          </table:table-cell>
          <table:table-cell office:value-type="float" office:value="4.802306">
            <text:p>4.802306</text:p>
          </table:table-cell>
          <table:table-cell office:value-type="float" office:value="0.105982">
            <text:p>0.105982</text:p>
          </table:table-cell>
          <table:table-cell office:value-type="float" office:value="611.788">
            <text:p>611.788</text:p>
          </table:table-cell>
          <table:table-cell office:value-type="float" office:value="0.100984">
            <text:p>0.100984</text:p>
          </table:table-cell>
          <table:table-cell office:value-type="float" office:value="12.674994">
            <text:p>12.674994</text:p>
          </table:table-cell>
          <table:table-cell office:value-type="float" office:value="16838">
            <text:p>16838</text:p>
          </table:table-cell>
          <table:table-cell office:value-type="float" office:value="50500">
            <text:p>50500</text:p>
          </table:table-cell>
          <table:table-cell office:value-type="float" office:value="17272">
            <text:p>17272</text:p>
          </table:table-cell>
          <table:table-cell office:value-type="float" office:value="51358">
            <text:p>51358</text:p>
          </table:table-cell>
          <table:table-cell office:value-type="float" office:value="33608">
            <text:p>33608</text:p>
          </table:table-cell>
          <table:table-cell office:value-type="float" office:value="17745">
            <text:p>17745</text:p>
          </table:table-cell>
          <table:table-cell office:value-type="float" office:value="5">
            <text:p>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1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6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217976">
            <text:p>500.217976</text:p>
          </table:table-cell>
          <table:table-cell office:value-type="float" office:value="2.13868">
            <text:p>2.13868</text:p>
          </table:table-cell>
          <table:table-cell office:value-type="float" office:value="4.901246">
            <text:p>4.901246</text:p>
          </table:table-cell>
          <table:table-cell office:value-type="float" office:value="0.077993">
            <text:p>0.077993</text:p>
          </table:table-cell>
          <table:table-cell office:value-type="float" office:value="631.055">
            <text:p>631.055</text:p>
          </table:table-cell>
          <table:table-cell office:value-type="float" office:value="0.126981">
            <text:p>0.126981</text:p>
          </table:table-cell>
          <table:table-cell office:value-type="float" office:value="13.603891">
            <text:p>13.603891</text:p>
          </table:table-cell>
          <table:table-cell office:value-type="float" office:value="16976">
            <text:p>16976</text:p>
          </table:table-cell>
          <table:table-cell office:value-type="float" office:value="42556">
            <text:p>42556</text:p>
          </table:table-cell>
          <table:table-cell office:value-type="float" office:value="17492">
            <text:p>17492</text:p>
          </table:table-cell>
          <table:table-cell office:value-type="float" office:value="42991">
            <text:p>42991</text:p>
          </table:table-cell>
          <table:table-cell office:value-type="float" office:value="33888">
            <text:p>33888</text:p>
          </table:table-cell>
          <table:table-cell office:value-type="float" office:value="9098">
            <text:p>9098</text:p>
          </table:table-cell>
          <table:table-cell office:value-type="float" office:value="5">
            <text:p>5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51996">
            <text:p>500.051996</text:p>
          </table:table-cell>
          <table:table-cell office:value-type="float" office:value="0.869852">
            <text:p>0.869852</text:p>
          </table:table-cell>
          <table:table-cell office:value-type="float" office:value="4.527289">
            <text:p>4.527289</text:p>
          </table:table-cell>
          <table:table-cell office:value-type="float" office:value="0.083984">
            <text:p>0.083984</text:p>
          </table:table-cell>
          <table:table-cell office:value-type="float" office:value="648.419">
            <text:p>648.419</text:p>
          </table:table-cell>
          <table:table-cell office:value-type="float" office:value="0.092992">
            <text:p>0.092992</text:p>
          </table:table-cell>
          <table:table-cell office:value-type="float" office:value="10.583398">
            <text:p>10.583398</text:p>
          </table:table-cell>
          <table:table-cell office:value-type="float" office:value="17236">
            <text:p>17236</text:p>
          </table:table-cell>
          <table:table-cell office:value-type="float" office:value="43054">
            <text:p>43054</text:p>
          </table:table-cell>
          <table:table-cell office:value-type="float" office:value="17309">
            <text:p>17309</text:p>
          </table:table-cell>
          <table:table-cell office:value-type="float" office:value="43156">
            <text:p>43156</text:p>
          </table:table-cell>
          <table:table-cell office:value-type="float" office:value="34432">
            <text:p>34432</text:p>
          </table:table-cell>
          <table:table-cell office:value-type="float" office:value="8721">
            <text:p>8721</text:p>
          </table:table-cell>
          <table:table-cell office:value-type="float" office:value="3">
            <text:p>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0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7">
            <text:p>0.007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22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9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00.035095">
            <text:p>500.035095</text:p>
          </table:table-cell>
          <table:table-cell office:value-type="float" office:value="60.325692">
            <text:p>60.325692</text:p>
          </table:table-cell>
          <table:table-cell office:value-type="float" office:value="101.480424">
            <text:p>101.480424</text:p>
          </table:table-cell>
          <table:table-cell office:value-type="float" office:value="3.727496">
            <text:p>3.727496</text:p>
          </table:table-cell>
          <table:table-cell office:value-type="float" office:value="6.6031">
            <text:p>6.6031</text:p>
          </table:table-cell>
          <table:table-cell office:value-type="float" office:value="17.243827">
            <text:p>17.243827</text:p>
          </table:table-cell>
          <table:table-cell office:value-type="float" office:value="303.442539">
            <text:p>303.442539</text:p>
          </table:table-cell>
          <table:table-cell office:value-type="float" office:value="792618">
            <text:p>792618</text:p>
          </table:table-cell>
          <table:table-cell office:value-type="float" office:value="1476855">
            <text:p>1476855</text:p>
          </table:table-cell>
          <table:table-cell office:value-type="float" office:value="976818">
            <text:p>976818</text:p>
          </table:table-cell>
          <table:table-cell office:value-type="float" office:value="2188577">
            <text:p>2188577</text:p>
          </table:table-cell>
          <table:table-cell office:value-type="float" office:value="1093332">
            <text:p>1093332</text:p>
          </table:table-cell>
          <table:table-cell office:value-type="float" office:value="1077677">
            <text:p>1077677</text:p>
          </table:table-cell>
          <table:table-cell office:value-type="float" office:value="17568">
            <text:p>1756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40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3998">
            <text:p>0.013998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5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10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7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2997">
            <text:p>0.022997</text:p>
          </table:table-cell>
          <table:table-cell office:value-type="float" office:value="0.005">
            <text:p>0.005</text:p>
          </table:table-cell>
          <table:table-cell office:value-type="float" office:value="0.011998">
            <text:p>0.011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4">
            <text:p>0.004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3998">
            <text:p>0.013998</text:p>
          </table:table-cell>
          <table:table-cell office:value-type="float" office:value="0.002999">
            <text:p>0.002999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9">
            <text:p>0.002999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1.24381">
            <text:p>501.24381</text:p>
          </table:table-cell>
          <table:table-cell office:value-type="float" office:value="1.298807">
            <text:p>1.298807</text:p>
          </table:table-cell>
          <table:table-cell office:value-type="float" office:value="7.810852">
            <text:p>7.810852</text:p>
          </table:table-cell>
          <table:table-cell office:value-type="float" office:value="0.113988">
            <text:p>0.113988</text:p>
          </table:table-cell>
          <table:table-cell office:value-type="float" office:value="588.642989">
            <text:p>588.642989</text:p>
          </table:table-cell>
          <table:table-cell office:value-type="float" office:value="0.12598">
            <text:p>0.12598</text:p>
          </table:table-cell>
          <table:table-cell office:value-type="float" office:value="11.885219">
            <text:p>11.885219</text:p>
          </table:table-cell>
          <table:table-cell office:value-type="float" office:value="17706">
            <text:p>17706</text:p>
          </table:table-cell>
          <table:table-cell office:value-type="float" office:value="45119">
            <text:p>45119</text:p>
          </table:table-cell>
          <table:table-cell office:value-type="float" office:value="23477">
            <text:p>23477</text:p>
          </table:table-cell>
          <table:table-cell office:value-type="float" office:value="50022">
            <text:p>50022</text:p>
          </table:table-cell>
          <table:table-cell office:value-type="float" office:value="35376">
            <text:p>35376</text:p>
          </table:table-cell>
          <table:table-cell office:value-type="float" office:value="14226">
            <text:p>14226</text:p>
          </table:table-cell>
          <table:table-cell office:value-type="float" office:value="420">
            <text:p>42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999">
            <text:p>0.004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102997">
            <text:p>500.102997</text:p>
          </table:table-cell>
          <table:table-cell office:value-type="float" office:value="0.941867">
            <text:p>0.941867</text:p>
          </table:table-cell>
          <table:table-cell office:value-type="float" office:value="4.863278">
            <text:p>4.863278</text:p>
          </table:table-cell>
          <table:table-cell office:value-type="float" office:value="0.081986">
            <text:p>0.081986</text:p>
          </table:table-cell>
          <table:table-cell office:value-type="float" office:value="586.369">
            <text:p>586.369</text:p>
          </table:table-cell>
          <table:table-cell office:value-type="float" office:value="0.09099">
            <text:p>0.09099</text:p>
          </table:table-cell>
          <table:table-cell office:value-type="float" office:value="11.783199">
            <text:p>11.783199</text:p>
          </table:table-cell>
          <table:table-cell office:value-type="float" office:value="17130">
            <text:p>17130</text:p>
          </table:table-cell>
          <table:table-cell office:value-type="float" office:value="42751">
            <text:p>42751</text:p>
          </table:table-cell>
          <table:table-cell office:value-type="float" office:value="17192">
            <text:p>17192</text:p>
          </table:table-cell>
          <table:table-cell office:value-type="float" office:value="42890">
            <text:p>42890</text:p>
          </table:table-cell>
          <table:table-cell office:value-type="float" office:value="34220">
            <text:p>34220</text:p>
          </table:table-cell>
          <table:table-cell office:value-type="float" office:value="8666">
            <text:p>8666</text:p>
          </table:table-cell>
          <table:table-cell office:value-type="float" office:value="4">
            <text:p>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0.138987">
            <text:p>500.138987</text:p>
          </table:table-cell>
          <table:table-cell office:value-type="float" office:value="1.315806">
            <text:p>1.315806</text:p>
          </table:table-cell>
          <table:table-cell office:value-type="float" office:value="4.799318">
            <text:p>4.799318</text:p>
          </table:table-cell>
          <table:table-cell office:value-type="float" office:value="0.152974">
            <text:p>0.152974</text:p>
          </table:table-cell>
          <table:table-cell office:value-type="float" office:value="628.938999">
            <text:p>628.938999</text:p>
          </table:table-cell>
          <table:table-cell office:value-type="float" office:value="0.119978">
            <text:p>0.119978</text:p>
          </table:table-cell>
          <table:table-cell office:value-type="float" office:value="13.153894">
            <text:p>13.153894</text:p>
          </table:table-cell>
          <table:table-cell office:value-type="float" office:value="17018">
            <text:p>17018</text:p>
          </table:table-cell>
          <table:table-cell office:value-type="float" office:value="59369">
            <text:p>59369</text:p>
          </table:table-cell>
          <table:table-cell office:value-type="float" office:value="17316">
            <text:p>17316</text:p>
          </table:table-cell>
          <table:table-cell office:value-type="float" office:value="59753">
            <text:p>59753</text:p>
          </table:table-cell>
          <table:table-cell office:value-type="float" office:value="33972">
            <text:p>33972</text:p>
          </table:table-cell>
          <table:table-cell office:value-type="float" office:value="25777">
            <text:p>25777</text:p>
          </table:table-cell>
          <table:table-cell office:value-type="float" office:value="4">
            <text:p>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50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19997">
            <text:p>0.019997</text:p>
          </table:table-cell>
          <table:table-cell office:value-type="float" office:value="0.001999">
            <text:p>0.001999</text:p>
          </table:table-cell>
          <table:table-cell office:value-type="float" office:value="0.012999">
            <text:p>0.01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999">
            <text:p>0.006999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2999">
            <text:p>0.002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28996">
            <text:p>0.028996</text:p>
          </table:table-cell>
          <table:table-cell office:value-type="float" office:value="0.004999">
            <text:p>0.004999</text:p>
          </table:table-cell>
          <table:table-cell office:value-type="float" office:value="0.014998">
            <text:p>0.014998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1">
            <text:p>0.01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17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.000999">
            <text:p>0.000999</text:p>
          </table:table-cell>
          <table:table-cell office:value-type="float" office:value="0.002999">
            <text:p>0.00299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2">
            <text:p>0.002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3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32995">
            <text:p>0.032995</text:p>
          </table:table-cell>
          <table:table-cell office:value-type="float" office:value="0.006999">
            <text:p>0.006999</text:p>
          </table:table-cell>
          <table:table-cell office:value-type="float" office:value="0.018996">
            <text:p>0.018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68">
            <text:p>68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5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6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24997">
            <text:p>0.024997</text:p>
          </table:table-cell>
          <table:table-cell office:value-type="float" office:value="0.004999">
            <text:p>0.004999</text:p>
          </table:table-cell>
          <table:table-cell office:value-type="float" office:value="0.012999">
            <text:p>0.012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3998">
            <text:p>0.013998</text:p>
          </table:table-cell>
          <table:table-cell office:value-type="float" office:value="0.005">
            <text:p>0.005</text:p>
          </table:table-cell>
          <table:table-cell office:value-type="float" office:value="0.008998">
            <text:p>0.0089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7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2998">
            <text:p>0.012998</text:p>
          </table:table-cell>
          <table:table-cell office:value-type="float" office:value="0.001">
            <text:p>0.001</text:p>
          </table:table-cell>
          <table:table-cell office:value-type="float" office:value="0.007998">
            <text:p>0.007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.073163">
            <text:p>500.073163</text:p>
          </table:table-cell>
          <table:table-cell office:value-type="float" office:value="33.518491">
            <text:p>33.518491</text:p>
          </table:table-cell>
          <table:table-cell office:value-type="float" office:value="100.306695">
            <text:p>100.306695</text:p>
          </table:table-cell>
          <table:table-cell office:value-type="float" office:value="4.163394">
            <text:p>4.163394</text:p>
          </table:table-cell>
          <table:table-cell office:value-type="float" office:value="7.282935">
            <text:p>7.282935</text:p>
          </table:table-cell>
          <table:table-cell office:value-type="float" office:value="16.469598">
            <text:p>16.469598</text:p>
          </table:table-cell>
          <table:table-cell office:value-type="float" office:value="337.650912">
            <text:p>337.650912</text:p>
          </table:table-cell>
          <table:table-cell office:value-type="float" office:value="619920">
            <text:p>619920</text:p>
          </table:table-cell>
          <table:table-cell office:value-type="float" office:value="1645315">
            <text:p>1645315</text:p>
          </table:table-cell>
          <table:table-cell office:value-type="float" office:value="1071218">
            <text:p>1071218</text:p>
          </table:table-cell>
          <table:table-cell office:value-type="float" office:value="2237999">
            <text:p>2237999</text:p>
          </table:table-cell>
          <table:table-cell office:value-type="float" office:value="1036080">
            <text:p>1036080</text:p>
          </table:table-cell>
          <table:table-cell office:value-type="float" office:value="1184939">
            <text:p>1184939</text:p>
          </table:table-cell>
          <table:table-cell office:value-type="float" office:value="16980">
            <text:p>16980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0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8999">
            <text:p>0.008999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22997">
            <text:p>0.022997</text:p>
          </table:table-cell>
          <table:table-cell office:value-type="float" office:value="0.011997">
            <text:p>0.011997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8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1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0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20997">
            <text:p>0.020997</text:p>
          </table:table-cell>
          <table:table-cell office:value-type="float" office:value="0.003">
            <text:p>0.003</text:p>
          </table:table-cell>
          <table:table-cell office:value-type="float" office:value="0.016997">
            <text:p>0.016997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0999">
            <text:p>0.000999</text:p>
          </table:table-cell>
          <table:table-cell office:value-type="float" office:value="0.004">
            <text:p>0.004</text:p>
          </table:table-cell>
          <table:table-cell office:value-type="float" office:value="59">
            <text:p>59</text:p>
          </table:table-cell>
          <table:table-cell office:value-type="float" office:value="103">
            <text:p>103</text:p>
          </table:table-cell>
          <table:table-cell office:value-type="float" office:value="48">
            <text:p>48</text:p>
          </table:table-cell>
          <table:table-cell office:value-type="float" office:value="123">
            <text:p>123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167976">
            <text:p>500.167976</text:p>
          </table:table-cell>
          <table:table-cell office:value-type="float" office:value="3.536497">
            <text:p>3.536497</text:p>
          </table:table-cell>
          <table:table-cell office:value-type="float" office:value="7.187956">
            <text:p>7.187956</text:p>
          </table:table-cell>
          <table:table-cell office:value-type="float" office:value="0.118984">
            <text:p>0.118984</text:p>
          </table:table-cell>
          <table:table-cell office:value-type="float" office:value="586.669">
            <text:p>586.669</text:p>
          </table:table-cell>
          <table:table-cell office:value-type="float" office:value="0.144982">
            <text:p>0.144982</text:p>
          </table:table-cell>
          <table:table-cell office:value-type="float" office:value="12.604095">
            <text:p>12.604095</text:p>
          </table:table-cell>
          <table:table-cell office:value-type="float" office:value="16950">
            <text:p>16950</text:p>
          </table:table-cell>
          <table:table-cell office:value-type="float" office:value="50858">
            <text:p>50858</text:p>
          </table:table-cell>
          <table:table-cell office:value-type="float" office:value="17239">
            <text:p>17239</text:p>
          </table:table-cell>
          <table:table-cell office:value-type="float" office:value="51300">
            <text:p>51300</text:p>
          </table:table-cell>
          <table:table-cell office:value-type="float" office:value="33832">
            <text:p>33832</text:p>
          </table:table-cell>
          <table:table-cell office:value-type="float" office:value="17465">
            <text:p>17465</text:p>
          </table:table-cell>
          <table:table-cell office:value-type="float" office:value="3">
            <text:p>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0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2">
            <text:p>0.002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22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9999">
            <text:p>0.009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4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1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7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2.11069">
            <text:p>502.11069</text:p>
          </table:table-cell>
          <table:table-cell office:value-type="float" office:value="1.966729">
            <text:p>1.966729</text:p>
          </table:table-cell>
          <table:table-cell office:value-type="float" office:value="7.825815">
            <text:p>7.825815</text:p>
          </table:table-cell>
          <table:table-cell office:value-type="float" office:value="0.099985">
            <text:p>0.099985</text:p>
          </table:table-cell>
          <table:table-cell office:value-type="float" office:value="634.86899">
            <text:p>634.86899</text:p>
          </table:table-cell>
          <table:table-cell office:value-type="float" office:value="0.097983">
            <text:p>0.097983</text:p>
          </table:table-cell>
          <table:table-cell office:value-type="float" office:value="11.500266">
            <text:p>11.500266</text:p>
          </table:table-cell>
          <table:table-cell office:value-type="float" office:value="17394">
            <text:p>17394</text:p>
          </table:table-cell>
          <table:table-cell office:value-type="float" office:value="44383">
            <text:p>44383</text:p>
          </table:table-cell>
          <table:table-cell office:value-type="float" office:value="26429">
            <text:p>26429</text:p>
          </table:table-cell>
          <table:table-cell office:value-type="float" office:value="52557">
            <text:p>52557</text:p>
          </table:table-cell>
          <table:table-cell office:value-type="float" office:value="34756">
            <text:p>34756</text:p>
          </table:table-cell>
          <table:table-cell office:value-type="float" office:value="17378">
            <text:p>17378</text:p>
          </table:table-cell>
          <table:table-cell office:value-type="float" office:value="423">
            <text:p>42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5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25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5999">
            <text:p>0.005999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09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.00622">
            <text:p>500.00622</text:p>
          </table:table-cell>
          <table:table-cell office:value-type="float" office:value="22.85278">
            <text:p>22.85278</text:p>
          </table:table-cell>
          <table:table-cell office:value-type="float" office:value="105.006385">
            <text:p>105.006385</text:p>
          </table:table-cell>
          <table:table-cell office:value-type="float" office:value="4.145409">
            <text:p>4.145409</text:p>
          </table:table-cell>
          <table:table-cell office:value-type="float" office:value="7.564937">
            <text:p>7.564937</text:p>
          </table:table-cell>
          <table:table-cell office:value-type="float" office:value="17.702525">
            <text:p>17.702525</text:p>
          </table:table-cell>
          <table:table-cell office:value-type="float" office:value="342.755022">
            <text:p>342.755022</text:p>
          </table:table-cell>
          <table:table-cell office:value-type="float" office:value="628610">
            <text:p>628610</text:p>
          </table:table-cell>
          <table:table-cell office:value-type="float" office:value="1721220">
            <text:p>1721220</text:p>
          </table:table-cell>
          <table:table-cell office:value-type="float" office:value="1128939">
            <text:p>1128939</text:p>
          </table:table-cell>
          <table:table-cell office:value-type="float" office:value="2292341">
            <text:p>2292341</text:p>
          </table:table-cell>
          <table:table-cell office:value-type="float" office:value="1073988">
            <text:p>1073988</text:p>
          </table:table-cell>
          <table:table-cell office:value-type="float" office:value="1195449">
            <text:p>1195449</text:p>
          </table:table-cell>
          <table:table-cell office:value-type="float" office:value="22904">
            <text:p>22904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43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8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11999">
            <text:p>0.011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35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6999">
            <text:p>0.00699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999">
            <text:p>0.00399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0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24997">
            <text:p>0.024997</text:p>
          </table:table-cell>
          <table:table-cell office:value-type="float" office:value="0.005999">
            <text:p>0.005999</text:p>
          </table:table-cell>
          <table:table-cell office:value-type="float" office:value="0.011998">
            <text:p>0.011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71">
            <text:p>71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2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58991">
            <text:p>0.058991</text:p>
          </table:table-cell>
          <table:table-cell office:value-type="float" office:value="0.009998">
            <text:p>0.009998</text:p>
          </table:table-cell>
          <table:table-cell office:value-type="float" office:value="0.025997">
            <text:p>0.025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float" office:value="0.016997">
            <text:p>0.016997</text:p>
          </table:table-cell>
          <table:table-cell office:value-type="float" office:value="79">
            <text:p>79</text:p>
          </table:table-cell>
          <table:table-cell office:value-type="float" office:value="355">
            <text:p>355</text:p>
          </table:table-cell>
          <table:table-cell office:value-type="float" office:value="177">
            <text:p>177</text:p>
          </table:table-cell>
          <table:table-cell office:value-type="float" office:value="371">
            <text:p>371</text:p>
          </table:table-cell>
          <table:table-cell office:value-type="float" office:value="132">
            <text:p>132</text:p>
          </table:table-cell>
          <table:table-cell office:value-type="float" office:value="213">
            <text:p>213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91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0999">
            <text:p>0.00099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1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2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16997">
            <text:p>0.016997</text:p>
          </table:table-cell>
          <table:table-cell office:value-type="float" office:value="0.011998">
            <text:p>0.011998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12998">
            <text:p>0.012998</text:p>
          </table:table-cell>
          <table:table-cell office:value-type="float" office:value="0.004999">
            <text:p>0.004999</text:p>
          </table:table-cell>
          <table:table-cell office:value-type="float" office:value="0.007">
            <text:p>0.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0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4999">
            <text:p>0.004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9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25996">
            <text:p>0.025996</text:p>
          </table:table-cell>
          <table:table-cell office:value-type="float" office:value="0.008999">
            <text:p>0.008999</text:p>
          </table:table-cell>
          <table:table-cell office:value-type="float" office:value="0.009998">
            <text:p>0.009998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0.002">
            <text:p>0.002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5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0.108996">
            <text:p>500.108996</text:p>
          </table:table-cell>
          <table:table-cell office:value-type="float" office:value="2.906557">
            <text:p>2.906557</text:p>
          </table:table-cell>
          <table:table-cell office:value-type="float" office:value="8.132749">
            <text:p>8.132749</text:p>
          </table:table-cell>
          <table:table-cell office:value-type="float" office:value="0.09699">
            <text:p>0.09699</text:p>
          </table:table-cell>
          <table:table-cell office:value-type="float" office:value="604.013">
            <text:p>604.013</text:p>
          </table:table-cell>
          <table:table-cell office:value-type="float" office:value="0.077991">
            <text:p>0.077991</text:p>
          </table:table-cell>
          <table:table-cell office:value-type="float" office:value="11.2472">
            <text:p>11.2472</text:p>
          </table:table-cell>
          <table:table-cell office:value-type="float" office:value="16938">
            <text:p>16938</text:p>
          </table:table-cell>
          <table:table-cell office:value-type="float" office:value="42223">
            <text:p>42223</text:p>
          </table:table-cell>
          <table:table-cell office:value-type="float" office:value="16930">
            <text:p>16930</text:p>
          </table:table-cell>
          <table:table-cell office:value-type="float" office:value="42288">
            <text:p>42288</text:p>
          </table:table-cell>
          <table:table-cell office:value-type="float" office:value="33804">
            <text:p>33804</text:p>
          </table:table-cell>
          <table:table-cell office:value-type="float" office:value="8484">
            <text:p>848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37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31995">
            <text:p>0.031995</text:p>
          </table:table-cell>
          <table:table-cell office:value-type="float" office:value="0.005">
            <text:p>0.005</text:p>
          </table:table-cell>
          <table:table-cell office:value-type="float" office:value="0.021997">
            <text:p>0.021997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1999">
            <text:p>0.001999</text:p>
          </table:table-cell>
          <table:table-cell office:value-type="float" office:value="0.003999">
            <text:p>0.003999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5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1999">
            <text:p>0.00199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3999">
            <text:p>0.003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8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10999">
            <text:p>0.010999</text:p>
          </table:table-cell>
          <table:table-cell office:value-type="float" office:value="0.001">
            <text:p>0.001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5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6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052997">
            <text:p>500.052997</text:p>
          </table:table-cell>
          <table:table-cell office:value-type="float" office:value="0.720896">
            <text:p>0.720896</text:p>
          </table:table-cell>
          <table:table-cell office:value-type="float" office:value="8.797699">
            <text:p>8.797699</text:p>
          </table:table-cell>
          <table:table-cell office:value-type="float" office:value="0.077984">
            <text:p>0.077984</text:p>
          </table:table-cell>
          <table:table-cell office:value-type="float" office:value="605.447">
            <text:p>605.447</text:p>
          </table:table-cell>
          <table:table-cell office:value-type="float" office:value="0.098988">
            <text:p>0.098988</text:p>
          </table:table-cell>
          <table:table-cell office:value-type="float" office:value="10.945298">
            <text:p>10.945298</text:p>
          </table:table-cell>
          <table:table-cell office:value-type="float" office:value="17800">
            <text:p>17800</text:p>
          </table:table-cell>
          <table:table-cell office:value-type="float" office:value="44425">
            <text:p>44425</text:p>
          </table:table-cell>
          <table:table-cell office:value-type="float" office:value="17808">
            <text:p>17808</text:p>
          </table:table-cell>
          <table:table-cell office:value-type="float" office:value="44488">
            <text:p>44488</text:p>
          </table:table-cell>
          <table:table-cell office:value-type="float" office:value="35560">
            <text:p>35560</text:p>
          </table:table-cell>
          <table:table-cell office:value-type="float" office:value="8927">
            <text:p>8927</text:p>
          </table:table-cell>
          <table:table-cell office:value-type="float" office:value="1">
            <text:p>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34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6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6998">
            <text:p>0.016998</text:p>
          </table:table-cell>
          <table:table-cell table:number-columns-repeated="2" office:value-type="float" office:value="0.007999">
            <text:p>0.007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5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7999">
            <text:p>0.007999</text:p>
          </table:table-cell>
          <table:table-cell office:value-type="float" office:value="0.002">
            <text:p>0.002</text:p>
          </table:table-cell>
          <table:table-cell office:value-type="float" office:value="0.004999">
            <text:p>0.004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20997">
            <text:p>0.020997</text:p>
          </table:table-cell>
          <table:table-cell office:value-type="float" office:value="0.006">
            <text:p>0.006</text:p>
          </table:table-cell>
          <table:table-cell office:value-type="float" office:value="0.014997">
            <text:p>0.01499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2">
            <text:p>0.002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058994">
            <text:p>500.058994</text:p>
          </table:table-cell>
          <table:table-cell office:value-type="float" office:value="2.82657">
            <text:p>2.82657</text:p>
          </table:table-cell>
          <table:table-cell office:value-type="float" office:value="4.735258">
            <text:p>4.735258</text:p>
          </table:table-cell>
          <table:table-cell office:value-type="float" office:value="0.192975">
            <text:p>0.192975</text:p>
          </table:table-cell>
          <table:table-cell office:value-type="float" office:value="599.124">
            <text:p>599.124</text:p>
          </table:table-cell>
          <table:table-cell office:value-type="float" office:value="0.108988">
            <text:p>0.108988</text:p>
          </table:table-cell>
          <table:table-cell office:value-type="float" office:value="12.807997">
            <text:p>12.807997</text:p>
          </table:table-cell>
          <table:table-cell office:value-type="float" office:value="17342">
            <text:p>17342</text:p>
          </table:table-cell>
          <table:table-cell office:value-type="float" office:value="69141">
            <text:p>69141</text:p>
          </table:table-cell>
          <table:table-cell office:value-type="float" office:value="17393">
            <text:p>17393</text:p>
          </table:table-cell>
          <table:table-cell office:value-type="float" office:value="69378">
            <text:p>69378</text:p>
          </table:table-cell>
          <table:table-cell office:value-type="float" office:value="34616">
            <text:p>34616</text:p>
          </table:table-cell>
          <table:table-cell office:value-type="float" office:value="34761">
            <text:p>34761</text:p>
          </table:table-cell>
          <table:table-cell office:value-type="float" office:value="1">
            <text:p>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2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4996">
            <text:p>0.024996</text:p>
          </table:table-cell>
          <table:table-cell office:value-type="float" office:value="0.007998">
            <text:p>0.007998</text:p>
          </table:table-cell>
          <table:table-cell office:value-type="float" office:value="0.010999">
            <text:p>0.010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00.154988">
            <text:p>500.154988</text:p>
          </table:table-cell>
          <table:table-cell office:value-type="float" office:value="1.098836">
            <text:p>1.098836</text:p>
          </table:table-cell>
          <table:table-cell office:value-type="float" office:value="4.60531">
            <text:p>4.60531</text:p>
          </table:table-cell>
          <table:table-cell office:value-type="float" office:value="0.072988">
            <text:p>0.072988</text:p>
          </table:table-cell>
          <table:table-cell office:value-type="float" office:value="755.206">
            <text:p>755.206</text:p>
          </table:table-cell>
          <table:table-cell office:value-type="float" office:value="0.091982">
            <text:p>0.091982</text:p>
          </table:table-cell>
          <table:table-cell office:value-type="float" office:value="10.940295">
            <text:p>10.940295</text:p>
          </table:table-cell>
          <table:table-cell office:value-type="float" office:value="17220">
            <text:p>17220</text:p>
          </table:table-cell>
          <table:table-cell office:value-type="float" office:value="42974">
            <text:p>42974</text:p>
          </table:table-cell>
          <table:table-cell office:value-type="float" office:value="17599">
            <text:p>17599</text:p>
          </table:table-cell>
          <table:table-cell office:value-type="float" office:value="43384">
            <text:p>43384</text:p>
          </table:table-cell>
          <table:table-cell office:value-type="float" office:value="34372">
            <text:p>34372</text:p>
          </table:table-cell>
          <table:table-cell office:value-type="float" office:value="9012">
            <text:p>901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33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05999">
            <text:p>0.005999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table:number-columns-repeated="2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8999">
            <text:p>0.008999</text:p>
          </table:table-cell>
          <table:table-cell office:value-type="float" office:value="0.002999">
            <text:p>0.002999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38">
            <text:p>38</text:p>
          </table:table-cell>
          <table:table-cell table:number-columns-repeated="2"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3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6999">
            <text:p>0.006999</text:p>
          </table:table-cell>
          <table:table-cell office:value-type="float" office:value="0.001999">
            <text:p>0.001999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1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6999">
            <text:p>0.006999</text:p>
          </table:table-cell>
          <table:table-cell office:value-type="float" office:value="0.004">
            <text:p>0.004</text:p>
          </table:table-cell>
          <table:table-cell office:value-type="float" office:value="0.003999">
            <text:p>0.003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office:value-type="float" office:value="0.001">
            <text:p>0.001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32994">
            <text:p>0.032994</text:p>
          </table:table-cell>
          <table:table-cell office:value-type="float" office:value="0.001">
            <text:p>0.001</text:p>
          </table:table-cell>
          <table:table-cell office:value-type="float" office:value="0.021998">
            <text:p>0.021998</text:p>
          </table:table-cell>
          <table:table-cell office:value-type="float" office:value="0.000999">
            <text:p>0.000999</text:p>
          </table:table-cell>
          <table:table-cell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0.007999">
            <text:p>0.007999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137">
            <text:p>137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43994">
            <text:p>0.043994</text:p>
          </table:table-cell>
          <table:table-cell office:value-type="float" office:value="0.007999">
            <text:p>0.007999</text:p>
          </table:table-cell>
          <table:table-cell office:value-type="float" office:value="0.022997">
            <text:p>0.022997</text:p>
          </table:table-cell>
          <table:table-cell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4">
            <text:p>0.004</text:p>
          </table:table-cell>
          <table:table-cell office:value-type="float" office:value="0.006999">
            <text:p>0.006999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89">
            <text:p>89</text:p>
          </table:table-cell>
          <table:table-cell office:value-type="float" office:value="237">
            <text:p>237</text:p>
          </table:table-cell>
          <table:table-cell office:value-type="float" office:value="96">
            <text:p>96</text:p>
          </table:table-cell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1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5998">
            <text:p>0.015998</text:p>
          </table:table-cell>
          <table:table-cell office:value-type="float" office:value="0.006999">
            <text:p>0.006999</text:p>
          </table:table-cell>
          <table:table-cell office:value-type="float" office:value="0.004">
            <text:p>0.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1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20997">
            <text:p>0.020997</text:p>
          </table:table-cell>
          <table:table-cell office:value-type="float" office:value="0.005">
            <text:p>0.005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998">
            <text:p>0.002998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68989">
            <text:p>0.068989</text:p>
          </table:table-cell>
          <table:table-cell office:value-type="float" office:value="0.016999">
            <text:p>0.016999</text:p>
          </table:table-cell>
          <table:table-cell office:value-type="float" office:value="0.031996">
            <text:p>0.031996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5998">
            <text:p>0.005998</text:p>
          </table:table-cell>
          <table:table-cell office:value-type="float" office:value="0.017996">
            <text:p>0.017996</text:p>
          </table:table-cell>
          <table:table-cell office:value-type="float" office:value="108">
            <text:p>108</text:p>
          </table:table-cell>
          <table:table-cell office:value-type="float" office:value="263">
            <text:p>263</text:p>
          </table:table-cell>
          <table:table-cell office:value-type="float" office:value="163">
            <text:p>163</text:p>
          </table:table-cell>
          <table:table-cell office:value-type="float" office:value="307">
            <text:p>307</text:p>
          </table:table-cell>
          <table:table-cell office:value-type="float" office:value="188">
            <text:p>188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0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13998">
            <text:p>0.013998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998">
            <text:p>0.003998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53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0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14997">
            <text:p>0.014997</text:p>
          </table:table-cell>
          <table:table-cell office:value-type="float" office:value="0.004">
            <text:p>0.004</text:p>
          </table:table-cell>
          <table:table-cell office:value-type="float" office:value="0.007996">
            <text:p>0.007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0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5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34995">
            <text:p>0.034995</text:p>
          </table:table-cell>
          <table:table-cell office:value-type="float" office:value="0.005">
            <text:p>0.005</text:p>
          </table:table-cell>
          <table:table-cell office:value-type="float" office:value="0.021995">
            <text:p>0.02199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9">
            <text:p>0.009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7999">
            <text:p>0.007999</text:p>
          </table:table-cell>
          <table:table-cell office:value-type="float" office:value="0.000999">
            <text:p>0.000999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7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18997">
            <text:p>0.018997</text:p>
          </table:table-cell>
          <table:table-cell office:value-type="float" office:value="0.000999">
            <text:p>0.000999</text:p>
          </table:table-cell>
          <table:table-cell office:value-type="float" office:value="0.011998">
            <text:p>0.011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4">
            <text:p>0.004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9999">
            <text:p>0.009999</text:p>
          </table:table-cell>
          <table:table-cell office:value-type="float" office:value="0.003999">
            <text:p>0.003999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2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4.6393">
            <text:p>504.6393</text:p>
          </table:table-cell>
          <table:table-cell office:value-type="float" office:value="5.72212">
            <text:p>5.72212</text:p>
          </table:table-cell>
          <table:table-cell office:value-type="float" office:value="4.898262">
            <text:p>4.898262</text:p>
          </table:table-cell>
          <table:table-cell office:value-type="float" office:value="0.240956">
            <text:p>0.240956</text:p>
          </table:table-cell>
          <table:table-cell office:value-type="float" office:value="615.936988">
            <text:p>615.936988</text:p>
          </table:table-cell>
          <table:table-cell office:value-type="float" office:value="0.131981">
            <text:p>0.131981</text:p>
          </table:table-cell>
          <table:table-cell office:value-type="float" office:value="13.26904">
            <text:p>13.26904</text:p>
          </table:table-cell>
          <table:table-cell office:value-type="float" office:value="17334">
            <text:p>17334</text:p>
          </table:table-cell>
          <table:table-cell office:value-type="float" office:value="63283">
            <text:p>63283</text:p>
          </table:table-cell>
          <table:table-cell office:value-type="float" office:value="29450">
            <text:p>29450</text:p>
          </table:table-cell>
          <table:table-cell office:value-type="float" office:value="92907">
            <text:p>92907</text:p>
          </table:table-cell>
          <table:table-cell office:value-type="float" office:value="34596">
            <text:p>34596</text:p>
          </table:table-cell>
          <table:table-cell office:value-type="float" office:value="57875">
            <text:p>57875</text:p>
          </table:table-cell>
          <table:table-cell office:value-type="float" office:value="436">
            <text:p>436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6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5">
            <text:p>0.005</text:p>
          </table:table-cell>
          <table:table-cell office:value-type="float" office:value="0.001999">
            <text:p>0.001999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sat</text:p>
          </table:table-cell>
          <table:table-cell office:value-type="string">
            <text:p>unsat</text:p>
          </table:table-cell>
        </table:table-row>
        <table:table-row table:style-name="ro1" table:visibility="filter">
          <table:table-cell office:value-type="string">
            <text:p>QF_NRA/meti-tarski/atan/vega/3/atan-vega-3-chunk-047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11998">
            <text:p>0.011998</text:p>
          </table:table-cell>
          <table:table-cell office:value-type="float" office:value="0.001">
            <text:p>0.001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40994">
            <text:p>0.040994</text:p>
          </table:table-cell>
          <table:table-cell office:value-type="float" office:value="0.012999">
            <text:p>0.012999</text:p>
          </table:table-cell>
          <table:table-cell office:value-type="float" office:value="0.016996">
            <text:p>0.0169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9999">
            <text:p>0.009999</text:p>
          </table:table-cell>
          <table:table-cell office:value-type="float" office:value="71">
            <text:p>71</text:p>
          </table:table-cell>
          <table:table-cell office:value-type="float" office:value="215">
            <text:p>215</text:p>
          </table:table-cell>
          <table:table-cell office:value-type="float" office:value="85">
            <text:p>85</text:p>
          </table:table-cell>
          <table:table-cell office:value-type="float" office:value="239">
            <text:p>239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0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06999">
            <text:p>0.006999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6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007999">
            <text:p>0.007999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3.75543">
            <text:p>503.75543</text:p>
          </table:table-cell>
          <table:table-cell office:value-type="float" office:value="1.907697">
            <text:p>1.907697</text:p>
          </table:table-cell>
          <table:table-cell office:value-type="float" office:value="7.837821">
            <text:p>7.837821</text:p>
          </table:table-cell>
          <table:table-cell office:value-type="float" office:value="0.154973">
            <text:p>0.154973</text:p>
          </table:table-cell>
          <table:table-cell office:value-type="float" office:value="604.075978">
            <text:p>604.075978</text:p>
          </table:table-cell>
          <table:table-cell office:value-type="float" office:value="0.110984">
            <text:p>0.110984</text:p>
          </table:table-cell>
          <table:table-cell office:value-type="float" office:value="12.96204">
            <text:p>12.96204</text:p>
          </table:table-cell>
          <table:table-cell office:value-type="float" office:value="17348">
            <text:p>17348</text:p>
          </table:table-cell>
          <table:table-cell office:value-type="float" office:value="45468">
            <text:p>45468</text:p>
          </table:table-cell>
          <table:table-cell office:value-type="float" office:value="36509">
            <text:p>36509</text:p>
          </table:table-cell>
          <table:table-cell office:value-type="float" office:value="65774">
            <text:p>65774</text:p>
          </table:table-cell>
          <table:table-cell office:value-type="float" office:value="34648">
            <text:p>34648</text:p>
          </table:table-cell>
          <table:table-cell office:value-type="float" office:value="30265">
            <text:p>30265</text:p>
          </table:table-cell>
          <table:table-cell office:value-type="float" office:value="861">
            <text:p>861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6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1.15583">
            <text:p>501.15583</text:p>
          </table:table-cell>
          <table:table-cell office:value-type="float" office:value="1.089835">
            <text:p>1.089835</text:p>
          </table:table-cell>
          <table:table-cell office:value-type="float" office:value="7.873786">
            <text:p>7.873786</text:p>
          </table:table-cell>
          <table:table-cell office:value-type="float" office:value="0.107989">
            <text:p>0.107989</text:p>
          </table:table-cell>
          <table:table-cell office:value-type="float" office:value="598.254993">
            <text:p>598.254993</text:p>
          </table:table-cell>
          <table:table-cell office:value-type="float" office:value="0.108986">
            <text:p>0.108986</text:p>
          </table:table-cell>
          <table:table-cell office:value-type="float" office:value="12.134145">
            <text:p>12.134145</text:p>
          </table:table-cell>
          <table:table-cell office:value-type="float" office:value="17584">
            <text:p>17584</text:p>
          </table:table-cell>
          <table:table-cell office:value-type="float" office:value="44237">
            <text:p>44237</text:p>
          </table:table-cell>
          <table:table-cell office:value-type="float" office:value="21905">
            <text:p>21905</text:p>
          </table:table-cell>
          <table:table-cell office:value-type="float" office:value="48295">
            <text:p>48295</text:p>
          </table:table-cell>
          <table:table-cell office:value-type="float" office:value="35128">
            <text:p>35128</text:p>
          </table:table-cell>
          <table:table-cell office:value-type="float" office:value="12553">
            <text:p>12553</text:p>
          </table:table-cell>
          <table:table-cell office:value-type="float" office:value="614">
            <text:p>614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04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8999">
            <text:p>0.008999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99">
            <text:p>0.00299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4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12998">
            <text:p>0.012998</text:p>
          </table:table-cell>
          <table:table-cell office:value-type="float" office:value="0.004999">
            <text:p>0.004999</text:p>
          </table:table-cell>
          <table:table-cell office:value-type="float" office:value="0.007">
            <text:p>0.007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5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11998">
            <text:p>0.011998</text:p>
          </table:table-cell>
          <table:table-cell office:value-type="float" office:value="0.004">
            <text:p>0.004</text:p>
          </table:table-cell>
          <table:table-cell office:value-type="float" office:value="0.004998">
            <text:p>0.004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8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5999">
            <text:p>0.005999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28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00.037767">
            <text:p>500.037767</text:p>
          </table:table-cell>
          <table:table-cell office:value-type="float" office:value="27.210725">
            <text:p>27.210725</text:p>
          </table:table-cell>
          <table:table-cell office:value-type="float" office:value="116.433507">
            <text:p>116.433507</text:p>
          </table:table-cell>
          <table:table-cell office:value-type="float" office:value="3.185566">
            <text:p>3.185566</text:p>
          </table:table-cell>
          <table:table-cell office:value-type="float" office:value="6.781086">
            <text:p>6.781086</text:p>
          </table:table-cell>
          <table:table-cell office:value-type="float" office:value="20.026489">
            <text:p>20.026489</text:p>
          </table:table-cell>
          <table:table-cell office:value-type="float" office:value="321.781479">
            <text:p>321.781479</text:p>
          </table:table-cell>
          <table:table-cell office:value-type="float" office:value="816656">
            <text:p>816656</text:p>
          </table:table-cell>
          <table:table-cell office:value-type="float" office:value="1406349">
            <text:p>1406349</text:p>
          </table:table-cell>
          <table:table-cell office:value-type="float" office:value="1080064">
            <text:p>1080064</text:p>
          </table:table-cell>
          <table:table-cell office:value-type="float" office:value="2078253">
            <text:p>2078253</text:p>
          </table:table-cell>
          <table:table-cell office:value-type="float" office:value="1204588">
            <text:p>1204588</text:p>
          </table:table-cell>
          <table:table-cell office:value-type="float" office:value="849847">
            <text:p>849847</text:p>
          </table:table-cell>
          <table:table-cell office:value-type="float" office:value="23818">
            <text:p>23818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506.smt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00.032224">
            <text:p>500.032224</text:p>
          </table:table-cell>
          <table:table-cell office:value-type="float" office:value="41.000702">
            <text:p>41.000702</text:p>
          </table:table-cell>
          <table:table-cell office:value-type="float" office:value="109.322822">
            <text:p>109.322822</text:p>
          </table:table-cell>
          <table:table-cell office:value-type="float" office:value="3.859452">
            <text:p>3.859452</text:p>
          </table:table-cell>
          <table:table-cell office:value-type="float" office:value="7.033061">
            <text:p>7.033061</text:p>
          </table:table-cell>
          <table:table-cell office:value-type="float" office:value="18.54759">
            <text:p>18.54759</text:p>
          </table:table-cell>
          <table:table-cell office:value-type="float" office:value="319.234271">
            <text:p>319.234271</text:p>
          </table:table-cell>
          <table:table-cell office:value-type="float" office:value="729458">
            <text:p>729458</text:p>
          </table:table-cell>
          <table:table-cell office:value-type="float" office:value="1598370">
            <text:p>1598370</text:p>
          </table:table-cell>
          <table:table-cell office:value-type="float" office:value="1037761">
            <text:p>1037761</text:p>
          </table:table-cell>
          <table:table-cell office:value-type="float" office:value="2236736">
            <text:p>2236736</text:p>
          </table:table-cell>
          <table:table-cell office:value-type="float" office:value="1137040">
            <text:p>1137040</text:p>
          </table:table-cell>
          <table:table-cell office:value-type="float" office:value="1081814">
            <text:p>1081814</text:p>
          </table:table-cell>
          <table:table-cell office:value-type="float" office:value="17882">
            <text:p>17882</text:p>
          </table:table-cell>
          <table:table-cell office:value-type="string">
            <text:p>unsat</text:p>
          </table:table-cell>
          <table:table-cell office:value-type="string">
            <text:p>unknown</text:p>
          </table:table-cell>
        </table:table-row>
        <table:table-row table:style-name="ro1" table:visibility="filter">
          <table:table-cell office:value-type="string">
            <text:p>QF_NRA/meti-tarski/atan/vega/3/atan-vega-3-chunk-036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13998">
            <text:p>0.013998</text:p>
          </table:table-cell>
          <table:table-cell office:value-type="float" office:value="0.003">
            <text:p>0.003</text:p>
          </table:table-cell>
          <table:table-cell office:value-type="float" office:value="0.004999">
            <text:p>0.0049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999">
            <text:p>0.001999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2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8999">
            <text:p>0.008999</text:p>
          </table:table-cell>
          <table:table-cell office:value-type="float" office:value="0.003999">
            <text:p>0.003999</text:p>
          </table:table-cell>
          <table:table-cell office:value-type="float" office:value="0.004">
            <text:p>0.004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5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8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7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4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6999">
            <text:p>0.006999</text:p>
          </table:table-cell>
          <table:table-cell office:value-type="float" office:value="0.001999">
            <text:p>0.001999</text:p>
          </table:table-cell>
          <table:table-cell office:value-type="float" office:value="0.002999">
            <text:p>0.00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22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8999">
            <text:p>0.008999</text:p>
          </table:table-cell>
          <table:table-cell office:value-type="float" office:value="0.002">
            <text:p>0.002</text:p>
          </table:table-cell>
          <table:table-cell office:value-type="float" office:value="0.007999">
            <text:p>0.007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7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5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6.43203">
            <text:p>506.43203</text:p>
          </table:table-cell>
          <table:table-cell office:value-type="float" office:value="6.12109">
            <text:p>6.12109</text:p>
          </table:table-cell>
          <table:table-cell office:value-type="float" office:value="5.146215">
            <text:p>5.146215</text:p>
          </table:table-cell>
          <table:table-cell office:value-type="float" office:value="0.400927">
            <text:p>0.400927</text:p>
          </table:table-cell>
          <table:table-cell office:value-type="float" office:value="669.990965">
            <text:p>669.990965</text:p>
          </table:table-cell>
          <table:table-cell office:value-type="float" office:value="0.124979">
            <text:p>0.124979</text:p>
          </table:table-cell>
          <table:table-cell office:value-type="float" office:value="14.89471">
            <text:p>14.89471</text:p>
          </table:table-cell>
          <table:table-cell office:value-type="float" office:value="17280">
            <text:p>17280</text:p>
          </table:table-cell>
          <table:table-cell office:value-type="float" office:value="77456">
            <text:p>77456</text:p>
          </table:table-cell>
          <table:table-cell office:value-type="float" office:value="36361">
            <text:p>36361</text:p>
          </table:table-cell>
          <table:table-cell office:value-type="float" office:value="131829">
            <text:p>131829</text:p>
          </table:table-cell>
          <table:table-cell office:value-type="float" office:value="34488">
            <text:p>34488</text:p>
          </table:table-cell>
          <table:table-cell office:value-type="float" office:value="96429">
            <text:p>96429</text:p>
          </table:table-cell>
          <table:table-cell office:value-type="float" office:value="912">
            <text:p>912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0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6999">
            <text:p>0.006999</text:p>
          </table:table-cell>
          <table:table-cell office:value-type="float" office:value="0">
            <text:p>0</text:p>
          </table:table-cell>
          <table:table-cell office:value-type="float" office:value="0.003999">
            <text:p>0.003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33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6999">
            <text:p>0.006999</text:p>
          </table:table-cell>
          <table:table-cell office:value-type="float" office:value="0.002">
            <text:p>0.002</text:p>
          </table:table-cell>
          <table:table-cell office:value-type="float" office:value="0.002999">
            <text:p>0.002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63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.651908">
            <text:p>500.651908</text:p>
          </table:table-cell>
          <table:table-cell office:value-type="float" office:value="0.893854">
            <text:p>0.893854</text:p>
          </table:table-cell>
          <table:table-cell office:value-type="float" office:value="7.48594">
            <text:p>7.48594</text:p>
          </table:table-cell>
          <table:table-cell office:value-type="float" office:value="0.092988">
            <text:p>0.092988</text:p>
          </table:table-cell>
          <table:table-cell office:value-type="float" office:value="642.001999">
            <text:p>642.001999</text:p>
          </table:table-cell>
          <table:table-cell office:value-type="float" office:value="0.098988">
            <text:p>0.098988</text:p>
          </table:table-cell>
          <table:table-cell office:value-type="float" office:value="11.957163">
            <text:p>11.957163</text:p>
          </table:table-cell>
          <table:table-cell office:value-type="float" office:value="17428">
            <text:p>17428</text:p>
          </table:table-cell>
          <table:table-cell office:value-type="float" office:value="44308">
            <text:p>44308</text:p>
          </table:table-cell>
          <table:table-cell office:value-type="float" office:value="19949">
            <text:p>19949</text:p>
          </table:table-cell>
          <table:table-cell office:value-type="float" office:value="46096">
            <text:p>46096</text:p>
          </table:table-cell>
          <table:table-cell office:value-type="float" office:value="34816">
            <text:p>34816</text:p>
          </table:table-cell>
          <table:table-cell office:value-type="float" office:value="11123">
            <text:p>11123</text:p>
          </table:table-cell>
          <table:table-cell office:value-type="float" office:value="157">
            <text:p>15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41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3.27151">
            <text:p>503.27151</text:p>
          </table:table-cell>
          <table:table-cell office:value-type="float" office:value="1.450776">
            <text:p>1.450776</text:p>
          </table:table-cell>
          <table:table-cell office:value-type="float" office:value="5.186215">
            <text:p>5.186215</text:p>
          </table:table-cell>
          <table:table-cell office:value-type="float" office:value="0.138982">
            <text:p>0.138982</text:p>
          </table:table-cell>
          <table:table-cell office:value-type="float" office:value="756.41798">
            <text:p>756.41798</text:p>
          </table:table-cell>
          <table:table-cell office:value-type="float" office:value="0.118977">
            <text:p>0.118977</text:p>
          </table:table-cell>
          <table:table-cell office:value-type="float" office:value="12.00825">
            <text:p>12.00825</text:p>
          </table:table-cell>
          <table:table-cell office:value-type="float" office:value="17518">
            <text:p>17518</text:p>
          </table:table-cell>
          <table:table-cell office:value-type="float" office:value="45633">
            <text:p>45633</text:p>
          </table:table-cell>
          <table:table-cell office:value-type="float" office:value="34186">
            <text:p>34186</text:p>
          </table:table-cell>
          <table:table-cell office:value-type="float" office:value="60509">
            <text:p>60509</text:p>
          </table:table-cell>
          <table:table-cell office:value-type="float" office:value="35004">
            <text:p>35004</text:p>
          </table:table-cell>
          <table:table-cell office:value-type="float" office:value="24728">
            <text:p>24728</text:p>
          </table:table-cell>
          <table:table-cell office:value-type="float" office:value="777">
            <text:p>77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4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3.58746">
            <text:p>503.58746</text:p>
          </table:table-cell>
          <table:table-cell office:value-type="float" office:value="1.801721">
            <text:p>1.801721</text:p>
          </table:table-cell>
          <table:table-cell office:value-type="float" office:value="5.487175">
            <text:p>5.487175</text:p>
          </table:table-cell>
          <table:table-cell office:value-type="float" office:value="0.161982">
            <text:p>0.161982</text:p>
          </table:table-cell>
          <table:table-cell office:value-type="float" office:value="579.094971">
            <text:p>579.094971</text:p>
          </table:table-cell>
          <table:table-cell office:value-type="float" office:value="0.151963">
            <text:p>0.151963</text:p>
          </table:table-cell>
          <table:table-cell office:value-type="float" office:value="13.86185">
            <text:p>13.86185</text:p>
          </table:table-cell>
          <table:table-cell office:value-type="float" office:value="18190">
            <text:p>18190</text:p>
          </table:table-cell>
          <table:table-cell office:value-type="float" office:value="49175">
            <text:p>49175</text:p>
          </table:table-cell>
          <table:table-cell office:value-type="float" office:value="36792">
            <text:p>36792</text:p>
          </table:table-cell>
          <table:table-cell office:value-type="float" office:value="68816">
            <text:p>68816</text:p>
          </table:table-cell>
          <table:table-cell office:value-type="float" office:value="36332">
            <text:p>36332</text:p>
          </table:table-cell>
          <table:table-cell office:value-type="float" office:value="31527">
            <text:p>31527</text:p>
          </table:table-cell>
          <table:table-cell office:value-type="float" office:value="957">
            <text:p>957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36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05999">
            <text:p>0.005999</text:p>
          </table:table-cell>
          <table:table-cell office:value-type="float" office:value="0.001999">
            <text:p>0.00199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2.19068">
            <text:p>502.19068</text:p>
          </table:table-cell>
          <table:table-cell office:value-type="float" office:value="1.461762">
            <text:p>1.461762</text:p>
          </table:table-cell>
          <table:table-cell office:value-type="float" office:value="5.495124">
            <text:p>5.495124</text:p>
          </table:table-cell>
          <table:table-cell office:value-type="float" office:value="0.116979">
            <text:p>0.116979</text:p>
          </table:table-cell>
          <table:table-cell office:value-type="float" office:value="578.539987">
            <text:p>578.539987</text:p>
          </table:table-cell>
          <table:table-cell office:value-type="float" office:value="0.105976">
            <text:p>0.105976</text:p>
          </table:table-cell>
          <table:table-cell office:value-type="float" office:value="11.756163">
            <text:p>11.756163</text:p>
          </table:table-cell>
          <table:table-cell office:value-type="float" office:value="18050">
            <text:p>18050</text:p>
          </table:table-cell>
          <table:table-cell office:value-type="float" office:value="46401">
            <text:p>46401</text:p>
          </table:table-cell>
          <table:table-cell office:value-type="float" office:value="27149">
            <text:p>27149</text:p>
          </table:table-cell>
          <table:table-cell office:value-type="float" office:value="54219">
            <text:p>54219</text:p>
          </table:table-cell>
          <table:table-cell office:value-type="float" office:value="36060">
            <text:p>36060</text:p>
          </table:table-cell>
          <table:table-cell office:value-type="float" office:value="17189">
            <text:p>17189</text:p>
          </table:table-cell>
          <table:table-cell office:value-type="float" office:value="970">
            <text:p>970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14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39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617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42993">
            <text:p>0.042993</text:p>
          </table:table-cell>
          <table:table-cell office:value-type="float" office:value="0.018998">
            <text:p>0.018998</text:p>
          </table:table-cell>
          <table:table-cell office:value-type="float" office:value="0.018996">
            <text:p>0.01899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66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88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4999">
            <text:p>0.004999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115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.096996">
            <text:p>500.096996</text:p>
          </table:table-cell>
          <table:table-cell office:value-type="float" office:value="1.014827">
            <text:p>1.014827</text:p>
          </table:table-cell>
          <table:table-cell office:value-type="float" office:value="5.012249">
            <text:p>5.012249</text:p>
          </table:table-cell>
          <table:table-cell office:value-type="float" office:value="0.074988">
            <text:p>0.074988</text:p>
          </table:table-cell>
          <table:table-cell office:value-type="float" office:value="701.153">
            <text:p>701.153</text:p>
          </table:table-cell>
          <table:table-cell office:value-type="float" office:value="0.101986">
            <text:p>0.101986</text:p>
          </table:table-cell>
          <table:table-cell office:value-type="float" office:value="11.3022">
            <text:p>11.3022</text:p>
          </table:table-cell>
          <table:table-cell office:value-type="float" office:value="17770">
            <text:p>17770</text:p>
          </table:table-cell>
          <table:table-cell office:value-type="float" office:value="44434">
            <text:p>44434</text:p>
          </table:table-cell>
          <table:table-cell office:value-type="float" office:value="17827">
            <text:p>17827</text:p>
          </table:table-cell>
          <table:table-cell office:value-type="float" office:value="44468">
            <text:p>44468</text:p>
          </table:table-cell>
          <table:table-cell office:value-type="float" office:value="35496">
            <text:p>35496</text:p>
          </table:table-cell>
          <table:table-cell office:value-type="float" office:value="8969">
            <text:p>8969</text:p>
          </table:table-cell>
          <table:table-cell office:value-type="float" office:value="3">
            <text:p>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  <table:table-row table:style-name="ro1" table:visibility="filter">
          <table:table-cell office:value-type="string">
            <text:p>QF_NRA/meti-tarski/atan/vega/3/atan-vega-3-chunk-025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05999">
            <text:p>0.005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99">
            <text:p>0.001999</text:p>
          </table:table-cell>
          <table:table-cell office:value-type="float" office:value="0.001">
            <text:p>0.00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090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1999">
            <text:p>0.001999</text:p>
          </table:table-cell>
          <table:table-cell office:value-type="float" office:value="0">
            <text:p>0</text:p>
          </table:table-cell>
          <table:table-cell office:value-type="float" office:value="0.000999">
            <text:p>0.000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261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30995">
            <text:p>0.030995</text:p>
          </table:table-cell>
          <table:table-cell office:value-type="float" office:value="0.004999">
            <text:p>0.004999</text:p>
          </table:table-cell>
          <table:table-cell office:value-type="float" office:value="0.017998">
            <text:p>0.0179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3999">
            <text:p>0.003999</text:p>
          </table:table-cell>
          <table:table-cell office:value-type="float" office:value="67">
            <text:p>67</text:p>
          </table:table-cell>
          <table:table-cell office:value-type="float" office:value="109">
            <text:p>109</text:p>
          </table:table-cell>
          <table:table-cell office:value-type="float" office:value="54">
            <text:p>54</text:p>
          </table:table-cell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at</text:p>
          </table:table-cell>
        </table:table-row>
        <table:table-row table:style-name="ro1" table:visibility="filter">
          <table:table-cell office:value-type="string">
            <text:p>QF_NRA/meti-tarski/atan/vega/3/atan-vega-3-chunk-0434.smt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2.46363">
            <text:p>502.46363</text:p>
          </table:table-cell>
          <table:table-cell office:value-type="float" office:value="1.4818">
            <text:p>1.4818</text:p>
          </table:table-cell>
          <table:table-cell office:value-type="float" office:value="5.348203">
            <text:p>5.348203</text:p>
          </table:table-cell>
          <table:table-cell office:value-type="float" office:value="0.116981">
            <text:p>0.116981</text:p>
          </table:table-cell>
          <table:table-cell office:value-type="float" office:value="621.284984">
            <text:p>621.284984</text:p>
          </table:table-cell>
          <table:table-cell office:value-type="float" office:value="0.115985">
            <text:p>0.115985</text:p>
          </table:table-cell>
          <table:table-cell office:value-type="float" office:value="12.05614">
            <text:p>12.05614</text:p>
          </table:table-cell>
          <table:table-cell office:value-type="float" office:value="17366">
            <text:p>17366</text:p>
          </table:table-cell>
          <table:table-cell office:value-type="float" office:value="44590">
            <text:p>44590</text:p>
          </table:table-cell>
          <table:table-cell office:value-type="float" office:value="28356">
            <text:p>28356</text:p>
          </table:table-cell>
          <table:table-cell office:value-type="float" office:value="54381">
            <text:p>54381</text:p>
          </table:table-cell>
          <table:table-cell office:value-type="float" office:value="34696">
            <text:p>34696</text:p>
          </table:table-cell>
          <table:table-cell office:value-type="float" office:value="18772">
            <text:p>18772</text:p>
          </table:table-cell>
          <table:table-cell office:value-type="float" office:value="913">
            <text:p>913</text:p>
          </table:table-cell>
          <table:table-cell office:value-type="string">
            <text:p>unsat</text:p>
          </table:table-cell>
          <table:table-cell office:value-type="string">
            <text:p>Timeout</text:p>
          </table:table-cell>
        </table:table-row>
      </table:table>
      <table:named-expressions/>
      <table:database-ranges>
        <table:database-range table:name="__Anonymous_Sheet_DB__0" table:target-range-address="Sheet1.A1:Sheet1.T1115" table:display-filter-buttons="true">
          <table:filter>
            <table:filter-and>
              <table:filter-condition table:field-number="18" table:value="sat" table:operator="="/>
              <table:filter-condition table:field-number="19" table:value="unsa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6:04:41</dc:date>
    <dc:creator>tung trai</dc:creator>
    <meta:document-statistic meta:table-count="1" meta:cell-count="22300" meta:object-count="0"/>
    <meta:generator>LibreOffice/4.0.2.2$Linux_x86 LibreOffice_project/400m0$Build-2</meta:generator>
  </office:meta>
</office:document-meta>
</file>